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64.01pt"/>
    </style:style>
    <style:style style:name="co2" style:family="table-column">
      <style:table-column-properties fo:break-before="auto" style:column-width="29.99pt"/>
    </style:style>
    <style:style style:name="co3" style:family="table-column">
      <style:table-column-properties fo:break-before="auto" style:column-width="56.64pt"/>
    </style:style>
    <style:style style:name="co4" style:family="table-column">
      <style:table-column-properties fo:break-before="auto" style:column-width="98.31pt"/>
    </style:style>
    <style:style style:name="co5" style:family="table-column">
      <style:table-column-properties fo:break-before="auto" style:column-width="82.29pt"/>
    </style:style>
    <style:style style:name="co6" style:family="table-column">
      <style:table-column-properties fo:break-before="auto" style:column-width="23.44pt"/>
    </style:style>
    <style:style style:name="co7" style:family="table-column">
      <style:table-column-properties fo:break-before="auto" style:column-width="53.74pt"/>
    </style:style>
    <style:style style:name="co8" style:family="table-column">
      <style:table-column-properties fo:break-before="auto" style:column-width="83.11pt"/>
    </style:style>
    <style:style style:name="co9" style:family="table-column">
      <style:table-column-properties fo:break-before="auto" style:column-width="100.06pt"/>
    </style:style>
    <style:style style:name="co10" style:family="table-column">
      <style:table-column-properties fo:break-before="auto" style:column-width="232.7pt"/>
    </style:style>
    <style:style style:name="co11" style:family="table-column">
      <style:table-column-properties fo:break-before="auto" style:column-width="478.15pt"/>
    </style:style>
    <style:style style:name="co12" style:family="table-column">
      <style:table-column-properties fo:break-before="auto" style:column-width="204.55pt"/>
    </style:style>
    <style:style style:name="co13" style:family="table-column">
      <style:table-column-properties fo:break-before="auto" style:column-width="72.85pt"/>
    </style:style>
    <style:style style:name="co14" style:family="table-column">
      <style:table-column-properties fo:break-before="auto" style:column-width="235.25pt"/>
    </style:style>
    <style:style style:name="co15" style:family="table-column">
      <style:table-column-properties fo:break-before="auto" style:column-width="97.74pt"/>
    </style:style>
    <style:style style:name="co16" style:family="table-column">
      <style:table-column-properties fo:break-before="auto" style:column-width="157.35pt"/>
    </style:style>
    <style:style style:name="co17" style:family="table-column">
      <style:table-column-properties fo:break-before="auto" style:column-width="124.24pt"/>
    </style:style>
    <style:style style:name="co19" style:family="table-column">
      <style:table-column-properties fo:break-before="auto" style:column-width="109.56pt"/>
    </style:style>
    <style:style style:name="co20" style:family="table-column">
      <style:table-column-properties fo:break-before="auto" style:column-width="27.21pt"/>
    </style:style>
    <style:style style:name="co21" style:family="table-column">
      <style:table-column-properties fo:break-before="auto" style:column-width="87.51pt"/>
    </style:style>
    <style:style style:name="co22" style:family="table-column">
      <style:table-column-properties fo:break-before="auto" style:column-width="245.2pt"/>
    </style:style>
    <style:style style:name="co23" style:family="table-column">
      <style:table-column-properties fo:break-before="auto" style:column-width="91.19pt"/>
    </style:style>
    <style:style style:name="co24" style:family="table-column">
      <style:table-column-properties fo:break-before="auto" style:column-width="70.3pt"/>
    </style:style>
    <style:style style:name="co25" style:family="table-column">
      <style:table-column-properties fo:break-before="auto" style:column-width="283.44pt"/>
    </style:style>
    <style:style style:name="co26" style:family="table-column">
      <style:table-column-properties fo:break-before="auto" style:column-width="121.8pt"/>
    </style:style>
    <style:style style:name="co27" style:family="table-column">
      <style:table-column-properties fo:break-before="auto" style:column-width="57.49pt"/>
    </style:style>
    <style:style style:name="co28" style:family="table-column">
      <style:table-column-properties fo:break-before="auto" style:column-width="69.85pt"/>
    </style:style>
    <style:style style:name="co29" style:family="table-column">
      <style:table-column-properties fo:break-before="auto" style:column-width="53.66pt"/>
    </style:style>
    <style:style style:name="co30" style:family="table-column">
      <style:table-column-properties fo:break-before="auto" style:column-width="66.16pt"/>
    </style:style>
    <style:style style:name="co31" style:family="table-column">
      <style:table-column-properties fo:break-before="auto" style:column-width="106.95pt"/>
    </style:style>
    <style:style style:name="co32" style:family="table-column">
      <style:table-column-properties fo:break-before="auto" style:column-width="7.34pt"/>
    </style:style>
    <style:style style:name="co33" style:family="table-column">
      <style:table-column-properties fo:break-before="auto" style:column-width="71.74pt"/>
    </style:style>
    <style:style style:name="co34" style:family="table-column">
      <style:table-column-properties fo:break-before="auto" style:column-width="55.64pt"/>
    </style:style>
    <style:style style:name="co35" style:family="table-column">
      <style:table-column-properties fo:break-before="auto" style:column-width="30.1pt"/>
    </style:style>
    <style:style style:name="co36" style:family="table-column">
      <style:table-column-properties fo:break-before="auto" style:column-width="124.41pt"/>
    </style:style>
    <style:style style:name="co37" style:family="table-column">
      <style:table-column-properties fo:break-before="auto" style:column-width="190.91pt"/>
    </style:style>
    <style:style style:name="co38" style:family="table-column">
      <style:table-column-properties fo:break-before="auto" style:column-width="278.79pt"/>
    </style:style>
    <style:style style:name="co39" style:family="table-column">
      <style:table-column-properties fo:break-before="auto" style:column-width="45.1pt"/>
    </style:style>
    <style:style style:name="co40" style:family="table-column">
      <style:table-column-properties fo:break-before="auto" style:column-width="208.2pt"/>
    </style:style>
    <style:style style:name="co41" style:family="table-column">
      <style:table-column-properties fo:break-before="auto" style:column-width="181.59pt"/>
    </style:style>
    <style:style style:name="co42" style:family="table-column">
      <style:table-column-properties fo:break-before="auto" style:column-width="158.29pt"/>
    </style:style>
    <style:style style:name="ro177" style:family="table-row">
      <style:table-row-properties style:row-height="12.81pt" fo:break-before="auto" style:use-optimal-row-height="true"/>
    </style:style>
    <style:style style:name="ro2" style:family="table-row">
      <style:table-row-properties style:row-height="28.26pt" fo:break-before="auto" style:use-optimal-row-height="false"/>
    </style:style>
    <style:style style:name="ro3" style:family="table-row">
      <style:table-row-properties style:row-height="26.84pt" fo:break-before="auto" style:use-optimal-row-height="true"/>
    </style:style>
    <style:style style:name="ro4" style:family="table-row">
      <style:table-row-properties style:row-height="23.36pt" fo:break-before="auto" style:use-optimal-row-height="true"/>
    </style:style>
    <style:style style:name="ro5" style:family="table-row">
      <style:table-row-properties style:row-height="15.65pt" fo:break-before="auto" style:use-optimal-row-height="true"/>
    </style:style>
    <style:style style:name="ro6" style:family="table-row">
      <style:table-row-properties style:row-height="28.35pt" fo:break-before="auto" style:use-optimal-row-height="true"/>
    </style:style>
    <style:style style:name="ro7" style:family="table-row">
      <style:table-row-properties style:row-height="36.54pt" fo:break-before="auto" style:use-optimal-row-height="true"/>
    </style:style>
    <style:style style:name="ro8" style:family="table-row">
      <style:table-row-properties style:row-height="61.91pt" fo:break-before="auto" style:use-optimal-row-height="true"/>
    </style:style>
    <style:style style:name="ro9" style:family="table-row">
      <style:table-row-properties style:row-height="74.61pt" fo:break-before="auto" style:use-optimal-row-height="true"/>
    </style:style>
    <style:style style:name="ro10" style:family="table-row">
      <style:table-row-properties style:row-height="25.34pt" fo:break-before="auto" style:use-optimal-row-height="true"/>
    </style:style>
    <style:style style:name="ro11" style:family="table-row">
      <style:table-row-properties style:row-height="39.54pt" fo:break-before="auto" style:use-optimal-row-height="true"/>
    </style:style>
    <style:style style:name="ro12" style:family="table-row">
      <style:table-row-properties style:row-height="26.65pt" fo:break-before="auto" style:use-optimal-row-height="false"/>
    </style:style>
    <style:style style:name="ro13" style:family="table-row">
      <style:table-row-properties style:row-height="33.85pt" fo:break-before="auto" style:use-optimal-row-height="false"/>
    </style:style>
    <style:style style:name="ro14" style:family="table-row">
      <style:table-row-properties style:row-height="242.5pt" fo:break-before="auto" style:use-optimal-row-height="true"/>
    </style:style>
    <style:style style:name="ro15" style:family="table-row">
      <style:table-row-properties style:row-height="253.7pt" fo:break-before="auto" style:use-optimal-row-height="true"/>
    </style:style>
    <style:style style:name="ro16" style:family="table-row">
      <style:table-row-properties style:row-height="413.4pt" fo:break-before="auto" style:use-optimal-row-height="true"/>
    </style:style>
    <style:style style:name="ro17" style:family="table-row">
      <style:table-row-properties style:row-height="64.91pt" fo:break-before="auto" style:use-optimal-row-height="true"/>
    </style:style>
    <style:style style:name="ro18" style:family="table-row">
      <style:table-row-properties style:row-height="282.05pt" fo:break-before="auto" style:use-optimal-row-height="true"/>
    </style:style>
    <style:style style:name="ro19" style:family="table-row">
      <style:table-row-properties style:row-height="40.99pt" fo:break-before="auto" style:use-optimal-row-height="true"/>
    </style:style>
    <style:style style:name="ro20" style:family="table-row">
      <style:table-row-properties style:row-height="53.69pt" fo:break-before="auto" style:use-optimal-row-height="true"/>
    </style:style>
    <style:style style:name="ro21" style:family="table-row">
      <style:table-row-properties style:row-height="97.51pt" fo:break-before="auto" style:use-optimal-row-height="false"/>
    </style:style>
    <style:style style:name="ro22" style:family="table-row">
      <style:table-row-properties style:row-height="130pt" fo:break-before="auto" style:use-optimal-row-height="false"/>
    </style:style>
    <style:style style:name="ro23" style:family="table-row">
      <style:table-row-properties style:row-height="47.76pt" fo:break-before="auto" style:use-optimal-row-height="true"/>
    </style:style>
    <style:style style:name="ro24" style:family="table-row">
      <style:table-row-properties style:row-height="22.51pt" fo:break-before="auto" style:use-optimal-row-height="false"/>
    </style:style>
    <style:style style:name="ro25" style:family="table-row">
      <style:table-row-properties style:row-height="43.74pt" fo:break-before="auto" style:use-optimal-row-height="false"/>
    </style:style>
    <style:style style:name="ro26" style:family="table-row">
      <style:table-row-properties style:row-height="66.76pt" fo:break-before="auto" style:use-optimal-row-height="false"/>
    </style:style>
    <style:style style:name="ro27" style:family="table-row">
      <style:table-row-properties style:row-height="527.61pt" fo:break-before="auto" style:use-optimal-row-height="true"/>
    </style:style>
    <style:style style:name="ro28" style:family="table-row">
      <style:table-row-properties style:row-height="49.01pt" fo:break-before="auto" style:use-optimal-row-height="true"/>
    </style:style>
    <style:style style:name="ro29" style:family="table-row">
      <style:table-row-properties style:row-height="20.86pt" fo:break-before="auto" style:use-optimal-row-height="true"/>
    </style:style>
    <style:style style:name="ro30" style:family="table-row">
      <style:table-row-properties style:row-height="35.8pt" fo:break-before="auto" style:use-optimal-row-height="true"/>
    </style:style>
    <style:style style:name="ro31" style:family="table-row">
      <style:table-row-properties style:row-height="29.85pt" fo:break-before="auto" style:use-optimal-row-height="true"/>
    </style:style>
    <style:style style:name="ro32" style:family="table-row">
      <style:table-row-properties style:row-height="107.46pt" fo:break-before="auto" style:use-optimal-row-height="true"/>
    </style:style>
    <style:style style:name="ro33" style:family="table-row">
      <style:table-row-properties style:row-height="150.8pt" fo:break-before="auto" style:use-optimal-row-height="false"/>
    </style:style>
    <style:style style:name="ro34" style:family="table-row">
      <style:table-row-properties style:row-height="116.39pt" fo:break-before="auto" style:use-optimal-row-height="true"/>
    </style:style>
    <style:style style:name="ro35" style:family="table-row">
      <style:table-row-properties style:row-height="38.81pt" fo:break-before="auto" style:use-optimal-row-height="true"/>
    </style:style>
    <style:style style:name="ro36" style:family="table-row">
      <style:table-row-properties style:row-height="30.95pt" fo:break-before="auto" style:use-optimal-row-height="true"/>
    </style:style>
    <style:style style:name="ro37" style:family="table-row">
      <style:table-row-properties style:row-height="71.6pt" fo:break-before="auto" style:use-optimal-row-height="true"/>
    </style:style>
    <style:style style:name="ro38" style:family="table-row">
      <style:table-row-properties style:row-height="162.99pt" fo:break-before="auto" style:use-optimal-row-height="true"/>
    </style:style>
    <style:style style:name="ro39" style:family="table-row">
      <style:table-row-properties style:row-height="601.99pt" fo:break-before="auto" style:use-optimal-row-height="true"/>
    </style:style>
    <style:style style:name="ro40" style:family="table-row">
      <style:table-row-properties style:row-height="167.5pt" fo:break-before="auto" style:use-optimal-row-height="false"/>
    </style:style>
    <style:style style:name="ro41" style:family="table-row">
      <style:table-row-properties style:row-height="256.71pt" fo:break-before="auto" style:use-optimal-row-height="true"/>
    </style:style>
    <style:style style:name="ro42" style:family="table-row">
      <style:table-row-properties style:row-height="62.65pt" fo:break-before="auto" style:use-optimal-row-height="true"/>
    </style:style>
    <style:style style:name="ro43" style:family="table-row">
      <style:table-row-properties style:row-height="14.91pt" fo:break-before="auto" style:use-optimal-row-height="true"/>
    </style:style>
    <style:style style:name="ro44" style:family="table-row">
      <style:table-row-properties style:row-height="284.29pt" fo:break-before="auto" style:use-optimal-row-height="true"/>
    </style:style>
    <style:style style:name="ro45" style:family="table-row">
      <style:table-row-properties style:row-height="150.01pt" fo:break-before="auto" style:use-optimal-row-height="true"/>
    </style:style>
    <style:style style:name="ro46" style:family="table-row">
      <style:table-row-properties style:row-height="38.01pt" fo:break-before="auto" style:use-optimal-row-height="true"/>
    </style:style>
    <style:style style:name="ro47" style:family="table-row">
      <style:table-row-properties style:row-height="139.29pt" fo:break-before="auto" style:use-optimal-row-height="true"/>
    </style:style>
    <style:style style:name="ro48" style:family="table-row">
      <style:table-row-properties style:row-height="240.01pt" fo:break-before="auto" style:use-optimal-row-height="true"/>
    </style:style>
    <style:style style:name="ro49" style:family="table-row">
      <style:table-row-properties style:row-height="104.94pt" fo:break-before="auto" style:use-optimal-row-height="false"/>
    </style:style>
    <style:style style:name="ro50" style:family="table-row">
      <style:table-row-properties style:row-height="52.21pt" fo:break-before="auto" style:use-optimal-row-height="true"/>
    </style:style>
    <style:style style:name="ro51" style:family="table-row">
      <style:table-row-properties style:row-height="100.01pt" fo:break-before="auto" style:use-optimal-row-height="true"/>
    </style:style>
    <style:style style:name="ro52" style:family="table-row">
      <style:table-row-properties style:row-height="585.01pt" fo:break-before="auto" style:use-optimal-row-height="true"/>
    </style:style>
    <style:style style:name="ro53" style:family="table-row">
      <style:table-row-properties style:row-height="151.99pt" fo:break-before="auto" style:use-optimal-row-height="true"/>
    </style:style>
    <style:style style:name="ro54" style:family="table-row">
      <style:table-row-properties style:row-height="259pt" fo:break-before="auto" style:use-optimal-row-height="true"/>
    </style:style>
    <style:style style:name="ro55" style:family="table-row">
      <style:table-row-properties style:row-height="173.99pt" fo:break-before="auto" style:use-optimal-row-height="true"/>
    </style:style>
    <style:style style:name="ro56" style:family="table-row">
      <style:table-row-properties style:row-height="339pt" fo:break-before="auto" style:use-optimal-row-height="true"/>
    </style:style>
    <style:style style:name="ro57" style:family="table-row">
      <style:table-row-properties style:row-height="69pt" fo:break-before="auto" style:use-optimal-row-height="true"/>
    </style:style>
    <style:style style:name="ro58" style:family="table-row">
      <style:table-row-properties style:row-height="182.01pt" fo:break-before="auto" style:use-optimal-row-height="true"/>
    </style:style>
    <style:style style:name="ro59" style:family="table-row">
      <style:table-row-properties style:row-height="53.74pt" fo:break-before="auto" style:use-optimal-row-height="false"/>
    </style:style>
    <style:style style:name="ro60" style:family="table-row">
      <style:table-row-properties style:row-height="17.01pt" fo:break-before="auto" style:use-optimal-row-height="true"/>
    </style:style>
    <style:style style:name="ro61" style:family="table-row">
      <style:table-row-properties style:row-height="176pt" fo:break-before="auto" style:use-optimal-row-height="true"/>
    </style:style>
    <style:style style:name="ro62" style:family="table-row">
      <style:table-row-properties style:row-height="321pt" fo:break-before="auto" style:use-optimal-row-height="true"/>
    </style:style>
    <style:style style:name="ro63" style:family="table-row">
      <style:table-row-properties style:row-height="192.95pt" fo:break-before="auto" style:use-optimal-row-height="true"/>
    </style:style>
    <style:style style:name="ro64" style:family="table-row">
      <style:table-row-properties style:row-height="206.96pt" fo:break-before="auto" style:use-optimal-row-height="false"/>
    </style:style>
    <style:style style:name="ro65" style:family="table-row">
      <style:table-row-properties style:row-height="87.31pt" fo:break-before="auto" style:use-optimal-row-height="true"/>
    </style:style>
    <style:style style:name="ro66" style:family="table-row">
      <style:table-row-properties style:row-height="91.25pt" fo:break-before="auto" style:use-optimal-row-height="false"/>
    </style:style>
    <style:style style:name="ro67" style:family="table-row">
      <style:table-row-properties style:row-height="250.95pt" fo:break-before="auto" style:use-optimal-row-height="false"/>
    </style:style>
    <style:style style:name="ro68" style:family="table-row">
      <style:table-row-properties style:row-height="960.01pt" fo:break-before="auto" style:use-optimal-row-height="true"/>
    </style:style>
    <style:style style:name="ro69" style:family="table-row">
      <style:table-row-properties style:row-height="148.51pt" fo:break-before="auto" style:use-optimal-row-height="true"/>
    </style:style>
    <style:style style:name="ro70" style:family="table-row">
      <style:table-row-properties style:row-height="372.36pt" fo:break-before="auto" style:use-optimal-row-height="true"/>
    </style:style>
    <style:style style:name="ro71" style:family="table-row">
      <style:table-row-properties style:row-height="50.71pt" fo:break-before="auto" style:use-optimal-row-height="true"/>
    </style:style>
    <style:style style:name="ro72" style:family="table-row">
      <style:table-row-properties style:row-height="97pt" fo:break-before="auto" style:use-optimal-row-height="true"/>
    </style:style>
    <style:style style:name="ro73" style:family="table-row">
      <style:table-row-properties style:row-height="463.75pt" fo:break-before="auto" style:use-optimal-row-height="false"/>
    </style:style>
    <style:style style:name="ro74" style:family="table-row">
      <style:table-row-properties style:row-height="119.4pt" fo:break-before="auto" style:use-optimal-row-height="true"/>
    </style:style>
    <style:style style:name="ro75" style:family="table-row">
      <style:table-row-properties style:row-height="43pt" fo:break-before="auto" style:use-optimal-row-height="true"/>
    </style:style>
    <style:style style:name="ro76" style:family="table-row">
      <style:table-row-properties style:row-height="140.26pt" fo:break-before="auto" style:use-optimal-row-height="true"/>
    </style:style>
    <style:style style:name="ro77" style:family="table-row">
      <style:table-row-properties style:row-height="388.01pt" fo:break-before="auto" style:use-optimal-row-height="true"/>
    </style:style>
    <style:style style:name="ro78" style:family="table-row">
      <style:table-row-properties style:row-height="568.01pt" fo:break-before="auto" style:use-optimal-row-height="true"/>
    </style:style>
    <style:style style:name="ro79" style:family="table-row">
      <style:table-row-properties style:row-height="94pt" fo:break-before="auto" style:use-optimal-row-height="true"/>
    </style:style>
    <style:style style:name="ro80" style:family="table-row">
      <style:table-row-properties style:row-height="276.01pt" fo:break-before="auto" style:use-optimal-row-height="true"/>
    </style:style>
    <style:style style:name="ro81" style:family="table-row">
      <style:table-row-properties style:row-height="237pt" fo:break-before="auto" style:use-optimal-row-height="true"/>
    </style:style>
    <style:style style:name="ro82" style:family="table-row">
      <style:table-row-properties style:row-height="931.01pt" fo:break-before="auto" style:use-optimal-row-height="true"/>
    </style:style>
    <style:style style:name="ro83" style:family="table-row">
      <style:table-row-properties style:row-height="173.85pt" fo:break-before="auto" style:use-optimal-row-height="true"/>
    </style:style>
    <style:style style:name="ro84" style:family="table-row">
      <style:table-row-properties style:row-height="306.71pt" fo:break-before="auto" style:use-optimal-row-height="true"/>
    </style:style>
    <style:style style:name="ro85" style:family="table-row">
      <style:table-row-properties style:row-height="218.01pt" fo:break-before="auto" style:use-optimal-row-height="true"/>
    </style:style>
    <style:style style:name="ro86" style:family="table-row">
      <style:table-row-properties style:row-height="47.54pt" fo:break-before="auto" style:use-optimal-row-height="false"/>
    </style:style>
    <style:style style:name="ro87" style:family="table-row">
      <style:table-row-properties style:row-height="128.01pt" fo:break-before="auto" style:use-optimal-row-height="true"/>
    </style:style>
    <style:style style:name="ro88" style:family="table-row">
      <style:table-row-properties style:row-height="377.01pt" fo:break-before="auto" style:use-optimal-row-height="false"/>
    </style:style>
    <style:style style:name="ro89" style:family="table-row">
      <style:table-row-properties style:row-height="108.2pt" fo:break-before="auto" style:use-optimal-row-height="true"/>
    </style:style>
    <style:style style:name="ro90" style:family="table-row">
      <style:table-row-properties style:row-height="66.39pt" fo:break-before="auto" style:use-optimal-row-height="true"/>
    </style:style>
    <style:style style:name="ro91" style:family="table-row">
      <style:table-row-properties style:row-height="189.01pt" fo:break-before="auto" style:use-optimal-row-height="true"/>
    </style:style>
    <style:style style:name="ro92" style:family="table-row">
      <style:table-row-properties style:row-height="533.99pt" fo:break-before="auto" style:use-optimal-row-height="true"/>
    </style:style>
    <style:style style:name="ro93" style:family="table-row">
      <style:table-row-properties style:row-height="36.65pt" fo:break-before="auto" style:use-optimal-row-height="false"/>
    </style:style>
    <style:style style:name="ro94" style:family="table-row">
      <style:table-row-properties style:row-height="74.95pt" fo:break-before="auto" style:use-optimal-row-height="true"/>
    </style:style>
    <style:style style:name="ro95" style:family="table-row">
      <style:table-row-properties style:row-height="59.95pt" fo:break-before="auto" style:use-optimal-row-height="true"/>
    </style:style>
    <style:style style:name="ro96" style:family="table-row">
      <style:table-row-properties style:row-height="51pt" fo:break-before="auto" style:use-optimal-row-height="true"/>
    </style:style>
    <style:style style:name="ro97" style:family="table-row">
      <style:table-row-properties style:row-height="28.35pt" fo:break-before="auto" style:use-optimal-row-height="false"/>
    </style:style>
    <style:style style:name="ro98" style:family="table-row">
      <style:table-row-properties style:row-height="102.5pt" fo:break-before="auto" style:use-optimal-row-height="false"/>
    </style:style>
    <style:style style:name="ro99" style:family="table-row">
      <style:table-row-properties style:row-height="287.01pt" fo:break-before="auto" style:use-optimal-row-height="true"/>
    </style:style>
    <style:style style:name="ro100" style:family="table-row">
      <style:table-row-properties style:row-height="377.01pt" fo:break-before="auto" style:use-optimal-row-height="true"/>
    </style:style>
    <style:style style:name="ro101" style:family="table-row">
      <style:table-row-properties style:row-height="365.64pt" fo:break-before="auto" style:use-optimal-row-height="true"/>
    </style:style>
    <style:style style:name="ro102" style:family="table-row">
      <style:table-row-properties style:row-height="56.01pt" fo:break-before="auto" style:use-optimal-row-height="true"/>
    </style:style>
    <style:style style:name="ro103" style:family="table-row">
      <style:table-row-properties style:row-height="170.84pt" fo:break-before="auto" style:use-optimal-row-height="true"/>
    </style:style>
    <style:style style:name="ro104" style:family="table-row">
      <style:table-row-properties style:row-height="103.69pt" fo:break-before="auto" style:use-optimal-row-height="true"/>
    </style:style>
    <style:style style:name="ro105" style:family="table-row">
      <style:table-row-properties style:row-height="83.45pt" fo:break-before="auto" style:use-optimal-row-height="false"/>
    </style:style>
    <style:style style:name="ro106" style:family="table-row">
      <style:table-row-properties style:row-height="533pt" fo:break-before="auto" style:use-optimal-row-height="true"/>
    </style:style>
    <style:style style:name="ro107" style:family="table-row">
      <style:table-row-properties style:row-height="90.99pt" fo:break-before="auto" style:use-optimal-row-height="true"/>
    </style:style>
    <style:style style:name="ro108" style:family="table-row">
      <style:table-row-properties style:row-height="21.26pt" fo:break-before="auto" style:use-optimal-row-height="false"/>
    </style:style>
    <style:style style:name="ro109" style:family="table-row">
      <style:table-row-properties style:row-height="311.24pt" fo:break-before="auto" style:use-optimal-row-height="false"/>
    </style:style>
    <style:style style:name="ro110" style:family="table-row">
      <style:table-row-properties style:row-height="37.5pt" fo:break-before="auto" style:use-optimal-row-height="false"/>
    </style:style>
    <style:style style:name="ro111" style:family="table-row">
      <style:table-row-properties style:row-height="70.1pt" fo:break-before="auto" style:use-optimal-row-height="true"/>
    </style:style>
    <style:style style:name="ro112" style:family="table-row">
      <style:table-row-properties style:row-height="20.35pt" fo:break-before="auto" style:use-optimal-row-height="false"/>
    </style:style>
    <style:style style:name="ro113" style:family="table-row">
      <style:table-row-properties style:row-height="19.7pt" fo:break-before="auto" style:use-optimal-row-height="false"/>
    </style:style>
    <style:style style:name="ro114" style:family="table-row">
      <style:table-row-properties style:row-height="17.09pt" fo:break-before="auto" style:use-optimal-row-height="false"/>
    </style:style>
    <style:style style:name="ro115" style:family="table-row">
      <style:table-row-properties style:row-height="114.89pt" fo:break-before="auto" style:use-optimal-row-height="true"/>
    </style:style>
    <style:style style:name="ro116" style:family="table-row">
      <style:table-row-properties style:row-height="19.05pt" fo:break-before="auto" style:use-optimal-row-height="false"/>
    </style:style>
    <style:style style:name="ro117" style:family="table-row">
      <style:table-row-properties style:row-height="155.96pt" fo:break-before="auto" style:use-optimal-row-height="true"/>
    </style:style>
    <style:style style:name="ro118" style:family="table-row">
      <style:table-row-properties style:row-height="75pt" fo:break-before="auto" style:use-optimal-row-height="true"/>
    </style:style>
    <style:style style:name="ro119" style:family="table-row">
      <style:table-row-properties style:row-height="76.11pt" fo:break-before="auto" style:use-optimal-row-height="true"/>
    </style:style>
    <style:style style:name="ro120" style:family="table-row">
      <style:table-row-properties style:row-height="331.99pt" fo:break-before="auto" style:use-optimal-row-height="true"/>
    </style:style>
    <style:style style:name="ro121" style:family="table-row">
      <style:table-row-properties style:row-height="263.99pt" fo:break-before="auto" style:use-optimal-row-height="true"/>
    </style:style>
    <style:style style:name="ro122" style:family="table-row">
      <style:table-row-properties style:row-height="73.11pt" fo:break-before="auto" style:use-optimal-row-height="true"/>
    </style:style>
    <style:style style:name="ro123" style:family="table-row">
      <style:table-row-properties style:row-height="372.5pt" fo:break-before="auto" style:use-optimal-row-height="false"/>
    </style:style>
    <style:style style:name="ro124" style:family="table-row">
      <style:table-row-properties style:row-height="112.65pt" fo:break-before="auto" style:use-optimal-row-height="true"/>
    </style:style>
    <style:style style:name="ro125" style:family="table-row">
      <style:table-row-properties style:row-height="168.01pt" fo:break-before="auto" style:use-optimal-row-height="true"/>
    </style:style>
    <style:style style:name="ro126" style:family="table-row">
      <style:table-row-properties style:row-height="143.26pt" fo:break-before="auto" style:use-optimal-row-height="true"/>
    </style:style>
    <style:style style:name="ro127" style:family="table-row">
      <style:table-row-properties style:row-height="41.24pt" fo:break-before="auto" style:use-optimal-row-height="false"/>
    </style:style>
    <style:style style:name="ro128" style:family="table-row">
      <style:table-row-properties style:row-height="51.99pt" fo:break-before="auto" style:use-optimal-row-height="true"/>
    </style:style>
    <style:style style:name="ro129" style:family="table-row">
      <style:table-row-properties style:row-height="27.24pt" fo:break-before="auto" style:use-optimal-row-height="false"/>
    </style:style>
    <style:style style:name="ro130" style:family="table-row">
      <style:table-row-properties style:row-height="46.26pt" fo:break-before="auto" style:use-optimal-row-height="false"/>
    </style:style>
    <style:style style:name="ro131" style:family="table-row">
      <style:table-row-properties style:row-height="32.8pt" fo:break-before="auto" style:use-optimal-row-height="true"/>
    </style:style>
    <style:style style:name="ro132" style:family="table-row">
      <style:table-row-properties style:row-height="146.24pt" fo:break-before="auto" style:use-optimal-row-height="true"/>
    </style:style>
    <style:style style:name="ro133" style:family="table-row">
      <style:table-row-properties style:row-height="72pt" fo:break-before="auto" style:use-optimal-row-height="true"/>
    </style:style>
    <style:style style:name="ro134" style:family="table-row">
      <style:table-row-properties style:row-height="117.01pt" fo:break-before="auto" style:use-optimal-row-height="true"/>
    </style:style>
    <style:style style:name="ro135" style:family="table-row">
      <style:table-row-properties style:row-height="137.31pt" fo:break-before="auto" style:use-optimal-row-height="true"/>
    </style:style>
    <style:style style:name="ro136" style:family="table-row">
      <style:table-row-properties style:row-height="14.94pt" fo:break-before="auto" style:use-optimal-row-height="true"/>
    </style:style>
    <style:style style:name="ro137" style:family="table-row">
      <style:table-row-properties style:row-height="82.94pt" fo:break-before="auto" style:use-optimal-row-height="true"/>
    </style:style>
    <style:style style:name="ro138" style:family="table-row">
      <style:table-row-properties style:row-height="40.99pt" fo:break-before="auto" style:use-optimal-row-height="false"/>
    </style:style>
    <style:style style:name="ro139" style:family="table-row">
      <style:table-row-properties style:row-height="151.46pt" fo:break-before="auto" style:use-optimal-row-height="true"/>
    </style:style>
    <style:style style:name="ro140" style:family="table-row">
      <style:table-row-properties style:row-height="208.01pt" fo:break-before="auto" style:use-optimal-row-height="true"/>
    </style:style>
    <style:style style:name="ro141" style:family="table-row">
      <style:table-row-properties style:row-height="138.44pt" fo:break-before="auto" style:use-optimal-row-height="false"/>
    </style:style>
    <style:style style:name="ro142" style:family="table-row">
      <style:table-row-properties style:row-height="309pt" fo:break-before="auto" style:use-optimal-row-height="true"/>
    </style:style>
    <style:style style:name="ro143" style:family="table-row">
      <style:table-row-properties style:row-height="283.01pt" fo:break-before="auto" style:use-optimal-row-height="true"/>
    </style:style>
    <style:style style:name="ro144" style:family="table-row">
      <style:table-row-properties style:row-height="155.99pt" fo:break-before="auto" style:use-optimal-row-height="true"/>
    </style:style>
    <style:style style:name="ro145" style:family="table-row">
      <style:table-row-properties style:row-height="94.99pt" fo:break-before="auto" style:use-optimal-row-height="true"/>
    </style:style>
    <style:style style:name="ro146" style:family="table-row">
      <style:table-row-properties style:row-height="105pt" fo:break-before="auto" style:use-optimal-row-height="true"/>
    </style:style>
    <style:style style:name="ro147" style:family="table-row">
      <style:table-row-properties style:row-height="119pt" fo:break-before="auto" style:use-optimal-row-height="true"/>
    </style:style>
    <style:style style:name="ro148" style:family="table-row">
      <style:table-row-properties style:row-height="128.15pt" fo:break-before="auto" style:use-optimal-row-height="false"/>
    </style:style>
    <style:style style:name="ro149" style:family="table-row">
      <style:table-row-properties style:row-height="77.61pt" fo:break-before="auto" style:use-optimal-row-height="true"/>
    </style:style>
    <style:style style:name="ro150" style:family="table-row">
      <style:table-row-properties style:row-height="99.95pt" fo:break-before="auto" style:use-optimal-row-height="true"/>
    </style:style>
    <style:style style:name="ro151" style:family="table-row">
      <style:table-row-properties style:row-height="391.01pt" fo:break-before="auto" style:use-optimal-row-height="true"/>
    </style:style>
    <style:style style:name="ro152" style:family="table-row">
      <style:table-row-properties style:row-height="60.41pt" fo:break-before="auto" style:use-optimal-row-height="true"/>
    </style:style>
    <style:style style:name="ro153" style:family="table-row">
      <style:table-row-properties style:row-height="14.66pt" fo:break-before="auto" style:use-optimal-row-height="true"/>
    </style:style>
    <style:style style:name="ro154" style:family="table-row">
      <style:table-row-properties style:row-height="377.26pt" fo:break-before="auto" style:use-optimal-row-height="true"/>
    </style:style>
    <style:style style:name="ro155" style:family="table-row">
      <style:table-row-properties style:row-height="91.76pt" fo:break-before="auto" style:use-optimal-row-height="true"/>
    </style:style>
    <style:style style:name="ro156" style:family="table-row">
      <style:table-row-properties style:row-height="137.99pt" fo:break-before="auto" style:use-optimal-row-height="true"/>
    </style:style>
    <style:style style:name="ro157" style:family="table-row">
      <style:table-row-properties style:row-height="70.5pt" fo:break-before="auto" style:use-optimal-row-height="true"/>
    </style:style>
    <style:style style:name="ro158" style:family="table-row">
      <style:table-row-properties style:row-height="152.96pt" fo:break-before="auto" style:use-optimal-row-height="true"/>
    </style:style>
    <style:style style:name="ro159" style:family="table-row">
      <style:table-row-properties style:row-height="95.5pt" fo:break-before="auto" style:use-optimal-row-height="true"/>
    </style:style>
    <style:style style:name="ro160" style:family="table-row">
      <style:table-row-properties style:row-height="182.04pt" fo:break-before="auto" style:use-optimal-row-height="true"/>
    </style:style>
    <style:style style:name="ro161" style:family="table-row">
      <style:table-row-properties style:row-height="139.01pt" fo:break-before="auto" style:use-optimal-row-height="true"/>
    </style:style>
    <style:style style:name="ro162" style:family="table-row">
      <style:table-row-properties style:row-height="92.49pt" fo:break-before="auto" style:use-optimal-row-height="true"/>
    </style:style>
    <style:style style:name="ro163" style:family="table-row">
      <style:table-row-properties style:row-height="38.04pt" fo:break-before="auto" style:use-optimal-row-height="true"/>
    </style:style>
    <style:style style:name="ro164" style:family="table-row">
      <style:table-row-properties style:row-height="39pt" fo:break-before="auto" style:use-optimal-row-height="true"/>
    </style:style>
    <style:style style:name="ro165" style:family="table-row">
      <style:table-row-properties style:row-height="58.96pt" fo:break-before="auto" style:use-optimal-row-height="true"/>
    </style:style>
    <style:style style:name="ro166" style:family="table-row">
      <style:table-row-properties style:row-height="44.05pt" fo:break-before="auto" style:use-optimal-row-height="false"/>
    </style:style>
    <style:style style:name="ro167" style:family="table-row">
      <style:table-row-properties style:row-height="45.55pt" fo:break-before="auto" style:use-optimal-row-height="false"/>
    </style:style>
    <style:style style:name="ro168" style:family="table-row">
      <style:table-row-properties style:row-height="434.24pt" fo:break-before="auto" style:use-optimal-row-height="true"/>
    </style:style>
    <style:style style:name="ro169" style:family="table-row">
      <style:table-row-properties style:row-height="252.99pt" fo:break-before="auto" style:use-optimal-row-height="true"/>
    </style:style>
    <style:style style:name="ro170" style:family="table-row">
      <style:table-row-properties style:row-height="183.49pt" fo:break-before="auto" style:use-optimal-row-height="false"/>
    </style:style>
    <style:style style:name="ro171" style:family="table-row">
      <style:table-row-properties style:row-height="229.01pt" fo:break-before="auto" style:use-optimal-row-height="true"/>
    </style:style>
    <style:style style:name="ro172" style:family="table-row">
      <style:table-row-properties style:row-height="173pt" fo:break-before="auto" style:use-optimal-row-height="true"/>
    </style:style>
    <style:style style:name="ro173" style:family="table-row">
      <style:table-row-properties style:row-height="162pt" fo:break-before="auto" style:use-optimal-row-height="true"/>
    </style:style>
    <style:style style:name="ro174" style:family="table-row">
      <style:table-row-properties style:row-height="93.74pt" fo:break-before="auto" style:use-optimal-row-height="true"/>
    </style:style>
    <style:style style:name="ro175" style:family="table-row">
      <style:table-row-properties style:row-height="183.74pt" fo:break-before="auto" style:use-optimal-row-height="true"/>
    </style:style>
    <style:style style:name="ro176" style:family="table-row">
      <style:table-row-properties style:row-height="133.99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1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 style:family="table-cell" style:parent-style-name="Default">
      <style:table-cell-properties style:text-align-source="fix" style:repeat-content="false" fo:background-color="transparent"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cccccc" style:text-align-source="value-type" style:repeat-content="false" fo:wrap-option="wrap" fo:border="0.06pt solid #000000" style:vertical-align="top"/>
      <style:paragraph-properties fo:margin-left="0p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9]));ISNUMBER(FIND(&quot;廃止&quot;;[.$E369]))))" style:apply-style-name="廃止された選択肢" style:base-cell-address="'customization-items'.N369"/>
      <style:map style:condition="is-true-formula([.$A369]=&quot;?&quot;)" style:apply-style-name="未確定の選択肢" style:base-cell-address="'customization-items'.N369"/>
      <style:map style:condition="is-true-formula(AND([.$A369]&lt;&gt;&quot;&quot;;[.$M369]=&quot;新規&quot;))" style:apply-style-name="新規作成され_3001_選択された選択肢" style:base-cell-address="'customization-items'.N369"/>
      <style:map style:condition="is-true-formula([.$A369]&lt;&gt;&quot;&quot;)" style:apply-style-name="選択された選択肢" style:base-cell-address="'customization-items'.N369"/>
    </style:style>
    <style:style style:name="ce8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9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9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4" style:family="table-cell" style:parent-style-name="Default">
      <style:table-cell-properties style:text-align-source="fix" style:repeat-content="false" fo:wrap-option="wrap" fo:border="0.06pt solid #000000" style:vertical-align="top"/>
      <style:paragraph-properties fo:text-align="start"/>
      <style:map style:condition="is-true-formula([.U368]=&quot;省略&quot;)" style:apply-style-name="廃止された選択肢" style:base-cell-address="'customization-items'.U368"/>
      <style:map style:condition="is-true-formula(AND([.U368]&lt;&gt;&quot;&quot;; [.M368]=&quot;新規&quot;))" style:apply-style-name="新規作成され_3001_選択された選択肢" style:base-cell-address="'customization-items'.U368"/>
      <style:map style:condition="is-true-formula([.U368]&lt;&gt;&quot;&quot;)" style:apply-style-name="選択された選択肢" style:base-cell-address="'customization-items'.U368"/>
    </style:style>
    <style:style style:name="ce9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06"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9"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style>
    <style:style style:name="ce111" style:family="table-cell" style:parent-style-name="Default">
      <style:table-cell-properties fo:background-color="transparent" fo:border="0.06pt solid #000000"/>
    </style:style>
    <style:style style:name="ce112" style:family="table-cell" style:parent-style-name="Default">
      <style:table-cell-properties fo:background-color="transparent"/>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style>
    <style:style style:name="ce114"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6"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0"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1" style:family="table-cell" style:parent-style-name="Default">
      <style:table-cell-properties fo:background-color="transparent" fo:wrap-option="wrap"/>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style>
    <style:style style:name="ce123" style:family="table-cell" style:parent-style-name="Default">
      <style:table-cell-properties fo:background-color="transparent" fo:wrap-option="wrap" fo:border="0.06pt solid #000000"/>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5"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fo:color="#800000"/>
    </style:style>
    <style:style style:name="T13" style:family="text">
      <style:text-properties style:font-name="ＭＳ Ｐゴシック" style:font-name-asian="ＭＳ Ｐゴシック" style:font-name-complex="Hiragino Kaku Gothic ProN"/>
    </style:style>
    <style:style style:name="T14" style:family="text">
      <style:text-properties fo:color="#800000" style:font-name="ＭＳ Ｐゴシック" style:font-name-asian="ＭＳ Ｐゴシック" style:font-name-complex="Hiragino Kaku Gothic ProN"/>
    </style:style>
    <style:style style:name="T15" style:family="text">
      <style:text-properties style:font-name-asian="ＭＳ Ｐゴシック" style:font-name-complex="Hiragino Kaku Gothic ProN" style:font-name="ＭＳ Ｐゴシック"/>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style:font-name-asian="ＭＳ Ｐゴシック" style:font-name-complex="TakaoPGothic"/>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rial" style:font-name-asian="ＭＳ Ｐゴシック" style:font-name-complex="Arial"/>
    </style:style>
    <style:style style:name="T22" style:family="text">
      <style:text-properties style:font-name="Hiragino Kaku Gothic ProN" style:font-name-asian="Hiragino Kaku Gothic ProN" style:font-name-complex="TakaoPGothic"/>
    </style:style>
    <style:style style:name="T23" style:family="text">
      <style:text-properties style:font-name="Arial" style:font-name-asian="ＭＳ Ｐゴシック"/>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Liberation Sans" style:font-name-asian="TakaoPGothic"/>
    </style:style>
    <style:style style:name="T27"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Arial" style:font-name-asian="ＭＳ Ｐゴシック" style:font-name-complex="Arial" fo:color="#800000"/>
    </style:style>
    <style:style style:name="T35" style:family="text">
      <style:text-properties fo:color="#800000" style:font-name="Arial" style:font-name-asian="ＭＳ Ｐゴシック" style:font-name-complex="Arial"/>
    </style:style>
    <style:style style:name="T36" style:family="text">
      <style:text-properties style:font-name="Hiragino Kaku Gothic ProN" style:font-name-asian="Hiragino Kaku Gothic ProN" style:font-name-complex="TakaoPGothic" fo:color="#800000"/>
    </style:style>
    <style:style style:name="T37" style:family="text">
      <style:text-properties style:font-name-asian="ＭＳ Ｐゴシック" style:font-name-complex="TakaoPGothic"/>
    </style:style>
    <style:style style:name="T38" style:family="text">
      <style:text-properties style:font-name-complex="FreeSans"/>
    </style:style>
    <style:style style:name="T39"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0" style:family="text">
      <style:text-properties style:font-name="IPA Pゴシック" style:font-name-complex="FreeSans"/>
    </style:style>
    <style:style style:name="T4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6" table:default-cell-style-name="ce16"/>
        <table:table-column table:style-name="co9" table:default-cell-style-name="ce16"/>
        <table:table-column table:style-name="co10" table:default-cell-style-name="ce16"/>
        <table:table-column table:style-name="co11" table:default-cell-style-name="ce68"/>
        <table:table-column table:style-name="co12" table:default-cell-style-name="ce68"/>
        <table:table-column table:style-name="co13" table:default-cell-style-name="ce68"/>
        <table:table-column table:style-name="co11" table:default-cell-style-name="ce68"/>
        <table:table-column table:style-name="co13" table:visibility="collapse" table:default-cell-style-name="ce68"/>
        <table:table-column table:style-name="co14" table:visibility="collapse" table:default-cell-style-name="ce16"/>
        <table:table-column table:style-name="co15" table:visibility="collapse" table:default-cell-style-name="ce16"/>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59" office:value-type="string" calcext:value-type="string">
            <text:p>設定内容（Firefox 60）</text:p>
          </table:table-cell>
          <table:table-cell table:style-name="ce59" office:value-type="string" calcext:value-type="string">
            <text:p>備考(Firefox 60)</text:p>
          </table:table-cell>
          <table:table-cell table:style-name="ce59" office:value-type="string" calcext:value-type="string">
            <text:p>Firefox 52→60での変更</text:p>
          </table:table-cell>
          <table:table-cell table:style-name="ce59" office:value-type="string" calcext:value-type="string">
            <text:p>設定内容（Firefox 52）</text:p>
          </table:table-cell>
          <table:table-cell table:style-name="ce59" office:value-type="string" calcext:value-type="string">
            <text:p>Firefox 45→52での変更</text:p>
          </table:table-cell>
          <table:table-cell table:style-name="ce7" office:value-type="string" calcext:value-type="string">
            <text:p>設定内容（Firefox 45）</text:p>
          </table:table-cell>
          <table:table-cell table:style-name="ce8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86" office:value-type="string" calcext:value-type="string">
            <text:p>-</text:p>
          </table:table-cell>
          <table:table-cell table:style-name="ce8" table:formula="of:=IF([.P2]=&quot;&quot;;&quot;?&quot;;IF([.R2]=&quot;&quot;;&quot;新規&quot;;IF([.P2]=[.R2];&quot;&quot;;&quot;○&quot;)))">
            <text:p/>
          </table:table-cell>
          <table:table-cell table:style-name="ce86" office:value-type="string" calcext:value-type="string">
            <text:p>-</text:p>
          </table:table-cell>
          <table:table-cell table:style-name="ce86" table:number-columns-repeated="2"/>
          <table:table-cell table:style-name="ce9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86" office:value-type="string" calcext:value-type="string">
            <text:p>!define PRODUCT_FULL_NAME <text:s/>"（名前）"</text:p>
          </table:table-cell>
          <table:table-cell table:style-name="ce8" table:formula="of:=IF([.P3]=&quot;&quot;;&quot;?&quot;;IF([.R3]=&quot;&quot;;&quot;新規&quot;;IF([.P3]=[.R3];&quot;&quot;;&quot;○&quot;)))">
            <text:p/>
          </table:table-cell>
          <table:table-cell table:style-name="ce86" office:value-type="string" calcext:value-type="string">
            <text:p>!define PRODUCT_FULL_NAME <text:s/>"（名前）"</text:p>
          </table:table-cell>
          <table:table-cell table:style-name="ce86" table:number-columns-repeated="2"/>
          <table:table-cell table:style-name="ce9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86" office:value-type="string" calcext:value-type="string">
            <text:p>-</text:p>
          </table:table-cell>
          <table:table-cell table:style-name="ce8" table:formula="of:=IF([.P4]=&quot;&quot;;&quot;?&quot;;IF([.R4]=&quot;&quot;;&quot;新規&quot;;IF([.P4]=[.R4];&quot;&quot;;&quot;○&quot;)))">
            <text:p/>
          </table:table-cell>
          <table:table-cell table:style-name="ce86" office:value-type="string" calcext:value-type="string">
            <text:p>-</text:p>
          </table:table-cell>
          <table:table-cell table:style-name="ce86" table:number-columns-repeated="2"/>
          <table:table-cell table:style-name="ce9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86" office:value-type="string" calcext:value-type="string">
            <text:p>!define PRODUCT_NAME <text:s/>"（名前）"</text:p>
          </table:table-cell>
          <table:table-cell table:style-name="ce8" table:formula="of:=IF([.P5]=&quot;&quot;;&quot;?&quot;;IF([.R5]=&quot;&quot;;&quot;新規&quot;;IF([.P5]=[.R5];&quot;&quot;;&quot;○&quot;)))">
            <text:p/>
          </table:table-cell>
          <table:table-cell table:style-name="ce86" office:value-type="string" calcext:value-type="string">
            <text:p>!define PRODUCT_NAME <text:s/>"（名前）"</text:p>
          </table:table-cell>
          <table:table-cell table:style-name="ce86" table:number-columns-repeated="2"/>
          <table:table-cell table:style-name="ce9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86" office:value-type="string" calcext:value-type="string">
            <text:p>!define PRODUCT_INSTALL_MODE "NORMAL"</text:p>
          </table:table-cell>
          <table:table-cell table:style-name="ce86" table:number-columns-repeated="2"/>
          <table:table-cell table:style-name="ce9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86" office:value-type="string" calcext:value-type="string">
            <text:p>!define PRODUCT_INSTALL_MODE "PASSIVE"</text:p>
          </table:table-cell>
          <table:table-cell table:style-name="ce86" table:number-columns-repeated="2"/>
          <table:table-cell table:style-name="ce9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86" office:value-type="string" calcext:value-type="string">
            <text:p>!define PRODUCT_INSTALL_MODE "QUIET"</text:p>
          </table:table-cell>
          <table:table-cell table:style-name="ce86" table:number-columns-repeated="2"/>
          <table:table-cell table:style-name="ce9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86" office:value-type="string" calcext:value-type="string">
            <text:p>-</text:p>
          </table:table-cell>
          <table:table-cell table:style-name="ce8" table:formula="of:=IF([.P9]=&quot;&quot;;&quot;?&quot;;IF([.R9]=&quot;&quot;;&quot;新規&quot;;IF([.P9]=[.R9];&quot;&quot;;&quot;○&quot;)))">
            <text:p/>
          </table:table-cell>
          <table:table-cell table:style-name="ce86" office:value-type="string" calcext:value-type="string">
            <text:p>-</text:p>
          </table:table-cell>
          <table:table-cell table:style-name="ce86" table:number-columns-repeated="2"/>
          <table:table-cell table:style-name="ce9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86"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86" office:value-type="string" calcext:value-type="string">
            <text:p>[fainstall]</text:p>
            <text:p>FinishTitle=Fx Meta Installer</text:p>
            <text:p>FinishMessage=インストールが完了しました</text:p>
          </table:table-cell>
          <table:table-cell table:style-name="ce86" table:number-columns-repeated="2"/>
          <table:table-cell table:style-name="ce9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86" office:value-type="string" calcext:value-type="string">
            <text:p>-</text:p>
          </table:table-cell>
          <table:table-cell table:style-name="ce8" table:formula="of:=IF([.P11]=&quot;&quot;;&quot;?&quot;;IF([.R11]=&quot;&quot;;&quot;新規&quot;;IF([.P11]=[.R11];&quot;&quot;;&quot;○&quot;)))">
            <text:p/>
          </table:table-cell>
          <table:table-cell table:style-name="ce86" office:value-type="string" calcext:value-type="string">
            <text:p>-</text:p>
          </table:table-cell>
          <table:table-cell table:style-name="ce86" table:number-columns-repeated="2"/>
          <table:table-cell table:style-name="ce9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86"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86" office:value-type="string" calcext:value-type="string">
            <text:p>[fainstall]</text:p>
            <text:p>ConfirmRestartTitle=Fx Meta Installer</text:p>
            <text:p>ConfirmRestartMessage=今すぐコンピュータを再起動しますか？</text:p>
          </table:table-cell>
          <table:table-cell table:style-name="ce86" table:number-columns-repeated="2"/>
          <table:table-cell table:style-name="ce9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86" office:value-type="string" calcext:value-type="string">
            <text:p>!define PRODUCT_LANGUAGE "Japanese"</text:p>
          </table:table-cell>
          <table:table-cell table:style-name="ce8" table:formula="of:=IF([.P13]=&quot;&quot;;&quot;?&quot;;IF([.R13]=&quot;&quot;;&quot;新規&quot;;IF([.P13]=[.R13];&quot;&quot;;&quot;○&quot;)))">
            <text:p/>
          </table:table-cell>
          <table:table-cell table:style-name="ce86" office:value-type="string" calcext:value-type="string">
            <text:p>!define PRODUCT_LANGUAGE "Japanese"</text:p>
          </table:table-cell>
          <table:table-cell table:style-name="ce86" table:number-columns-repeated="2"/>
          <table:table-cell table:style-name="ce9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86" office:value-type="string" calcext:value-type="string">
            <text:p>!define PRODUCT_LANGUAGE "English"</text:p>
          </table:table-cell>
          <table:table-cell table:style-name="ce8" table:formula="of:=IF([.P14]=&quot;&quot;;&quot;?&quot;;IF([.R14]=&quot;&quot;;&quot;新規&quot;;IF([.P14]=[.R14];&quot;&quot;;&quot;○&quot;)))">
            <text:p/>
          </table:table-cell>
          <table:table-cell table:style-name="ce86" office:value-type="string" calcext:value-type="string">
            <text:p>!define PRODUCT_LANGUAGE "English"</text:p>
          </table:table-cell>
          <table:table-cell table:style-name="ce86" table:number-columns-repeated="2"/>
          <table:table-cell table:style-name="ce9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86" office:value-type="string" calcext:value-type="string">
            <text:p>-</text:p>
          </table:table-cell>
          <table:table-cell table:style-name="ce86" table:number-columns-repeated="2"/>
          <table:table-cell table:style-name="ce9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86" office:value-type="string" calcext:value-type="string">
            <text:p>-</text:p>
          </table:table-cell>
          <table:table-cell table:style-name="ce86" table:number-columns-repeated="2"/>
          <table:table-cell table:style-name="ce9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86" office:value-type="string" calcext:value-type="string">
            <text:p>-</text:p>
          </table:table-cell>
          <table:table-cell table:style-name="ce8" table:formula="of:=IF([.P17]=&quot;&quot;;&quot;?&quot;;IF([.R17]=&quot;&quot;;&quot;新規&quot;;IF([.P17]=[.R17];&quot;&quot;;&quot;○&quot;)))">
            <text:p/>
          </table:table-cell>
          <table:table-cell table:style-name="ce86" office:value-type="string" calcext:value-type="string">
            <text:p>-</text:p>
          </table:table-cell>
          <table:table-cell table:style-name="ce86" table:number-columns-repeated="2"/>
          <table:table-cell table:style-name="ce9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86"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86" office:value-type="string" calcext:value-type="string">
            <text:p>[Install]</text:p>
            <text:p>InstallDirectoryName=</text:p>
            <text:p>InstallDirectoryPath=</text:p>
          </table:table-cell>
          <table:table-cell table:style-name="ce86" table:number-columns-repeated="2"/>
          <table:table-cell table:style-name="ce9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86" office:value-type="string" calcext:value-type="string">
            <text:p>-</text:p>
          </table:table-cell>
          <table:table-cell table:style-name="ce8" table:formula="of:=IF([.P19]=&quot;&quot;;&quot;?&quot;;IF([.R19]=&quot;&quot;;&quot;新規&quot;;IF([.P19]=[.R19];&quot;&quot;;&quot;○&quot;)))">
            <text:p/>
          </table:table-cell>
          <table:table-cell table:style-name="ce86" office:value-type="string" calcext:value-type="string">
            <text:p>-</text:p>
          </table:table-cell>
          <table:table-cell table:style-name="ce86" table:number-columns-repeated="2"/>
          <table:table-cell table:style-name="ce9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86"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86" office:value-type="string" calcext:value-type="string">
            <text:p>[fainstall]</text:p>
            <text:p>DisplayVersion=バージョン番号</text:p>
          </table:table-cell>
          <table:table-cell table:style-name="ce86" table:number-columns-repeated="2"/>
          <table:table-cell table:style-name="ce9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86"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86" table:number-columns-repeated="3"/>
          <table:table-cell table:style-name="ce9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86"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86" table:number-columns-repeated="3"/>
          <table:table-cell table:style-name="ce9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86"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86" table:number-columns-repeated="3"/>
          <table:table-cell table:style-name="ce9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86" office:value-type="string" calcext:value-type="string">
            <text:p>-</text:p>
          </table:table-cell>
          <table:table-cell table:style-name="ce86" table:number-columns-repeated="2"/>
          <table:table-cell table:style-name="ce9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86" table:number-columns-repeated="2"/>
          <table:table-cell table:style-name="ce9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0"/>
          <table:table-cell table:style-name="ce10" table:formula="of:=IF([.K28]=&quot;&quot;;&quot;?&quot;;IF([.N28]=&quot;&quot;;&quot;新規&quot;;IF([.K28]=[.N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6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86" table:number-columns-repeated="2"/>
          <table:table-cell table:style-name="ce9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86" office:value-type="string" calcext:value-type="string">
            <text:p>-</text:p>
          </table:table-cell>
          <table:table-cell table:style-name="ce86" table:number-columns-repeated="2"/>
          <table:table-cell table:style-name="ce9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86" office:value-type="string" calcext:value-type="string">
            <text:p>[Install]</text:p>
            <text:p>StartMenuShortcuts=false</text:p>
          </table:table-cell>
          <table:table-cell table:style-name="ce86" table:number-columns-repeated="2"/>
          <table:table-cell table:style-name="ce9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0"/>
          <table:table-cell table:style-name="ce10" table:formula="of:=IF([.K31]=&quot;&quot;;&quot;?&quot;;IF([.N31]=&quot;&quot;;&quot;新規&quot;;IF([.K31]=[.N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6" table:number-columns-repeated="2"/>
          <table:table-cell table:style-name="ce9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86" office:value-type="string" calcext:value-type="string">
            <text:p>-</text:p>
          </table:table-cell>
          <table:table-cell table:style-name="ce86" table:number-columns-repeated="2"/>
          <table:table-cell table:style-name="ce9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86" office:value-type="string" calcext:value-type="string">
            <text:p>[Install]</text:p>
            <text:p>QuickLaunchShortcut=false</text:p>
          </table:table-cell>
          <table:table-cell table:style-name="ce86" table:number-columns-repeated="2"/>
          <table:table-cell table:style-name="ce9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86" office:value-type="string" calcext:value-type="string">
            <text:p>-</text:p>
          </table:table-cell>
          <table:table-cell table:style-name="ce8" table:formula="of:=IF([.P34]=&quot;&quot;;&quot;?&quot;;IF([.R34]=&quot;&quot;;&quot;新規&quot;;IF([.P34]=[.R34];&quot;&quot;;&quot;○&quot;)))">
            <text:p/>
          </table:table-cell>
          <table:table-cell table:style-name="ce86" office:value-type="string" calcext:value-type="string">
            <text:p>-</text:p>
          </table:table-cell>
          <table:table-cell table:style-name="ce86" table:number-columns-repeated="2"/>
          <table:table-cell table:style-name="ce9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8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8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6" table:number-columns-repeated="2"/>
          <table:table-cell table:style-name="ce9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86" office:value-type="string" calcext:value-type="string">
            <text:p>-</text:p>
          </table:table-cell>
          <table:table-cell table:style-name="ce8" table:formula="of:=IF([.P36]=&quot;&quot;;&quot;?&quot;;IF([.R36]=&quot;&quot;;&quot;新規&quot;;IF([.P36]=[.R36];&quot;&quot;;&quot;○&quot;)))">
            <text:p/>
          </table:table-cell>
          <table:table-cell table:style-name="ce86" office:value-type="string" calcext:value-type="string">
            <text:p>-</text:p>
          </table:table-cell>
          <table:table-cell table:style-name="ce86" table:number-columns-repeated="2"/>
          <table:table-cell table:style-name="ce9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86" office:value-type="string" calcext:value-type="string">
            <text:p>-</text:p>
          </table:table-cell>
          <table:table-cell table:style-name="ce8" table:formula="of:=IF([.P37]=&quot;&quot;;&quot;?&quot;;IF([.R37]=&quot;&quot;;&quot;新規&quot;;IF([.P37]=[.R37];&quot;&quot;;&quot;○&quot;)))">
            <text:p/>
          </table:table-cell>
          <table:table-cell table:style-name="ce86" office:value-type="string" calcext:value-type="string">
            <text:p>-</text:p>
          </table:table-cell>
          <table:table-cell table:style-name="ce86" table:number-columns-repeated="2"/>
          <table:table-cell table:style-name="ce9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86" office:value-type="string" calcext:value-type="string">
            <text:p>-</text:p>
          </table:table-cell>
          <table:table-cell table:style-name="ce8" table:formula="of:=IF([.P38]=&quot;&quot;;&quot;?&quot;;IF([.R38]=&quot;&quot;;&quot;新規&quot;;IF([.P38]=[.R38];&quot;&quot;;&quot;○&quot;)))">
            <text:p/>
          </table:table-cell>
          <table:table-cell table:style-name="ce86" office:value-type="string" calcext:value-type="string">
            <text:p>-</text:p>
          </table:table-cell>
          <table:table-cell table:style-name="ce86" table:number-columns-repeated="2"/>
          <table:table-cell table:style-name="ce9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8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8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6" table:number-columns-repeated="2"/>
          <table:table-cell table:style-name="ce9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19"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86" office:value-type="string" calcext:value-type="string">
            <text:p>-</text:p>
          </table:table-cell>
          <table:table-cell table:style-name="ce8" table:formula="of:=IF([.P40]=&quot;&quot;;&quot;?&quot;;IF([.R40]=&quot;&quot;;&quot;新規&quot;;IF([.P40]=[.R40];&quot;&quot;;&quot;○&quot;)))">
            <text:p/>
          </table:table-cell>
          <table:table-cell table:style-name="ce86" office:value-type="string" calcext:value-type="string">
            <text:p>-</text:p>
          </table:table-cell>
          <table:table-cell table:style-name="ce86" table:number-columns-repeated="2"/>
          <table:table-cell table:style-name="ce9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86"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86" office:value-type="string" calcext:value-type="string">
            <text:p>長いブランド名、短いブランド名を指定</text:p>
          </table:table-cell>
          <table:table-cell table:style-name="ce86" table:number-columns-repeated="2"/>
          <table:table-cell table:style-name="ce9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86"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86" office:value-type="string" calcext:value-type="string">
            <text:p>長いブランド名、短いブランド名を指定</text:p>
          </table:table-cell>
          <table:table-cell table:style-name="ce86" table:number-columns-repeated="2"/>
          <table:table-cell table:style-name="ce9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19"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6" office:value-type="string" calcext:value-type="string">
            <text:p>変更無し</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6" office:value-type="string" calcext:value-type="string">
            <text:p>変更無し</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9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86" office:value-type="string" calcext:value-type="string">
            <text:p>lockPref("extensions.autoDisableScopes", 15);</text:p>
          </table:table-cell>
          <table:table-cell table:style-name="ce86" office:value-type="string" calcext:value-type="string">
            <text:p>変更無し</text:p>
          </table:table-cell>
          <table:table-cell table:style-name="ce86" office:value-type="string" calcext:value-type="string">
            <text:p>lockPref("extensions.autoDisableScopes", 15);</text:p>
          </table:table-cell>
          <table:table-cell table:style-name="ce9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86" office:value-type="string" calcext:value-type="string">
            <text:p>lockPref("extensions.autoDisableScopes", 11);</text:p>
          </table:table-cell>
          <table:table-cell table:style-name="ce86" office:value-type="string" calcext:value-type="string">
            <text:p>変更無し</text:p>
          </table:table-cell>
          <table:table-cell table:style-name="ce86" office:value-type="string" calcext:value-type="string">
            <text:p>lockPref("extensions.autoDisableScopes", 11);</text:p>
          </table:table-cell>
          <table:table-cell table:style-name="ce9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86" office:value-type="string" calcext:value-type="string">
            <text:p>lockPref("extensions.shownSelectionUI", false);</text:p>
          </table:table-cell>
          <table:table-cell table:style-name="ce86" office:value-type="string" calcext:value-type="string">
            <text:p>変更無し</text:p>
          </table:table-cell>
          <table:table-cell table:style-name="ce86" office:value-type="string" calcext:value-type="string">
            <text:p>lockPref("extensions.shownSelectionUI", false);</text:p>
          </table:table-cell>
          <table:table-cell table:style-name="ce9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86" office:value-type="string" calcext:value-type="string">
            <text:p>lockPref("extensions.shownSelectionUI", true);</text:p>
          </table:table-cell>
          <table:table-cell table:style-name="ce86" office:value-type="string" calcext:value-type="string">
            <text:p>変更無し</text:p>
          </table:table-cell>
          <table:table-cell table:style-name="ce86" office:value-type="string" calcext:value-type="string">
            <text:p>lockPref("extensions.shownSelectionUI", true);</text:p>
          </table:table-cell>
          <table:table-cell table:style-name="ce9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86" table:number-columns-repeated="3"/>
          <table:table-cell table:style-name="ce9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86" table:number-columns-repeated="3"/>
          <table:table-cell table:style-name="ce9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ポリシー設定</text:p>
          </table:table-cell>
          <table:table-cell table:style-name="ce20" office:value-type="string" calcext:value-type="string" table:number-columns-spanned="1" table:number-rows-spanned="2">
            <text:p>ポリシー設定の使用の可否</text:p>
          </table:table-cell>
          <table:table-cell table:style-name="ce20"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8" office:value-type="string" calcext:value-type="string">
            <text:p>導入する</text:p>
          </table:table-cell>
          <table:table-cell table:style-name="ce14" office:value-type="string" calcext:value-type="string">
            <text:p>1. アドオン「Cert Importer」を導入する</text:p>
            <text:p>2. アドオン「Auto Confirm」を導入する</text:p>
            <text:p>3. MCDで設定を反映する</text:p>
          </table:table-cell>
          <table:table-cell table:style-name="ce14"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12">[20180214:藤本]</text:span></text:p>
            <text:p><text:span text:style-name="T12">ESR60で対象のアドオンが見つかりませんでした。</text:span></text:p>
          </table:table-cell>
          <table:table-cell table:style-name="ce14"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86" office:value-type="string" calcext:value-type="string">
            <text:p>lockPref("extensions.certimporter.importAs.*", 0);</text:p>
            <text:p>lockPref("extensions.certimporter.importAs.（ファイル名）", 1);</text:p>
          </table:table-cell>
          <table:table-cell table:style-name="ce86" office:value-type="string" calcext:value-type="string">
            <text:p>変更無し</text:p>
          </table:table-cell>
          <table:table-cell table:style-name="ce86" office:value-type="string" calcext:value-type="string">
            <text:p>lockPref("extensions.certimporter.importAs.*", 0);</text:p>
            <text:p>lockPref("extensions.certimporter.importAs.（ファイル名）", 1);</text:p>
          </table:table-cell>
          <table:table-cell table:style-name="ce9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86" office:value-type="string" calcext:value-type="string">
            <text:p>-</text:p>
          </table:table-cell>
          <table:table-cell table:style-name="ce86" table:number-columns-repeated="2"/>
          <table:table-cell table:style-name="ce9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Windowsの証明書データベースから自動的にインポートする</text:p>
          </table:table-cell>
          <table:table-cell table:style-name="ce5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true);</text:p>
          </table:table-cell>
          <table:table-cell table:style-name="ce14"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86" office:value-type="string" calcext:value-type="string">
            <text:p>lockPref("extensions.certimporter.allowRegisterAgain", true);</text:p>
          </table:table-cell>
          <table:table-cell table:style-name="ce86" office:value-type="string" calcext:value-type="string">
            <text:p>変更無し</text:p>
          </table:table-cell>
          <table:table-cell table:style-name="ce86" office:value-type="string" calcext:value-type="string">
            <text:p>lockPref("extensions.certimporter.allowRegisterAgain", true);</text:p>
          </table:table-cell>
          <table:table-cell table:style-name="ce9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的に再登録しない（既定）</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false);</text:p>
          </table:table-cell>
          <table:table-cell table:style-name="ce14"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86" office:value-type="string" calcext:value-type="string">
            <text:p>lockPref("extensions.certimporter.allowRegisterAgain", false);</text:p>
          </table:table-cell>
          <table:table-cell table:style-name="ce86" office:value-type="string" calcext:value-type="string">
            <text:p>変更無し</text:p>
          </table:table-cell>
          <table:table-cell table:style-name="ce86" office:value-type="string" calcext:value-type="string">
            <text:p>lockPref("extensions.certimporter.allowRegisterAgain", false);</text:p>
          </table:table-cell>
          <table:table-cell table:style-name="ce9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アドオンのインストール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86" office:value-type="string" calcext:value-type="string">
            <text:p>-</text:p>
          </table:table-cell>
          <table:table-cell table:style-name="ce86" table:number-columns-repeated="2"/>
          <table:table-cell table:style-name="ce9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48" office:value-type="string" calcext:value-type="string">
            <text:p><text:span text:style-name="T13">lockPref("extensions.autopermission.sites.example.com", "install=1");</text:span></text:p>
            <text:p><text:span text:style-name="T3">clearPref("extensions.autopermission.sites.example.com.lastValue");</text:span></text:p>
          </table:table-cell>
          <table:table-cell table:style-name="ce50"/>
          <table:table-cell table:style-name="ce10" table:formula="of:=IF([.K60]=&quot;&quot;;&quot;?&quot;;IF([.N60]=&quot;&quot;;&quot;新規&quot;;IF([.K60]=[.N60];&quot;&quot;;&quot;変更あり&quot;)))">
            <text:p/>
          </table:table-cell>
          <table:table-cell table:style-name="ce5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5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86" office:value-type="string" calcext:value-type="string">
            <text:p>-</text:p>
          </table:table-cell>
          <table:table-cell table:style-name="ce86" table:number-columns-repeated="2"/>
          <table:table-cell table:style-name="ce9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48" office:value-type="string" calcext:value-type="string">
            <text:p>"InstallAddons": { "Allow": ["(origin1)", "(origin2)", …] }</text:p>
          </table:table-cell>
          <table:table-cell table:style-name="ce50"/>
          <table:table-cell table:style-name="ce10" table:formula="of:=IF([.K61]=&quot;&quot;;&quot;?&quot;;IF([.N61]=&quot;&quot;;&quot;新規&quot;;IF([.K61]=[.N61];&quot;&quot;;&quot;変更あり&quot;)))" office:value-type="string" office:string-value="新規" calcext:value-type="string">
            <text:p>新規</text:p>
          </table:table-cell>
          <table:table-cell table:style-name="ce50"/>
          <table:table-cell table:style-name="ce10"/>
          <table:table-cell table:style-name="ce50"/>
          <table:table-cell table:style-name="ce8"/>
          <table:table-cell table:style-name="ce86" table:number-columns-repeated="3"/>
          <table:table-cell table:style-name="ce9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69"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86" table:number-columns-repeated="3"/>
          <table:table-cell table:style-name="ce9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3">lockPref("extensions.autopermission.sites.addons.mozilla.org", "install=0");</text:span></text:p>
            <text:p><text:span text:style-name="T13">clearPref("extensions.autopermission.sites.addons.mozilla.org.lastValue");</text:span></text:p>
            <text:p><text:span text:style-name="T13">lockPref("extensions.autopermission.sites.update.mozilla.org", "install=0");</text:span></text:p>
            <text:p><text:span text:style-name="T13">clearPref("extensions.autopermission.sites.update.mozilla.org.lastValue");</text:span></text:p>
            <text:p><text:span text:style-name="T13">lockPref("extensions.autopermission.sites.getpersonas.com", "install=0");</text:span></text:p>
            <text:p><text:span text:style-name="T13">clearPref("extensions.autopermission.sites.getpersonas.com.lastValue");</text:span></text:p>
            <text:p><text:span text:style-name="T13">lockPref("extensions.autopermission.sites.marketplace.firefox.com", "install=0");</text:span></text:p>
            <text:p><text:span text:style-name="T13">clearPref("extensions.autopermission.sites.marketplace.firefox.com.lastValue");</text:span></text:p>
            <text:p><text:span text:style-name="T13">lockPref("extensions.autopermission.sites.testpilot.firefox.com", "install=0");</text:span></text:p>
            <text:p><text:span text:style-name="T13">clearPref("extensions.autopermission.sites.testpilot.firefox.com.lastValue");</text:span></text:p>
            <text:p><text:span text:style-name="T13">// アドオンマネージャからのインストールを禁止</text:span></text:p>
            <text:p><text:span text:style-name="T3">lockPref("extensions.update.enabled", false);</text:span></text:p>
            <text:p><text:span text:style-name="T3">lockPref("xpinstall.enabled", false);</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8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86" table:number-columns-repeated="2"/>
          <table:table-cell table:style-name="ce9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86" office:value-type="string" calcext:value-type="string">
            <text:p>lockPref("extensions.disableaddons@clear-code.com.disable.manager", false);</text:p>
          </table:table-cell>
          <table:table-cell table:style-name="ce86" table:number-columns-repeated="2"/>
          <table:table-cell table:style-name="ce9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広告などのポップアップの表示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86" office:value-type="string" calcext:value-type="string">
            <text:p>-</text:p>
          </table:table-cell>
          <table:table-cell table:style-name="ce86" table:number-columns-repeated="2"/>
          <table:table-cell table:style-name="ce9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86" office:value-type="string" calcext:value-type="string">
            <text:p>lockPref("extensions.autopermission.sites.(site)", "popup=1");</text:p>
          </table:table-cell>
          <table:table-cell table:style-name="ce86" table:number-columns-repeated="2"/>
          <table:table-cell table:style-name="ce9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5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86" table:number-columns-repeated="3"/>
          <table:table-cell table:style-name="ce9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86" office:value-type="string" calcext:value-type="string">
            <text:p>lockPref("dom.disable_open_during_load", false);</text:p>
          </table:table-cell>
          <table:table-cell table:style-name="ce86" office:value-type="string" calcext:value-type="string">
            <text:p>変更無し</text:p>
          </table:table-cell>
          <table:table-cell table:style-name="ce86" office:value-type="string" calcext:value-type="string">
            <text:p>lockPref("dom.disable_open_during_load", false);</text:p>
          </table:table-cell>
          <table:table-cell table:style-name="ce9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86" office:value-type="string" calcext:value-type="string">
            <text:p>MCDで</text:p>
            <text:p>lockPref("dom.disable_open_during_load", true);</text:p>
            <text:p>と設定した上で、「UI・キーボードショートカット無効化項目一覧」に従いUIを無効化</text:p>
          </table:table-cell>
          <table:table-cell table:style-name="ce86" office:value-type="string" calcext:value-type="string">
            <text:p>変更無し</text:p>
          </table:table-cell>
          <table:table-cell table:style-name="ce86" office:value-type="string" calcext:value-type="string">
            <text:p>lockPref("dom.disable_open_during_load", true);</text:p>
          </table:table-cell>
          <table:table-cell table:style-name="ce9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0"/>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86" office:value-type="string" calcext:value-type="string">
            <text:p>lockPref("browser.safebrowsing.malware.enabled", true);</text:p>
          </table:table-cell>
          <table:table-cell table:style-name="ce86" office:value-type="string" calcext:value-type="string">
            <text:p>変更無し</text:p>
          </table:table-cell>
          <table:table-cell table:style-name="ce86" office:value-type="string" calcext:value-type="string">
            <text:p>lockPref("browser.safebrowsing.malware.enabled", true);</text:p>
          </table:table-cell>
          <table:table-cell table:style-name="ce9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3">// データベースファイルの初期化も含めて完全停止するための指定</text:span></text:p>
            <text:p><text:span text:style-name="T13">var { SafeBrowsing } = Components.utils.import("resource://gre/modules/SafeBrowsing.jsm", {});</text:span></text:p>
            <text:p><text:span text:style-name="T13">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3">// データベースファイルの初期化も含めて完全停止するための指定</text:span></text:p>
            <text:p><text:span text:style-name="T13">var { SafeBrowsing } = Components.utils.import("resource://gre/modules/SafeBrowsing.jsm", {});</text:span></text:p>
            <text:p><text:span text:style-name="T13">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8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8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86" office:value-type="string" calcext:value-type="string">
            <text:p>lockPref("browser.safebrowsing.enabled", true);</text:p>
          </table:table-cell>
          <table:table-cell table:style-name="ce86" office:value-type="string" calcext:value-type="string">
            <text:p>変更無し</text:p>
          </table:table-cell>
          <table:table-cell table:style-name="ce86" office:value-type="string" calcext:value-type="string">
            <text:p>lockPref("browser.safebrowsing.enabled", true);</text:p>
          </table:table-cell>
          <table:table-cell table:style-name="ce9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8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8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86" office:value-type="string" calcext:value-type="string">
            <text:p>-</text:p>
          </table:table-cell>
          <table:table-cell table:style-name="ce86" table:number-columns-repeated="2"/>
          <table:table-cell table:style-name="ce9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一切禁止する</text:p>
          </table:table-cell>
          <table:table-cell table:style-name="ce5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4"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8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86" office:value-type="string" calcext:value-type="string">
            <text:p>変更無し</text:p>
          </table:table-cell>
          <table:table-cell table:style-name="ce86" office:value-type="string" calcext:value-type="string">
            <text:p>lockPref("plugins.hide_infobar_for_missing_plugin", true);</text:p>
            <text:p>lockPref("plugins.hide_infobar_for_outdated_plugin", true);</text:p>
          </table:table-cell>
          <table:table-cell table:style-name="ce9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86" office:value-type="string" calcext:value-type="string">
            <text:p>-</text:p>
          </table:table-cell>
          <table:table-cell table:style-name="ce86" table:number-columns-repeated="2"/>
          <table:table-cell table:style-name="ce9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86" office:value-type="string" calcext:value-type="string">
            <text:p>lockPref("extensions.disable-about-something@clear-code.com.about.（サフィックス）", <text:s/>false);</text:p>
          </table:table-cell>
          <table:table-cell table:style-name="ce86" office:value-type="string" calcext:value-type="string">
            <text:p>変更無し</text:p>
          </table:table-cell>
          <table:table-cell table:style-name="ce86" office:value-type="string" calcext:value-type="string">
            <text:p>lockPref("extensions.disable-about-something@clear-code.com.about.（サフィックス）", <text:s/>false);</text:p>
          </table:table-cell>
          <table:table-cell table:style-name="ce9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about:config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86" office:value-type="string" calcext:value-type="string">
            <text:p>-</text:p>
          </table:table-cell>
          <table:table-cell table:style-name="ce86" table:number-columns-repeated="2"/>
          <table:table-cell table:style-name="ce9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86" table:number-columns-repeated="3"/>
          <table:table-cell table:style-name="ce9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86" office:value-type="string" calcext:value-type="string">
            <text:p>lockPref("devtools.errorconsole.enabled", true);</text:p>
          </table:table-cell>
          <table:table-cell table:style-name="ce86" office:value-type="string" calcext:value-type="string">
            <text:p>変更無し</text:p>
          </table:table-cell>
          <table:table-cell table:style-name="ce86" office:value-type="string" calcext:value-type="string">
            <text:p>lockPref("devtools.errorconsole.enabled", true);</text:p>
          </table:table-cell>
          <table:table-cell table:style-name="ce9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86" office:value-type="string" calcext:value-type="string">
            <text:p>lockPref("devtools.errorconsole.enabled", false);</text:p>
          </table:table-cell>
          <table:table-cell table:style-name="ce86" office:value-type="string" calcext:value-type="string">
            <text:p>変更無し</text:p>
          </table:table-cell>
          <table:table-cell table:style-name="ce86" office:value-type="string" calcext:value-type="string">
            <text:p>lockPref("devtools.errorconsole.enabled", false);</text:p>
          </table:table-cell>
          <table:table-cell table:style-name="ce9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86" office:value-type="string" calcext:value-type="string">
            <text:p>-</text:p>
          </table:table-cell>
          <table:table-cell table:style-name="ce86" table:number-columns-repeated="2"/>
          <table:table-cell table:style-name="ce9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4">（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86" office:value-type="string" calcext:value-type="string">
            <text:p>lockPref("social.activeProviders", "");</text:p>
            <text:p>lockPref("social.directories", "");</text:p>
            <text:p><text:span text:style-name="T11">lockPref("social.shareDirectory", "");</text:span></text:p>
            <text:p>lockPref("social.whitelist", "");</text:p>
          </table:table-cell>
          <table:table-cell table:style-name="ce86" table:number-columns-repeated="2"/>
          <table:table-cell table:style-name="ce9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86" office:value-type="string" calcext:value-type="string">
            <text:p>lockPref("javascript.enabled", true);</text:p>
          </table:table-cell>
          <table:table-cell table:style-name="ce8" table:formula="of:=IF([.P86]=&quot;&quot;;&quot;?&quot;;IF([.R86]=&quot;&quot;;&quot;新規&quot;;IF([.P86]=[.R86];&quot;&quot;;&quot;○&quot;)))">
            <text:p/>
          </table:table-cell>
          <table:table-cell table:style-name="ce86" office:value-type="string" calcext:value-type="string">
            <text:p>lockPref("javascript.enabled", true);</text:p>
          </table:table-cell>
          <table:table-cell table:style-name="ce86" table:number-columns-repeated="2"/>
          <table:table-cell table:style-name="ce9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8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8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6" table:number-columns-repeated="2"/>
          <table:table-cell table:style-name="ce9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86" office:value-type="string" calcext:value-type="string">
            <text:p>lockPref("javascript.enabled", false);</text:p>
          </table:table-cell>
          <table:table-cell table:style-name="ce8" table:formula="of:=IF([.P88]=&quot;&quot;;&quot;?&quot;;IF([.R88]=&quot;&quot;;&quot;新規&quot;;IF([.P88]=[.R88];&quot;&quot;;&quot;○&quot;)))">
            <text:p/>
          </table:table-cell>
          <table:table-cell table:style-name="ce86" office:value-type="string" calcext:value-type="string">
            <text:p>lockPref("javascript.enabled", false);</text:p>
          </table:table-cell>
          <table:table-cell table:style-name="ce86" table:number-columns-repeated="2"/>
          <table:table-cell table:style-name="ce9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8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8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86" table:number-columns-repeated="2"/>
          <table:table-cell table:style-name="ce9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86" office:value-type="string" calcext:value-type="string">
            <text:p>-</text:p>
          </table:table-cell>
          <table:table-cell table:style-name="ce8" table:formula="of:=IF([.P90]=&quot;&quot;;&quot;?&quot;;IF([.R90]=&quot;&quot;;&quot;新規&quot;;IF([.P90]=[.R90];&quot;&quot;;&quot;○&quot;)))">
            <text:p/>
          </table:table-cell>
          <table:table-cell table:style-name="ce86" office:value-type="string" calcext:value-type="string">
            <text:p>-</text:p>
          </table:table-cell>
          <table:table-cell table:style-name="ce86" table:number-columns-repeated="2"/>
          <table:table-cell table:style-name="ce9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71"/>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86"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86" office:value-type="string" calcext:value-type="string">
            <text:p>lockPref("security.fileuri.strict_origin_policy", false);</text:p>
          </table:table-cell>
          <table:table-cell table:style-name="ce86" table:number-columns-repeated="2"/>
          <table:table-cell table:style-name="ce9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86"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86" office:value-type="string" calcext:value-type="string">
            <text:p>lockPref("security.fileuri.strict_origin_policy", true);</text:p>
          </table:table-cell>
          <table:table-cell table:style-name="ce86" table:number-columns-repeated="2"/>
          <table:table-cell table:style-name="ce9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86" office:value-type="string" calcext:value-type="string">
            <text:p>-</text:p>
          </table:table-cell>
          <table:table-cell table:style-name="ce8" table:formula="of:=IF([.P93]=&quot;&quot;;&quot;?&quot;;IF([.R93]=&quot;&quot;;&quot;新規&quot;;IF([.P93]=[.R93];&quot;&quot;;&quot;○&quot;)))">
            <text:p/>
          </table:table-cell>
          <table:table-cell table:style-name="ce86" office:value-type="string" calcext:value-type="string">
            <text:p>-</text:p>
          </table:table-cell>
          <table:table-cell table:style-name="ce86" table:number-columns-repeated="2"/>
          <table:table-cell table:style-name="ce9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8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86" table:number-columns-repeated="2"/>
          <table:table-cell table:style-name="ce9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86" office:value-type="string" calcext:value-type="string">
            <text:p>lockPref("full-screen-api.enabled", true);</text:p>
          </table:table-cell>
          <table:table-cell table:style-name="ce8" table:formula="of:=IF([.P95]=&quot;&quot;;&quot;?&quot;;IF([.R95]=&quot;&quot;;&quot;新規&quot;;IF([.P95]=[.R95];&quot;&quot;;&quot;○&quot;)))">
            <text:p/>
          </table:table-cell>
          <table:table-cell table:style-name="ce86" office:value-type="string" calcext:value-type="string">
            <text:p>lockPref("full-screen-api.enabled", true);</text:p>
          </table:table-cell>
          <table:table-cell table:style-name="ce86" table:number-columns-repeated="2"/>
          <table:table-cell table:style-name="ce9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6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86" office:value-type="string" calcext:value-type="string">
            <text:p>lockPref("extensions.autopermission.sites.(site)", "fullscreen=1");</text:p>
          </table:table-cell>
          <table:table-cell table:style-name="ce86" table:number-columns-repeated="2"/>
          <table:table-cell table:style-name="ce9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86" office:value-type="string" calcext:value-type="string">
            <text:p>lockPref("full-screen-api.enabled", false);</text:p>
          </table:table-cell>
          <table:table-cell table:style-name="ce8" table:formula="of:=IF([.P97]=&quot;&quot;;&quot;?&quot;;IF([.R97]=&quot;&quot;;&quot;新規&quot;;IF([.P97]=[.R97];&quot;&quot;;&quot;○&quot;)))">
            <text:p/>
          </table:table-cell>
          <table:table-cell table:style-name="ce86" office:value-type="string" calcext:value-type="string">
            <text:p>lockPref("full-screen-api.enabled", false);</text:p>
          </table:table-cell>
          <table:table-cell table:style-name="ce86" table:number-columns-repeated="2"/>
          <table:table-cell table:style-name="ce9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6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86" office:value-type="string" calcext:value-type="string">
            <text:p>-</text:p>
          </table:table-cell>
          <table:table-cell table:style-name="ce86" table:number-columns-repeated="2"/>
          <table:table-cell table:style-name="ce9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6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86" office:value-type="string" calcext:value-type="string">
            <text:p>lockPref("browser.apps.URL", "");</text:p>
          </table:table-cell>
          <table:table-cell table:style-name="ce86" table:number-columns-repeated="2"/>
          <table:table-cell table:style-name="ce9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86" office:value-type="string" calcext:value-type="string">
            <text:p>-</text:p>
          </table:table-cell>
          <table:table-cell table:style-name="ce86" table:number-columns-repeated="2"/>
          <table:table-cell table:style-name="ce9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86" office:value-type="string" calcext:value-type="string">
            <text:p>lockPref("lightweightThemes.getMoreURL", "");</text:p>
          </table:table-cell>
          <table:table-cell table:style-name="ce86" table:number-columns-repeated="2"/>
          <table:table-cell table:style-name="ce9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86" office:value-type="string" calcext:value-type="string">
            <text:p>-</text:p>
          </table:table-cell>
          <table:table-cell table:style-name="ce86" table:number-columns-repeated="2"/>
          <table:table-cell table:style-name="ce9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86" office:value-type="string" calcext:value-type="string">
            <text:p>lockPref("lightweightThemes.recommendedThemes", "");</text:p>
          </table:table-cell>
          <table:table-cell table:style-name="ce86" table:number-columns-repeated="2"/>
          <table:table-cell table:style-name="ce9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5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86" table:number-columns-repeated="3"/>
          <table:table-cell table:style-name="ce9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変更を禁止する</text:p>
          </table:table-cell>
          <table:table-cell table:style-name="ce5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86" table:number-columns-repeated="3"/>
          <table:table-cell table:style-name="ce9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86" table:number-columns-repeated="3"/>
          <table:table-cell table:style-name="ce9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記載の「Silverlight」がLinux環境で利用できなかったためです。</text:span></text:p>
          </table:table-cell>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86" table:number-columns-repeated="3"/>
          <table:table-cell table:style-name="ce9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86" table:number-columns-repeated="3"/>
          <table:table-cell table:style-name="ce9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86" table:number-columns-repeated="3"/>
          <table:table-cell table:style-name="ce9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プラグインのサンドボックス内実行</text:p>
          </table:table-cell>
          <table:table-cell table:style-name="ce23" office:value-type="string" calcext:value-type="string" table:number-columns-spanned="1" table:number-rows-spanned="3">
            <text:p>-</text:p>
          </table:table-cell>
          <table:table-cell table:style-name="ce4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86" table:number-columns-repeated="3"/>
          <table:table-cell table:style-name="ce9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86" table:number-columns-repeated="3"/>
          <table:table-cell table:style-name="ce9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86" table:number-columns-repeated="3"/>
          <table:table-cell table:style-name="ce9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86" table:number-columns-repeated="3"/>
          <table:table-cell table:style-name="ce9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86" table:number-columns-repeated="3"/>
          <table:table-cell table:style-name="ce9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86" table:number-columns-repeated="3"/>
          <table:table-cell table:style-name="ce9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7">[20180207:藤本]</text:span></text:p>
            <text:p><text:span text:style-name="T27">ESR60で設定内容をautoconfig.jsに書き込んで試験しましたが、</text:span></text:p>
            <text:p><text:span text:style-name="T27">相変わらず「GMail」や「Mibbit」が表示されていました。</text:span></text:p>
            <text:p/>
            <text:p><text:span text:style-name="T27">&gt; 1. ファイルの種類「irc」「ircs」「mailto」「webcal」のそれぞれについて、選択肢として「毎回確認する」と「他のプログラムを選択する...」の2つだけが表示される。</text:span></text:p>
            <text:p/>
            <text:p><text:span text:style-name="T27">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86" table:number-columns-repeated="3"/>
          <table:table-cell table:style-name="ce9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3">MCD:</text:span></text:p>
            <text:p><text:span text:style-name="T13">lockPref("browser.safebrowsing.downloads.enabled",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3">MCD:</text:span></text:p>
            <text:p><text:span text:style-name="T13">lockPref("browser.safebrowsing.downloads.enabled",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3">",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office:value-type="string" calcext:value-type="string">
            <text:p><text:span text:style-name="T27">[20180207:藤本]</text:span></text:p>
            <text:p><text:span text:style-name="T27">検証マニュアルに記されているサイトがリンク切れを起こしているので</text:span></text:p>
            <text:p><text:span text:style-name="T27">設定値の動作試験ができませんでした。</text:span></text:p>
            <text:p/>
            <text:p><text:span text:style-name="T27">&gt; 1. ロケーションバーに `http://testsafebrowsing.appspot.com/` と入力し、ページを開く。</text:span></text:p>
            <text:p><text:span text:style-name="T27">&gt; 2. 「Desktop Download Warnings」セクションの「1. Should show a "malicious" warning, based on URL」のリンクをクリックする。</text:span></text:p>
            <text:p/>
            <text:p><text:span text:style-name="T27">ローカルのサーバーで代替する。</text:span></text:p>
            <text:p><text:span text:style-name="T27">$ echo "127.0.0.1 download.safebrowsingtest.com" | sudo tee -a /etc/hosts</text:span></text:p>
            <text:p><text:span text:style-name="T27">$ cd /tmp</text:span></text:p>
            <text:p><text:span text:style-name="T27">$ mkdir download</text:span></text:p>
            <text:p><text:span text:style-name="T27">$ echo "TEST" &gt; download/test</text:span></text:p>
            <text:p><text:span text:style-name="T27">$ sudo ruby -run -e httpd . -p 80</text:span></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3">",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3">MCD:</text:span></text:p>
            <text:p><text:span text:style-name="T13">lockPref("browser.safebrowsing.downloads.remote.block_potentially_unwanted", true);</text:span></text:p>
            <text:p><text:span text:style-name="T13">lockPref("browser.safebrowsing.downloads.remote.block_uncommon",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3">MCD:</text:span></text:p>
            <text:p><text:span text:style-name="T13">lockPref("browser.safebrowsing.downloads.remote.block_potentially_unwanted", true);</text:span></text:p>
            <text:p><text:span text:style-name="T13">lockPref("browser.safebrowsing.downloads.remote.block_uncommon",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3">lockPref("browser.safebrowsing.downloads.remote.block_uncommon",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text:span text:style-name="T27">[20180207:藤本]</text:span></text:p>
            <text:p><text:span text:style-name="T27">検証マニュアルに記されているサイトをチェックしても、</text:span></text:p>
            <text:p><text:span text:style-name="T27">記載されている警告が出現しませんでした。</text:span></text:p>
            <text:p/>
            <text:p><text:span text:style-name="T27">&gt; 1. 「Desktop Download Warnings」セクションの「1. Should show a "malicious" warning, based on URL」のリンクをクリックする</text:span></text:p>
            <text:p><text:span text:style-name="T27">&gt; 1. ファイルの取り扱いを尋ねられるので、ファイルとして保存するよう指示し、ダウンロード完了を待つ。</text:span></text:p>
            <text:p/>
            <text:p><text:span text:style-name="T27">確認する限り、コンテンツが単純にHTMLページとして取り扱われ、</text:span></text:p>
            <text:p><text:span text:style-name="T27">ダウンロードポップアップ自体が出現しません。</text:span></text:p>
            <text:p/>
            <text:p><text:span text:style-name="T27">ローカルのサーバーで代替する。</text:span></text:p>
            <text:p><text:span text:style-name="T27">$ echo "127.0.0.1 download.safebrowsingtest.com" | sudo tee -a /etc/hosts</text:span></text:p>
            <text:p><text:span text:style-name="T27">$ cd /tmp</text:span></text:p>
            <text:p><text:span text:style-name="T27">$ mkdir download</text:span></text:p>
            <text:p><text:span text:style-name="T27">$ echo "TEST" &gt; download/test</text:span></text:p>
            <text:p><text:span text:style-name="T27">$ sudo ruby -run -e httpd . -p 80</text:span></text:p>
          </table:table-cell>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3">lockPref("browser.safebrowsing.downloads.remote.block_uncommon",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3">", false);</text:span></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3">",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3">", false);</text:span></text:p>
          </table:table-cell>
          <table:table-cell table:style-name="ce9" office:value-type="string" calcext:value-type="string">
            <text:p><text:span text:style-name="T28">[20180207:藤本]</text:span></text:p>
            <text:p><text:span text:style-name="T28">設定値自体は切り替えられるのですが、効果が無いように見えます。</text:span></text:p>
            <text:p><text:span text:style-name="T28">実際に設定値を変えた上で次の手順を踏むと、うまく動いてないことが分かります：</text:span></text:p>
            <text:p/>
            <text:p><text:span text:style-name="T28"> 1. http://www.clear-code.com/ にアクセスする</text:span></text:p>
            <text:p><text:span text:style-name="T28"> 2. F12を押して開発者コンソールを開く</text:span></text:p>
            <text:p><text:span text:style-name="T28"> 3. `document.cookie = 'a=b;secure'`を実行する</text:span></text:p>
            <text:p><text:span text:style-name="T28">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3">",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3">", false);</text:span></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3">",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3">MCD:</text:span></text:p>
            <text:p><text:span text:style-name="T13">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3">MCD:</text:span></text:p>
            <text:p><text:span text:style-name="T13">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3" office:value-type="string" calcext:value-type="string">
            <text:p><text:span text:style-name="T29">[20180207:藤本]</text:span></text:p>
            <text:p><text:span text:style-name="T29">ESR60実機で動作確認済みですが、検証マニュアルの方にSecurity-32について記載が無いみたいです。</text:span></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ででしゃばりなFlashコンテンツをブロック</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86" table:number-columns-repeated="3"/>
          <table:table-cell table:style-name="ce9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86" table:number-columns-repeated="3"/>
          <table:table-cell table:style-name="ce9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4" office:value-type="string" calcext:value-type="string" table:number-columns-spanned="1" table:number-rows-spanned="5">
            <text:p>プライバシー</text:p>
          </table:table-cell>
          <table:table-cell table:style-name="ce24" office:value-type="string" calcext:value-type="string" table:number-columns-spanned="1" table:number-rows-spanned="5">
            <text:p>履歴の保存の可否</text:p>
          </table:table-cell>
          <table:table-cell table:style-name="ce24"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86" office:value-type="string" calcext:value-type="string">
            <text:p>-</text:p>
          </table:table-cell>
          <table:table-cell table:style-name="ce86" table:number-columns-repeated="2"/>
          <table:table-cell table:style-name="ce9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74" office:value-type="string" calcext:value-type="string">
            <text:p><text:span text:style-name="T10">[20180213:藤本]</text:span></text:p>
            <text:p><text:span text:style-name="T10">「選択肢」と「接待内容」が一致してないように見えます。</text:span></text:p>
            <text:p><text:span text:style-name="T10">（やってることは「常にプライベートモードで表示する」なので）</text:span></text:p>
          </table:table-cell>
          <table:table-cell table:style-name="ce10" table:formula="of:=IF([.K134]=&quot;&quot;;&quot;?&quot;;IF([.N134]=&quot;&quot;;&quot;新規&quot;;IF([.K134]=[.N134];&quot;&quot;;&quot;変更あり&quot;)))">
            <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71" office:value-type="string" calcext:value-type="string">
            <text:p>「表示したページとファイルのダウンロードの履歴を残す」を非表示化</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86"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8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9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86" office:value-type="string" calcext:value-type="string">
            <text:p>lockPref("browser.privatebrowsing.autostart", true);</text:p>
          </table:table-cell>
          <table:table-cell table:style-name="ce86" office:value-type="string" calcext:value-type="string">
            <text:p>変更無し</text:p>
          </table:table-cell>
          <table:table-cell table:style-name="ce86" office:value-type="string" calcext:value-type="string">
            <text:p>lockPref("browser.privatebrowsing.autostart", true);</text:p>
          </table:table-cell>
          <table:table-cell table:style-name="ce9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4">lockPref("privacy.clearOnShutdown.offlineApps", true); // ウェブサイトのオフライン</text:span><text:span text:style-name="T13">作業用データ</text:span></text:p>
            <text:p/>
            <text:p><text:span text:style-name="T14">[20180213:藤本]</text:span></text:p>
            <text:p><text:span text:style-name="T14">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86" table:number-columns-repeated="3"/>
          <table:table-cell table:style-name="ce9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9"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86" office:value-type="string" calcext:value-type="string">
            <text:p>lockPref("browser.formfill.enable", true);</text:p>
          </table:table-cell>
          <table:table-cell table:style-name="ce86" office:value-type="string" calcext:value-type="string">
            <text:p>変更無し</text:p>
          </table:table-cell>
          <table:table-cell table:style-name="ce86" office:value-type="string" calcext:value-type="string">
            <text:p>lockPref("browser.formfill.enable", true);</text:p>
          </table:table-cell>
          <table:table-cell table:style-name="ce9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8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8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9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86" office:value-type="string" calcext:value-type="string">
            <text:p>-</text:p>
          </table:table-cell>
          <table:table-cell table:style-name="ce86" office:value-type="string" calcext:value-type="string">
            <text:p>廃止</text:p>
          </table:table-cell>
          <table:table-cell table:style-name="ce86" office:value-type="string" calcext:value-type="string">
            <text:p>lockPref("browser.download.manager.retention", 2);</text:p>
          </table:table-cell>
          <table:table-cell table:style-name="ce9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6" office:value-type="string" calcext:value-type="string">
            <text:p>廃止</text:p>
          </table:table-cell>
          <table:table-cell table:style-name="ce86" office:value-type="string" calcext:value-type="string">
            <text:p>lockPref("browser.download.manager.retention", 1);</text:p>
          </table:table-cell>
          <table:table-cell table:style-name="ce9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14" office:value-type="string" calcext:value-type="string">
            <text:p>Firefox 31の時点で廃止</text:p>
          </table:table-cell>
          <table:table-cell table:style-name="ce8" table:formula="of:=IF([.P143]=&quot;&quot;;&quot;?&quot;;IF([.R143]=&quot;&quot;;&quot;新規&quot;;IF([.P143]=[.R143];&quot;&quot;;&quot;○&quot;)))">
            <text:p/>
          </table:table-cell>
          <table:table-cell table:style-name="ce14" office:value-type="string" calcext:value-type="string">
            <text:p>Firefox 31の時点で廃止</text:p>
          </table:table-cell>
          <table:table-cell table:style-name="ce86" office:value-type="string" calcext:value-type="string">
            <text:p>廃止（通常の閲覧履歴と併せて保存しないようにする設定で代替）</text:p>
            <text:p/>
            <text:p>MCD:</text:p>
            <text:p>lockPref("places.history.enabled", false);</text:p>
          </table:table-cell>
          <table:table-cell table:style-name="ce8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9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86" office:value-type="string" calcext:value-type="string">
            <text:p>lockPref("browser.urlbar.autocomplete.enabled", true);</text:p>
          </table:table-cell>
          <table:table-cell table:style-name="ce86" office:value-type="string" calcext:value-type="string">
            <text:p>変更無し</text:p>
          </table:table-cell>
          <table:table-cell table:style-name="ce86" office:value-type="string" calcext:value-type="string">
            <text:p>lockPref("browser.urlbar.autocomplete.enabled", true);</text:p>
          </table:table-cell>
          <table:table-cell table:style-name="ce9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8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8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9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パスワードの保存の可否</text:p>
          </table:table-cell>
          <table:table-cell table:style-name="ce17"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86" office:value-type="string" calcext:value-type="string">
            <text:p>lockPref("signon.rememberSignons", true);</text:p>
          </table:table-cell>
          <table:table-cell table:style-name="ce86" office:value-type="string" calcext:value-type="string">
            <text:p>変更無し</text:p>
          </table:table-cell>
          <table:table-cell table:style-name="ce86" office:value-type="string" calcext:value-type="string">
            <text:p>lockPref("signon.rememberSignons", true);</text:p>
          </table:table-cell>
          <table:table-cell table:style-name="ce9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2">lockPref("signon.rememberSignons", false);</text:span></text:p>
            <text:p><text:span text:style-name="T1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0"/>
          <table:table-cell table:style-name="ce10" table:formula="of:=IF([.K147]=&quot;&quot;;&quot;?&quot;;IF([.N147]=&quot;&quot;;&quot;新規&quot;;IF([.K147]=[.N147];&quot;&quot;;&quot;変更あり&quot;)))">
            <text:p/>
          </table:table-cell>
          <table:table-cell table:style-name="ce60" office:value-type="string" calcext:value-type="string">
            <text:p><text:span text:style-name="T2">MCD:</text:span></text:p>
            <text:p><text:span text:style-name="T2">lockPref("signon.rememberSignons", false);</text:span></text:p>
            <text:p><text:span text:style-name="T1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signon.rememberSignons", false);</text:span></text:p>
            <text:p><text:span text:style-name="T1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8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Webアプリのオフラインキャッシュ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8">lockPref("offline-apps.allow_by_default", false);</text:span></text:p>
            <text:p/>
          </table:table-cell>
          <table:table-cell table:style-name="ce72"/>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86" office:value-type="string" calcext:value-type="string">
            <text:p>lockPref("browser.offline-apps.notify", true);</text:p>
          </table:table-cell>
          <table:table-cell table:style-name="ce86" office:value-type="string" calcext:value-type="string">
            <text:p>変更無し</text:p>
          </table:table-cell>
          <table:table-cell table:style-name="ce86" office:value-type="string" calcext:value-type="string">
            <text:p>lockPref("browser.offline-apps.notify", true);</text:p>
          </table:table-cell>
          <table:table-cell table:style-name="ce9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86" office:value-type="string" calcext:value-type="string">
            <text:p>lockPref("extensions.autopermission.sites.(site)", "offline-app=1");</text:p>
          </table:table-cell>
          <table:table-cell table:style-name="ce86" table:number-columns-repeated="2"/>
          <table:table-cell table:style-name="ce9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86" table:number-columns-repeated="3"/>
          <table:table-cell table:style-name="ce9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9">lockPref("browser.offline-apps.notify", false);</text:span></text:p>
            <text:p><text:span text:style-name="T19">lockPref(“offline-apps.allow_by_default”, false);</text:span></text:p>
            <text:p><text:span text:style-name="T19">lockPref(“browser.cache.offline.enable”, false);</text:span></text:p>
            <text:p><text:span text:style-name="T19">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8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86" office:value-type="string" calcext:value-type="string">
            <text:p>lockPref("network.prefetch-next", true);</text:p>
          </table:table-cell>
          <table:table-cell table:style-name="ce86" office:value-type="string" calcext:value-type="string">
            <text:p>変更無し</text:p>
          </table:table-cell>
          <table:table-cell table:style-name="ce86" office:value-type="string" calcext:value-type="string">
            <text:p>lockPref("network.prefetch-next", true);</text:p>
          </table:table-cell>
          <table:table-cell table:style-name="ce9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86" office:value-type="string" calcext:value-type="string">
            <text:p>lockPref("network.prefetch-next", false);</text:p>
          </table:table-cell>
          <table:table-cell table:style-name="ce86" office:value-type="string" calcext:value-type="string">
            <text:p>変更無し</text:p>
          </table:table-cell>
          <table:table-cell table:style-name="ce86" office:value-type="string" calcext:value-type="string">
            <text:p>lockPref("network.prefetch-next", false);</text:p>
          </table:table-cell>
          <table:table-cell table:style-name="ce9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86" office:value-type="string" calcext:value-type="string">
            <text:p>-</text:p>
          </table:table-cell>
          <table:table-cell table:style-name="ce86" table:number-columns-repeated="2"/>
          <table:table-cell table:style-name="ce9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86" office:value-type="string" calcext:value-type="string">
            <text:p>lockPref("places.history.expiration.max_pages", （保持する件数）);</text:p>
          </table:table-cell>
          <table:table-cell table:style-name="ce86" office:value-type="string" calcext:value-type="string">
            <text:p>変更無し</text:p>
          </table:table-cell>
          <table:table-cell table:style-name="ce86" office:value-type="string" calcext:value-type="string">
            <text:p>lockPref("places.history.expiration.max_pages", （保持する件数）);</text:p>
          </table:table-cell>
          <table:table-cell table:style-name="ce9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6" office:value-type="string" calcext:value-type="string">
            <text:p>プライバシー</text:p>
          </table:table-cell>
          <table:table-cell table:style-name="ce26" office:value-type="string" calcext:value-type="string">
            <text:p>日数ベースでの履歴の自動削除</text:p>
          </table:table-cell>
          <table:table-cell table:style-name="ce26"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8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8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6" table:number-columns-repeated="2"/>
          <table:table-cell table:style-name="ce9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86" office:value-type="string" calcext:value-type="string">
            <text:p>-</text:p>
          </table:table-cell>
          <table:table-cell table:style-name="ce86" office:value-type="string" calcext:value-type="string">
            <text:p>廃止</text:p>
          </table:table-cell>
          <table:table-cell table:style-name="ce86" office:value-type="string" calcext:value-type="string">
            <text:p>lockPref("browser.sessionstore.enabled", true);</text:p>
          </table:table-cell>
          <table:table-cell table:style-name="ce9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3">lockPref("privacy.clearOnShutdown.sessions", true);</text:span><text:span text:style-name="T16">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3">lockPref("privacy.clearOnShutdown.sessions", true);</text:span><text:span text:style-name="T16">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8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8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6" office:value-type="string" calcext:value-type="string">
            <text:p>lockPref("browser.sessionstore.enabled", false);</text:p>
          </table:table-cell>
          <table:table-cell table:style-name="ce9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7" office:value-type="string" calcext:value-type="string" table:number-columns-spanned="1" table:number-rows-spanned="7">
            <text:p>プライバシー</text:p>
          </table:table-cell>
          <table:table-cell table:style-name="ce27" office:value-type="string" calcext:value-type="string" table:number-columns-spanned="1" table:number-rows-spanned="7">
            <text:p>Cookie、IndexedDB、Web Storage、およびService Worker用Cacheの保存の可否</text:p>
          </table:table-cell>
          <table:table-cell table:style-name="ce27"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86"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86" office:value-type="string" calcext:value-type="string">
            <text:p>lockPref("network.cookie.cookieBehavior", 0);</text:p>
            <text:p>lockPref("network.cookie.lifetimePolicy", 0);</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86"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86" office:value-type="string" calcext:value-type="string">
            <text:p>lockPref("extensions.autopermission.sites.(site)", "cookie=1");</text:p>
          </table:table-cell>
          <table:table-cell table:style-name="ce86" table:number-columns-repeated="2"/>
          <table:table-cell table:style-name="ce9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86" table:number-columns-repeated="3"/>
          <table:table-cell table:style-name="ce9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86"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86" office:value-type="string" calcext:value-type="string">
            <text:p>lockPref("network.cookie.cookieBehavior", 0);</text:p>
            <text:p>lockPref("network.cookie.lifetimePolicy", 2);</text:p>
          </table:table-cell>
          <table:table-cell table:style-name="ce86" table:number-columns-repeated="2"/>
          <table:table-cell table:style-name="ce9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86"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86" office:value-type="string" calcext:value-type="string">
            <text:p>lockPref("network.cookie.cookieBehavior", 2);</text:p>
            <text:p>lockPref("network.cookie.lifetimePolicy", 0);</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86" office:value-type="string" calcext:value-type="string">
            <text:p>lockPref("dom.storage.enabled", true);</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86" office:value-type="string" calcext:value-type="string">
            <text:p>lockPref("dom.storage.enabled", false);</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Indexed DBの利用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86"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86" office:value-type="string" calcext:value-type="string">
            <text:p>lockPref("dom.indexedDB.enabled", true);</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14"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86" office:value-type="string" calcext:value-type="string">
            <text:p>lockPref("extensions.autopermission.sites.(site)", "indexedDB=1");</text:p>
          </table:table-cell>
          <table:table-cell table:style-name="ce86" table:number-columns-repeated="2"/>
          <table:table-cell table:style-name="ce9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14"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86" table:number-columns-repeated="3"/>
          <table:table-cell table:style-name="ce9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86"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86" office:value-type="string" calcext:value-type="string">
            <text:p>lockPref("dom.indexedDB.enabled", false);</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位置情報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86" office:value-type="string" calcext:value-type="string">
            <text:p>lockPref("geo.enabled", true);</text:p>
          </table:table-cell>
          <table:table-cell table:style-name="ce86" office:value-type="string" calcext:value-type="string">
            <text:p>変更無し</text:p>
          </table:table-cell>
          <table:table-cell table:style-name="ce86" office:value-type="string" calcext:value-type="string">
            <text:p>lockPref("geo.enabled", true);</text:p>
          </table:table-cell>
          <table:table-cell table:style-name="ce9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86" office:value-type="string" calcext:value-type="string">
            <text:p>lockPref("extensions.autopermission.sites.(site)", "geo=1");</text:p>
          </table:table-cell>
          <table:table-cell table:style-name="ce86" table:number-columns-repeated="2"/>
          <table:table-cell table:style-name="ce9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86" table:number-columns-repeated="3"/>
          <table:table-cell table:style-name="ce9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86" office:value-type="string" calcext:value-type="string">
            <text:p>lockPref("geo.enabled", false);</text:p>
          </table:table-cell>
          <table:table-cell table:style-name="ce86" office:value-type="string" calcext:value-type="string">
            <text:p>変更無し</text:p>
          </table:table-cell>
          <table:table-cell table:style-name="ce86" office:value-type="string" calcext:value-type="string">
            <text:p>lockPref("geo.enabled", false);</text:p>
          </table:table-cell>
          <table:table-cell table:style-name="ce9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86" office:value-type="string" calcext:value-type="string">
            <text:p>-</text:p>
          </table:table-cell>
          <table:table-cell table:style-name="ce8" table:formula="of:=IF([.P176]=&quot;&quot;;&quot;?&quot;;IF([.R176]=&quot;&quot;;&quot;新規&quot;;IF([.P176]=[.R176];&quot;&quot;;&quot;○&quot;)))">
            <text:p/>
          </table:table-cell>
          <table:table-cell table:style-name="ce86" office:value-type="string" calcext:value-type="string">
            <text:p>-</text:p>
          </table:table-cell>
          <table:table-cell table:style-name="ce86" table:number-columns-repeated="2"/>
          <table:table-cell table:style-name="ce9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86" office:value-type="string" calcext:value-type="string">
            <text:p>lockPref("browser.search.geoip.url", "");</text:p>
          </table:table-cell>
          <table:table-cell table:style-name="ce8" table:formula="of:=IF([.P177]=&quot;&quot;;&quot;?&quot;;IF([.R177]=&quot;&quot;;&quot;新規&quot;;IF([.P177]=[.R177];&quot;&quot;;&quot;○&quot;)))">
            <text:p/>
          </table:table-cell>
          <table:table-cell table:style-name="ce86" office:value-type="string" calcext:value-type="string">
            <text:p>lockPref("browser.search.geoip.url", "");</text:p>
          </table:table-cell>
          <table:table-cell table:style-name="ce86" table:number-columns-repeated="2"/>
          <table:table-cell table:style-name="ce9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86" office:value-type="string" calcext:value-type="string">
            <text:p>lockPref("network.dns.disablePrefetch", false);</text:p>
          </table:table-cell>
          <table:table-cell table:style-name="ce86" office:value-type="string" calcext:value-type="string">
            <text:p>変更無し</text:p>
          </table:table-cell>
          <table:table-cell table:style-name="ce86" office:value-type="string" calcext:value-type="string">
            <text:p>lockPref("network.dns.disablePrefetch", false);</text:p>
          </table:table-cell>
          <table:table-cell table:style-name="ce9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86" office:value-type="string" calcext:value-type="string">
            <text:p>lockPref("network.dns.disablePrefetch", true);</text:p>
          </table:table-cell>
          <table:table-cell table:style-name="ce86" office:value-type="string" calcext:value-type="string">
            <text:p>変更無し</text:p>
          </table:table-cell>
          <table:table-cell table:style-name="ce86" office:value-type="string" calcext:value-type="string">
            <text:p>lockPref("network.dns.disablePrefetch", true);</text:p>
          </table:table-cell>
          <table:table-cell table:style-name="ce9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86" office:value-type="string" calcext:value-type="string">
            <text:p>lockPref("browser.search.suggest.enabled", true);</text:p>
          </table:table-cell>
          <table:table-cell table:style-name="ce86" office:value-type="string" calcext:value-type="string">
            <text:p>変更無し</text:p>
          </table:table-cell>
          <table:table-cell table:style-name="ce86" office:value-type="string" calcext:value-type="string">
            <text:p>lockPref("browser.search.suggest.enabled", true);</text:p>
          </table:table-cell>
          <table:table-cell table:style-name="ce9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8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9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table:table-cell table:style-name="ce9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9">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8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8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9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86" office:value-type="string" calcext:value-type="string">
            <text:p>-</text:p>
          </table:table-cell>
          <table:table-cell table:style-name="ce8" table:formula="of:=IF([.P184]=&quot;&quot;;&quot;?&quot;;IF([.R184]=&quot;&quot;;&quot;新規&quot;;IF([.P184]=[.R184];&quot;&quot;;&quot;○&quot;)))">
            <text:p/>
          </table:table-cell>
          <table:table-cell table:style-name="ce86" office:value-type="string" calcext:value-type="string">
            <text:p>-</text:p>
          </table:table-cell>
          <table:table-cell table:style-name="ce86" table:number-columns-repeated="2"/>
          <table:table-cell table:style-name="ce9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71" office:value-type="string" calcext:value-type="string">
            <text:p><text:span text:style-name="T10">[20180213:藤本]</text:span></text:p>
            <text:p><text:span text:style-name="T10">この設定はどうしたら実機で動作確認できるんでしょう？</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86"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86" office:value-type="string" calcext:value-type="string">
            <text:p>lockPref("security.ssl.errorReporting.automatic", false);</text:p>
            <text:p>lockPref("security.ssl.errorReporting.enabled", false);</text:p>
            <text:p>lockPref("security.ssl.errorReporting.url", "");</text:p>
          </table:table-cell>
          <table:table-cell table:style-name="ce86" table:number-columns-repeated="2"/>
          <table:table-cell table:style-name="ce9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25"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86" office:value-type="string" calcext:value-type="string">
            <text:p>pref("privacy.donottrackheader.enabled", false);</text:p>
          </table:table-cell>
          <table:table-cell table:style-name="ce86" office:value-type="string" calcext:value-type="string">
            <text:p>変更無し</text:p>
          </table:table-cell>
          <table:table-cell table:style-name="ce86" office:value-type="string" calcext:value-type="string">
            <text:p>pref("privacy.donottrackheader.enabled", false);</text:p>
          </table:table-cell>
          <table:table-cell table:style-name="ce9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2（廃止）" calcext:value-type="string">
            <text:p>Privacy-20-2（廃止）</text:p>
          </table:table-cell>
          <table:table-cell table:style-name="ce8" office:value-type="string" calcext:value-type="string">
            <text:p>Privacy-20</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86" office:value-type="string" calcext:value-type="string">
            <text:p>pref("privacy.donottrackheader.enabled", true);</text:p>
          </table:table-cell>
          <table:table-cell table:style-name="ce86" office:value-type="string" calcext:value-type="string">
            <text:p>変更無し</text:p>
          </table:table-cell>
          <table:table-cell table:style-name="ce86" office:value-type="string" calcext:value-type="string">
            <text:p>pref("privacy.donottrackheader.enabled", true);</text:p>
          </table:table-cell>
          <table:table-cell table:style-name="ce9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3(廃止)" calcext:value-type="string">
            <text:p>Privacy-20-3(廃止)</text:p>
          </table:table-cell>
          <table:table-cell table:style-name="ce8" office:value-type="string" calcext:value-type="string">
            <text:p>Privacy-20</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86" office:value-type="string" calcext:value-type="string">
            <text:p>-</text:p>
          </table:table-cell>
          <table:table-cell table:style-name="ce86" table:number-columns-repeated="2"/>
          <table:table-cell table:style-name="ce9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4（廃止）" calcext:value-type="string">
            <text:p>Privacy-20-4（廃止）</text:p>
          </table:table-cell>
          <table:table-cell table:style-name="ce8" office:value-type="string" calcext:value-type="string">
            <text:p>Privacy-20</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86" office:value-type="string" calcext:value-type="string">
            <text:p>-</text:p>
          </table:table-cell>
          <table:table-cell table:style-name="ce86" table:number-columns-repeated="2"/>
          <table:table-cell table:style-name="ce9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20">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12">[20180213:藤本]</text:span></text:p>
            <text:p><text:span text:style-name="T12">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86" office:value-type="string" calcext:value-type="string">
            <text:p>[fainstall]</text:p>
            <text:p>AppEnableCrashReport=false</text:p>
          </table:table-cell>
          <table:table-cell table:style-name="ce86" office:value-type="string" calcext:value-type="string">
            <text:p>変更無し</text:p>
          </table:table-cell>
          <table:table-cell table:style-name="ce86" office:value-type="string" calcext:value-type="string">
            <text:p>[fainstall]</text:p>
            <text:p>AppEnableCrashReport=false</text:p>
          </table:table-cell>
          <table:table-cell table:style-name="ce9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86" office:value-type="string" calcext:value-type="string">
            <text:p>-</text:p>
          </table:table-cell>
          <table:table-cell table:style-name="ce86" table:number-columns-repeated="2"/>
          <table:table-cell table:style-name="ce9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6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86" office:value-type="string" calcext:value-type="string">
            <text:p>lockPref("social.remote-install.enabled", true);</text:p>
            <text:p>lockPref("social.toast-notifications.enabled", true);</text:p>
          </table:table-cell>
          <table:table-cell table:style-name="ce86" office:value-type="string" calcext:value-type="string">
            <text:p>-</text:p>
          </table:table-cell>
          <table:table-cell table:style-name="ce9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Security-11に統合</text:p>
          </table:table-cell>
          <table:table-cell table:style-name="ce60"/>
          <table:table-cell table:style-name="ce10" table:formula="of:=IF([.K196]=&quot;&quot;;&quot;?&quot;;IF([.N196]=&quot;&quot;;&quot;新規&quot;;IF([.K196]=[.N196];&quot;&quot;;&quot;変更あり&quot;)))">
            <text:p/>
          </table:table-cell>
          <table:table-cell table:style-name="ce6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87"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6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6" office:value-type="string" calcext:value-type="string">
            <text:p>lockPref("social.remote-install.enabled", false);</text:p>
            <text:p>lockPref("social.toast-notifications.enabled", false);</text:p>
          </table:table-cell>
          <table:table-cell table:style-name="ce86" office:value-type="string" calcext:value-type="string">
            <text:p>-</text:p>
          </table:table-cell>
          <table:table-cell table:style-name="ce9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アカウント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86" office:value-type="string" calcext:value-type="string">
            <text:p>-</text:p>
          </table:table-cell>
          <table:table-cell table:style-name="ce86"/>
          <table:table-cell table:style-name="ce86" office:value-type="string" calcext:value-type="string">
            <text:p>-</text:p>
          </table:table-cell>
          <table:table-cell table:style-name="ce9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9">lockPref("identity.fxaccounts.remote.root","");</text:span></text:p>
            <text:p><text:span text:style-name="T19">lockPref("identity.fxaccounts.remote.connectdevice.uri","");</text:span></text:p>
            <text:p><text:span text:style-name="T19">lockPref("identity.fxaccounts.remote.email.uri","");</text:span></text:p>
            <text:p><text:span text:style-name="T1">lockPref("identity.fxaccounts.settings.devices.uri", "");</text:span></text:p>
            <text:p><text:span text:style-name="T19">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86" office:value-type="string" calcext:value-type="string">
            <text:p>-</text:p>
          </table:table-cell>
          <table:table-cell table:style-name="ce9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86" office:value-type="string" calcext:value-type="string">
            <text:p>lockPref("loop.enabled",true);</text:p>
          </table:table-cell>
          <table:table-cell table:style-name="ce86" office:value-type="string" calcext:value-type="string">
            <text:p>-</text:p>
          </table:table-cell>
          <table:table-cell table:style-name="ce9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86" office:value-type="string" calcext:value-type="string">
            <text:p>MCD:</text:p>
            <text:p><text:span text:style-name="T11">lockPref("loop.enabled",false);</text:span></text:p>
            <text:p><text:span text:style-name="T11">lockPref("loop.server", "");</text:span></text:p>
            <text:p><text:span text:style-name="T13">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8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86" office:value-type="string" calcext:value-type="string">
            <text:p>lockPref("loop.enabled",false);</text:p>
          </table:table-cell>
          <table:table-cell table:style-name="ce86" office:value-type="string" calcext:value-type="string">
            <text:p>-</text:p>
          </table:table-cell>
          <table:table-cell table:style-name="ce9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86" office:value-type="string" calcext:value-type="string">
            <text:p>-</text:p>
          </table:table-cell>
          <table:table-cell table:style-name="ce86" table:number-columns-repeated="2"/>
          <table:table-cell table:style-name="ce9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8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6" table:number-columns-repeated="2"/>
          <table:table-cell table:style-name="ce9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Pocket（リーディングリスト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86" office:value-type="string" calcext:value-type="string">
            <text:p>-</text:p>
          </table:table-cell>
          <table:table-cell table:style-name="ce86" table:number-columns-repeated="2"/>
          <table:table-cell table:style-name="ce9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17">lockPref("extensions.pocket.enabled", false);</text:span></text:p>
            <text:p><text:span text:style-name="T17">lockPref("extensions.pocket.api", "");</text:span></text:p>
            <text:p><text:span text:style-name="T17">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0" office:value-type="string" calcext:value-type="string">
            <text:p><text:span text:style-name="T30">[20180213:藤本]</text:span></text:p>
            <text:p><text:span text:style-name="T30">次の設定値とボタンはFirefox55で削除済みです</text:span></text:p>
            <text:p><text:span text:style-name="T30">See: https://bugzilla.mozilla.org/show_bug.cgi?id=1352501</text:span></text:p>
            <text:p/>
            <text:p><text:span text:style-name="T30">    lockPref("browser.reader.detectedFirstArticle", true);</text:span></text:p>
            <text:p/>
            <text:p><text:span text:style-name="T30">    @-moz-document url-prefix("about:reader") {</text:span></text:p>
            <text:p><text:span text:style-name="T30">      *|*#pocket-button {</text:span></text:p>
            <text:p><text:span text:style-name="T30">        display: none !important;</text:span></text:p>
            <text:p><text:span text:style-name="T30">        -moz-user-focus: ignore !important;</text:span></text:p>
            <text:p><text:span text:style-name="T30">      }</text:span></text:p>
            <text:p><text:span text:style-name="T30">    }</text:span></text:p>
            <text:p/>
            <text:p><text:span text:style-name="T30">#menu_pocket,#menu_pocketSeparator,#BMB_pocket,#BMB_pocketSeparator,はFirefox 57で削除済み</text:span></text:p>
          </table:table-cell>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er.detectedFirstArticle", true);</text:span></text:p>
            <text:p><text:span text:style-name="T17">lockPref("extensions.pocket.enabled", false);</text:span></text:p>
            <text:p><text:span text:style-name="T17">lockPref("extensions.pocket.api", "");</text:span></text:p>
            <text:p><text:span text:style-name="T17">lockPref("extensions.pocket.site", "");</text:span></text:p>
            <text:p><text:span text:style-name="T1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7">lockPref("browser.pocket.enabled", false);</text:span></text:p>
            <text:p><text:span text:style-name="T17">lockPref("browser.pocket.api", "");</text:span></text:p>
            <text:p><text:span text:style-name="T17">lockPref("browser.pocket.site", "");</text:span></text:p>
            <text:p><text:span text:style-name="T1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8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86" table:number-columns-repeated="2"/>
          <table:table-cell table:style-name="ce9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205]=&quot;&quot;;&quot;?&quot;;IF([.R205]=&quot;&quot;;&quot;新規&quot;;IF([.P205]=[.R205];&quot;&quot;;&quot;○&quot;)))">
            <text:p/>
          </table:table-cell>
          <table:table-cell table:style-name="ce86" office:value-type="string" calcext:value-type="string">
            <text:p>-</text:p>
          </table:table-cell>
          <table:table-cell table:style-name="ce86" table:number-columns-repeated="2"/>
          <table:table-cell table:style-name="ce9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86"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86" table:number-columns-repeated="2"/>
          <table:table-cell table:style-name="ce9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86" office:value-type="string" calcext:value-type="string">
            <text:p>-</text:p>
          </table:table-cell>
          <table:table-cell table:style-name="ce8" table:formula="of:=IF([.P207]=&quot;&quot;;&quot;?&quot;;IF([.R207]=&quot;&quot;;&quot;新規&quot;;IF([.P207]=[.R207];&quot;&quot;;&quot;○&quot;)))">
            <text:p/>
          </table:table-cell>
          <table:table-cell table:style-name="ce86" office:value-type="string" calcext:value-type="string">
            <text:p>-</text:p>
          </table:table-cell>
          <table:table-cell table:style-name="ce86" table:number-columns-repeated="2"/>
          <table:table-cell table:style-name="ce9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86" office:value-type="string" calcext:value-type="string">
            <text:p>-</text:p>
          </table:table-cell>
          <table:table-cell table:style-name="ce8" table:formula="of:=IF([.P208]=&quot;&quot;;&quot;?&quot;;IF([.R208]=&quot;&quot;;&quot;新規&quot;;IF([.P208]=[.R208];&quot;&quot;;&quot;○&quot;)))">
            <text:p/>
          </table:table-cell>
          <table:table-cell table:style-name="ce86" office:value-type="string" calcext:value-type="string">
            <text:p>-</text:p>
          </table:table-cell>
          <table:table-cell table:style-name="ce86" table:number-columns-repeated="2"/>
          <table:table-cell table:style-name="ce9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86"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86" office:value-type="string" calcext:value-type="string">
            <text:p>lockPref("browser.cache.disk.smart_size.enabled", true);</text:p>
          </table:table-cell>
          <table:table-cell table:style-name="ce86" table:number-columns-repeated="2"/>
          <table:table-cell table:style-name="ce9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86"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86" office:value-type="string" calcext:value-type="string">
            <text:p>lockPref("browser.cache.disk.smart_size.enabled", false);</text:p>
            <text:p>lockPref("browser.cache.disk.capacity", サイズ（KB）);</text:p>
          </table:table-cell>
          <table:table-cell table:style-name="ce86" table:number-columns-repeated="2"/>
          <table:table-cell table:style-name="ce9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62"/>
          <table:table-cell table:style-name="ce10" table:formula="of:=IF([.K211]=&quot;&quot;;&quot;?&quot;;IF([.N211]=&quot;&quot;;&quot;新規&quot;;IF([.K211]=[.N211];&quot;&quot;;&quot;変更あり&quot;)))">
            <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12]=&quot;&quot;;&quot;?&quot;;IF([.N212]=&quot;&quot;;&quot;新規&quot;;IF([.K212]=[.N212];&quot;&quot;;&quot;変更あり&quot;)))">
            <text:p/>
          </table:table-cell>
          <table:table-cell table:style-name="ce54" office:value-type="string" calcext:value-type="string">
            <text:p>-</text:p>
          </table:table-cell>
          <table:table-cell table:style-name="ce10" table:formula="of:=IF([.N212]=&quot;&quot;;&quot;?&quot;;IF([.P212]=&quot;&quot;;&quot;新規&quot;;IF([.N212]=[.P212];&quot;&quot;;&quot;変更あり&quot;)))">
            <text:p/>
          </table:table-cell>
          <table:table-cell table:style-name="ce54" office:value-type="string" calcext:value-type="string">
            <text:p>-</text:p>
          </table:table-cell>
          <table:table-cell table:style-name="ce8" table:formula="of:=IF([.P212]=&quot;&quot;;&quot;?&quot;;IF([.R212]=&quot;&quot;;&quot;新規&quot;;IF([.P212]=[.R212];&quot;&quot;;&quot;○&quot;)))">
            <text:p/>
          </table:table-cell>
          <table:table-cell table:number-columns-repeated="2" table:style-name="ce86" office:value-type="string" calcext:value-type="string">
            <text:p>-</text:p>
          </table:table-cell>
          <table:table-cell table:style-name="ce86"/>
          <table:table-cell table:style-name="ce9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selfsupport.enabled", false);</text:p>
            <text:p><text:span text:style-name="T21">lockPref("browser.selfsupport.url", "");</text:span></text:p>
          </table:table-cell>
          <table:table-cell table:style-name="ce5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54" office:value-type="string" calcext:value-type="string">
            <text:p>lockPref("browser.selfsupport.enabled", false);</text:p>
            <text:p><text:span text:style-name="T21">lockPref("browser.selfsupport.url", "");</text:span></text:p>
            <text:p/>
            <text:p><text:span text:style-name="T21">[</text:span><text:span text:style-name="T34">20180214:藤本]</text:span></text:p>
            <text:p><text:span text:style-name="T35">旧selfsupport機能はFirefox 55でShieldに移行済みなので、</text:span></text:p>
            <text:p><text:span text:style-name="T35">この設定は不要のはずです。</text:span></text:p>
            <text:p/>
            <text:p><text:span text:style-name="T35">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5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86" office:value-type="string" calcext:value-type="string">
            <text:p>lockPref("browser.selfsupport.url", "");</text:p>
          </table:table-cell>
          <table:table-cell table:style-name="ce86"/>
          <table:table-cell table:style-name="ce9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86"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86" office:value-type="string" calcext:value-type="string">
            <text:p>defaultPref("network.http.speculative-parallel-limit", 6);</text:p>
          </table:table-cell>
          <table:table-cell table:style-name="ce86" table:number-columns-repeated="2"/>
          <table:table-cell table:style-name="ce9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86"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86" office:value-type="string" calcext:value-type="string">
            <text:p>lockPref("network.http.speculative-parallel-limit", 0);</text:p>
          </table:table-cell>
          <table:table-cell table:style-name="ce86" table:number-columns-repeated="2"/>
          <table:table-cell table:style-name="ce9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3"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54" office:value-type="string" calcext:value-type="string">
            <text:p>-</text:p>
          </table:table-cell>
          <table:table-cell table:style-name="ce54"/>
          <table:table-cell table:style-name="ce10" table:formula="of:=IF([.K216]=&quot;&quot;;&quot;?&quot;;IF([.N216]=&quot;&quot;;&quot;新規&quot;;IF([.K216]=[.N216];&quot;&quot;;&quot;変更あり&quot;)))">
            <text:p/>
          </table:table-cell>
          <table:table-cell table:style-name="ce54" office:value-type="string" calcext:value-type="string">
            <text:p>-</text:p>
          </table:table-cell>
          <table:table-cell table:style-name="ce10" table:formula="of:=IF([.N216]=&quot;&quot;;&quot;?&quot;;IF([.P216]=&quot;&quot;;&quot;新規&quot;;IF([.N216]=[.P216];&quot;&quot;;&quot;変更あり&quot;)))">
            <text:p/>
          </table:table-cell>
          <table:table-cell table:style-name="ce5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86" table:number-columns-repeated="3"/>
          <table:table-cell table:style-name="ce9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ブロックリストを取得して、トラッキングを常に遮断する</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75" office:value-type="string" calcext:value-type="string">
            <text:p><text:span text:style-name="T31">[20180214:藤本]</text:span></text:p>
            <text:p><text:span text:style-name="T31">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ext:span><text:span text:style-name="T36">#trackingGroup</text:span><text:span text:style-name="T22"> {</text:span></text:p>
            <text:p><text:span text:style-name="T22">    visibility: collapse !important;</text:span></text:p>
            <text:p><text:span text:style-name="T22">    -moz-user-focus: ignore !important;</text:span></text:p>
            <text:p><text:span text:style-name="T22">  }</text:span></text:p>
            <text:p><text:span text:style-name="T22">}</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5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86" table:number-columns-repeated="3"/>
          <table:table-cell table:style-name="ce9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ブロックリストを取得せず、トラッキングを遮断しない</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5" office:value-type="string" calcext:value-type="string">
            <text:p><text:span text:style-name="T22">Security-5-2も併せて設定する。</text:span></text:p>
            <text:p/>
            <text:p><text:span text:style-name="T22">MCD:</text:span></text:p>
            <text:p><text:span text:style-name="T22">lockPref("privacy.trackingprotection.enabled", false);</text:span></text:p>
            <text:p><text:span text:style-name="T22">lockPref("privacy.trackingprotection.pbmode.enabled", false);</text:span></text:p>
            <text:p><text:span text:style-name="T22">lockPref("browser.trackingprotection.gethashURL", "");</text:span></text:p>
            <text:p><text:span text:style-name="T22">lockPref("browser.trackingprotection.updateURL", "");</text:span></text:p>
            <text:p><text:span text:style-name="T22">lockPref("privacy.trackingprotection.introURL", "");</text:span></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55"/>
          <table:table-cell table:style-name="ce10" table:formula="of:=IF([.K218]=&quot;&quot;;&quot;?&quot;;IF([.N218]=&quot;&quot;;&quot;新規&quot;;IF([.K218]=[.N218];&quot;&quot;;&quot;変更あり&quot;)))">
            <text:p/>
          </table:table-cell>
          <table:table-cell table:style-name="ce55" office:value-type="string" calcext:value-type="string">
            <text:p><text:span text:style-name="T22">Security-5-2も併せて設定する。</text:span></text:p>
            <text:p/>
            <text:p><text:span text:style-name="T22">MCD:</text:span></text:p>
            <text:p><text:span text:style-name="T22">lockPref("privacy.trackingprotection.enabled", false);</text:span></text:p>
            <text:p><text:span text:style-name="T22">lockPref("privacy.trackingprotection.pbmode.enabled", false);</text:span></text:p>
            <text:p><text:span text:style-name="T22">lockPref("browser.trackingprotection.gethashURL", "");</text:span></text:p>
            <text:p><text:span text:style-name="T22">lockPref("browser.trackingprotection.updateURL", "");</text:span></text:p>
            <text:p><text:span text:style-name="T22">lockPref("privacy.trackingprotection.introURL", "");</text:span></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55" office:value-type="string" calcext:value-type="string">
            <text:p><text:span text:style-name="T22">MCD:</text:span></text:p>
            <text:p><text:span text:style-name="T22">lockPref("privacy.trackingprotection.enabled", false);</text:span></text:p>
            <text:p><text:span text:style-name="T22">lockPref("privacy.trackingprotection.pbmode.enabled", false);</text:span></text:p>
            <text:p><text:span text:style-name="T22">lockPref("browser.trackingprotection.gethashURL", "");</text:span></text:p>
            <text:p><text:span text:style-name="T22">lockPref("browser.trackingprotection.updateURL", "");</text:span></text:p>
            <text:p><text:span text:style-name="T22">lockPref("privacy.trackingprotection.introURL", "");</text:span></text:p>
            <text:p><text:span text:style-name="T22">lockPref("browser.safebrowsing.provider.google.gethashURL", "");</text:span></text:p>
            <text:p><text:span text:style-name="T22">lockPref("browser.safebrowsing.provider.google.lists", "");</text:span></text:p>
            <text:p><text:span text:style-name="T22">lockPref("browser.safebrowsing.provider.google.updateURL", "");</text:span></text:p>
            <text:p><text:span text:style-name="T22">lockPref("browser.safebrowsing.provider.google.reportURL", "");</text:span></text:p>
            <text:p><text:span text:style-name="T22">lockPref("browser.safebrowsing.provider.mozilla.gethashURL", "");</text:span></text:p>
            <text:p><text:span text:style-name="T22">lockPref("browser.safebrowsing.provider.mozilla.lists", "");</text:span></text:p>
            <text:p><text:span text:style-name="T22">lockPref("browser.safebrowsing.provider.mozilla.updateURL", "");</text:span></text:p>
            <text:p><text:span text:style-name="T22">lockPref("browser.safebrowsing.provider.mozilla.reportURL", "");</text:span></text:p>
            <text:p><text:span text:style-name="T22">lockPref("browser.safebrowsing.reportMalwareMistakeURL", "");</text:span></text:p>
            <text:p><text:span text:style-name="T22">lockPref("browser.safebrowsing.reportPhishMistakeURL", "");</text:span></text:p>
            <text:p/>
            <text:p><text:span text:style-name="T22">globalChrome.css:</text:span></text:p>
            <text:p><text:span text:style-name="T22">@-moz-document</text:span></text:p>
            <text:p><text:span text:style-name="T22">  url-prefix("chrome://browser/content/preferences/preferences.xul"),</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86" table:number-columns-repeated="3"/>
          <table:table-cell table:style-name="ce9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54" office:value-type="string" calcext:value-type="string">
            <text:p>lockPref("browser.sessionstore.privacy_level", 0);</text:p>
          </table:table-cell>
          <table:table-cell table:style-name="ce54"/>
          <table:table-cell table:style-name="ce10" table:formula="of:=IF([.K219]=&quot;&quot;;&quot;?&quot;;IF([.N219]=&quot;&quot;;&quot;新規&quot;;IF([.K219]=[.N219];&quot;&quot;;&quot;変更あり&quot;)))">
            <text:p/>
          </table:table-cell>
          <table:table-cell table:style-name="ce5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5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86" table:number-columns-repeated="3"/>
          <table:table-cell table:style-name="ce9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一切禁止する</text:p>
          </table:table-cell>
          <table:table-cell table:style-name="ce9"/>
          <table:table-cell table:style-name="ce54" office:value-type="string" calcext:value-type="string">
            <text:p>// Privacy-10-2に包含される</text:p>
            <text:p>lockPref("browser.sessionstore.privacy_level", 2);</text:p>
            <text:p><text:span text:style-name="T21">lockPref("browser.sessionstore.privacy_level_deferred", 2);</text:span></text:p>
          </table:table-cell>
          <table:table-cell table:style-name="ce54"/>
          <table:table-cell table:style-name="ce10" table:formula="of:=IF([.K220]=&quot;&quot;;&quot;?&quot;;IF([.N220]=&quot;&quot;;&quot;新規&quot;;IF([.K220]=[.N220];&quot;&quot;;&quot;変更あり&quot;)))">
            <text:p/>
          </table:table-cell>
          <table:table-cell table:style-name="ce54" office:value-type="string" calcext:value-type="string">
            <text:p>// Privacy-10-2に包含される</text:p>
            <text:p>lockPref("browser.sessionstore.privacy_level", 2);</text:p>
            <text:p><text:span text:style-name="T21">lockPref("browser.sessionstore.privacy_level_deferred", 2);</text:span></text:p>
          </table:table-cell>
          <table:table-cell table:style-name="ce10" table:formula="of:=IF([.N220]=&quot;&quot;;&quot;?&quot;;IF([.P220]=&quot;&quot;;&quot;新規&quot;;IF([.N220]=[.P220];&quot;&quot;;&quot;変更あり&quot;)))">
            <text:p/>
          </table:table-cell>
          <table:table-cell table:style-name="ce54" office:value-type="string" calcext:value-type="string">
            <text:p>// Privacy-10-2に包含される</text:p>
            <text:p>lockPref("browser.sessionstore.privacy_level", 2);</text:p>
            <text:p><text:span text:style-name="T21">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86" table:number-columns-repeated="3"/>
          <table:table-cell table:style-name="ce9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8"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8"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std-track-digest256");</text:p>
          </table:table-cell>
          <table:table-cell table:style-name="ce5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84"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86" table:number-columns-repeated="3"/>
          <table:table-cell table:style-name="ce9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full-track-digest256");</text:p>
          </table:table-cell>
          <table:table-cell table:style-name="ce5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84"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86" table:number-columns-repeated="3"/>
          <table:table-cell table:style-name="ce9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std-track-digest256");</text:p>
            <text:p><text:span text:style-name="T23">lockPref("pref.privacy.disable_button.change_blocklist", true);</text:span></text:p>
          </table:table-cell>
          <table:table-cell table:style-name="ce5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84"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54" office:value-type="string" calcext:value-type="string">
            <text:p>lockPref("urlclassifier.trackingTable", "test-track-simple,mozstd-track-digest256");</text:p>
            <text:p><text:span text:style-name="T23">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86" table:number-columns-repeated="3"/>
          <table:table-cell table:style-name="ce9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1"/>
          <table:covered-table-cell table:style-name="ce40"/>
          <table:covered-table-cell table:style-name="ce21"/>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5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84"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86" table:number-columns-repeated="3"/>
          <table:table-cell table:style-name="ce9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5]=&quot;&quot;;&quot;?&quot;;IF([.N225]=&quot;&quot;;&quot;新規&quot;;IF([.K225]=[.N225];&quot;&quot;;&quot;変更あり&quot;)))">
            <text:p/>
          </table:table-cell>
          <table:table-cell table:style-name="ce54" office:value-type="string" calcext:value-type="string">
            <text:p>-</text:p>
          </table:table-cell>
          <table:table-cell table:style-name="ce10" table:formula="of:=IF([.N225]=&quot;&quot;;&quot;?&quot;;IF([.P225]=&quot;&quot;;&quot;新規&quot;;IF([.N225]=[.P225];&quot;&quot;;&quot;変更あり&quot;)))">
            <text:p/>
          </table:table-cell>
          <table:table-cell table:style-name="ce5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86" table:number-columns-repeated="3"/>
          <table:table-cell table:style-name="ce9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cache.disk_cache_ssl", false)</text:p>
          </table:table-cell>
          <table:table-cell table:style-name="ce54"/>
          <table:table-cell table:style-name="ce10" table:formula="of:=IF([.K226]=&quot;&quot;;&quot;?&quot;;IF([.N226]=&quot;&quot;;&quot;新規&quot;;IF([.K226]=[.N226];&quot;&quot;;&quot;変更あり&quot;)))">
            <text:p/>
          </table:table-cell>
          <table:table-cell table:style-name="ce5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5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86" table:number-columns-repeated="3"/>
          <table:table-cell table:style-name="ce9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7]=&quot;&quot;;&quot;?&quot;;IF([.N227]=&quot;&quot;;&quot;新規&quot;;IF([.K227]=[.N227];&quot;&quot;;&quot;変更あり&quot;)))">
            <text:p/>
          </table:table-cell>
          <table:table-cell table:style-name="ce54" office:value-type="string" calcext:value-type="string">
            <text:p>-</text:p>
          </table:table-cell>
          <table:table-cell table:style-name="ce10" table:formula="of:=IF([.N227]=&quot;&quot;;&quot;?&quot;;IF([.P227]=&quot;&quot;;&quot;新規&quot;;IF([.N227]=[.P227];&quot;&quot;;&quot;変更あり&quot;)))">
            <text:p/>
          </table:table-cell>
          <table:table-cell table:style-name="ce5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86" table:number-columns-repeated="3"/>
          <table:table-cell table:style-name="ce9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54" office:value-type="string" calcext:value-type="string">
            <text:p>lockPref("network.predictor.enabled", false);</text:p>
          </table:table-cell>
          <table:table-cell table:style-name="ce54"/>
          <table:table-cell table:style-name="ce10" table:formula="of:=IF([.K228]=&quot;&quot;;&quot;?&quot;;IF([.N228]=&quot;&quot;;&quot;新規&quot;;IF([.K228]=[.N228];&quot;&quot;;&quot;変更あり&quot;)))">
            <text:p/>
          </table:table-cell>
          <table:table-cell table:style-name="ce5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5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86" table:number-columns-repeated="3"/>
          <table:table-cell table:style-name="ce9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9]=&quot;&quot;;&quot;?&quot;;IF([.N229]=&quot;&quot;;&quot;新規&quot;;IF([.K229]=[.N229];&quot;&quot;;&quot;変更あり&quot;)))">
            <text:p/>
          </table:table-cell>
          <table:table-cell table:style-name="ce54" office:value-type="string" calcext:value-type="string">
            <text:p>-</text:p>
          </table:table-cell>
          <table:table-cell table:style-name="ce10" table:formula="of:=IF([.N229]=&quot;&quot;;&quot;?&quot;;IF([.P229]=&quot;&quot;;&quot;新規&quot;;IF([.N229]=[.P229];&quot;&quot;;&quot;変更あり&quot;)))">
            <text:p/>
          </table:table-cell>
          <table:table-cell table:style-name="ce5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86" table:number-columns-repeated="3"/>
          <table:table-cell table:style-name="ce9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eacon.enabled", false); </text:p>
          </table:table-cell>
          <table:table-cell table:style-name="ce54"/>
          <table:table-cell table:style-name="ce10" table:formula="of:=IF([.K230]=&quot;&quot;;&quot;?&quot;;IF([.N230]=&quot;&quot;;&quot;新規&quot;;IF([.K230]=[.N230];&quot;&quot;;&quot;変更あり&quot;)))">
            <text:p/>
          </table:table-cell>
          <table:table-cell table:style-name="ce5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5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86" table:number-columns-repeated="3"/>
          <table:table-cell table:style-name="ce9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1]=&quot;&quot;;&quot;?&quot;;IF([.N231]=&quot;&quot;;&quot;新規&quot;;IF([.K231]=[.N231];&quot;&quot;;&quot;変更あり&quot;)))">
            <text:p/>
          </table:table-cell>
          <table:table-cell table:style-name="ce5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54" office:value-type="string" calcext:value-type="string">
            <text:p>lockPref("security.insecure_field_warning.contextual.enabled", false); </text:p>
          </table:table-cell>
          <table:table-cell table:style-name="ce54"/>
          <table:table-cell table:style-name="ce10" table:formula="of:=IF([.K232]=&quot;&quot;;&quot;?&quot;;IF([.N232]=&quot;&quot;;&quot;新規&quot;;IF([.K232]=[.N232];&quot;&quot;;&quot;変更あり&quot;)))">
            <text:p/>
          </table:table-cell>
          <table:table-cell table:style-name="ce5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3]=&quot;&quot;;&quot;?&quot;;IF([.N233]=&quot;&quot;;&quot;新規&quot;;IF([.K233]=[.N233];&quot;&quot;;&quot;変更あり&quot;)))">
            <text:p/>
          </table:table-cell>
          <table:table-cell table:style-name="ce5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lockPref("signon.rememberSignons.visibilityToggle", false); </text:p>
          </table:table-cell>
          <table:table-cell table:style-name="ce54"/>
          <table:table-cell table:style-name="ce10" table:formula="of:=IF([.K234]=&quot;&quot;;&quot;?&quot;;IF([.N234]=&quot;&quot;;&quot;新規&quot;;IF([.K234]=[.N234];&quot;&quot;;&quot;変更あり&quot;)))">
            <text:p/>
          </table:table-cell>
          <table:table-cell table:style-name="ce5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5]=&quot;&quot;;&quot;?&quot;;IF([.N235]=&quot;&quot;;&quot;新規&quot;;IF([.K235]=[.N235];&quot;&quot;;&quot;変更あり&quot;)))">
            <text:p/>
          </table:table-cell>
          <table:table-cell table:style-name="ce5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 Privacy-33-2選択時にのみ影響。</text:p>
            <text:p>lockPref("privacy.trackingprotection.introCount", 999);</text:p>
          </table:table-cell>
          <table:table-cell table:style-name="ce54"/>
          <table:table-cell table:style-name="ce10" table:formula="of:=IF([.K236]=&quot;&quot;;&quot;?&quot;;IF([.N236]=&quot;&quot;;&quot;新規&quot;;IF([.K236]=[.N236];&quot;&quot;;&quot;変更あり&quot;)))">
            <text:p/>
          </table:table-cell>
          <table:table-cell table:style-name="ce5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Firefoxの新機能のテストへの参加の可否</text:p>
          </table:table-cell>
          <table:table-cell table:style-name="ce20"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54" office:value-type="string" calcext:value-type="string">
            <text:p>-</text:p>
          </table:table-cell>
          <table:table-cell table:style-name="ce5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参加しない</text:p>
          </table:table-cell>
          <table:table-cell table:style-name="ce56" office:value-type="string" calcext:value-type="string">
            <text:p>Policy Engineのポリシーを設定する</text:p>
          </table:table-cell>
          <table:table-cell table:style-name="ce63" office:value-type="string" calcext:value-type="string">
            <text:p>"DisableFirefoxStudies": false</text:p>
          </table:table-cell>
          <table:table-cell table:style-name="ce54"/>
          <table:table-cell table:style-name="ce10" table:formula="of:=IF([.K238]=&quot;&quot;;&quot;?&quot;;IF([.N238]=&quot;&quot;;&quot;新規&quot;;IF([.K238]=[.N238];&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46" office:value-type="string" calcext:value-type="string">
            <text:p>-</text:p>
          </table:table-cell>
          <table:table-cell table:style-name="ce9" office:value-type="string" calcext:value-type="string">
            <text:p>トラッキング防止の使用時のみ(既定)</text:p>
          </table:table-cell>
          <table:table-cell table:style-name="ce57" office:value-type="string" calcext:value-type="string">
            <text:p>MCDで設定を反映する</text:p>
          </table:table-cell>
          <table:table-cell table:style-name="ce63" office:value-type="string" calcext:value-type="string">
            <text:p>-</text:p>
          </table:table-cell>
          <table:table-cell table:style-name="ce5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1" office:value-type="string" calcext:value-type="string">
            <text:p>プライバシー</text:p>
          </table:covered-table-cell>
          <table:covered-table-cell table:style-name="ce18"/>
          <table:table-cell table:style-name="ce26"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86" office:value-type="string" calcext:value-type="string">
            <text:p>pref("privacy.donottrackheader.enabled", true);</text:p>
          </table:table-cell>
          <table:table-cell table:style-name="ce86" office:value-type="string" calcext:value-type="string">
            <text:p>変更無し</text:p>
          </table:table-cell>
          <table:table-cell table:style-name="ce86" office:value-type="string" calcext:value-type="string">
            <text:p>pref("privacy.donottrackheader.enabled", true);</text:p>
          </table:table-cell>
          <table:table-cell table:style-name="ce9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18"/>
          <table:table-cell table:style-name="ce26"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8">MCD:</text:span></text:p>
            <text:p><text:span text:style-name="T10">lockPref("privacy.trackingprotection.pbmode.enabled", true);</text:span></text:p>
            <text:p><text:span text:style-name="T18">lockPref("privacy.donottrackheader.enabled", false);</text:span></text:p>
            <text:p/>
          </table:table-cell>
          <table:table-cell table:style-name="ce7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86" office:value-type="string" calcext:value-type="string">
            <text:p>-</text:p>
          </table:table-cell>
          <table:table-cell table:style-name="ce86" table:number-columns-repeated="2"/>
          <table:table-cell table:style-name="ce9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18"/>
          <table:table-cell table:style-name="ce26"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2">Privacy-20より移行</text:span></text:p>
            <text:p/>
            <text:p><text:span text:style-name="T19">トラッキング防止を「ブロックしない」設定にしたときのみ、DNTを送出しないことができる。</text:span></text:p>
            <text:p/>
            <text:p><text:span text:style-name="T19">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86" office:value-type="string" calcext:value-type="string">
            <text:p>-</text:p>
          </table:table-cell>
          <table:table-cell table:style-name="ce8" table:formula="of:=IF([.P243]=&quot;&quot;;&quot;?&quot;;IF([.R243]=&quot;&quot;;&quot;新規&quot;;IF([.P243]=[.R243];&quot;&quot;;&quot;○&quot;)))">
            <text:p/>
          </table:table-cell>
          <table:table-cell table:style-name="ce86" office:value-type="string" calcext:value-type="string">
            <text:p>-</text:p>
          </table:table-cell>
          <table:table-cell table:style-name="ce86" table:number-columns-repeated="2"/>
          <table:table-cell table:style-name="ce9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86"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86" office:value-type="string" calcext:value-type="string">
            <text:p>[XRE]</text:p>
            <text:p>EnableProfileMigrator=0</text:p>
          </table:table-cell>
          <table:table-cell table:style-name="ce86" table:number-columns-repeated="2"/>
          <table:table-cell table:style-name="ce9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起動時のホームページの指定</text:p>
          </table:table-cell>
          <table:table-cell table:style-name="ce19"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86" office:value-type="string" calcext:value-type="string">
            <text:p>-</text:p>
          </table:table-cell>
          <table:table-cell table:style-name="ce86" table:number-columns-repeated="2"/>
          <table:table-cell table:style-name="ce9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able:table-cell>
          <table:table-cell table:style-name="ce9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8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8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6" table:number-columns-repeated="2"/>
          <table:table-cell table:style-name="ce9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9"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86" office:value-type="string" calcext:value-type="string">
            <text:p>lockPref("browser.shell.checkDefaultBrowser", true);</text:p>
          </table:table-cell>
          <table:table-cell table:style-name="ce86" office:value-type="string" calcext:value-type="string">
            <text:p>変更無し</text:p>
          </table:table-cell>
          <table:table-cell table:style-name="ce86" office:value-type="string" calcext:value-type="string">
            <text:p>lockPref("browser.shell.checkDefaultBrowser", true);</text:p>
          </table:table-cell>
          <table:table-cell table:style-name="ce9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78"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8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8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9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79"/>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86" office:value-type="string" calcext:value-type="string">
            <text:p>lockPref("browser.startup.homepage_override.mstone", "ignore");</text:p>
          </table:table-cell>
          <table:table-cell table:style-name="ce86" office:value-type="string" calcext:value-type="string">
            <text:p>変更無し</text:p>
          </table:table-cell>
          <table:table-cell table:style-name="ce86" office:value-type="string" calcext:value-type="string">
            <text:p>lockPref("browser.startup.homepage_override.mstone", "ignore");</text:p>
          </table:table-cell>
          <table:table-cell table:style-name="ce9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86" office:value-type="string" calcext:value-type="string">
            <text:p>-</text:p>
          </table:table-cell>
          <table:table-cell table:style-name="ce86" table:number-columns-repeated="2"/>
          <table:table-cell table:style-name="ce9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8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6" office:value-type="string" calcext:value-type="string">
            <text:p>変更無し</text:p>
          </table:table-cell>
          <table:table-cell table:style-name="ce8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9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1(廃止)" calcext:value-type="string">
            <text:p>Startup-6-1(廃止)</text:p>
          </table:table-cell>
          <table:table-cell table:style-name="ce8" office:value-type="string" calcext:value-type="string">
            <text:p>Startup-6</text:p>
          </table:table-cell>
          <table:table-cell table:style-name="ce8" office:value-type="string" calcext:value-type="string">
            <text:p>1(廃止)</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8">Firefox 57から旧来のabout:homeはActivityStreamで代替された。</text:span></text:p>
            <text:p><text:span text:style-name="T18">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86" office:value-type="string" calcext:value-type="string">
            <text:p>-</text:p>
          </table:table-cell>
          <table:table-cell table:style-name="ce86" table:number-columns-repeated="2"/>
          <table:table-cell table:style-name="ce9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2(廃止)" calcext:value-type="string">
            <text:p>Startup-6-2(廃止)</text:p>
          </table:table-cell>
          <table:table-cell table:style-name="ce8" office:value-type="string" calcext:value-type="string">
            <text:p>Startup-6</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8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6" office:value-type="string" calcext:value-type="string">
            <text:p>変更無し</text:p>
          </table:table-cell>
          <table:table-cell table:style-name="ce8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7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86" office:value-type="string" calcext:value-type="string">
            <text:p>lockPref("browser.disableResetPrompt", false);</text:p>
          </table:table-cell>
          <table:table-cell table:style-name="ce86" office:value-type="string" calcext:value-type="string">
            <text:p>-</text:p>
          </table:table-cell>
          <table:table-cell table:style-name="ce9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86" office:value-type="string" calcext:value-type="string">
            <text:p>lockPref("browser.disableResetPrompt", true);</text:p>
          </table:table-cell>
          <table:table-cell table:style-name="ce86" office:value-type="string" calcext:value-type="string">
            <text:p>-</text:p>
          </table:table-cell>
          <table:table-cell table:style-name="ce9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86" office:value-type="string" calcext:value-type="string">
            <text:p>lockPref("browser.uitour.enabled", true);</text:p>
          </table:table-cell>
          <table:table-cell table:style-name="ce86" office:value-type="string" calcext:value-type="string">
            <text:p>-</text:p>
          </table:table-cell>
          <table:table-cell table:style-name="ce9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7"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86" office:value-type="string" calcext:value-type="string">
            <text:p>lockPref("browser.uitour.enabled", false);</text:p>
            <text:p>lockPref("browser.uitour.pinnedTabUrl", "");</text:p>
            <text:p>lockPref("browser.uitour.themeOrigin", "");</text:p>
            <text:p>lockPref("browser.uitour.url", "");</text:p>
          </table:table-cell>
          <table:table-cell table:style-name="ce86" office:value-type="string" calcext:value-type="string">
            <text:p>lockPref("browser.uitour.enabled", false);</text:p>
          </table:table-cell>
          <table:table-cell table:style-name="ce86" office:value-type="string" calcext:value-type="string">
            <text:p>-</text:p>
          </table:table-cell>
          <table:table-cell table:style-name="ce9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261]=&quot;&quot;;&quot;?&quot;;IF([.R261]=&quot;&quot;;&quot;新規&quot;;IF([.P261]=[.R261];&quot;&quot;;&quot;○&quot;)))">
            <text:p/>
          </table:table-cell>
          <table:table-cell table:style-name="ce86" office:value-type="string" calcext:value-type="string">
            <text:p>-</text:p>
          </table:table-cell>
          <table:table-cell table:style-name="ce86" table:number-columns-repeated="2"/>
          <table:table-cell table:style-name="ce9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86"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86" office:value-type="string" calcext:value-type="string">
            <text:p>lockPref("browser.requestE10sFeedback", false);</text:p>
            <text:p>lockPref("app.feedback.baseURL", "");</text:p>
          </table:table-cell>
          <table:table-cell table:style-name="ce86" table:number-columns-repeated="2"/>
          <table:table-cell table:style-name="ce9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9" office:value-type="string" calcext:value-type="string" table:number-columns-spanned="1" table:number-rows-spanned="2">
            <text:p>起動時の挙動の制御</text:p>
          </table:table-cell>
          <table:table-cell table:style-name="ce29"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table-cell table:number-columns-repeated="1003"/>
        </table:table-row>
        <table:table-row table:style-name="ro105">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table-cell table:number-columns-repeated="1003"/>
        </table:table-row>
        <table:table-row table:style-name="ro105">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20" calcext:value-type="float">
            <text:p>220</text:p>
          </table:table-cell>
          <table:table-cell table:style-name="ce5" table:formula="of:=CONCATENATE([.$D265];&quot;-&quot;;[.$E265])" office:value-type="string" office:string-value="Startup-11-1" calcext:value-type="string">
            <text:p>Startup-11-1</text:p>
          </table:table-cell>
          <table:table-cell table:style-name="ce8" office:value-type="string" calcext:value-type="string">
            <text:p>Startup-11</text:p>
          </table:table-cell>
          <table:table-cell table:style-name="ce8" office:value-type="float" office:value="1" calcext:value-type="float">
            <text:p>1</text:p>
          </table:table-cell>
          <table:table-cell table:style-name="ce26" office:value-type="string" calcext:value-type="string">
            <text:p>起動時の挙動の制御</text:p>
          </table:table-cell>
          <table:table-cell table:style-name="ce26" office:value-type="string" calcext:value-type="string">
            <text:p>起動時のActiviyStream(新規タブページの改良版)の表示の可否</text:p>
          </table:table-cell>
          <table:table-cell table:style-name="ce26"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86"/>
          <table:table-cell table:style-name="ce8"/>
          <table:table-cell table:style-name="ce86" table:number-columns-repeated="3"/>
          <table:table-cell table:style-name="ce93"/>
          <table:table-cell table:number-columns-repeated="1003"/>
        </table:table-row>
        <table:table-row table:style-name="ro105">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6" office:value-type="string" calcext:value-type="string">
            <text:p>起動時の挙動の制御</text:p>
          </table:table-cell>
          <table:table-cell table:style-name="ce26"/>
          <table:table-cell table:style-name="ce26"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86"/>
          <table:table-cell table:style-name="ce8"/>
          <table:table-cell table:style-name="ce86" table:number-columns-repeated="3"/>
          <table:table-cell table:style-name="ce93"/>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86" office:value-type="string" calcext:value-type="string">
            <text:p>-</text:p>
          </table:table-cell>
          <table:table-cell table:style-name="ce86" table:number-columns-repeated="2"/>
          <table:table-cell table:style-name="ce9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1" calcext:value-type="float">
            <text:p>221</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0"/>
          <table:table-cell table:style-name="ce10" table:formula="of:=IF([.K268]=&quot;&quot;;&quot;?&quot;;IF([.N268]=&quot;&quot;;&quot;新規&quot;;IF([.K268]=[.N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8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9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2" calcext:value-type="float">
            <text:p>222</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86" office:value-type="string" calcext:value-type="string">
            <text:p>-</text:p>
          </table:table-cell>
          <table:table-cell table:style-name="ce86" table:number-columns-repeated="2"/>
          <table:table-cell table:style-name="ce9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3" calcext:value-type="float">
            <text:p>223</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0" office:value-type="string" calcext:value-type="string">
            <text:p>enabledの期待される挙動を要確認</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86" office:value-type="string" calcext:value-type="string">
            <text:p>[fainstall]</text:p>
            <text:p>FxEnabledSearchPlugins=（ファイル名のスペース区切りのリスト）</text:p>
          </table:table-cell>
          <table:table-cell table:style-name="ce86" office:value-type="string" calcext:value-type="string">
            <text:p>変更無し</text:p>
          </table:table-cell>
          <table:table-cell table:style-name="ce86" office:value-type="string" calcext:value-type="string">
            <text:p>[fainstall]</text:p>
            <text:p>FxEnabledSearchPlugins=（ファイル名のスペース区切りのリスト）</text:p>
          </table:table-cell>
          <table:table-cell table:style-name="ce9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4" calcext:value-type="float">
            <text:p>224</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17"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86" office:value-type="string" calcext:value-type="string">
            <text:p>lockPref("browser.urlbar.trimURLs", true);</text:p>
          </table:table-cell>
          <table:table-cell table:style-name="ce86" office:value-type="string" calcext:value-type="string">
            <text:p>変更無し</text:p>
          </table:table-cell>
          <table:table-cell table:style-name="ce86" office:value-type="string" calcext:value-type="string">
            <text:p>lockPref("browser.urlbar.trimURLs", true);</text:p>
          </table:table-cell>
          <table:table-cell table:style-name="ce9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5" calcext:value-type="float">
            <text:p>225</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86" office:value-type="string" calcext:value-type="string">
            <text:p>lockPref("browser.urlbar.trimURLs", false);</text:p>
          </table:table-cell>
          <table:table-cell table:style-name="ce86" office:value-type="string" calcext:value-type="string">
            <text:p>変更無し</text:p>
          </table:table-cell>
          <table:table-cell table:style-name="ce86" office:value-type="string" calcext:value-type="string">
            <text:p>lockPref("browser.urlbar.trimURLs", false);</text:p>
          </table:table-cell>
          <table:table-cell table:style-name="ce9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6" calcext:value-type="float">
            <text:p>226</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17"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86" office:value-type="string" calcext:value-type="string">
            <text:p>-</text:p>
          </table:table-cell>
          <table:table-cell table:style-name="ce86" office:value-type="string" calcext:value-type="string">
            <text:p>存在しない</text:p>
          </table:table-cell>
          <table:table-cell table:style-name="ce8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9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7" calcext:value-type="float">
            <text:p>227</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8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8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9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8" calcext:value-type="float">
            <text:p>228</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7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86" office:value-type="string" calcext:value-type="string">
            <text:p>defaultPref("browser.open.lastDir", "（ディレクトリのパス）");</text:p>
            <text:p>defaultPref("browser.download.lastDir", "（ディレクトリのパス）");</text:p>
          </table:table-cell>
          <table:table-cell table:style-name="ce86" office:value-type="string" calcext:value-type="string">
            <text:p>変更無し</text:p>
          </table:table-cell>
          <table:table-cell table:style-name="ce86" office:value-type="string" calcext:value-type="string">
            <text:p>defaultPref("browser.open.lastDir", "（ディレクトリのパス）");</text:p>
            <text:p>defaultPref("browser.download.lastDir", "（ディレクトリのパス）");</text:p>
          </table:table-cell>
          <table:table-cell table:style-name="ce9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9" calcext:value-type="float">
            <text:p>229</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86" office:value-type="string" calcext:value-type="string">
            <text:p>pref("browser.open.lastDir", "");</text:p>
            <text:p>pref("browser.download.lastDir", "");</text:p>
            <text:p>pref("browser.download.folderList", 0);</text:p>
          </table:table-cell>
          <table:table-cell table:style-name="ce86" table:number-columns-repeated="2"/>
          <table:table-cell table:style-name="ce9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30" calcext:value-type="float">
            <text:p>230</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86" office:value-type="string" calcext:value-type="string">
            <text:p>-</text:p>
          </table:table-cell>
          <table:table-cell table:style-name="ce86" table:number-columns-repeated="2"/>
          <table:table-cell table:style-name="ce9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1" calcext:value-type="float">
            <text:p>231</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86" office:value-type="string" calcext:value-type="string">
            <text:p>lockPref("browser.download.lastDir.savePerSite", false);</text:p>
          </table:table-cell>
          <table:table-cell table:style-name="ce86" office:value-type="string" calcext:value-type="string">
            <text:p>変更無し</text:p>
          </table:table-cell>
          <table:table-cell table:style-name="ce86" office:value-type="string" calcext:value-type="string">
            <text:p>lockPref("browser.download.lastDir.savePerSite", false);</text:p>
          </table:table-cell>
          <table:table-cell table:style-name="ce9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2" calcext:value-type="float">
            <text:p>232</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86" office:value-type="string" calcext:value-type="string">
            <text:p>lockPref("browser.download.lastDir.savePerSite", true);</text:p>
          </table:table-cell>
          <table:table-cell table:style-name="ce86" office:value-type="string" calcext:value-type="string">
            <text:p>変更無し</text:p>
          </table:table-cell>
          <table:table-cell table:style-name="ce86" office:value-type="string" calcext:value-type="string">
            <text:p>lockPref("browser.download.lastDir.savePerSite", true);</text:p>
          </table:table-cell>
          <table:table-cell table:style-name="ce9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3" calcext:value-type="float">
            <text:p>233</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8" office:value-type="string" calcext:value-type="string">
            <text:p>lockPref("browser.download.useDownloadDir", false);</text:p>
          </table:table-cell>
          <table:table-cell table:style-name="ce48"/>
          <table:table-cell table:style-name="ce10" table:formula="of:=IF([.K280]=&quot;&quot;;&quot;?&quot;;IF([.N280]=&quot;&quot;;&quot;新規&quot;;IF([.K280]=[.N280];&quot;&quot;;&quot;変更あり&quot;)))">
            <text:p/>
          </table:table-cell>
          <table:table-cell table:style-name="ce4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4" calcext:value-type="float">
            <text:p>234</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86" office:value-type="string" calcext:value-type="string">
            <text:p>lockPref("browser.tabs.warnOnClose", true);</text:p>
          </table:table-cell>
          <table:table-cell table:style-name="ce86" office:value-type="string" calcext:value-type="string">
            <text:p>defaultPref("browser.tabs.warnOnClose", true);</text:p>
          </table:table-cell>
          <table:table-cell table:style-name="ce9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5" calcext:value-type="float">
            <text:p>235</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86" office:value-type="string" calcext:value-type="string">
            <text:p>lockPref("browser.tabs.warnOnClose", false);</text:p>
          </table:table-cell>
          <table:table-cell table:style-name="ce86" office:value-type="string" calcext:value-type="string">
            <text:p>defaultPref("browser.tabs.warnOnClose", false);</text:p>
          </table:table-cell>
          <table:table-cell table:style-name="ce9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6" calcext:value-type="float">
            <text:p>236</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86" table:number-columns-repeated="3"/>
          <table:table-cell table:style-name="ce9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7" calcext:value-type="float">
            <text:p>237</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86" office:value-type="string" calcext:value-type="string">
            <text:p>lockPref("browser.tabs.warnOnCloseOtherTabs", true);</text:p>
          </table:table-cell>
          <table:table-cell table:style-name="ce86" office:value-type="string" calcext:value-type="string">
            <text:p>-</text:p>
          </table:table-cell>
          <table:table-cell table:style-name="ce9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8" calcext:value-type="float">
            <text:p>238</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86" office:value-type="string" calcext:value-type="string">
            <text:p>lockPref("browser.tabs.warnOnCloseOtherTabs", false);</text:p>
          </table:table-cell>
          <table:table-cell table:style-name="ce86" office:value-type="string" calcext:value-type="string">
            <text:p>-</text:p>
          </table:table-cell>
          <table:table-cell table:style-name="ce9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9" calcext:value-type="float">
            <text:p>239</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86" table:number-columns-repeated="3"/>
          <table:table-cell table:style-name="ce9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40" calcext:value-type="float">
            <text:p>240</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86" office:value-type="string" calcext:value-type="string">
            <text:p>lockPref("browser.tabs.warnOnOpen", true);</text:p>
          </table:table-cell>
          <table:table-cell table:style-name="ce86" office:value-type="string" calcext:value-type="string">
            <text:p>defaultPref("browser.tabs.warnOnOpen", true);</text:p>
          </table:table-cell>
          <table:table-cell table:style-name="ce9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1" calcext:value-type="float">
            <text:p>241</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86" office:value-type="string" calcext:value-type="string">
            <text:p>lockPref("browser.tabs.warnOnOpen", false);</text:p>
          </table:table-cell>
          <table:table-cell table:style-name="ce86" office:value-type="string" calcext:value-type="string">
            <text:p>defaultPref("browser.tabs.warnOnOpen", false);</text:p>
          </table:table-cell>
          <table:table-cell table:style-name="ce9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2" calcext:value-type="float">
            <text:p>242</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86" table:number-columns-repeated="3"/>
          <table:table-cell table:style-name="ce9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14" office:value-type="string" calcext:value-type="string">
            <text:p>-</text:p>
          </table:table-cell>
          <table:table-cell table:style-name="ce86" office:value-type="string" calcext:value-type="string">
            <text:p>廃止（Firefox 31）</text:p>
            <text:p>true時の挙動がなくなりfalse時の挙動強制となったため実質的には変更無し。</text:p>
          </table:table-cell>
          <table:table-cell table:style-name="ce86" office:value-type="string" calcext:value-type="string">
            <text:p>defaultPref("browser.tabs.autoHide", false);</text:p>
          </table:table-cell>
          <table:table-cell table:style-name="ce9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14" office:value-type="string" calcext:value-type="string">
            <text:p>Firefox 31時点で機能が廃止されたためカスタマイズ不可能</text:p>
          </table:table-cell>
          <table:table-cell table:style-name="ce86" office:value-type="string" calcext:value-type="string">
            <text:p>廃止</text:p>
          </table:table-cell>
          <table:table-cell table:style-name="ce86" office:value-type="string" calcext:value-type="string">
            <text:p>defaultPref("browser.tabs.autoHide", true);</text:p>
          </table:table-cell>
          <table:table-cell table:style-name="ce9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3" calcext:value-type="float">
            <text:p>243</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86" office:value-type="string" calcext:value-type="string">
            <text:p>-</text:p>
          </table:table-cell>
          <table:table-cell table:style-name="ce86" table:number-columns-repeated="2"/>
          <table:table-cell table:style-name="ce9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4" calcext:value-type="float">
            <text:p>244</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4">lockPref("extensions.forcebrowserdata.@newtaburlex", “{\"ntu\":\"about:blank\",\"active\":true,\"sync\":true}”);</text:span></text:p>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8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86" table:number-columns-repeated="2"/>
          <table:table-cell table:style-name="ce9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5" calcext:value-type="float">
            <text:p>245</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5">lockPref("browser.newtabpage.enabled",false);</text:span></text:p>
            <text:p><text:span text:style-name="T25">lockPref("browser.newtabpage.enhanced",false);</text:span></text:p>
            <text:p><text:span text:style-name="T25">lockPref("browser.newtabpage.directory.ping","");</text:span></text:p>
            <text:p><text:span text:style-name="T25">lockPref("browser.newtabpage.directory.source","about:blank");</text:span></text:p>
            <text:p/>
            <text:p/>
          </table:table-cell>
          <table:table-cell table:style-name="ce81"/>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7">lockPref("browser.newtabpage.enabled",false);</text:span></text:p>
            <text:p><text:span text:style-name="T37">lockPref("browser.newtabpage.enhanced",false);</text:span></text:p>
            <text:p><text:span text:style-name="T37">lockPref("browser.newtabpage.directory.ping","");</text:span></text:p>
            <text:p><text:span text:style-name="T37">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86" table:number-columns-repeated="3"/>
          <table:table-cell table:style-name="ce9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6" calcext:value-type="float">
            <text:p>246</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86" office:value-type="string" calcext:value-type="string">
            <text:p>-</text:p>
          </table:table-cell>
          <table:table-cell table:style-name="ce8" table:formula="of:=IF([.P295]=&quot;&quot;;&quot;?&quot;;IF([.R295]=&quot;&quot;;&quot;新規&quot;;IF([.P295]=[.R295];&quot;&quot;;&quot;○&quot;)))">
            <text:p/>
          </table:table-cell>
          <table:table-cell table:style-name="ce86" office:value-type="string" calcext:value-type="string">
            <text:p>-</text:p>
          </table:table-cell>
          <table:table-cell table:style-name="ce86" table:number-columns-repeated="2"/>
          <table:table-cell table:style-name="ce9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7" calcext:value-type="float">
            <text:p>247</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79" office:value-type="string" calcext:value-type="string">
            <text:p>以前の設定シートの内容(open_newwindow=2)はおそらく誤り。</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86"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86" office:value-type="string" calcext:value-type="string">
            <text:p>lockPref("browser.link.open_newwindow", 2);</text:p>
            <text:p>lockPref("browser.link.open_newwindow.restriction", 0);</text:p>
          </table:table-cell>
          <table:table-cell table:style-name="ce86" table:number-columns-repeated="2"/>
          <table:table-cell table:style-name="ce9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8" calcext:value-type="float">
            <text:p>248</text:p>
          </table:table-cell>
          <table:table-cell table:style-name="ce5" table:formula="of:=CONCATENATE([.$D297];&quot;-&quot;;[.$E297])"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4" office:value-type="string" calcext:value-type="string" table:number-columns-spanned="1" table:number-rows-spanned="5">
            <text:p>タブ</text:p>
          </table:table-cell>
          <table:table-cell table:style-name="ce24" office:value-type="string" calcext:value-type="string" table:number-columns-spanned="1" table:number-rows-spanned="5">
            <text:p>既定の新しいタブで表示する内容</text:p>
          </table:table-cell>
          <table:table-cell table:style-name="ce24"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86" office:value-type="string" calcext:value-type="string">
            <text:p>-</text:p>
          </table:table-cell>
          <table:table-cell table:style-name="ce86" table:number-columns-repeated="2"/>
          <table:table-cell table:style-name="ce9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9" calcext:value-type="float">
            <text:p>249</text:p>
          </table:table-cell>
          <table:table-cell table:style-name="ce5" table:formula="of:=CONCATENATE([.$D298];&quot;-&quot;;[.$E298])"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8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8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50" calcext:value-type="float">
            <text:p>250</text:p>
          </table:table-cell>
          <table:table-cell table:style-name="ce5" table:formula="of:=CONCATENATE([.$D299];&quot;-&quot;;[.$E299])"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8"/>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8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8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1" calcext:value-type="float">
            <text:p>251</text:p>
          </table:table-cell>
          <table:table-cell table:style-name="ce5" table:formula="of:=CONCATENATE([.$D300];&quot;-&quot;;[.$E300])"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8"/>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8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8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2" calcext:value-type="float">
            <text:p>252</text:p>
          </table:table-cell>
          <table:table-cell table:style-name="ce5" table:formula="of:=CONCATENATE([.$D301];&quot;-&quot;;[.$E301])"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8"/>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8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8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6" table:number-columns-repeated="2"/>
          <table:table-cell table:style-name="ce9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86" table:number-columns-repeated="3"/>
          <table:table-cell table:style-name="ce9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86"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86" table:number-columns-repeated="3"/>
          <table:table-cell table:style-name="ce9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3" calcext:value-type="float">
            <text:p>253</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86"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86" table:number-columns-repeated="3"/>
          <table:table-cell table:style-name="ce9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4" calcext:value-type="float">
            <text:p>254</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86"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86" table:number-columns-repeated="3"/>
          <table:table-cell table:style-name="ce9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5" calcext:value-type="float">
            <text:p>255</text:p>
          </table:table-cell>
          <table:table-cell table:style-name="ce5" table:formula="of:=CONCATENATE([.$D306];&quot;-&quot;;[.$E306])"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06]=&quot;&quot;;&quot;?&quot;;IF([.N306]=&quot;&quot;;&quot;新規&quot;;IF([.K306]=[.N306];&quot;&quot;;&quot;変更あり&quot;)))">
            <text:p/>
          </table:table-cell>
          <table:table-cell table:style-name="ce9" office:value-type="string" calcext:value-type="string">
            <text:p>clearPref("general.useragent.extra.microsoftdotnet");</text:p>
          </table:table-cell>
          <table:table-cell table:style-name="ce10" table:formula="of:=IF([.N306]=&quot;&quot;;&quot;?&quot;;IF([.P306]=&quot;&quot;;&quot;新規&quot;;IF([.N306]=[.P306];&quot;&quot;;&quot;変更あり&quot;)))">
            <text:p/>
          </table:table-cell>
          <table:table-cell table:style-name="ce9" office:value-type="string" calcext:value-type="string">
            <text:p>clearPref("general.useragent.extra.microsoftdotnet");</text:p>
          </table:table-cell>
          <table:table-cell table:style-name="ce8" table:formula="of:=IF([.P306]=&quot;&quot;;&quot;?&quot;;IF([.R306]=&quot;&quot;;&quot;新規&quot;;IF([.P306]=[.R306];&quot;&quot;;&quot;○&quot;)))">
            <text:p/>
          </table:table-cell>
          <table:table-cell table:style-name="ce86" office:value-type="string" calcext:value-type="string">
            <text:p>clearPref("general.useragent.extra.microsoftdotnet");</text:p>
          </table:table-cell>
          <table:table-cell table:style-name="ce86" office:value-type="string" calcext:value-type="string">
            <text:p>変更無し</text:p>
          </table:table-cell>
          <table:table-cell table:style-name="ce86" office:value-type="string" calcext:value-type="string">
            <text:p>clearPref("general.useragent.extra.microsoftdotnet");</text:p>
          </table:table-cell>
          <table:table-cell table:style-name="ce9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6" calcext:value-type="float">
            <text:p>256</text:p>
          </table:table-cell>
          <table:table-cell table:style-name="ce5" table:formula="of:=CONCATENATE([.$D307];&quot;-&quot;;[.$E307])"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text:p>
          </table:table-cell>
          <table:table-cell table:style-name="ce10"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text:p/>
          </table:table-cell>
          <table:table-cell table:style-name="ce86" office:value-type="string" calcext:value-type="string">
            <text:p>-</text:p>
          </table:table-cell>
          <table:table-cell table:style-name="ce86" table:number-columns-repeated="2"/>
          <table:table-cell table:style-name="ce9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7" calcext:value-type="float">
            <text:p>257</text:p>
          </table:table-cell>
          <table:table-cell table:style-name="ce5" table:formula="of:=CONCATENATE([.$D308];&quot;-&quot;;[.$E308])"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24" office:value-type="string" calcext:value-type="string" table:number-columns-spanned="1" table:number-rows-spanned="5">
            <text:p>プロキシの利用</text:p>
          </table:table-cell>
          <table:table-cell table:style-name="ce24"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network.proxy.type", 0);</text:p>
          </table:table-cell>
          <table:table-cell table:style-name="ce10" table:formula="of:=IF([.N308]=&quot;&quot;;&quot;?&quot;;IF([.P308]=&quot;&quot;;&quot;新規&quot;;IF([.N308]=[.P308];&quot;&quot;;&quot;変更あり&quot;)))">
            <text:p/>
          </table:table-cell>
          <table:table-cell table:style-name="ce9" office:value-type="string" calcext:value-type="string">
            <text:p>lockPref("network.proxy.type", 0);</text:p>
          </table:table-cell>
          <table:table-cell table:style-name="ce8" table:formula="of:=IF([.P308]=&quot;&quot;;&quot;?&quot;;IF([.R308]=&quot;&quot;;&quot;新規&quot;;IF([.P308]=[.R308];&quot;&quot;;&quot;○&quot;)))">
            <text:p/>
          </table:table-cell>
          <table:table-cell table:style-name="ce86" office:value-type="string" calcext:value-type="string">
            <text:p>lockPref("network.proxy.type", 0);</text:p>
          </table:table-cell>
          <table:table-cell table:style-name="ce86" office:value-type="string" calcext:value-type="string">
            <text:p>変更無し</text:p>
          </table:table-cell>
          <table:table-cell table:style-name="ce86" office:value-type="string" calcext:value-type="string">
            <text:p>lockPref("network.proxy.type", 0);</text:p>
          </table:table-cell>
          <table:table-cell table:style-name="ce9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8" calcext:value-type="float">
            <text:p>258</text:p>
          </table:table-cell>
          <table:table-cell table:style-name="ce5" table:formula="of:=CONCATENATE([.$D309];&quot;-&quot;;[.$E309])"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09]=&quot;&quot;;&quot;?&quot;;IF([.P309]=&quot;&quot;;&quot;新規&quot;;IF([.N309]=[.P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09]=&quot;&quot;;&quot;?&quot;;IF([.R309]=&quot;&quot;;&quot;新規&quot;;IF([.P309]=[.R309];&quot;&quot;;&quot;○&quot;)))" office:value-type="string" office:string-value="○" calcext:value-type="string">
            <text:p>○</text:p>
          </table:table-cell>
          <table:table-cell table:style-name="ce86" office:value-type="string" calcext:value-type="string">
            <text:p>lockPref("network.proxy.type", 1);</text:p>
          </table:table-cell>
          <table:table-cell table:style-name="ce86" office:value-type="string" calcext:value-type="string">
            <text:p>変更無し</text:p>
          </table:table-cell>
          <table:table-cell table:style-name="ce86" office:value-type="string" calcext:value-type="string">
            <text:p>lockPref("network.proxy.type", 1);</text:p>
          </table:table-cell>
          <table:table-cell table:style-name="ce9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9" calcext:value-type="float">
            <text:p>259</text:p>
          </table:table-cell>
          <table:table-cell table:style-name="ce5" table:formula="of:=CONCATENATE([.$D310];&quot;-&quot;;[.$E310])"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10]=&quot;&quot;;&quot;?&quot;;IF([.N310]=&quot;&quot;;&quot;新規&quot;;IF([.K310]=[.N310];&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10]=&quot;&quot;;&quot;?&quot;;IF([.P310]=&quot;&quot;;&quot;新規&quot;;IF([.N310]=[.P310];&quot;&quot;;&quot;変更あり&quot;)))">
            <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10]=&quot;&quot;;&quot;?&quot;;IF([.R310]=&quot;&quot;;&quot;新規&quot;;IF([.P310]=[.R310];&quot;&quot;;&quot;○&quot;)))">
            <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6" office:value-type="string" calcext:value-type="string">
            <text:p>変更無し</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60" calcext:value-type="float">
            <text:p>260</text:p>
          </table:table-cell>
          <table:table-cell table:style-name="ce5" table:formula="of:=CONCATENATE([.$D311];&quot;-&quot;;[.$E311])"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11]=&quot;&quot;;&quot;?&quot;;IF([.N311]=&quot;&quot;;&quot;新規&quot;;IF([.K311]=[.N311];&quot;&quot;;&quot;変更あり&quot;)))">
            <text:p/>
          </table:table-cell>
          <table:table-cell table:style-name="ce9" office:value-type="string" calcext:value-type="string">
            <text:p>lockPref("network.proxy.type", 4);</text:p>
          </table:table-cell>
          <table:table-cell table:style-name="ce10" table:formula="of:=IF([.N311]=&quot;&quot;;&quot;?&quot;;IF([.P311]=&quot;&quot;;&quot;新規&quot;;IF([.N311]=[.P311];&quot;&quot;;&quot;変更あり&quot;)))">
            <text:p/>
          </table:table-cell>
          <table:table-cell table:style-name="ce9" office:value-type="string" calcext:value-type="string">
            <text:p>lockPref("network.proxy.type", 4);</text:p>
          </table:table-cell>
          <table:table-cell table:style-name="ce8" table:formula="of:=IF([.P311]=&quot;&quot;;&quot;?&quot;;IF([.R311]=&quot;&quot;;&quot;新規&quot;;IF([.P311]=[.R311];&quot;&quot;;&quot;○&quot;)))">
            <text:p/>
          </table:table-cell>
          <table:table-cell table:style-name="ce86" office:value-type="string" calcext:value-type="string">
            <text:p>lockPref("network.proxy.type", 4);</text:p>
          </table:table-cell>
          <table:table-cell table:style-name="ce86" office:value-type="string" calcext:value-type="string">
            <text:p>変更無し</text:p>
          </table:table-cell>
          <table:table-cell table:style-name="ce86" office:value-type="string" calcext:value-type="string">
            <text:p>lockPref("network.proxy.type", 4);</text:p>
          </table:table-cell>
          <table:table-cell table:style-name="ce9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1" calcext:value-type="float">
            <text:p>261</text:p>
          </table:table-cell>
          <table:table-cell table:style-name="ce5" table:formula="of:=CONCATENATE([.$D312];&quot;-&quot;;[.$E312])"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network.proxy.type", 5);</text:p>
          </table:table-cell>
          <table:table-cell table:style-name="ce10" table:formula="of:=IF([.N312]=&quot;&quot;;&quot;?&quot;;IF([.P312]=&quot;&quot;;&quot;新規&quot;;IF([.N312]=[.P312];&quot;&quot;;&quot;変更あり&quot;)))">
            <text:p/>
          </table:table-cell>
          <table:table-cell table:style-name="ce9" office:value-type="string" calcext:value-type="string">
            <text:p>lockPref("network.proxy.type", 5);</text:p>
          </table:table-cell>
          <table:table-cell table:style-name="ce8" table:formula="of:=IF([.P312]=&quot;&quot;;&quot;?&quot;;IF([.R312]=&quot;&quot;;&quot;新規&quot;;IF([.P312]=[.R312];&quot;&quot;;&quot;○&quot;)))">
            <text:p/>
          </table:table-cell>
          <table:table-cell table:style-name="ce86" office:value-type="string" calcext:value-type="string">
            <text:p>lockPref("network.proxy.type", 5);</text:p>
          </table:table-cell>
          <table:table-cell table:style-name="ce86" office:value-type="string" calcext:value-type="string">
            <text:p>変更無し</text:p>
          </table:table-cell>
          <table:table-cell table:style-name="ce86" office:value-type="string" calcext:value-type="string">
            <text:p>lockPref("network.proxy.type", 5);</text:p>
          </table:table-cell>
          <table:table-cell table:style-name="ce9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3]=&quot;&quot;;&quot;?&quot;;IF([.N313]=&quot;&quot;;&quot;新規&quot;;IF([.K313]=[.N313];&quot;&quot;;&quot;変更あり&quot;)))">
            <text:p/>
          </table:table-cell>
          <table:table-cell table:style-name="ce8" office:value-type="string" calcext:value-type="string">
            <text:p>Firefox 39時点で廃止</text:p>
          </table:table-cell>
          <table:table-cell table:style-name="ce10" table:formula="of:=IF([.N313]=&quot;&quot;;&quot;?&quot;;IF([.P313]=&quot;&quot;;&quot;新規&quot;;IF([.N313]=[.P313];&quot;&quot;;&quot;変更あり&quot;)))">
            <text:p/>
          </table:table-cell>
          <table:table-cell table:style-name="ce14" office:value-type="string" calcext:value-type="string">
            <text:p>Firefox 39時点で廃止</text:p>
          </table:table-cell>
          <table:table-cell table:style-name="ce8" table:formula="of:=IF([.P313]=&quot;&quot;;&quot;?&quot;;IF([.R313]=&quot;&quot;;&quot;新規&quot;;IF([.P313]=[.R313];&quot;&quot;;&quot;○&quot;)))" office:value-type="string" office:string-value="○" calcext:value-type="string">
            <text:p>○</text:p>
          </table:table-cell>
          <table:table-cell table:style-name="ce86" office:value-type="string" calcext:value-type="string">
            <text:p>defaultPref("security.tls.version.min", 0);</text:p>
          </table:table-cell>
          <table:table-cell table:style-name="ce86" table:number-columns-repeated="2"/>
          <table:table-cell table:style-name="ce9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4]=&quot;&quot;;&quot;?&quot;;IF([.N314]=&quot;&quot;;&quot;新規&quot;;IF([.K314]=[.N314];&quot;&quot;;&quot;変更あり&quot;)))">
            <text:p/>
          </table:table-cell>
          <table:table-cell table:style-name="ce8" office:value-type="string" calcext:value-type="string">
            <text:p>Firefox 39時点で廃止</text:p>
          </table:table-cell>
          <table:table-cell table:style-name="ce10" table:formula="of:=IF([.N314]=&quot;&quot;;&quot;?&quot;;IF([.P314]=&quot;&quot;;&quot;新規&quot;;IF([.N314]=[.P314];&quot;&quot;;&quot;変更あり&quot;)))">
            <text:p/>
          </table:table-cell>
          <table:table-cell table:style-name="ce14" office:value-type="string" calcext:value-type="string">
            <text:p>Firefox 39時点で廃止</text:p>
          </table:table-cell>
          <table:table-cell table:style-name="ce8" table:formula="of:=IF([.P314]=&quot;&quot;;&quot;?&quot;;IF([.R314]=&quot;&quot;;&quot;新規&quot;;IF([.P314]=[.R314];&quot;&quot;;&quot;○&quot;)))" office:value-type="string" office:string-value="○" calcext:value-type="string">
            <text:p>○</text:p>
          </table:table-cell>
          <table:table-cell table:style-name="ce86" office:value-type="string" calcext:value-type="string">
            <text:p>defaultPref("security.tls.version.min", 1);</text:p>
          </table:table-cell>
          <table:table-cell table:style-name="ce86" table:number-columns-repeated="2"/>
          <table:table-cell table:style-name="ce9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2" calcext:value-type="float">
            <text:p>262</text:p>
          </table:table-cell>
          <table:table-cell table:style-name="ce5" table:formula="of:=CONCATENATE([.$D315];&quot;-&quot;;[.$E315])"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6" office:value-type="string" calcext:value-type="string">
            <text:p>認証</text:p>
          </table:table-cell>
          <table:table-cell table:style-name="ce26" office:value-type="string" calcext:value-type="string">
            <text:p>NTLM認証によるシングルサインオンの許可</text:p>
          </table:table-cell>
          <table:table-cell table:style-name="ce26"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15]=&quot;&quot;;&quot;?&quot;;IF([.N315]=&quot;&quot;;&quot;新規&quot;;IF([.K315]=[.N315];&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15]=&quot;&quot;;&quot;?&quot;;IF([.P315]=&quot;&quot;;&quot;新規&quot;;IF([.N315]=[.P315];&quot;&quot;;&quot;変更あり&quot;)))">
            <text:p/>
          </table:table-cell>
          <table:table-cell table:style-name="ce8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15]=&quot;&quot;;&quot;?&quot;;IF([.R315]=&quot;&quot;;&quot;新規&quot;;IF([.P315]=[.R315];&quot;&quot;;&quot;○&quot;)))" office:value-type="string" office:string-value="○" calcext:value-type="string">
            <text:p>○</text:p>
          </table:table-cell>
          <table:table-cell table:style-name="ce86" office:value-type="string" calcext:value-type="string">
            <text:p>lockPref("network.automatic-ntlm-auth.trusted-uris", "ドメイン名");</text:p>
          </table:table-cell>
          <table:table-cell table:style-name="ce86" table:number-columns-repeated="2"/>
          <table:table-cell table:style-name="ce9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3" calcext:value-type="float">
            <text:p>263</text:p>
          </table:table-cell>
          <table:table-cell table:style-name="ce5" table:formula="of:=CONCATENATE([.$D316];&quot;-&quot;;[.$E316])"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16]=&quot;&quot;;&quot;?&quot;;IF([.N316]=&quot;&quot;;&quot;新規&quot;;IF([.K316]=[.N316];&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16]=&quot;&quot;;&quot;?&quot;;IF([.P316]=&quot;&quot;;&quot;新規&quot;;IF([.N316]=[.P316];&quot;&quot;;&quot;変更あり&quot;)))" office:value-type="string" office:string-value="変更あり" calcext:value-type="string">
            <text:p>変更あり</text:p>
          </table:table-cell>
          <table:table-cell table:style-name="ce8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16]=&quot;&quot;;&quot;?&quot;;IF([.R316]=&quot;&quot;;&quot;新規&quot;;IF([.P316]=[.R316];&quot;&quot;;&quot;○&quot;)))">
            <text:p/>
          </table:table-cell>
          <table:table-cell table:style-name="ce8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6" table:number-columns-repeated="2"/>
          <table:table-cell table:style-name="ce9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4" calcext:value-type="float">
            <text:p>264</text:p>
          </table:table-cell>
          <table:table-cell table:style-name="ce5" table:formula="of:=CONCATENATE([.$D317];&quot;-&quot;;[.$E317])"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6">//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17]=&quot;&quot;;&quot;?&quot;;IF([.N317]=&quot;&quot;;&quot;新規&quot;;IF([.K317]=[.N317];&quot;&quot;;&quot;変更あり&quot;)))">
            <text:p/>
          </table:table-cell>
          <table:table-cell table:style-name="ce8" office:value-type="string" calcext:value-type="string">
            <text:p>// 最大同時接続数</text:p>
            <text:p>lockPref(“network.http.max-connections”, 6);</text:p>
            <text:p><text:span text:style-name="T26">//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17]=&quot;&quot;;&quot;?&quot;;IF([.P317]=&quot;&quot;;&quot;新規&quot;;IF([.N317]=[.P317];&quot;&quot;;&quot;変更あり&quot;)))">
            <text:p/>
          </table:table-cell>
          <table:table-cell table:style-name="ce86" office:value-type="string" calcext:value-type="string">
            <text:p>// 最大同時接続数</text:p>
            <text:p>lockPref(“network.http.max-connections”, 6);</text:p>
            <text:p><text:span text:style-name="T26">//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17]=&quot;&quot;;&quot;?&quot;;IF([.R317]=&quot;&quot;;&quot;新規&quot;;IF([.P317]=[.R317];&quot;&quot;;&quot;○&quot;)))">
            <text:p/>
          </table:table-cell>
          <table:table-cell table:style-name="ce86" office:value-type="string" calcext:value-type="string">
            <text:p>// 最大同時接続数</text:p>
            <text:p>lockPref(“network.http.max-connections”, 6);</text:p>
            <text:p><text:span text:style-name="T26">// Proxy未使用時・使用時それぞれの、Keep-Aliveでの最大同時維持接続数</text:span></text:p>
            <text:p>lockPref(“network.http.max-persistent-connections-per-server”, 2);</text:p>
            <text:p>lockPref(“network.http.max-persistent-connections-per-proxy”, 2);</text:p>
          </table:table-cell>
          <table:table-cell table:style-name="ce86" table:number-columns-repeated="2"/>
          <table:table-cell table:style-name="ce9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5" calcext:value-type="float">
            <text:p>265</text:p>
          </table:table-cell>
          <table:table-cell table:style-name="ce5" table:formula="of:=CONCATENATE([.$D318];&quot;-&quot;;[.$E318])"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18]=&quot;&quot;;&quot;?&quot;;IF([.N318]=&quot;&quot;;&quot;新規&quot;;IF([.K318]=[.N318];&quot;&quot;;&quot;変更あり&quot;)))">
            <text:p/>
          </table:table-cell>
          <table:table-cell table:style-name="ce9" office:value-type="string" calcext:value-type="string">
            <text:p>lockPref("network.http.spdy.enabled", true);</text:p>
          </table:table-cell>
          <table:table-cell table:style-name="ce10" table:formula="of:=IF([.N318]=&quot;&quot;;&quot;?&quot;;IF([.P318]=&quot;&quot;;&quot;新規&quot;;IF([.N318]=[.P318];&quot;&quot;;&quot;変更あり&quot;)))">
            <text:p/>
          </table:table-cell>
          <table:table-cell table:style-name="ce9" office:value-type="string" calcext:value-type="string">
            <text:p>lockPref("network.http.spdy.enabled", true);</text:p>
          </table:table-cell>
          <table:table-cell table:style-name="ce8" table:formula="of:=IF([.P318]=&quot;&quot;;&quot;?&quot;;IF([.R318]=&quot;&quot;;&quot;新規&quot;;IF([.P318]=[.R318];&quot;&quot;;&quot;○&quot;)))" office:value-type="string" office:string-value="新規" calcext:value-type="string">
            <text:p>新規</text:p>
          </table:table-cell>
          <table:table-cell table:style-name="ce86" table:number-columns-repeated="3"/>
          <table:table-cell table:style-name="ce9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6" calcext:value-type="float">
            <text:p>266</text:p>
          </table:table-cell>
          <table:table-cell table:style-name="ce5" table:formula="of:=CONCATENATE([.$D319];&quot;-&quot;;[.$E319])"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19]=&quot;&quot;;&quot;?&quot;;IF([.N319]=&quot;&quot;;&quot;新規&quot;;IF([.K319]=[.N319];&quot;&quot;;&quot;変更あり&quot;)))">
            <text:p/>
          </table:table-cell>
          <table:table-cell table:style-name="ce9" office:value-type="string" calcext:value-type="string">
            <text:p>lockPref("network.http.spdy.enabled", false);</text:p>
          </table:table-cell>
          <table:table-cell table:style-name="ce10" table:formula="of:=IF([.N319]=&quot;&quot;;&quot;?&quot;;IF([.P319]=&quot;&quot;;&quot;新規&quot;;IF([.N319]=[.P319];&quot;&quot;;&quot;変更あり&quot;)))">
            <text:p/>
          </table:table-cell>
          <table:table-cell table:style-name="ce9" office:value-type="string" calcext:value-type="string">
            <text:p>lockPref("network.http.spdy.enabled",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86" table:number-columns-repeated="3"/>
          <table:table-cell table:style-name="ce9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7" calcext:value-type="float">
            <text:p>267</text:p>
          </table:table-cell>
          <table:table-cell table:style-name="ce5" table:formula="of:=CONCATENATE([.$D320];&quot;-&quot;;[.$E320])"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20]=&quot;&quot;;&quot;?&quot;;IF([.N320]=&quot;&quot;;&quot;新規&quot;;IF([.K320]=[.N320];&quot;&quot;;&quot;変更あり&quot;)))">
            <text:p/>
          </table:table-cell>
          <table:table-cell table:style-name="ce9" office:value-type="string" calcext:value-type="string">
            <text:p>-</text:p>
          </table:table-cell>
          <table:table-cell table:style-name="ce10" table:formula="of:=IF([.N320]=&quot;&quot;;&quot;?&quot;;IF([.P320]=&quot;&quot;;&quot;新規&quot;;IF([.N320]=[.P320];&quot;&quot;;&quot;変更あり&quot;)))">
            <text:p/>
          </table:table-cell>
          <table:table-cell table:style-name="ce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86" table:number-columns-repeated="3"/>
          <table:table-cell table:style-name="ce9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8" calcext:value-type="float">
            <text:p>268</text:p>
          </table:table-cell>
          <table:table-cell table:style-name="ce5" table:formula="of:=CONCATENATE([.$D321];&quot;-&quot;;[.$E321])"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21]=&quot;&quot;;&quot;?&quot;;IF([.P321]=&quot;&quot;;&quot;新規&quot;;IF([.N321]=[.P321];&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21]=&quot;&quot;;&quot;?&quot;;IF([.R321]=&quot;&quot;;&quot;新規&quot;;IF([.P321]=[.R321];&quot;&quot;;&quot;○&quot;)))" office:value-type="string" office:string-value="新規" calcext:value-type="string">
            <text:p>新規</text:p>
          </table:table-cell>
          <table:table-cell table:style-name="ce86" table:number-columns-repeated="3"/>
          <table:table-cell table:style-name="ce9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9" calcext:value-type="float">
            <text:p>269</text:p>
          </table:table-cell>
          <table:table-cell table:style-name="ce5" table:formula="of:=CONCATENATE([.$D322];&quot;-&quot;;[.$E322])"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2]=&quot;&quot;;&quot;?&quot;;IF([.N322]=&quot;&quot;;&quot;新規&quot;;IF([.K322]=[.N322];&quot;&quot;;&quot;変更あり&quot;)))">
            <text:p/>
          </table:table-cell>
          <table:table-cell table:style-name="ce9" office:value-type="string" calcext:value-type="string">
            <text:p>-</text:p>
          </table:table-cell>
          <table:table-cell table:style-name="ce10" table:formula="of:=IF([.N322]=&quot;&quot;;&quot;?&quot;;IF([.P322]=&quot;&quot;;&quot;新規&quot;;IF([.N322]=[.P322];&quot;&quot;;&quot;変更あり&quot;)))">
            <text:p/>
          </table:table-cell>
          <table:table-cell table:style-name="ce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86" table:number-columns-repeated="3"/>
          <table:table-cell table:style-name="ce9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70" calcext:value-type="float">
            <text:p>270</text:p>
          </table:table-cell>
          <table:table-cell table:style-name="ce5" table:formula="of:=CONCATENATE([.$D323];&quot;-&quot;;[.$E323])"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23]=&quot;&quot;;&quot;?&quot;;IF([.N323]=&quot;&quot;;&quot;新規&quot;;IF([.K323]=[.N323];&quot;&quot;;&quot;変更あり&quot;)))">
            <text:p/>
          </table:table-cell>
          <table:table-cell table:style-name="ce9" office:value-type="string" calcext:value-type="string">
            <text:p>lockPref("network.dns.disableIPv6", true);</text:p>
          </table:table-cell>
          <table:table-cell table:style-name="ce10" table:formula="of:=IF([.N323]=&quot;&quot;;&quot;?&quot;;IF([.P323]=&quot;&quot;;&quot;新規&quot;;IF([.N323]=[.P323];&quot;&quot;;&quot;変更あり&quot;)))">
            <text:p/>
          </table:table-cell>
          <table:table-cell table:style-name="ce9" office:value-type="string" calcext:value-type="string">
            <text:p>lockPref("network.dns.disableIPv6", true);</text:p>
          </table:table-cell>
          <table:table-cell table:style-name="ce8" table:formula="of:=IF([.P323]=&quot;&quot;;&quot;?&quot;;IF([.R323]=&quot;&quot;;&quot;新規&quot;;IF([.P323]=[.R323];&quot;&quot;;&quot;○&quot;)))" office:value-type="string" office:string-value="新規" calcext:value-type="string">
            <text:p>新規</text:p>
          </table:table-cell>
          <table:table-cell table:style-name="ce86" table:number-columns-repeated="3"/>
          <table:table-cell table:style-name="ce9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24]=&quot;&quot;;&quot;?&quot;;IF([.P324]=&quot;&quot;;&quot;新規&quot;;IF([.N324]=[.P324];&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24]=&quot;&quot;;&quot;?&quot;;IF([.R324]=&quot;&quot;;&quot;新規&quot;;IF([.P324]=[.R324];&quot;&quot;;&quot;○&quot;)))" office:value-type="string" office:string-value="新規" calcext:value-type="string">
            <text:p>新規</text:p>
          </table:table-cell>
          <table:table-cell table:style-name="ce86" table:number-columns-repeated="3"/>
          <table:table-cell table:style-name="ce9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9" office:value-type="string" calcext:value-type="string">
            <text:p>-</text:p>
          </table:table-cell>
          <table:table-cell table:style-name="ce50" office:value-type="string" calcext:value-type="string">
            <text:p>-</text:p>
          </table:table-cell>
          <table:table-cell table:style-name="ce50"/>
          <table:table-cell table:style-name="ce10" table:formula="of:=IF([.K325]=&quot;&quot;;&quot;?&quot;;IF([.N325]=&quot;&quot;;&quot;新規&quot;;IF([.K325]=[.N325];&quot;&quot;;&quot;変更あり&quot;)))">
            <text:p/>
          </table:table-cell>
          <table:table-cell table:style-name="ce50" office:value-type="string" calcext:value-type="string">
            <text:p>-</text:p>
          </table:table-cell>
          <table:table-cell table:style-name="ce10" table:formula="of:=IF([.N325]=&quot;&quot;;&quot;?&quot;;IF([.P325]=&quot;&quot;;&quot;新規&quot;;IF([.N325]=[.P325];&quot;&quot;;&quot;変更あり&quot;)))">
            <text:p/>
          </table:table-cell>
          <table:table-cell table:style-name="ce5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86" table:number-columns-repeated="3"/>
          <table:table-cell table:style-name="ce9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1" calcext:value-type="float">
            <text:p>271</text:p>
          </table:table-cell>
          <table:table-cell table:style-name="ce5" table:formula="of:=CONCATENATE([.$D326];&quot;-&quot;;[.$E326])"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text:p>
          </table:table-cell>
          <table:table-cell table:style-name="ce10" table:formula="of:=IF([.N326]=&quot;&quot;;&quot;?&quot;;IF([.P326]=&quot;&quot;;&quot;新規&quot;;IF([.N326]=[.P326];&quot;&quot;;&quot;変更あり&quot;)))">
            <text:p/>
          </table:table-cell>
          <table:table-cell table:style-name="ce9"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86" table:number-columns-repeated="3"/>
          <table:table-cell table:style-name="ce9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2" calcext:value-type="float">
            <text:p>272</text:p>
          </table:table-cell>
          <table:table-cell table:style-name="ce5" table:formula="of:=CONCATENATE([.$D327];&quot;-&quot;;[.$E327])"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27]=&quot;&quot;;&quot;?&quot;;IF([.N327]=&quot;&quot;;&quot;新規&quot;;IF([.K327]=[.N327];&quot;&quot;;&quot;変更あり&quot;)))">
            <text:p/>
          </table:table-cell>
          <table:table-cell table:style-name="ce9" office:value-type="string" calcext:value-type="string">
            <text:p>lockPref("network.dns.blockDotOnion", true);</text:p>
          </table:table-cell>
          <table:table-cell table:style-name="ce10" table:formula="of:=IF([.N327]=&quot;&quot;;&quot;?&quot;;IF([.P327]=&quot;&quot;;&quot;新規&quot;;IF([.N327]=[.P327];&quot;&quot;;&quot;変更あり&quot;)))">
            <text:p/>
          </table:table-cell>
          <table:table-cell table:style-name="ce9" office:value-type="string" calcext:value-type="string">
            <text:p>lockPref("network.dns.blockDotOnion", true);</text:p>
          </table:table-cell>
          <table:table-cell table:style-name="ce8" table:formula="of:=IF([.P327]=&quot;&quot;;&quot;?&quot;;IF([.R327]=&quot;&quot;;&quot;新規&quot;;IF([.P327]=[.R327];&quot;&quot;;&quot;○&quot;)))" office:value-type="string" office:string-value="新規" calcext:value-type="string">
            <text:p>新規</text:p>
          </table:table-cell>
          <table:table-cell table:style-name="ce86" table:number-columns-repeated="3"/>
          <table:table-cell table:style-name="ce9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3" calcext:value-type="float">
            <text:p>273</text:p>
          </table:table-cell>
          <table:table-cell table:style-name="ce5" table:formula="of:=CONCATENATE([.$D328];&quot;-&quot;;[.$E328])"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8]=&quot;&quot;;&quot;?&quot;;IF([.N328]=&quot;&quot;;&quot;新規&quot;;IF([.K328]=[.N328];&quot;&quot;;&quot;変更あり&quot;)))">
            <text:p/>
          </table:table-cell>
          <table:table-cell table:style-name="ce9" office:value-type="string" calcext:value-type="string">
            <text:p>-</text:p>
          </table:table-cell>
          <table:table-cell table:style-name="ce10" table:formula="of:=IF([.N328]=&quot;&quot;;&quot;?&quot;;IF([.P328]=&quot;&quot;;&quot;新規&quot;;IF([.N328]=[.P328];&quot;&quot;;&quot;変更あり&quot;)))">
            <text:p/>
          </table:table-cell>
          <table:table-cell table:style-name="ce9"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86" table:number-columns-repeated="3"/>
          <table:table-cell table:style-name="ce9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4" calcext:value-type="float">
            <text:p>274</text:p>
          </table:table-cell>
          <table:table-cell table:style-name="ce5" table:formula="of:=CONCATENATE([.$D329];&quot;-&quot;;[.$E329])"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general.useragent.override", "（任意の内容）");</text:p>
          </table:table-cell>
          <table:table-cell table:style-name="ce10" table:formula="of:=IF([.N329]=&quot;&quot;;&quot;?&quot;;IF([.P329]=&quot;&quot;;&quot;新規&quot;;IF([.N329]=[.P329];&quot;&quot;;&quot;変更あり&quot;)))">
            <text:p/>
          </table:table-cell>
          <table:table-cell table:style-name="ce9" office:value-type="string" calcext:value-type="string">
            <text:p>lockPref("general.useragent.override", "（任意の内容）");</text:p>
          </table:table-cell>
          <table:table-cell table:style-name="ce8" table:formula="of:=IF([.P329]=&quot;&quot;;&quot;?&quot;;IF([.R329]=&quot;&quot;;&quot;新規&quot;;IF([.P329]=[.R329];&quot;&quot;;&quot;○&quot;)))" office:value-type="string" office:string-value="新規" calcext:value-type="string">
            <text:p>新規</text:p>
          </table:table-cell>
          <table:table-cell table:style-name="ce86" table:number-columns-repeated="3"/>
          <table:table-cell table:style-name="ce9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5" calcext:value-type="float">
            <text:p>275</text:p>
          </table:table-cell>
          <table:table-cell table:style-name="ce5" table:formula="of:=CONCATENATE([.$D330];&quot;-&quot;;[.$E330])"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0]=&quot;&quot;;&quot;?&quot;;IF([.N330]=&quot;&quot;;&quot;新規&quot;;IF([.K330]=[.N330];&quot;&quot;;&quot;変更あり&quot;)))">
            <text:p/>
          </table:table-cell>
          <table:table-cell table:style-name="ce9" office:value-type="string" calcext:value-type="string">
            <text:p>-</text:p>
          </table:table-cell>
          <table:table-cell table:style-name="ce10" table:formula="of:=IF([.N330]=&quot;&quot;;&quot;?&quot;;IF([.P330]=&quot;&quot;;&quot;新規&quot;;IF([.N330]=[.P330];&quot;&quot;;&quot;変更あり&quot;)))">
            <text:p/>
          </table:table-cell>
          <table:table-cell table:style-name="ce9"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86" table:number-columns-repeated="3"/>
          <table:table-cell table:style-name="ce9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6" calcext:value-type="float">
            <text:p>276</text:p>
          </table:table-cell>
          <table:table-cell table:style-name="ce5" table:formula="of:=CONCATENATE([.$D331];&quot;-&quot;;[.$E331])"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31]=&quot;&quot;;&quot;?&quot;;IF([.N331]=&quot;&quot;;&quot;新規&quot;;IF([.K331]=[.N331];&quot;&quot;;&quot;変更あり&quot;)))">
            <text:p/>
          </table:table-cell>
          <table:table-cell table:style-name="ce9" office:value-type="string" calcext:value-type="string">
            <text:p>lockPref("network.jar.block-remote-files", true);</text:p>
          </table:table-cell>
          <table:table-cell table:style-name="ce10" table:formula="of:=IF([.N331]=&quot;&quot;;&quot;?&quot;;IF([.P331]=&quot;&quot;;&quot;新規&quot;;IF([.N331]=[.P331];&quot;&quot;;&quot;変更あり&quot;)))">
            <text:p/>
          </table:table-cell>
          <table:table-cell table:style-name="ce9" office:value-type="string" calcext:value-type="string">
            <text:p>lockPref("network.jar.block-remote-files", true);</text:p>
          </table:table-cell>
          <table:table-cell table:style-name="ce8" table:formula="of:=IF([.P331]=&quot;&quot;;&quot;?&quot;;IF([.R331]=&quot;&quot;;&quot;新規&quot;;IF([.P331]=[.R331];&quot;&quot;;&quot;○&quot;)))" office:value-type="string" office:string-value="新規" calcext:value-type="string">
            <text:p>新規</text:p>
          </table:table-cell>
          <table:table-cell table:style-name="ce86" table:number-columns-repeated="3"/>
          <table:table-cell table:style-name="ce9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7" calcext:value-type="float">
            <text:p>277</text:p>
          </table:table-cell>
          <table:table-cell table:style-name="ce5" table:formula="of:=CONCATENATE([.$D332];&quot;-&quot;;[.$E332])"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32]=&quot;&quot;;&quot;?&quot;;IF([.N332]=&quot;&quot;;&quot;新規&quot;;IF([.K332]=[.N332];&quot;&quot;;&quot;変更あり&quot;)))">
            <text:p/>
          </table:table-cell>
          <table:table-cell table:style-name="ce9" office:value-type="string" calcext:value-type="string">
            <text:p>lockPref("security.tls.version.max", 4);</text:p>
          </table:table-cell>
          <table:table-cell table:style-name="ce10" table:formula="of:=IF([.N332]=&quot;&quot;;&quot;?&quot;;IF([.P332]=&quot;&quot;;&quot;新規&quot;;IF([.N332]=[.P332];&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8" calcext:value-type="float">
            <text:p>278</text:p>
          </table:table-cell>
          <table:table-cell table:style-name="ce5" table:formula="of:=CONCATENATE([.$D333];&quot;-&quot;;[.$E333])"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3]=&quot;&quot;;&quot;?&quot;;IF([.N333]=&quot;&quot;;&quot;新規&quot;;IF([.K333]=[.N333];&quot;&quot;;&quot;変更あり&quot;)))">
            <text:p/>
          </table:table-cell>
          <table:table-cell table:style-name="ce9" office:value-type="string" calcext:value-type="string">
            <text:p>-</text:p>
          </table:table-cell>
          <table:table-cell table:style-name="ce10" table:formula="of:=IF([.N333]=&quot;&quot;;&quot;?&quot;;IF([.P333]=&quot;&quot;;&quot;新規&quot;;IF([.N333]=[.P333];&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9" calcext:value-type="float">
            <text:p>279</text:p>
          </table:table-cell>
          <table:table-cell table:style-name="ce5" table:formula="of:=CONCATENATE([.$D334];&quot;-&quot;;[.$E334])"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34]=&quot;&quot;;&quot;?&quot;;IF([.N334]=&quot;&quot;;&quot;新規&quot;;IF([.K334]=[.N334];&quot;&quot;;&quot;変更あり&quot;)))">
            <text:p/>
          </table:table-cell>
          <table:table-cell table:style-name="ce9" office:value-type="string" calcext:value-type="string">
            <text:p>lockPref("security.pki.sha1_enforcement_level", 0);</text:p>
          </table:table-cell>
          <table:table-cell table:style-name="ce10" table:formula="of:=IF([.N334]=&quot;&quot;;&quot;?&quot;;IF([.P334]=&quot;&quot;;&quot;新規&quot;;IF([.N334]=[.P33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80" calcext:value-type="float">
            <text:p>280</text:p>
          </table:table-cell>
          <table:table-cell table:style-name="ce5" table:formula="of:=CONCATENATE([.$D335];&quot;-&quot;;[.$E335])"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security.pki.sha1_enforcement_level", 1);</text:p>
          </table:table-cell>
          <table:table-cell table:style-name="ce10" table:formula="of:=IF([.N335]=&quot;&quot;;&quot;?&quot;;IF([.P335]=&quot;&quot;;&quot;新規&quot;;IF([.N335]=[.P335];&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1" calcext:value-type="float">
            <text:p>281</text:p>
          </table:table-cell>
          <table:table-cell table:style-name="ce5" table:formula="of:=CONCATENATE([.$D336];&quot;-&quot;;[.$E336])"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8"/>
          <table:covered-table-cell table:number-columns-repeated="2" table:style-name="ce21"/>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security.pki.sha1_enforcement_level", 2);</text:p>
          </table:table-cell>
          <table:table-cell table:style-name="ce10" table:formula="of:=IF([.N336]=&quot;&quot;;&quot;?&quot;;IF([.P336]=&quot;&quot;;&quot;新規&quot;;IF([.N336]=[.P336];&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2" calcext:value-type="float">
            <text:p>282</text:p>
          </table:table-cell>
          <table:table-cell table:style-name="ce5" table:formula="of:=CONCATENATE([.$D337];&quot;-&quot;;[.$E337])"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8"/>
          <table:covered-table-cell table:number-columns-repeated="2" table:style-name="ce21"/>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 lockPref("security.pki.sha1_enforcement_level", 3);</text:p>
          </table:table-cell>
          <table:table-cell table:style-name="ce10" table:formula="of:=IF([.N337]=&quot;&quot;;&quot;?&quot;;IF([.P337]=&quot;&quot;;&quot;新規&quot;;IF([.N337]=[.P337];&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3" calcext:value-type="float">
            <text:p>283</text:p>
          </table:table-cell>
          <table:table-cell table:style-name="ce5" table:formula="of:=CONCATENATE([.$D338];&quot;-&quot;;[.$E338])"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8"/>
          <table:covered-table-cell table:number-columns-repeated="2" table:style-name="ce21"/>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pki.sha1_enforcement_level", 4);</text:p>
          </table:table-cell>
          <table:table-cell table:style-name="ce10" table:formula="of:=IF([.N338]=&quot;&quot;;&quot;?&quot;;IF([.P338]=&quot;&quot;;&quot;新規&quot;;IF([.N338]=[.P338];&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48" office:value-type="string" calcext:value-type="string">
            <text:p>パフォーマンスを優先（既定）</text:p>
          </table:table-cell>
          <table:table-cell table:style-name="ce10" office:value-type="string" calcext:value-type="string">
            <text:p>-</text:p>
          </table:table-cell>
          <table:table-cell table:style-name="ce48" office:value-type="string" calcext:value-type="string">
            <text:p>lockPref("network.http.pipelining.maxrequests", 32);</text:p>
            <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39]=&quot;&quot;;&quot;?&quot;;IF([.N339]=&quot;&quot;;&quot;新規&quot;;IF([.K339]=[.N339];&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39]=&quot;&quot;;&quot;?&quot;;IF([.P339]=&quot;&quot;;&quot;新規&quot;;IF([.N339]=[.P339];&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8"/>
          <table:covered-table-cell table:number-columns-repeated="2" table:style-name="ce21"/>
          <table:table-cell table:style-name="ce48" office:value-type="string" calcext:value-type="string">
            <text:p>トラフィックを抑える事を優先</text:p>
          </table:table-cell>
          <table:table-cell table:style-name="ce10" office:value-type="string" calcext:value-type="string">
            <text:p>MCDで設定を反映する</text:p>
          </table:table-cell>
          <table:table-cell table:style-name="ce48" office:value-type="string" calcext:value-type="string">
            <text:p>lockPref("network.http.pipelining.maxrequests", 8);</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40]=&quot;&quot;;&quot;?&quot;;IF([.N340]=&quot;&quot;;&quot;新規&quot;;IF([.K340]=[.N340];&quot;&quot;;&quot;変更あり&quot;)))">
            <text:p/>
          </table:table-cell>
          <table:table-cell table:style-name="ce48" office:value-type="string" calcext:value-type="string">
            <text:p>lockPref("network.http.pipelining.maxrequests", 8);</text:p>
          </table:table-cell>
          <table:table-cell table:style-name="ce10" table:formula="of:=IF([.N340]=&quot;&quot;;&quot;?&quot;;IF([.P340]=&quot;&quot;;&quot;新規&quot;;IF([.N340]=[.P34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4" calcext:value-type="float">
            <text:p>284</text:p>
          </table:table-cell>
          <table:table-cell table:style-name="ce5" table:formula="of:=CONCATENATE([.$D341];&quot;-&quot;;[.$E341])"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5" office:value-type="string" calcext:value-type="string" table:number-columns-spanned="1" table:number-rows-spanned="4">
            <text:p>自動更新</text:p>
          </table:table-cell>
          <table:table-cell table:style-name="ce25" office:value-type="string" calcext:value-type="string" table:number-columns-spanned="1" table:number-rows-spanned="4">
            <text:p>Firefoxの自動更新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41]=&quot;&quot;;&quot;?&quot;;IF([.N341]=&quot;&quot;;&quot;新規&quot;;IF([.K341]=[.N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41]=&quot;&quot;;&quot;?&quot;;IF([.P341]=&quot;&quot;;&quot;新規&quot;;IF([.N341]=[.P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41]=&quot;&quot;;&quot;?&quot;;IF([.R341]=&quot;&quot;;&quot;新規&quot;;IF([.P341]=[.R341];&quot;&quot;;&quot;○&quot;)))">
            <text:p/>
          </table:table-cell>
          <table:table-cell table:style-name="ce86" office:value-type="string" calcext:value-type="string">
            <text:p>lockPref("app.update.enabled", true);</text:p>
            <text:p>lockPref("app.update.auto", true);</text:p>
            <text:p>lockPref("app.update.mode", 1);</text:p>
          </table:table-cell>
          <table:table-cell table:style-name="ce86" office:value-type="string" calcext:value-type="string">
            <text:p>変更無し</text:p>
          </table:table-cell>
          <table:table-cell table:style-name="ce86" office:value-type="string" calcext:value-type="string">
            <text:p>lockPref("app.update.enabled", true);</text:p>
            <text:p>lockPref("app.update.auto", true);</text:p>
            <text:p>lockPref("app.update.mode", 1);</text:p>
          </table:table-cell>
          <table:table-cell table:style-name="ce9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85" calcext:value-type="float">
            <text:p>285</text:p>
          </table:table-cell>
          <table:table-cell table:style-name="ce5" table:formula="of:=CONCATENATE([.$D342];&quot;-&quot;;[.$E342])"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8"/>
          <table:table-cell table:style-name="ce49" office:value-type="string" calcext:value-type="string">
            <text:p>セキュリティアップデートのみ許可する</text:p>
          </table:table-cell>
          <table:table-cell table:style-name="ce49" office:value-type="string" calcext:value-type="string">
            <text:p>アドオン「Only Minor Update」互換のスクリプトを導入する</text:p>
          </table:table-cell>
          <table:table-cell table:style-name="ce65" office:value-type="string" calcext:value-type="string">
            <text:p>-</text:p>
          </table:table-cell>
          <table:table-cell table:style-name="ce65" office:value-type="string" calcext:value-type="string">
            <text:p>Only Minor UpdateはFirefox 60非対応</text:p>
            <text:p>互換スクリプトの移植はなされていないため対応不可</text:p>
          </table:table-cell>
          <table:table-cell table:style-name="ce10" table:formula="of:=IF([.K342]=&quot;&quot;;&quot;?&quot;;IF([.N342]=&quot;&quot;;&quot;新規&quot;;IF([.K342]=[.N342];&quot;&quot;;&quot;変更あり&quot;)))">
            <text:p/>
          </table:table-cell>
          <table:table-cell table:style-name="ce9" office:value-type="string" calcext:value-type="string">
            <text:p>-</text:p>
          </table:table-cell>
          <table:table-cell table:style-name="ce10" table:formula="of:=IF([.N342]=&quot;&quot;;&quot;?&quot;;IF([.P342]=&quot;&quot;;&quot;新規&quot;;IF([.N342]=[.P342];&quot;&quot;;&quot;変更あり&quot;)))">
            <text:p/>
          </table:table-cell>
          <table:table-cell table:style-name="ce9" office:value-type="string" calcext:value-type="string">
            <text:p>-</text:p>
          </table:table-cell>
          <table:table-cell table:style-name="ce8" table:formula="of:=IF([.P342]=&quot;&quot;;&quot;?&quot;;IF([.R342]=&quot;&quot;;&quot;新規&quot;;IF([.P342]=[.R342];&quot;&quot;;&quot;○&quot;)))">
            <text:p/>
          </table:table-cell>
          <table:table-cell table:style-name="ce86" office:value-type="string" calcext:value-type="string">
            <text:p>-</text:p>
          </table:table-cell>
          <table:table-cell table:style-name="ce86" table:number-columns-repeated="2"/>
          <table:table-cell table:style-name="ce9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6" calcext:value-type="float">
            <text:p>286</text:p>
          </table:table-cell>
          <table:table-cell table:style-name="ce5" table:formula="of:=CONCATENATE([.$D343];&quot;-&quot;;[.$E343])"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43]=&quot;&quot;;&quot;?&quot;;IF([.N343]=&quot;&quot;;&quot;新規&quot;;IF([.K343]=[.N343];&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43]=&quot;&quot;;&quot;?&quot;;IF([.P343]=&quot;&quot;;&quot;新規&quot;;IF([.N343]=[.P343];&quot;&quot;;&quot;変更あり&quot;)))">
            <text:p/>
          </table:table-cell>
          <table:table-cell table:style-name="ce8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43]=&quot;&quot;;&quot;?&quot;;IF([.R343]=&quot;&quot;;&quot;新規&quot;;IF([.P343]=[.R343];&quot;&quot;;&quot;○&quot;)))">
            <text:p/>
          </table:table-cell>
          <table:table-cell table:style-name="ce8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6" office:value-type="string" calcext:value-type="string">
            <text:p>変更無し</text:p>
          </table:table-cell>
          <table:table-cell table:style-name="ce86" office:value-type="string" calcext:value-type="string">
            <text:p>lockPref("app.update.enabled", false);</text:p>
            <text:p>lockPref("app.update.auto", false);</text:p>
            <text:p>lockPref("app.update.mode", 0);</text:p>
          </table:table-cell>
          <table:table-cell table:style-name="ce9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7" calcext:value-type="float">
            <text:p>287</text:p>
          </table:table-cell>
          <table:table-cell table:style-name="ce5" table:formula="of:=CONCATENATE([.$D344];&quot;-&quot;;[.$E344])"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7" calcext:value-type="float">
            <text:p>287</text:p>
          </table:table-cell>
          <table:table-cell table:style-name="ce5" table:formula="of:=CONCATENATE([.$D345];&quot;-&quot;;[.$E345])"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lockPref("extensions.update.enabled", true);</text:p>
          </table:table-cell>
          <table:table-cell table:style-name="ce10" table:formula="of:=IF([.N345]=&quot;&quot;;&quot;?&quot;;IF([.P345]=&quot;&quot;;&quot;新規&quot;;IF([.N345]=[.P345];&quot;&quot;;&quot;変更あり&quot;)))">
            <text:p/>
          </table:table-cell>
          <table:table-cell table:style-name="ce9" office:value-type="string" calcext:value-type="string">
            <text:p>lockPref("extensions.update.enabled", true);</text:p>
          </table:table-cell>
          <table:table-cell table:style-name="ce8" table:formula="of:=IF([.P345]=&quot;&quot;;&quot;?&quot;;IF([.R345]=&quot;&quot;;&quot;新規&quot;;IF([.P345]=[.R345];&quot;&quot;;&quot;○&quot;)))">
            <text:p/>
          </table:table-cell>
          <table:table-cell table:style-name="ce86" office:value-type="string" calcext:value-type="string">
            <text:p>lockPref("extensions.update.enabled", true);</text:p>
          </table:table-cell>
          <table:table-cell table:style-name="ce86" office:value-type="string" calcext:value-type="string">
            <text:p>変更無し</text:p>
          </table:table-cell>
          <table:table-cell table:style-name="ce86" office:value-type="string" calcext:value-type="string">
            <text:p>lockPref("extensions.update.enabled", true);</text:p>
          </table:table-cell>
          <table:table-cell table:style-name="ce9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8" calcext:value-type="float">
            <text:p>288</text:p>
          </table:table-cell>
          <table:table-cell table:style-name="ce5" table:formula="of:=CONCATENATE([.$D346];&quot;-&quot;;[.$E346])"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46]=&quot;&quot;;&quot;?&quot;;IF([.N346]=&quot;&quot;;&quot;新規&quot;;IF([.K346]=[.N346];&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46]=&quot;&quot;;&quot;?&quot;;IF([.P346]=&quot;&quot;;&quot;新規&quot;;IF([.N346]=[.P346];&quot;&quot;;&quot;変更あり&quot;)))">
            <text:p/>
          </table:table-cell>
          <table:table-cell table:style-name="ce86" office:value-type="string" calcext:value-type="string">
            <text:p>lockPref("extensions.update.enabled", false);</text:p>
            <text:p>lockPref("extensions.update.background.url", "");</text:p>
            <text:p>lockPref("extensions.update.url", "");</text:p>
          </table:table-cell>
          <table:table-cell table:style-name="ce8" table:formula="of:=IF([.P346]=&quot;&quot;;&quot;?&quot;;IF([.R346]=&quot;&quot;;&quot;新規&quot;;IF([.P346]=[.R346];&quot;&quot;;&quot;○&quot;)))">
            <text:p/>
          </table:table-cell>
          <table:table-cell table:style-name="ce86" office:value-type="string" calcext:value-type="string">
            <text:p>lockPref("extensions.update.enabled", false);</text:p>
            <text:p>lockPref("extensions.update.background.url", "");</text:p>
            <text:p>lockPref("extensions.update.url", "");</text:p>
          </table:table-cell>
          <table:table-cell table:style-name="ce86" office:value-type="string" calcext:value-type="string">
            <text:p>変更無し</text:p>
          </table:table-cell>
          <table:table-cell table:style-name="ce86" office:value-type="string" calcext:value-type="string">
            <text:p>lockPref("extensions.update.enabled", false);</text:p>
          </table:table-cell>
          <table:table-cell table:style-name="ce9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9" calcext:value-type="float">
            <text:p>289</text:p>
          </table:table-cell>
          <table:table-cell table:style-name="ce5" table:formula="of:=CONCATENATE([.$D347];&quot;-&quot;;[.$E347])"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lockPref("browser.search.update", true);</text:p>
          </table:table-cell>
          <table:table-cell table:style-name="ce10" table:formula="of:=IF([.N347]=&quot;&quot;;&quot;?&quot;;IF([.P347]=&quot;&quot;;&quot;新規&quot;;IF([.N347]=[.P347];&quot;&quot;;&quot;変更あり&quot;)))">
            <text:p/>
          </table:table-cell>
          <table:table-cell table:style-name="ce9" office:value-type="string" calcext:value-type="string">
            <text:p>lockPref("browser.search.update", true);</text:p>
          </table:table-cell>
          <table:table-cell table:style-name="ce8" table:formula="of:=IF([.P347]=&quot;&quot;;&quot;?&quot;;IF([.R347]=&quot;&quot;;&quot;新規&quot;;IF([.P347]=[.R347];&quot;&quot;;&quot;○&quot;)))">
            <text:p/>
          </table:table-cell>
          <table:table-cell table:style-name="ce86" office:value-type="string" calcext:value-type="string">
            <text:p>lockPref("browser.search.update", true);</text:p>
          </table:table-cell>
          <table:table-cell table:style-name="ce86" office:value-type="string" calcext:value-type="string">
            <text:p>変更無し</text:p>
          </table:table-cell>
          <table:table-cell table:style-name="ce86" office:value-type="string" calcext:value-type="string">
            <text:p>lockPref("browser.search.update", true);</text:p>
          </table:table-cell>
          <table:table-cell table:style-name="ce9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90" calcext:value-type="float">
            <text:p>290</text:p>
          </table:table-cell>
          <table:table-cell table:style-name="ce5" table:formula="of:=CONCATENATE([.$D348];&quot;-&quot;;[.$E348])"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browser.search.update", false);</text:p>
          </table:table-cell>
          <table:table-cell table:style-name="ce10" table:formula="of:=IF([.N348]=&quot;&quot;;&quot;?&quot;;IF([.P348]=&quot;&quot;;&quot;新規&quot;;IF([.N348]=[.P348];&quot;&quot;;&quot;変更あり&quot;)))">
            <text:p/>
          </table:table-cell>
          <table:table-cell table:style-name="ce9" office:value-type="string" calcext:value-type="string">
            <text:p>lockPref("browser.search.update", false);</text:p>
          </table:table-cell>
          <table:table-cell table:style-name="ce8" table:formula="of:=IF([.P348]=&quot;&quot;;&quot;?&quot;;IF([.R348]=&quot;&quot;;&quot;新規&quot;;IF([.P348]=[.R348];&quot;&quot;;&quot;○&quot;)))">
            <text:p/>
          </table:table-cell>
          <table:table-cell table:style-name="ce86" office:value-type="string" calcext:value-type="string">
            <text:p>lockPref("browser.search.update", false);</text:p>
          </table:table-cell>
          <table:table-cell table:style-name="ce86" office:value-type="string" calcext:value-type="string">
            <text:p>変更無し</text:p>
          </table:table-cell>
          <table:table-cell table:style-name="ce86" office:value-type="string" calcext:value-type="string">
            <text:p>lockPref("browser.search.update", false);</text:p>
          </table:table-cell>
          <table:table-cell table:style-name="ce9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91" calcext:value-type="float">
            <text:p>291</text:p>
          </table:table-cell>
          <table:table-cell table:style-name="ce5" table:formula="of:=CONCATENATE([.$D349];&quot;-&quot;;[.$E349])"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17"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49]=&quot;&quot;;&quot;?&quot;;IF([.N349]=&quot;&quot;;&quot;新規&quot;;IF([.K349]=[.N349];&quot;&quot;;&quot;変更あり&quot;)))">
            <text:p/>
          </table:table-cell>
          <table:table-cell table:style-name="ce8" office:value-type="string" calcext:value-type="string">
            <text:p>-</text:p>
          </table:table-cell>
          <table:table-cell table:style-name="ce10" table:formula="of:=IF([.N349]=&quot;&quot;;&quot;?&quot;;IF([.P349]=&quot;&quot;;&quot;新規&quot;;IF([.N349]=[.P349];&quot;&quot;;&quot;変更あり&quot;)))">
            <text:p/>
          </table:table-cell>
          <table:table-cell table:style-name="ce86" office:value-type="string" calcext:value-type="string">
            <text:p>-</text:p>
          </table:table-cell>
          <table:table-cell table:style-name="ce8" table:formula="of:=IF([.P349]=&quot;&quot;;&quot;?&quot;;IF([.R349]=&quot;&quot;;&quot;新規&quot;;IF([.P349]=[.R349];&quot;&quot;;&quot;○&quot;)))">
            <text:p/>
          </table:table-cell>
          <table:table-cell table:style-name="ce86" office:value-type="string" calcext:value-type="string">
            <text:p>-</text:p>
          </table:table-cell>
          <table:table-cell table:style-name="ce86" table:number-columns-repeated="2"/>
          <table:table-cell table:style-name="ce9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2" calcext:value-type="float">
            <text:p>292</text:p>
          </table:table-cell>
          <table:table-cell table:style-name="ce5" table:formula="of:=CONCATENATE([.$D350];&quot;-&quot;;[.$E350])"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50]=&quot;&quot;;&quot;?&quot;;IF([.N350]=&quot;&quot;;&quot;新規&quot;;IF([.K350]=[.N350];&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50]=&quot;&quot;;&quot;?&quot;;IF([.P350]=&quot;&quot;;&quot;新規&quot;;IF([.N350]=[.P350];&quot;&quot;;&quot;変更あり&quot;)))">
            <text:p/>
          </table:table-cell>
          <table:table-cell table:style-name="ce86" office:value-type="string" calcext:value-type="string">
            <text:p>Firefox-setup.ini:</text:p>
            <text:p>MaintenanceService=false</text:p>
            <text:p/>
            <text:p>MCD:</text:p>
            <text:p><text:span text:style-name="T11">lockPref("app.update.service.enabled", false);</text:span></text:p>
          </table:table-cell>
          <table:table-cell table:style-name="ce8" table:formula="of:=IF([.P350]=&quot;&quot;;&quot;?&quot;;IF([.R350]=&quot;&quot;;&quot;新規&quot;;IF([.P350]=[.R350];&quot;&quot;;&quot;○&quot;)))" office:value-type="string" office:string-value="○" calcext:value-type="string">
            <text:p>○</text:p>
          </table:table-cell>
          <table:table-cell table:style-name="ce86" office:value-type="string" calcext:value-type="string">
            <text:p>MaintenanceService=false</text:p>
          </table:table-cell>
          <table:table-cell table:style-name="ce86" table:number-columns-repeated="2"/>
          <table:table-cell table:style-name="ce9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3" calcext:value-type="float">
            <text:p>293</text:p>
          </table:table-cell>
          <table:table-cell table:style-name="ce5" table:formula="of:=CONCATENATE([.$D351];&quot;-&quot;;[.$E351])"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51]=&quot;&quot;;&quot;?&quot;;IF([.N351]=&quot;&quot;;&quot;新規&quot;;IF([.K351]=[.N351];&quot;&quot;;&quot;変更あり&quot;)))">
            <text:p/>
          </table:table-cell>
          <table:table-cell table:style-name="ce8" office:value-type="string" calcext:value-type="string">
            <text:p>lockPref("lightweightThemes.update.enabled", true);</text:p>
          </table:table-cell>
          <table:table-cell table:style-name="ce10" table:formula="of:=IF([.N351]=&quot;&quot;;&quot;?&quot;;IF([.P351]=&quot;&quot;;&quot;新規&quot;;IF([.N351]=[.P351];&quot;&quot;;&quot;変更あり&quot;)))">
            <text:p/>
          </table:table-cell>
          <table:table-cell table:style-name="ce86" office:value-type="string" calcext:value-type="string">
            <text:p>lockPref("lightweightThemes.update.enabled", true);</text:p>
          </table:table-cell>
          <table:table-cell table:style-name="ce8" table:formula="of:=IF([.P351]=&quot;&quot;;&quot;?&quot;;IF([.R351]=&quot;&quot;;&quot;新規&quot;;IF([.P351]=[.R351];&quot;&quot;;&quot;○&quot;)))">
            <text:p/>
          </table:table-cell>
          <table:table-cell table:style-name="ce86" office:value-type="string" calcext:value-type="string">
            <text:p>lockPref("lightweightThemes.update.enabled", true);</text:p>
          </table:table-cell>
          <table:table-cell table:style-name="ce86" table:number-columns-repeated="2"/>
          <table:table-cell table:style-name="ce9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4" calcext:value-type="float">
            <text:p>294</text:p>
          </table:table-cell>
          <table:table-cell table:style-name="ce5" table:formula="of:=CONCATENATE([.$D352];&quot;-&quot;;[.$E352])"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52]=&quot;&quot;;&quot;?&quot;;IF([.N352]=&quot;&quot;;&quot;新規&quot;;IF([.K352]=[.N352];&quot;&quot;;&quot;変更あり&quot;)))">
            <text:p/>
          </table:table-cell>
          <table:table-cell table:style-name="ce8" office:value-type="string" calcext:value-type="string">
            <text:p>lockPref("lightweightThemes.update.enabled", false);</text:p>
          </table:table-cell>
          <table:table-cell table:style-name="ce10" table:formula="of:=IF([.N352]=&quot;&quot;;&quot;?&quot;;IF([.P352]=&quot;&quot;;&quot;新規&quot;;IF([.N352]=[.P352];&quot;&quot;;&quot;変更あり&quot;)))">
            <text:p/>
          </table:table-cell>
          <table:table-cell table:style-name="ce86" office:value-type="string" calcext:value-type="string">
            <text:p>lockPref("lightweightThemes.update.enabled", false);</text:p>
          </table:table-cell>
          <table:table-cell table:style-name="ce8" table:formula="of:=IF([.P352]=&quot;&quot;;&quot;?&quot;;IF([.R352]=&quot;&quot;;&quot;新規&quot;;IF([.P352]=[.R352];&quot;&quot;;&quot;○&quot;)))">
            <text:p/>
          </table:table-cell>
          <table:table-cell table:style-name="ce86" office:value-type="string" calcext:value-type="string">
            <text:p>lockPref("lightweightThemes.update.enabled", false);</text:p>
          </table:table-cell>
          <table:table-cell table:style-name="ce86" table:number-columns-repeated="2"/>
          <table:table-cell table:style-name="ce9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5" calcext:value-type="float">
            <text:p>295</text:p>
          </table:table-cell>
          <table:table-cell table:style-name="ce5" table:formula="of:=CONCATENATE([.$D353];&quot;-&quot;;[.$E353])"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17"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77"/>
          <table:table-cell table:style-name="ce10" table:formula="of:=IF([.K353]=&quot;&quot;;&quot;?&quot;;IF([.N353]=&quot;&quot;;&quot;新規&quot;;IF([.K353]=[.N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53]=&quot;&quot;;&quot;?&quot;;IF([.P353]=&quot;&quot;;&quot;新規&quot;;IF([.N353]=[.P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53]=&quot;&quot;;&quot;?&quot;;IF([.R353]=&quot;&quot;;&quot;新規&quot;;IF([.P353]=[.R353];&quot;&quot;;&quot;○&quot;)))" office:value-type="string" office:string-value="○" calcext:value-type="string">
            <text:p>○</text:p>
          </table:table-cell>
          <table:table-cell table:style-name="ce86" office:value-type="string" calcext:value-type="string">
            <text:p>lockPref("pdfjs.disabled", false);</text:p>
          </table:table-cell>
          <table:table-cell table:style-name="ce86" office:value-type="string" calcext:value-type="string">
            <text:p>変更無し</text:p>
          </table:table-cell>
          <table:table-cell table:style-name="ce86" office:value-type="string" calcext:value-type="string">
            <text:p>lockPref("pdfjs.disabled", false);</text:p>
          </table:table-cell>
          <table:table-cell table:style-name="ce9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6" calcext:value-type="float">
            <text:p>296</text:p>
          </table:table-cell>
          <table:table-cell table:style-name="ce5" table:formula="of:=CONCATENATE([.$D354];&quot;-&quot;;[.$E354])"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lockPref("pdfjs.disabled", true);</text:p>
          </table:table-cell>
          <table:table-cell table:style-name="ce10" table:formula="of:=IF([.N354]=&quot;&quot;;&quot;?&quot;;IF([.P354]=&quot;&quot;;&quot;新規&quot;;IF([.N354]=[.P354];&quot;&quot;;&quot;変更あり&quot;)))">
            <text:p/>
          </table:table-cell>
          <table:table-cell table:style-name="ce9" office:value-type="string" calcext:value-type="string">
            <text:p>lockPref("pdfjs.disabled", true);</text:p>
          </table:table-cell>
          <table:table-cell table:style-name="ce8" table:formula="of:=IF([.P354]=&quot;&quot;;&quot;?&quot;;IF([.R354]=&quot;&quot;;&quot;新規&quot;;IF([.P354]=[.R354];&quot;&quot;;&quot;○&quot;)))">
            <text:p/>
          </table:table-cell>
          <table:table-cell table:style-name="ce86" office:value-type="string" calcext:value-type="string">
            <text:p>lockPref("pdfjs.disabled", true);</text:p>
          </table:table-cell>
          <table:table-cell table:style-name="ce86" office:value-type="string" calcext:value-type="string">
            <text:p>変更無し</text:p>
          </table:table-cell>
          <table:table-cell table:style-name="ce86" office:value-type="string" calcext:value-type="string">
            <text:p>lockPref("pdfjs.disabled", true);</text:p>
          </table:table-cell>
          <table:table-cell table:style-name="ce9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7" calcext:value-type="float">
            <text:p>297</text:p>
          </table:table-cell>
          <table:table-cell table:style-name="ce5" table:formula="of:=CONCATENATE([.$D355];&quot;-&quot;;[.$E355])"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17"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lockPref("accessibility.browsewithcaret_shortcut.enabled", true);</text:p>
          </table:table-cell>
          <table:table-cell table:style-name="ce10" table:formula="of:=IF([.N355]=&quot;&quot;;&quot;?&quot;;IF([.P355]=&quot;&quot;;&quot;新規&quot;;IF([.N355]=[.P355];&quot;&quot;;&quot;変更あり&quot;)))">
            <text:p/>
          </table:table-cell>
          <table:table-cell table:style-name="ce86" office:value-type="string" calcext:value-type="string">
            <text:p>lockPref("accessibility.browsewithcaret_shortcut.enabled", true);</text:p>
          </table:table-cell>
          <table:table-cell table:style-name="ce8" table:formula="of:=IF([.P355]=&quot;&quot;;&quot;?&quot;;IF([.R355]=&quot;&quot;;&quot;新規&quot;;IF([.P355]=[.R355];&quot;&quot;;&quot;○&quot;)))">
            <text:p/>
          </table:table-cell>
          <table:table-cell table:style-name="ce86" office:value-type="string" calcext:value-type="string">
            <text:p>lockPref("accessibility.browsewithcaret_shortcut.enabled", true);</text:p>
          </table:table-cell>
          <table:table-cell table:style-name="ce86" table:number-columns-repeated="2"/>
          <table:table-cell table:style-name="ce9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8" calcext:value-type="float">
            <text:p>298</text:p>
          </table:table-cell>
          <table:table-cell table:style-name="ce5" table:formula="of:=CONCATENATE([.$D356];&quot;-&quot;;[.$E356])"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56]=&quot;&quot;;&quot;?&quot;;IF([.N356]=&quot;&quot;;&quot;新規&quot;;IF([.K356]=[.N356];&quot;&quot;;&quot;変更あり&quot;)))">
            <text:p/>
          </table:table-cell>
          <table:table-cell table:style-name="ce8" office:value-type="string" calcext:value-type="string">
            <text:p>lockPref("accessibility.browsewithcaret_shortcut.enabled", false);</text:p>
          </table:table-cell>
          <table:table-cell table:style-name="ce10" table:formula="of:=IF([.N356]=&quot;&quot;;&quot;?&quot;;IF([.P356]=&quot;&quot;;&quot;新規&quot;;IF([.N356]=[.P356];&quot;&quot;;&quot;変更あり&quot;)))">
            <text:p/>
          </table:table-cell>
          <table:table-cell table:style-name="ce86" office:value-type="string" calcext:value-type="string">
            <text:p>lockPref("accessibility.browsewithcaret_shortcut.enabled", false);</text:p>
          </table:table-cell>
          <table:table-cell table:style-name="ce8" table:formula="of:=IF([.P356]=&quot;&quot;;&quot;?&quot;;IF([.R356]=&quot;&quot;;&quot;新規&quot;;IF([.P356]=[.R356];&quot;&quot;;&quot;○&quot;)))">
            <text:p/>
          </table:table-cell>
          <table:table-cell table:style-name="ce86" office:value-type="string" calcext:value-type="string">
            <text:p>lockPref("accessibility.browsewithcaret_shortcut.enabled", false);</text:p>
          </table:table-cell>
          <table:table-cell table:style-name="ce86" table:number-columns-repeated="2"/>
          <table:table-cell table:style-name="ce9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9" calcext:value-type="float">
            <text:p>299</text:p>
          </table:table-cell>
          <table:table-cell table:style-name="ce5" table:formula="of:=CONCATENATE([.$D357];&quot;-&quot;;[.$E357])"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57]=&quot;&quot;;&quot;?&quot;;IF([.N357]=&quot;&quot;;&quot;新規&quot;;IF([.K357]=[.N357];&quot;&quot;;&quot;変更あり&quot;)))">
            <text:p/>
          </table:table-cell>
          <table:table-cell table:style-name="ce9" office:value-type="string" calcext:value-type="string">
            <text:p>-</text:p>
          </table:table-cell>
          <table:table-cell table:style-name="ce10" table:formula="of:=IF([.N357]=&quot;&quot;;&quot;?&quot;;IF([.P357]=&quot;&quot;;&quot;新規&quot;;IF([.N357]=[.P357];&quot;&quot;;&quot;変更あり&quot;)))">
            <text:p/>
          </table:table-cell>
          <table:table-cell table:style-name="ce9" office:value-type="string" calcext:value-type="string">
            <text:p>-</text:p>
          </table:table-cell>
          <table:table-cell table:style-name="ce8" table:formula="of:=IF([.P357]=&quot;&quot;;&quot;?&quot;;IF([.R357]=&quot;&quot;;&quot;新規&quot;;IF([.P357]=[.R357];&quot;&quot;;&quot;○&quot;)))" office:value-type="string" office:string-value="新規" calcext:value-type="string">
            <text:p>新規</text:p>
          </table:table-cell>
          <table:table-cell table:style-name="ce86" table:number-columns-repeated="3"/>
          <table:table-cell table:style-name="ce9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00" calcext:value-type="float">
            <text:p>300</text:p>
          </table:table-cell>
          <table:table-cell table:style-name="ce5" table:formula="of:=CONCATENATE([.$D358];&quot;-&quot;;[.$E358])"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58]=&quot;&quot;;&quot;?&quot;;IF([.P358]=&quot;&quot;;&quot;新規&quot;;IF([.N358]=[.P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86" table:number-columns-repeated="3"/>
          <table:table-cell table:style-name="ce9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59]=&quot;&quot;;&quot;?&quot;;IF([.P359]=&quot;&quot;;&quot;新規&quot;;IF([.N359]=[.P359];&quot;&quot;;&quot;変更あり&quot;)))">
            <text:p/>
          </table:table-cell>
          <table:table-cell table:style-name="ce6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59]=&quot;&quot;;&quot;?&quot;;IF([.R359]=&quot;&quot;;&quot;新規&quot;;IF([.P359]=[.R359];&quot;&quot;;&quot;○&quot;)))" office:value-type="string" office:string-value="新規" calcext:value-type="string">
            <text:p>新規</text:p>
          </table:table-cell>
          <table:table-cell table:style-name="ce86" table:number-columns-repeated="3"/>
          <table:table-cell table:style-name="ce9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01" calcext:value-type="float">
            <text:p>301</text:p>
          </table:table-cell>
          <table:table-cell table:style-name="ce5" table:formula="of:=CONCATENATE([.$D360];&quot;-&quot;;[.$E360])"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text:p>
          </table:table-cell>
          <table:table-cell table:style-name="ce10" table:formula="of:=IF([.N360]=&quot;&quot;;&quot;?&quot;;IF([.P360]=&quot;&quot;;&quot;新規&quot;;IF([.N360]=[.P360];&quot;&quot;;&quot;変更あり&quot;)))">
            <text:p/>
          </table:table-cell>
          <table:table-cell table:style-name="ce61" office:value-type="string" calcext:value-type="string">
            <text:p>-</text:p>
          </table:table-cell>
          <table:table-cell table:style-name="ce8" table:formula="of:=IF([.P360]=&quot;&quot;;&quot;?&quot;;IF([.R360]=&quot;&quot;;&quot;新規&quot;;IF([.P360]=[.R360];&quot;&quot;;&quot;○&quot;)))" office:value-type="string" office:string-value="新規" calcext:value-type="string">
            <text:p>新規</text:p>
          </table:table-cell>
          <table:table-cell table:style-name="ce86" table:number-columns-repeated="3"/>
          <table:table-cell table:style-name="ce9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2" calcext:value-type="float">
            <text:p>302</text:p>
          </table:table-cell>
          <table:table-cell table:style-name="ce5" table:formula="of:=CONCATENATE([.$D361];&quot;-&quot;;[.$E361])"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86" table:number-columns-repeated="3"/>
          <table:table-cell table:style-name="ce9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3" calcext:value-type="float">
            <text:p>303</text:p>
          </table:table-cell>
          <table:table-cell table:style-name="ce5" table:formula="of:=CONCATENATE([.$D362];&quot;-&quot;;[.$E362])"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reader.parse-on-load.enabled", false)</text:p>
          </table:table-cell>
          <table:table-cell table:style-name="ce10" table:formula="of:=IF([.N362]=&quot;&quot;;&quot;?&quot;;IF([.P362]=&quot;&quot;;&quot;新規&quot;;IF([.N362]=[.P362];&quot;&quot;;&quot;変更あり&quot;)))">
            <text:p/>
          </table:table-cell>
          <table:table-cell table:style-name="ce9" office:value-type="string" calcext:value-type="string">
            <text:p>lockPref("reader.parse-on-load.enabled", false)</text:p>
          </table:table-cell>
          <table:table-cell table:style-name="ce8" table:formula="of:=IF([.P362]=&quot;&quot;;&quot;?&quot;;IF([.R362]=&quot;&quot;;&quot;新規&quot;;IF([.P362]=[.R362];&quot;&quot;;&quot;○&quot;)))" office:value-type="string" office:string-value="新規" calcext:value-type="string">
            <text:p>新規</text:p>
          </table:table-cell>
          <table:table-cell table:style-name="ce86" table:number-columns-repeated="3"/>
          <table:table-cell table:style-name="ce9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4" calcext:value-type="float">
            <text:p>304</text:p>
          </table:table-cell>
          <table:table-cell table:style-name="ce5" table:formula="of:=CONCATENATE([.$D363];&quot;-&quot;;[.$E363])"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86" table:number-columns-repeated="3"/>
          <table:table-cell table:style-name="ce9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5" calcext:value-type="float">
            <text:p>305</text:p>
          </table:table-cell>
          <table:table-cell table:style-name="ce5" table:formula="of:=CONCATENATE([.$D364];&quot;-&quot;;[.$E364])"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layout.spellcheckDefault", 0);</text:p>
          </table:table-cell>
          <table:table-cell table:style-name="ce10" table:formula="of:=IF([.N364]=&quot;&quot;;&quot;?&quot;;IF([.P364]=&quot;&quot;;&quot;新規&quot;;IF([.N364]=[.P364];&quot;&quot;;&quot;変更あり&quot;)))">
            <text:p/>
          </table:table-cell>
          <table:table-cell table:style-name="ce9" office:value-type="string" calcext:value-type="string">
            <text:p>lockPref("layout.spellcheckDefault", 0);</text:p>
          </table:table-cell>
          <table:table-cell table:style-name="ce8" table:formula="of:=IF([.P364]=&quot;&quot;;&quot;?&quot;;IF([.R364]=&quot;&quot;;&quot;新規&quot;;IF([.P364]=[.R364];&quot;&quot;;&quot;○&quot;)))" office:value-type="string" office:string-value="新規" calcext:value-type="string">
            <text:p>新規</text:p>
          </table:table-cell>
          <table:table-cell table:style-name="ce86" table:number-columns-repeated="3"/>
          <table:table-cell table:style-name="ce9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6" calcext:value-type="float">
            <text:p>306</text:p>
          </table:table-cell>
          <table:table-cell table:style-name="ce5" table:formula="of:=CONCATENATE([.$D365];&quot;-&quot;;[.$E365])"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 office:value-type="string" calcext:value-type="string" table:number-columns-spanned="1" table:number-rows-spanned="3">
            <text:p>UI</text:p>
          </table:table-cell>
          <table:table-cell table:style-name="ce23" office:value-type="string" calcext:value-type="string" table:number-columns-spanned="1" table:number-rows-spanned="3">
            <text:p>FirefoxScreenshots機能の使用</text:p>
          </table:table-cell>
          <table:table-cell table:style-name="ce23" office:value-type="string" calcext:value-type="string" table:number-columns-spanned="1" table:number-rows-spanned="3">
            <text:p>-</text:p>
          </table:table-cell>
          <table:table-cell table:style-name="ce9" office:value-type="string" calcext:value-type="string">
            <text:p>使用する（既定）</text:p>
          </table:table-cell>
          <table:table-cell table:style-name="ce5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65]=&quot;&quot;;&quot;?&quot;;IF([.N365]=&quot;&quot;;&quot;新規&quot;;IF([.K365]=[.N36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7" calcext:value-type="float">
            <text:p>307</text:p>
          </table:table-cell>
          <table:table-cell table:style-name="ce5" table:formula="of:=CONCATENATE([.$D366];&quot;-&quot;;[.$E366])"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1"/>
          <table:table-cell table:style-name="ce5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50" office:value-type="string" calcext:value-type="string">
            <text:p>Firefox 60で追加</text:p>
          </table:table-cell>
          <table:table-cell table:style-name="ce10" table:formula="of:=IF([.K366]=&quot;&quot;;&quot;?&quot;;IF([.N366]=&quot;&quot;;&quot;新規&quot;;IF([.K366]=[.N36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7" calcext:value-type="float">
            <text:p>307</text:p>
          </table:table-cell>
          <table:table-cell table:style-name="ce5" table:formula="of:=CONCATENATE([.$D367];&quot;-&quot;;[.$E367])"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使用しない（ポリシーで設定）</text:p>
          </table:table-cell>
          <table:table-cell table:style-name="ce5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50" office:value-type="string" calcext:value-type="string">
            <text:p>Firefox 60で追加</text:p>
          </table:table-cell>
          <table:table-cell table:style-name="ce10" table:formula="of:=IF([.K367]=&quot;&quot;;&quot;?&quot;;IF([.N367]=&quot;&quot;;&quot;新規&quot;;IF([.K367]=[.N3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8" calcext:value-type="float">
            <text:p>308</text:p>
          </table:table-cell>
          <table:table-cell table:style-name="ce5" table:formula="of:=CONCATENATE([.$D368];&quot;-&quot;;[.$E368])" office:value-type="string" office:string-value="Ui-8-1" calcext:value-type="string">
            <text:p>Ui-8-1</text:p>
          </table:table-cell>
          <table:table-cell table:style-name="ce13" office:value-type="string" calcext:value-type="string">
            <text:p>Ui-8</text:p>
          </table:table-cell>
          <table:table-cell table:style-name="ce13" office:value-type="float" office:value="1" calcext:value-type="float">
            <text:p>1</text:p>
          </table:table-cell>
          <table:table-cell table:style-name="ce30" office:value-type="string" calcext:value-type="string" table:number-columns-spanned="1" table:number-rows-spanned="2">
            <text:p>UI</text:p>
          </table:table-cell>
          <table:table-cell table:style-name="ce30" office:value-type="string" calcext:value-type="string" table:number-columns-spanned="1" table:number-rows-spanned="2">
            <text:p>アドレスバーの拡大・縮小ボタンの表示</text:p>
          </table:table-cell>
          <table:table-cell table:style-name="ce30" office:value-type="string" calcext:value-type="string" table:number-columns-spanned="1" table:number-rows-spanned="2">
            <text:p>-</text:p>
          </table:table-cell>
          <table:table-cell table:style-name="ce13" office:value-type="string" calcext:value-type="string">
            <text:p>表示する（既定）</text:p>
          </table:table-cell>
          <table:table-cell table:style-name="ce58" office:value-type="string" calcext:value-type="string">
            <text:p>-</text:p>
          </table:table-cell>
          <table:table-cell table:style-name="ce13" office:value-type="string" calcext:value-type="string">
            <text:p>-</text:p>
          </table:table-cell>
          <table:table-cell table:style-name="ce13"/>
          <table:table-cell table:style-name="ce83" table:formula="of:=IF([.K368]=&quot;&quot;;&quot;?&quot;;IF([.N368]=&quot;&quot;;&quot;新規&quot;;IF([.K368]=[.N368];&quot;&quot;;&quot;変更あり&quot;)))">
            <text:p/>
          </table:table-cell>
          <table:table-cell table:style-name="ce13" office:value-type="string" calcext:value-type="string">
            <text:p>-</text:p>
          </table:table-cell>
          <table:table-cell table:style-name="ce83" table:formula="of:=IF([.N368]=&quot;&quot;;&quot;?&quot;;IF([.P368]=&quot;&quot;;&quot;新規&quot;;IF([.N368]=[.P368];&quot;&quot;;&quot;変更あり&quot;)))">
            <text:p/>
          </table:table-cell>
          <table:table-cell table:style-name="ce13" office:value-type="string" calcext:value-type="string">
            <text:p>-</text:p>
          </table:table-cell>
          <table:table-cell table:style-name="ce58" table:formula="of:=IF([.P368]=&quot;&quot;;&quot;?&quot;;IF([.R368]=&quot;&quot;;&quot;新規&quot;;IF([.P368]=[.R368];&quot;&quot;;&quot;○&quot;)))" office:value-type="string" office:string-value="新規" calcext:value-type="string">
            <text:p>新規</text:p>
          </table:table-cell>
          <table:table-cell table:style-name="ce90" table:number-columns-repeated="3"/>
          <table:table-cell table:style-name="ce94"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9" calcext:value-type="float">
            <text:p>309</text:p>
          </table:table-cell>
          <table:table-cell table:style-name="ce5" table:formula="of:=CONCATENATE([.$D369];&quot;-&quot;;[.$E369])" office:value-type="string" office:string-value="Ui-8-2" calcext:value-type="string">
            <text:p>Ui-8-2</text:p>
          </table:table-cell>
          <table:table-cell table:style-name="ce13" office:value-type="string" calcext:value-type="string">
            <text:p>Ui-8</text:p>
          </table:table-cell>
          <table:table-cell table:style-name="ce13" office:value-type="float" office:value="2" calcext:value-type="float">
            <text:p>2</text:p>
          </table:table-cell>
          <table:covered-table-cell table:number-columns-repeated="3" table:style-name="ce31"/>
          <table:table-cell table:style-name="ce13" office:value-type="string" calcext:value-type="string">
            <text:p>表示しない</text:p>
          </table:table-cell>
          <table:table-cell table:style-name="ce5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1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3"/>
          <table:table-cell table:style-name="ce83" table:formula="of:=IF([.K369]=&quot;&quot;;&quot;?&quot;;IF([.N369]=&quot;&quot;;&quot;新規&quot;;IF([.K369]=[.N369];&quot;&quot;;&quot;変更あり&quot;)))">
            <text:p/>
          </table:table-cell>
          <table:table-cell table:style-name="ce85"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83" table:formula="of:=IF([.N369]=&quot;&quot;;&quot;?&quot;;IF([.P369]=&quot;&quot;;&quot;新規&quot;;IF([.N369]=[.P369];&quot;&quot;;&quot;変更あり&quot;)))" office:value-type="string" office:string-value="変更あり" calcext:value-type="string">
            <text:p>変更あり</text:p>
          </table:table-cell>
          <table:table-cell table:style-name="ce13" office:value-type="string" calcext:value-type="string">
            <text:p>lockPref("layout.spellcheckDefault", 0);</text:p>
          </table:table-cell>
          <table:table-cell table:style-name="ce58" table:formula="of:=IF([.P369]=&quot;&quot;;&quot;?&quot;;IF([.R369]=&quot;&quot;;&quot;新規&quot;;IF([.P369]=[.R369];&quot;&quot;;&quot;○&quot;)))" office:value-type="string" office:string-value="新規" calcext:value-type="string">
            <text:p>新規</text:p>
          </table:table-cell>
          <table:table-cell table:style-name="ce90" table:number-columns-repeated="3"/>
          <table:table-cell table:style-name="ce94"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0]&lt;&gt;&quot;&quot;;NOT(ISNUMBER(FIND(&quot;廃止&quot;;[.$D370])));NOT(ISNUMBER(FIND(&quot;廃止&quot;;[.$E370]))));MAX([.$B$1:.$B367])+1;&quot;&quot;)" office:value-type="float" office:value="308" calcext:value-type="float">
            <text:p>308</text:p>
          </table:table-cell>
          <table:table-cell table:style-name="ce5" table:formula="of:=CONCATENATE([.$D370];&quot;-&quot;;[.$E370])"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70]=&quot;&quot;;&quot;?&quot;;IF([.N370]=&quot;&quot;;&quot;新規&quot;;IF([.K370]=[.N370];&quot;&quot;;&quot;変更あり&quot;)))">
            <text:p/>
          </table:table-cell>
          <table:table-cell table:style-name="ce8" office:value-type="string" calcext:value-type="string">
            <text:p>lockPref("dom.successive_dialog_time_limit", 0);</text:p>
          </table:table-cell>
          <table:table-cell table:style-name="ce10" table:formula="of:=IF([.N370]=&quot;&quot;;&quot;?&quot;;IF([.P370]=&quot;&quot;;&quot;新規&quot;;IF([.N370]=[.P370];&quot;&quot;;&quot;変更あり&quot;)))">
            <text:p/>
          </table:table-cell>
          <table:table-cell table:style-name="ce86" office:value-type="string" calcext:value-type="string">
            <text:p>lockPref("dom.successive_dialog_time_limit", 0);</text:p>
          </table:table-cell>
          <table:table-cell table:style-name="ce8" table:formula="of:=IF([.P370]=&quot;&quot;;&quot;?&quot;;IF([.R370]=&quot;&quot;;&quot;新規&quot;;IF([.P370]=[.R370];&quot;&quot;;&quot;○&quot;)))">
            <text:p/>
          </table:table-cell>
          <table:table-cell table:style-name="ce86" office:value-type="string" calcext:value-type="string">
            <text:p>lockPref("dom.successive_dialog_time_limit", 0);</text:p>
          </table:table-cell>
          <table:table-cell table:style-name="ce86" table:number-columns-repeated="2"/>
          <table:table-cell table:style-name="ce9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10" calcext:value-type="float">
            <text:p>310</text:p>
          </table:table-cell>
          <table:table-cell table:style-name="ce5" table:formula="of:=CONCATENATE([.$D371];&quot;-&quot;;[.$E371])"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79" office:value-type="string" calcext:value-type="string">
            <text:p>設定はあるが警告が表示されない</text:p>
          </table:table-cell>
          <table:table-cell table:style-name="ce10" table:formula="of:=IF([.K371]=&quot;&quot;;&quot;?&quot;;IF([.N371]=&quot;&quot;;&quot;新規&quot;;IF([.K371]=[.N371];&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71]=&quot;&quot;;&quot;?&quot;;IF([.P371]=&quot;&quot;;&quot;新規&quot;;IF([.N371]=[.P371];&quot;&quot;;&quot;変更あり&quot;)))">
            <text:p/>
          </table:table-cell>
          <table:table-cell table:style-name="ce86" office:value-type="string" calcext:value-type="string">
            <text:p>// 3秒以内にalertが繰り返されたら警告を表示する（既定値）</text:p>
            <text:p>lockPref("dom.successive_dialog_time_limit", 3);</text:p>
          </table:table-cell>
          <table:table-cell table:style-name="ce8" table:formula="of:=IF([.P371]=&quot;&quot;;&quot;?&quot;;IF([.R371]=&quot;&quot;;&quot;新規&quot;;IF([.P371]=[.R371];&quot;&quot;;&quot;○&quot;)))">
            <text:p/>
          </table:table-cell>
          <table:table-cell table:style-name="ce86" office:value-type="string" calcext:value-type="string">
            <text:p>// 3秒以内にalertが繰り返されたら警告を表示する（既定値）</text:p>
            <text:p>lockPref("dom.successive_dialog_time_limit", 3);</text:p>
          </table:table-cell>
          <table:table-cell table:style-name="ce86" table:number-columns-repeated="2"/>
          <table:table-cell table:style-name="ce9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11" calcext:value-type="float">
            <text:p>311</text:p>
          </table:table-cell>
          <table:table-cell table:style-name="ce5" table:formula="of:=CONCATENATE([.$D372];&quot;-&quot;;[.$E372])"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5" office:value-type="string" calcext:value-type="string" table:number-columns-spanned="1" table:number-rows-spanned="4">
            <text:p>Webアプリの動作</text:p>
          </table:table-cell>
          <table:table-cell table:style-name="ce25" office:value-type="string" calcext:value-type="string" table:number-columns-spanned="1" table:number-rows-spanned="4">
            <text:p>プッシュ通知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72]=&quot;&quot;;&quot;?&quot;;IF([.P372]=&quot;&quot;;&quot;新規&quot;;IF([.N372]=[.P372];&quot;&quot;;&quot;変更あり&quot;)))">
            <text:p/>
          </table:table-cell>
          <table:table-cell table:style-name="ce86" office:value-type="string" calcext:value-type="string">
            <text:p>lockPref("dom.push.enabled", true);</text:p>
            <text:p>lockPref("dom.serviceWorkers.enabled", true);</text:p>
          </table:table-cell>
          <table:table-cell table:style-name="ce8" table:formula="of:=IF([.P372]=&quot;&quot;;&quot;?&quot;;IF([.R372]=&quot;&quot;;&quot;新規&quot;;IF([.P372]=[.R372];&quot;&quot;;&quot;○&quot;)))" office:value-type="string" office:string-value="○" calcext:value-type="string">
            <text:p>○</text:p>
          </table:table-cell>
          <table:table-cell table:style-name="ce86" office:value-type="string" calcext:value-type="string">
            <text:p>lockPref("dom.push.enabled", true);</text:p>
          </table:table-cell>
          <table:table-cell table:style-name="ce86" table:number-columns-repeated="2"/>
          <table:table-cell table:style-name="ce9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2" calcext:value-type="float">
            <text:p>312</text:p>
          </table:table-cell>
          <table:table-cell table:style-name="ce5" table:formula="of:=CONCATENATE([.$D373];&quot;-&quot;;[.$E373])"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73]=&quot;&quot;;&quot;?&quot;;IF([.N373]=&quot;&quot;;&quot;新規&quot;;IF([.K373]=[.N373];&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86" office:value-type="string" calcext:value-type="string">
            <text:p>lockPref("extensions.autopermission.sites.(site)", "push=1");</text:p>
            <text:p><text:span text:style-name="T3">clearPref("extensions.autopermission.sites.(site).lastValue");</text:span></text:p>
          </table:table-cell>
          <table:table-cell table:style-name="ce8" table:formula="of:=IF([.P373]=&quot;&quot;;&quot;?&quot;;IF([.R373]=&quot;&quot;;&quot;新規&quot;;IF([.P373]=[.R373];&quot;&quot;;&quot;○&quot;)))" office:value-type="string" office:string-value="○" calcext:value-type="string">
            <text:p>○</text:p>
          </table:table-cell>
          <table:table-cell table:style-name="ce86" office:value-type="string" calcext:value-type="string">
            <text:p>lockPref("extensions.autopermission.sites.(site)", "push=1");</text:p>
          </table:table-cell>
          <table:table-cell table:style-name="ce86" table:number-columns-repeated="2"/>
          <table:table-cell table:style-name="ce9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3" calcext:value-type="float">
            <text:p>313</text:p>
          </table:table-cell>
          <table:table-cell table:style-name="ce5" table:formula="of:=CONCATENATE([.$D374];&quot;-&quot;;[.$E374])"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82" office:value-type="string" calcext:value-type="string">
            <text:p>originだと確認ありになった</text:p>
          </table:table-cell>
          <table:table-cell table:style-name="ce10" table:formula="of:=IF([.K374]=&quot;&quot;;&quot;?&quot;;IF([.N374]=&quot;&quot;;&quot;新規&quot;;IF([.K374]=[.N374];&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74]=&quot;&quot;;&quot;?&quot;;IF([.R374]=&quot;&quot;;&quot;新規&quot;;IF([.P374]=[.R374];&quot;&quot;;&quot;○&quot;)))" office:value-type="string" office:string-value="新規" calcext:value-type="string">
            <text:p>新規</text:p>
          </table:table-cell>
          <table:table-cell table:style-name="ce86" table:number-columns-repeated="3"/>
          <table:table-cell table:style-name="ce9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4" calcext:value-type="float">
            <text:p>314</text:p>
          </table:table-cell>
          <table:table-cell table:style-name="ce5" table:formula="of:=CONCATENATE([.$D375];&quot;-&quot;;[.$E375])"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75]=&quot;&quot;;&quot;?&quot;;IF([.N375]=&quot;&quot;;&quot;新規&quot;;IF([.K375]=[.N375];&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75]=&quot;&quot;;&quot;?&quot;;IF([.P375]=&quot;&quot;;&quot;新規&quot;;IF([.N375]=[.P375];&quot;&quot;;&quot;変更あり&quot;)))">
            <text:p/>
          </table:table-cell>
          <table:table-cell table:style-name="ce86"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75]=&quot;&quot;;&quot;?&quot;;IF([.R375]=&quot;&quot;;&quot;新規&quot;;IF([.P375]=[.R375];&quot;&quot;;&quot;○&quot;)))" office:value-type="string" office:string-value="○" calcext:value-type="string">
            <text:p>○</text:p>
          </table:table-cell>
          <table:table-cell table:style-name="ce86" office:value-type="string" calcext:value-type="string">
            <text:p>lockPref("dom.push.enabled", false);</text:p>
          </table:table-cell>
          <table:table-cell table:style-name="ce86" table:number-columns-repeated="2"/>
          <table:table-cell table:style-name="ce9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5" calcext:value-type="float">
            <text:p>315</text:p>
          </table:table-cell>
          <table:table-cell table:style-name="ce5" table:formula="of:=CONCATENATE([.$D376];&quot;-&quot;;[.$E376])"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77" office:value-type="string" calcext:value-type="string">
            <text:p>Gamepadがないので確認できず</text:p>
          </table:table-cell>
          <table:table-cell table:style-name="ce10" table:formula="of:=IF([.K376]=&quot;&quot;;&quot;?&quot;;IF([.N376]=&quot;&quot;;&quot;新規&quot;;IF([.K376]=[.N376];&quot;&quot;;&quot;変更あり&quot;)))">
            <text:p/>
          </table:table-cell>
          <table:table-cell table:style-name="ce9" office:value-type="string" calcext:value-type="string">
            <text:p>lockPref("dom.gamepad.enabled",true);</text:p>
          </table:table-cell>
          <table:table-cell table:style-name="ce10" table:formula="of:=IF([.N376]=&quot;&quot;;&quot;?&quot;;IF([.P376]=&quot;&quot;;&quot;新規&quot;;IF([.N376]=[.P376];&quot;&quot;;&quot;変更あり&quot;)))">
            <text:p/>
          </table:table-cell>
          <table:table-cell table:style-name="ce9" office:value-type="string" calcext:value-type="string">
            <text:p>lockPref("dom.gamepad.enabled",true);</text:p>
          </table:table-cell>
          <table:table-cell table:style-name="ce8" table:formula="of:=IF([.P376]=&quot;&quot;;&quot;?&quot;;IF([.R376]=&quot;&quot;;&quot;新規&quot;;IF([.P376]=[.R376];&quot;&quot;;&quot;○&quot;)))">
            <text:p/>
          </table:table-cell>
          <table:table-cell table:number-columns-repeated="2" table:style-name="ce86" office:value-type="string" calcext:value-type="string">
            <text:p>lockPref("dom.gamepad.enabled",true);</text:p>
          </table:table-cell>
          <table:table-cell table:style-name="ce86" office:value-type="string" calcext:value-type="string">
            <text:p>-</text:p>
          </table:table-cell>
          <table:table-cell table:style-name="ce9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6" calcext:value-type="float">
            <text:p>316</text:p>
          </table:table-cell>
          <table:table-cell table:style-name="ce5" table:formula="of:=CONCATENATE([.$D377];&quot;-&quot;;[.$E377])"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dom.gamepad.enabled",false);</text:p>
          </table:table-cell>
          <table:table-cell table:style-name="ce10" table:formula="of:=IF([.N377]=&quot;&quot;;&quot;?&quot;;IF([.P377]=&quot;&quot;;&quot;新規&quot;;IF([.N377]=[.P377];&quot;&quot;;&quot;変更あり&quot;)))">
            <text:p/>
          </table:table-cell>
          <table:table-cell table:style-name="ce9" office:value-type="string" calcext:value-type="string">
            <text:p>lockPref("dom.gamepad.enabled",false);</text:p>
          </table:table-cell>
          <table:table-cell table:style-name="ce8" table:formula="of:=IF([.P377]=&quot;&quot;;&quot;?&quot;;IF([.R377]=&quot;&quot;;&quot;新規&quot;;IF([.P377]=[.R377];&quot;&quot;;&quot;○&quot;)))">
            <text:p/>
          </table:table-cell>
          <table:table-cell table:number-columns-repeated="2" table:style-name="ce86" office:value-type="string" calcext:value-type="string">
            <text:p>lockPref("dom.gamepad.enabled",false);</text:p>
          </table:table-cell>
          <table:table-cell table:style-name="ce86" office:value-type="string" calcext:value-type="string">
            <text:p>-</text:p>
          </table:table-cell>
          <table:table-cell table:style-name="ce9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7" calcext:value-type="float">
            <text:p>317</text:p>
          </table:table-cell>
          <table:table-cell table:style-name="ce5" table:formula="of:=CONCATENATE([.$D378];&quot;-&quot;;[.$E378])"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defaultPref("dom.event.clipboardevents.enabled", true);</text:p>
          </table:table-cell>
          <table:table-cell table:style-name="ce10" table:formula="of:=IF([.N378]=&quot;&quot;;&quot;?&quot;;IF([.P378]=&quot;&quot;;&quot;新規&quot;;IF([.N378]=[.P378];&quot;&quot;;&quot;変更あり&quot;)))">
            <text:p/>
          </table:table-cell>
          <table:table-cell table:style-name="ce9" office:value-type="string" calcext:value-type="string">
            <text:p>defaultPref("dom.event.clipboardevents.enabled", true);</text:p>
          </table:table-cell>
          <table:table-cell table:style-name="ce8" table:formula="of:=IF([.P378]=&quot;&quot;;&quot;?&quot;;IF([.R378]=&quot;&quot;;&quot;新規&quot;;IF([.P378]=[.R378];&quot;&quot;;&quot;○&quot;)))" office:value-type="string" office:string-value="新規" calcext:value-type="string">
            <text:p>新規</text:p>
          </table:table-cell>
          <table:table-cell table:style-name="ce86" table:number-columns-repeated="3"/>
          <table:table-cell table:style-name="ce9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8" calcext:value-type="float">
            <text:p>318</text:p>
          </table:table-cell>
          <table:table-cell table:style-name="ce5" table:formula="of:=CONCATENATE([.$D379];&quot;-&quot;;[.$E379])"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dom.event.clipboardevents.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dom.event.clipboardevents.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86" table:number-columns-repeated="3"/>
          <table:table-cell table:style-name="ce9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19" calcext:value-type="float">
            <text:p>319</text:p>
          </table:table-cell>
          <table:table-cell table:style-name="ce5" table:formula="of:=CONCATENATE([.$D380];&quot;-&quot;;[.$E380])"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86" table:number-columns-repeated="3"/>
          <table:table-cell table:style-name="ce9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20" calcext:value-type="float">
            <text:p>320</text:p>
          </table:table-cell>
          <table:table-cell table:style-name="ce5" table:formula="of:=CONCATENATE([.$D381];&quot;-&quot;;[.$E381])"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dom.event.contextmenu.enabled", false);</text:p>
          </table:table-cell>
          <table:table-cell table:style-name="ce10" table:formula="of:=IF([.N381]=&quot;&quot;;&quot;?&quot;;IF([.P381]=&quot;&quot;;&quot;新規&quot;;IF([.N381]=[.P381];&quot;&quot;;&quot;変更あり&quot;)))">
            <text:p/>
          </table:table-cell>
          <table:table-cell table:style-name="ce9" office:value-type="string" calcext:value-type="string">
            <text:p>lockPref("dom.event.contextmenu.enabled", false);</text:p>
          </table:table-cell>
          <table:table-cell table:style-name="ce8" table:formula="of:=IF([.P381]=&quot;&quot;;&quot;?&quot;;IF([.R381]=&quot;&quot;;&quot;新規&quot;;IF([.P381]=[.R381];&quot;&quot;;&quot;○&quot;)))" office:value-type="string" office:string-value="新規" calcext:value-type="string">
            <text:p>新規</text:p>
          </table:table-cell>
          <table:table-cell table:style-name="ce86" table:number-columns-repeated="3"/>
          <table:table-cell table:style-name="ce9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9" office:value-type="string" calcext:value-type="string" table:number-columns-spanned="1" table:number-rows-spanned="2">
            <text:p>Webアプリの動作</text:p>
          </table:table-cell>
          <table:table-cell table:style-name="ce17"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50" office:value-type="string" calcext:value-type="string">
            <text:p>Firefox 31までの間で廃止</text:p>
          </table:table-cell>
          <table:table-cell table:style-name="ce50"/>
          <table:table-cell table:style-name="ce10" table:formula="of:=IF([.K382]=&quot;&quot;;&quot;?&quot;;IF([.N382]=&quot;&quot;;&quot;新規&quot;;IF([.K382]=[.N382];&quot;&quot;;&quot;変更あり&quot;)))">
            <text:p/>
          </table:table-cell>
          <table:table-cell table:style-name="ce50" office:value-type="string" calcext:value-type="string">
            <text:p>Firefox 31までの間で廃止</text:p>
          </table:table-cell>
          <table:table-cell table:style-name="ce10" table:formula="of:=IF([.N382]=&quot;&quot;;&quot;?&quot;;IF([.P382]=&quot;&quot;;&quot;新規&quot;;IF([.N382]=[.P382];&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8"/>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0" office:value-type="string" calcext:value-type="string">
            <text:p>// Firefox 31までの間で廃止</text:p>
            <text:p>lockPref("nglayout.events.dispatchLeftClickOnly", true);</text:p>
          </table:table-cell>
          <table:table-cell table:style-name="ce50"/>
          <table:table-cell table:style-name="ce10" table:formula="of:=IF([.K383]=&quot;&quot;;&quot;?&quot;;IF([.N383]=&quot;&quot;;&quot;新規&quot;;IF([.K383]=[.N383];&quot;&quot;;&quot;変更あり&quot;)))">
            <text:p/>
          </table:table-cell>
          <table:table-cell table:style-name="ce50" office:value-type="string" calcext:value-type="string">
            <text:p>// Firefox 31までの間で廃止</text:p>
            <text:p>lockPref("nglayout.events.dispatchLeftClickOnly", true);</text:p>
          </table:table-cell>
          <table:table-cell table:style-name="ce10" table:formula="of:=IF([.N383]=&quot;&quot;;&quot;?&quot;;IF([.P383]=&quot;&quot;;&quot;新規&quot;;IF([.N383]=[.P383];&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66" office:value-type="string" calcext:value-type="string">
            <text:p><text:span text:style-name="T10">Firefox56で廃止。</text:span></text:p>
            <text:p><text:span text:style-name="T10">https://bugzilla.mozilla.org/show_bug.cgi?id=1279218</text:span></text:p>
          </table:table-cell>
          <table:table-cell table:style-name="ce82" office:value-type="string" calcext:value-type="string">
            <text:p>Java9.0.4のJREにて確認</text:p>
            <text:p/>
          </table:table-cell>
          <table:table-cell table:style-name="ce10" table:formula="of:=IF([.K384]=&quot;&quot;;&quot;?&quot;;IF([.N384]=&quot;&quot;;&quot;新規&quot;;IF([.K384]=[.N384];&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84]=&quot;&quot;;&quot;?&quot;;IF([.R384]=&quot;&quot;;&quot;新規&quot;;IF([.P384]=[.R384];&quot;&quot;;&quot;○&quot;)))">
            <text:p/>
          </table:table-cell>
          <table:table-cell table:style-name="ce86" office:value-type="string" calcext:value-type="string">
            <text:p>lockPref("extensions.force-addon-status@clear-code.com.plugins.0.pattern", "^Java(\\(TM\\)| )");</text:p>
            <text:p>lockPref("extensions.force-addon-status@clear-code.com.plugins.0.enabledState", 0);</text:p>
          </table:table-cell>
          <table:table-cell table:style-name="ce86"/>
          <table:table-cell table:style-name="ce8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office:value-type="string" calcext:value-type="string">
            <text:p>Java9.0.4のJREにて確認。常に有効化の指定が反映されない。pluginreg.datでINVALID扱いになっている。</text:p>
          </table:table-cell>
          <table:table-cell table:style-name="ce10" table:formula="of:=IF([.K385]=&quot;&quot;;&quot;?&quot;;IF([.N385]=&quot;&quot;;&quot;新規&quot;;IF([.K385]=[.N38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85]=&quot;&quot;;&quot;?&quot;;IF([.P385]=&quot;&quot;;&quot;新規&quot;;IF([.N385]=[.P38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85]=&quot;&quot;;&quot;?&quot;;IF([.R385]=&quot;&quot;;&quot;新規&quot;;IF([.P385]=[.R385];&quot;&quot;;&quot;○&quot;)))">
            <text:p/>
          </table:table-cell>
          <table:table-cell table:style-name="ce86" office:value-type="string" calcext:value-type="string">
            <text:p>lockPref("extensions.force-addon-status@clear-code.com.plugins.0.pattern", "^Java(\\(TM\\)| )");</text:p>
            <text:p>lockPref("extensions.force-addon-status@clear-code.com.plugins.0.enabledState", 2);</text:p>
          </table:table-cell>
          <table:table-cell table:style-name="ce86" table:number-columns-repeated="2"/>
          <table:table-cell table:style-name="ce9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10" table:formula="of:=IF([.K386]=&quot;&quot;;&quot;?&quot;;IF([.N386]=&quot;&quot;;&quot;新規&quot;;IF([.K386]=[.N38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86]=&quot;&quot;;&quot;?&quot;;IF([.R386]=&quot;&quot;;&quot;新規&quot;;IF([.P386]=[.R386];&quot;&quot;;&quot;○&quot;)))">
            <text:p/>
          </table:table-cell>
          <table:table-cell table:style-name="ce86" office:value-type="string" calcext:value-type="string">
            <text:p>lockPref("extensions.force-addon-status@clear-code.com.plugins.0.pattern", "^Java(\\(TM\\)| )");</text:p>
            <text:p>lockPref("extensions.force-addon-status@clear-code.com.plugins.0.enabledState", 1);</text:p>
          </table:table-cell>
          <table:table-cell table:style-name="ce86" table:number-columns-repeated="2"/>
          <table:table-cell table:style-name="ce9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21" calcext:value-type="float">
            <text:p>321</text:p>
          </table:table-cell>
          <table:table-cell table:style-name="ce5" table:formula="of:=CONCATENATE([.$D387];&quot;-&quot;;[.$E387])"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7]=&quot;&quot;;&quot;?&quot;;IF([.N387]=&quot;&quot;;&quot;新規&quot;;IF([.K387]=[.N387];&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7]=&quot;&quot;;&quot;?&quot;;IF([.P387]=&quot;&quot;;&quot;新規&quot;;IF([.N387]=[.P387];&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0);</text:p>
          </table:table-cell>
          <table:table-cell table:style-name="ce8" table:formula="of:=IF([.P387]=&quot;&quot;;&quot;?&quot;;IF([.R387]=&quot;&quot;;&quot;新規&quot;;IF([.P387]=[.R387];&quot;&quot;;&quot;○&quot;)))">
            <text:p/>
          </table:table-cell>
          <table:table-cell table:style-name="ce86" office:value-type="string" calcext:value-type="string">
            <text:p>lockPref("extensions.force-addon-status@clear-code.com.plugins.0.pattern", "^Shockwave Flash");</text:p>
            <text:p>lockPref("extensions.force-addon-status@clear-code.com.plugins.0.enabledState", 0);</text:p>
          </table:table-cell>
          <table:table-cell table:style-name="ce86" table:number-columns-repeated="2"/>
          <table:table-cell table:style-name="ce9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22" calcext:value-type="float">
            <text:p>322</text:p>
          </table:table-cell>
          <table:table-cell table:style-name="ce5" table:formula="of:=CONCATENATE([.$D388];&quot;-&quot;;[.$E388])"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8]=&quot;&quot;;&quot;?&quot;;IF([.N388]=&quot;&quot;;&quot;新規&quot;;IF([.K388]=[.N388];&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8]=&quot;&quot;;&quot;?&quot;;IF([.P388]=&quot;&quot;;&quot;新規&quot;;IF([.N388]=[.P388];&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2);</text:p>
          </table:table-cell>
          <table:table-cell table:style-name="ce8" table:formula="of:=IF([.P388]=&quot;&quot;;&quot;?&quot;;IF([.R388]=&quot;&quot;;&quot;新規&quot;;IF([.P388]=[.R388];&quot;&quot;;&quot;○&quot;)))">
            <text:p/>
          </table:table-cell>
          <table:table-cell table:style-name="ce86" office:value-type="string" calcext:value-type="string">
            <text:p>lockPref("extensions.force-addon-status@clear-code.com.plugins.0.pattern", "^Shockwave Flash");</text:p>
            <text:p>lockPref("extensions.force-addon-status@clear-code.com.plugins.0.enabledState", 2);</text:p>
          </table:table-cell>
          <table:table-cell table:style-name="ce86" table:number-columns-repeated="2"/>
          <table:table-cell table:style-name="ce9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3" calcext:value-type="float">
            <text:p>323</text:p>
          </table:table-cell>
          <table:table-cell table:style-name="ce5" table:formula="of:=CONCATENATE([.$D389];&quot;-&quot;;[.$E389])"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9]=&quot;&quot;;&quot;?&quot;;IF([.N389]=&quot;&quot;;&quot;新規&quot;;IF([.K389]=[.N389];&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9]=&quot;&quot;;&quot;?&quot;;IF([.P389]=&quot;&quot;;&quot;新規&quot;;IF([.N389]=[.P389];&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1);</text:p>
          </table:table-cell>
          <table:table-cell table:style-name="ce8" table:formula="of:=IF([.P389]=&quot;&quot;;&quot;?&quot;;IF([.R389]=&quot;&quot;;&quot;新規&quot;;IF([.P389]=[.R389];&quot;&quot;;&quot;○&quot;)))">
            <text:p/>
          </table:table-cell>
          <table:table-cell table:style-name="ce86" office:value-type="string" calcext:value-type="string">
            <text:p>lockPref("extensions.force-addon-status@clear-code.com.plugins.0.pattern", "^Shockwave Flash");</text:p>
            <text:p>lockPref("extensions.force-addon-status@clear-code.com.plugins.0.enabledState", 1);</text:p>
          </table:table-cell>
          <table:table-cell table:style-name="ce86" table:number-columns-repeated="2"/>
          <table:table-cell table:style-name="ce9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office:value-type="string" calcext:value-type="string">
            <text:p>Acrobat Reader DC <text:s/>18.011.20036にて確認。pluginreg.datにINVALIDとして記録されることもなく認識しない。</text:p>
          </table:table-cell>
          <table:table-cell table:style-name="ce10" table:formula="of:=IF([.K390]=&quot;&quot;;&quot;?&quot;;IF([.N390]=&quot;&quot;;&quot;新規&quot;;IF([.K390]=[.N390];&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0);</text:p>
          </table:table-cell>
          <table:table-cell table:style-name="ce8" table:formula="of:=IF([.P390]=&quot;&quot;;&quot;?&quot;;IF([.R390]=&quot;&quot;;&quot;新規&quot;;IF([.P390]=[.R390];&quot;&quot;;&quot;○&quot;)))">
            <text:p/>
          </table:table-cell>
          <table:table-cell table:style-name="ce86" office:value-type="string" calcext:value-type="string">
            <text:p>lockPref("extensions.force-addon-status@clear-code.com.plugins.0.pattern", "^Adobe Acrobat");</text:p>
            <text:p>lockPref("extensions.force-addon-status@clear-code.com.plugins.0.enabledState", 0);</text:p>
          </table:table-cell>
          <table:table-cell table:style-name="ce86" table:number-columns-repeated="2"/>
          <table:table-cell table:style-name="ce9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office:value-type="string" calcext:value-type="string">
            <text:p>Acrobat Reader DC <text:s/>18.011.20036にて確認。pluginreg.datにINVALIDとして記録されることもなく認識しない。</text:p>
          </table:table-cell>
          <table:table-cell table:style-name="ce10" table:formula="of:=IF([.K391]=&quot;&quot;;&quot;?&quot;;IF([.N391]=&quot;&quot;;&quot;新規&quot;;IF([.K391]=[.N391];&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2);</text:p>
          </table:table-cell>
          <table:table-cell table:style-name="ce8" table:formula="of:=IF([.P391]=&quot;&quot;;&quot;?&quot;;IF([.R391]=&quot;&quot;;&quot;新規&quot;;IF([.P391]=[.R391];&quot;&quot;;&quot;○&quot;)))">
            <text:p/>
          </table:table-cell>
          <table:table-cell table:style-name="ce86" office:value-type="string" calcext:value-type="string">
            <text:p>lockPref("extensions.force-addon-status@clear-code.com.plugins.0.pattern", "^Adobe Acrobat");</text:p>
            <text:p>lockPref("extensions.force-addon-status@clear-code.com.plugins.0.enabledState", 2);</text:p>
          </table:table-cell>
          <table:table-cell table:style-name="ce86" table:number-columns-repeated="2"/>
          <table:table-cell table:style-name="ce9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office:value-type="string" calcext:value-type="string">
            <text:p>Acrobat Reader DC <text:s/>18.011.20036にて確認。pluginreg.datにINVALIDとして記録されることもなく認識しない。</text:p>
          </table:table-cell>
          <table:table-cell table:style-name="ce10" table:formula="of:=IF([.K392]=&quot;&quot;;&quot;?&quot;;IF([.N392]=&quot;&quot;;&quot;新規&quot;;IF([.K392]=[.N392];&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392]=&quot;&quot;;&quot;?&quot;;IF([.P392]=&quot;&quot;;&quot;新規&quot;;IF([.N392]=[.P392];&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1);</text:p>
          </table:table-cell>
          <table:table-cell table:style-name="ce8" table:formula="of:=IF([.P392]=&quot;&quot;;&quot;?&quot;;IF([.R392]=&quot;&quot;;&quot;新規&quot;;IF([.P392]=[.R392];&quot;&quot;;&quot;○&quot;)))">
            <text:p/>
          </table:table-cell>
          <table:table-cell table:style-name="ce86" office:value-type="string" calcext:value-type="string">
            <text:p>lockPref("extensions.force-addon-status@clear-code.com.plugins.0.pattern", "^Adobe Acrobat");</text:p>
            <text:p>lockPref("extensions.force-addon-status@clear-code.com.plugins.0.enabledState", 1);</text:p>
          </table:table-cell>
          <table:table-cell table:style-name="ce86" table:number-columns-repeated="2"/>
          <table:table-cell table:style-name="ce9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office:value-type="string" calcext:value-type="string">
            <text:p>ShockWave 12.3.1.201にて確認。pluginreg.datにINVALIDとして記録されることもなく認識されない。</text:p>
          </table:table-cell>
          <table:table-cell table:style-name="ce10" table:formula="of:=IF([.K393]=&quot;&quot;;&quot;?&quot;;IF([.N393]=&quot;&quot;;&quot;新規&quot;;IF([.K393]=[.N393];&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393]=&quot;&quot;;&quot;?&quot;;IF([.P393]=&quot;&quot;;&quot;新規&quot;;IF([.N393]=[.P393];&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93]=&quot;&quot;;&quot;?&quot;;IF([.R393]=&quot;&quot;;&quot;新規&quot;;IF([.P393]=[.R393];&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0);</text:p>
          </table:table-cell>
          <table:table-cell table:style-name="ce86" table:number-columns-repeated="2"/>
          <table:table-cell table:style-name="ce9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office:value-type="string" calcext:value-type="string">
            <text:p>ShockWave 12.3.1.201にて確認。pluginreg.datにINVALIDとして記録されることもなく認識されない。</text:p>
          </table:table-cell>
          <table:table-cell table:style-name="ce10"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394]=&quot;&quot;;&quot;?&quot;;IF([.P394]=&quot;&quot;;&quot;新規&quot;;IF([.N394]=[.P394];&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94]=&quot;&quot;;&quot;?&quot;;IF([.R394]=&quot;&quot;;&quot;新規&quot;;IF([.P394]=[.R394];&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2);</text:p>
          </table:table-cell>
          <table:table-cell table:style-name="ce86" table:number-columns-repeated="2"/>
          <table:table-cell table:style-name="ce9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office:value-type="string" calcext:value-type="string">
            <text:p>ShockWave 12.3.1.201にて確認。pluginreg.datにINVALIDとして記録されることもなく認識されない。</text:p>
          </table:table-cell>
          <table:table-cell table:style-name="ce10" table:formula="of:=IF([.K395]=&quot;&quot;;&quot;?&quot;;IF([.N395]=&quot;&quot;;&quot;新規&quot;;IF([.K395]=[.N395];&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395]=&quot;&quot;;&quot;?&quot;;IF([.P395]=&quot;&quot;;&quot;新規&quot;;IF([.N395]=[.P395];&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95]=&quot;&quot;;&quot;?&quot;;IF([.R395]=&quot;&quot;;&quot;新規&quot;;IF([.P395]=[.R395];&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1);</text:p>
          </table:table-cell>
          <table:table-cell table:style-name="ce86" table:number-columns-repeated="2"/>
          <table:table-cell table:style-name="ce9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82" office:value-type="string" calcext:value-type="string">
            <text:p>Silverlight 5.1.50907.0にて確認。INVALIDなプラグインとしてpluginreg.datに記録されるため指定が反映されない。</text:p>
            <text:p/>
            <text:p><text:span text:style-name="T33">Firefox 53で暫定的なサポートも削除された。https://bugzilla.mozilla.org/show_bug.cgi?id=1318833</text:span></text:p>
          </table:table-cell>
          <table:table-cell table:style-name="ce10" table:formula="of:=IF([.K396]=&quot;&quot;;&quot;?&quot;;IF([.N396]=&quot;&quot;;&quot;新規&quot;;IF([.K396]=[.N396];&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96]=&quot;&quot;;&quot;?&quot;;IF([.R396]=&quot;&quot;;&quot;新規&quot;;IF([.P396]=[.R396];&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0);</text:p>
          </table:table-cell>
          <table:table-cell table:style-name="ce86" table:number-columns-repeated="2"/>
          <table:table-cell table:style-name="ce9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office:value-type="string" calcext:value-type="string">
            <text:p>Silverlight 5.1.50907.0にて確認。INVALIDなプラグインとしてpluginreg.datに記録されるため指定が反映されない。</text:p>
          </table:table-cell>
          <table:table-cell table:style-name="ce10" table:formula="of:=IF([.K397]=&quot;&quot;;&quot;?&quot;;IF([.N397]=&quot;&quot;;&quot;新規&quot;;IF([.K397]=[.N397];&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397]=&quot;&quot;;&quot;?&quot;;IF([.P397]=&quot;&quot;;&quot;新規&quot;;IF([.N397]=[.P397];&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97]=&quot;&quot;;&quot;?&quot;;IF([.R397]=&quot;&quot;;&quot;新規&quot;;IF([.P397]=[.R397];&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2);</text:p>
          </table:table-cell>
          <table:table-cell table:style-name="ce86" table:number-columns-repeated="2"/>
          <table:table-cell table:style-name="ce9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office:value-type="string" calcext:value-type="string">
            <text:p>Silverlight 5.1.50907.0にて確認。INVALIDなプラグインとしてpluginreg.datに記録されるため指定が反映されない。</text:p>
          </table:table-cell>
          <table:table-cell table:style-name="ce10"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98]=&quot;&quot;;&quot;?&quot;;IF([.R398]=&quot;&quot;;&quot;新規&quot;;IF([.P398]=[.R398];&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1);</text:p>
          </table:table-cell>
          <table:table-cell table:style-name="ce86" table:number-columns-repeated="2"/>
          <table:table-cell table:style-name="ce9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399]=&quot;&quot;;&quot;?&quot;;IF([.P399]=&quot;&quot;;&quot;新規&quot;;IF([.N399]=[.P399];&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99]=&quot;&quot;;&quot;?&quot;;IF([.R399]=&quot;&quot;;&quot;新規&quot;;IF([.P399]=[.R399];&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6" table:number-columns-repeated="2"/>
          <table:table-cell table:style-name="ce9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office:value-type="string" calcext:value-type="string">
            <text:p>Windows Media Player 12.0.16299.129にて確認。dllが存在しないため確認不可。</text:p>
          </table:table-cell>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00]=&quot;&quot;;&quot;?&quot;;IF([.P400]=&quot;&quot;;&quot;新規&quot;;IF([.N400]=[.P400];&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00]=&quot;&quot;;&quot;?&quot;;IF([.R400]=&quot;&quot;;&quot;新規&quot;;IF([.P400]=[.R400];&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6" table:number-columns-repeated="2"/>
          <table:table-cell table:style-name="ce9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office:value-type="string" calcext:value-type="string">
            <text:p>Windows Media Player 12.0.16299.129にて確認。dllが存在しないため確認不可。</text:p>
          </table:table-cell>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01]=&quot;&quot;;&quot;?&quot;;IF([.R401]=&quot;&quot;;&quot;新規&quot;;IF([.P401]=[.R401];&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6" table:number-columns-repeated="2"/>
          <table:table-cell table:style-name="ce9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02]=&quot;&quot;;&quot;?&quot;;IF([.R402]=&quot;&quot;;&quot;新規&quot;;IF([.P402]=[.R402];&quot;&quot;;&quot;○&quot;)))">
            <text:p/>
          </table:table-cell>
          <table:table-cell table:style-name="ce8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6" table:number-columns-repeated="2"/>
          <table:table-cell table:style-name="ce9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03]=&quot;&quot;;&quot;?&quot;;IF([.R403]=&quot;&quot;;&quot;新規&quot;;IF([.P403]=[.R403];&quot;&quot;;&quot;○&quot;)))">
            <text:p/>
          </table:table-cell>
          <table:table-cell table:style-name="ce8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6" table:number-columns-repeated="2"/>
          <table:table-cell table:style-name="ce9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04]=&quot;&quot;;&quot;?&quot;;IF([.R404]=&quot;&quot;;&quot;新規&quot;;IF([.P404]=[.R404];&quot;&quot;;&quot;○&quot;)))">
            <text:p/>
          </table:table-cell>
          <table:table-cell table:style-name="ce8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6" table:number-columns-repeated="2"/>
          <table:table-cell table:style-name="ce9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4" calcext:value-type="float">
            <text:p>324</text:p>
          </table:table-cell>
          <table:table-cell table:style-name="ce5" table:formula="of:=CONCATENATE([.$D405];&quot;-&quot;;[.$E405])"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17"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05]=&quot;&quot;;&quot;?&quot;;IF([.N405]=&quot;&quot;;&quot;新規&quot;;IF([.K405]=[.N405];&quot;&quot;;&quot;変更あり&quot;)))">
            <text:p/>
          </table:table-cell>
          <table:table-cell table:style-name="ce9" office:value-type="string" calcext:value-type="string">
            <text:p>-</text:p>
          </table:table-cell>
          <table:table-cell table:style-name="ce10" table:formula="of:=IF([.N405]=&quot;&quot;;&quot;?&quot;;IF([.P405]=&quot;&quot;;&quot;新規&quot;;IF([.N405]=[.P405];&quot;&quot;;&quot;変更あり&quot;)))">
            <text:p/>
          </table:table-cell>
          <table:table-cell table:style-name="ce9" office:value-type="string" calcext:value-type="string">
            <text:p>-</text:p>
          </table:table-cell>
          <table:table-cell table:style-name="ce8" table:formula="of:=IF([.P405]=&quot;&quot;;&quot;?&quot;;IF([.R405]=&quot;&quot;;&quot;新規&quot;;IF([.P405]=[.R405];&quot;&quot;;&quot;○&quot;)))">
            <text:p/>
          </table:table-cell>
          <table:table-cell table:style-name="ce86" office:value-type="string" calcext:value-type="string">
            <text:p>-</text:p>
          </table:table-cell>
          <table:table-cell table:style-name="ce86" table:number-columns-repeated="2"/>
          <table:table-cell table:style-name="ce9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5" calcext:value-type="float">
            <text:p>325</text:p>
          </table:table-cell>
          <table:table-cell table:style-name="ce5" table:formula="of:=CONCATENATE([.$D406];&quot;-&quot;;[.$E406])"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9">lockPref("media.gmp-widevinecdm.enabled",false);</text:span></text:p>
            <text:p><text:span text:style-name="T19">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06]=&quot;&quot;;&quot;?&quot;;IF([.P406]=&quot;&quot;;&quot;新規&quot;;IF([.N406]=[.P406];&quot;&quot;;&quot;変更あり&quot;)))">
            <text:p/>
          </table:table-cell>
          <table:table-cell table:style-name="ce8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6]=&quot;&quot;;&quot;?&quot;;IF([.R406]=&quot;&quot;;&quot;新規&quot;;IF([.P406]=[.R406];&quot;&quot;;&quot;○&quot;)))" office:value-type="string" office:string-value="○" calcext:value-type="string">
            <text:p>○</text:p>
          </table:table-cell>
          <table:table-cell table:style-name="ce8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86" table:number-columns-repeated="2"/>
          <table:table-cell table:style-name="ce9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82" office:value-type="string" calcext:value-type="string">
            <text:p>icedtea-8-pluginで確認したが、IcedTeaPlugin.soはINVALIDとして認識された。</text:p>
          </table:table-cell>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07]=&quot;&quot;;&quot;?&quot;;IF([.R407]=&quot;&quot;;&quot;新規&quot;;IF([.P407]=[.R407];&quot;&quot;;&quot;○&quot;)))">
            <text:p/>
          </table:table-cell>
          <table:table-cell table:style-name="ce86" office:value-type="string" calcext:value-type="string">
            <text:p>lockPref("extensions.force-addon-status@clear-code.com.plugins.0.pattern", "^IcedTea-Web Plugin");</text:p>
            <text:p>lockPref("extensions.force-addon-status@clear-code.com.plugins.0.enabledState", 0);</text:p>
          </table:table-cell>
          <table:table-cell table:style-name="ce86"/>
          <table:table-cell table:style-name="ce8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office:value-type="string" calcext:value-type="string">
            <text:p>icedtea-8-pluginで確認したが、IcedTeaPlugin.soはINVALIDとして認識された。</text:p>
          </table:table-cell>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08]=&quot;&quot;;&quot;?&quot;;IF([.R408]=&quot;&quot;;&quot;新規&quot;;IF([.P408]=[.R408];&quot;&quot;;&quot;○&quot;)))">
            <text:p/>
          </table:table-cell>
          <table:table-cell table:style-name="ce86" office:value-type="string" calcext:value-type="string">
            <text:p>lockPref("extensions.force-addon-status@clear-code.com.plugins.0.pattern", "^IcedTea-Web Plugin");</text:p>
            <text:p>lockPref("extensions.force-addon-status@clear-code.com.plugins.0.enabledState", 2);</text:p>
          </table:table-cell>
          <table:table-cell table:style-name="ce86" table:number-columns-repeated="2"/>
          <table:table-cell table:style-name="ce9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office:value-type="string" calcext:value-type="string">
            <text:p>icedtea-8-pluginで確認したが、IcedTeaPlugin.soはINVALIDとして認識された。</text:p>
          </table:table-cell>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09]=&quot;&quot;;&quot;?&quot;;IF([.R409]=&quot;&quot;;&quot;新規&quot;;IF([.P409]=[.R409];&quot;&quot;;&quot;○&quot;)))">
            <text:p/>
          </table:table-cell>
          <table:table-cell table:style-name="ce86" office:value-type="string" calcext:value-type="string">
            <text:p>lockPref("extensions.force-addon-status@clear-code.com.plugins.0.pattern", "^IcedTea-Web Plugin");</text:p>
            <text:p>lockPref("extensions.force-addon-status@clear-code.com.plugins.0.enabledState", 1);</text:p>
          </table:table-cell>
          <table:table-cell table:style-name="ce86" table:number-columns-repeated="2"/>
          <table:table-cell table:style-name="ce9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10]=&quot;&quot;;&quot;?&quot;;IF([.P410]=&quot;&quot;;&quot;新規&quot;;IF([.N410]=[.P410];&quot;&quot;;&quot;変更あり&quot;)))">
            <text:p/>
          </table:table-cell>
          <table:table-cell table:style-name="ce9" office:value-type="string" calcext:value-type="string">
            <text:p>lockPref("plugin.default.state", 0);</text:p>
          </table:table-cell>
          <table:table-cell table:style-name="ce8" table:formula="of:=IF([.P410]=&quot;&quot;;&quot;?&quot;;IF([.R410]=&quot;&quot;;&quot;新規&quot;;IF([.P410]=[.R410];&quot;&quot;;&quot;○&quot;)))" office:value-type="string" office:string-value="新規" calcext:value-type="string">
            <text:p>新規</text:p>
          </table:table-cell>
          <table:table-cell table:style-name="ce86" table:number-columns-repeated="3"/>
          <table:table-cell table:style-name="ce9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11]=&quot;&quot;;&quot;?&quot;;IF([.P411]=&quot;&quot;;&quot;新規&quot;;IF([.N411]=[.P411];&quot;&quot;;&quot;変更あり&quot;)))">
            <text:p/>
          </table:table-cell>
          <table:table-cell table:style-name="ce9" office:value-type="string" calcext:value-type="string">
            <text:p>lockPref("plugin.default.state", 2);</text:p>
          </table:table-cell>
          <table:table-cell table:style-name="ce8" table:formula="of:=IF([.P411]=&quot;&quot;;&quot;?&quot;;IF([.R411]=&quot;&quot;;&quot;新規&quot;;IF([.P411]=[.R411];&quot;&quot;;&quot;○&quot;)))" office:value-type="string" office:string-value="新規" calcext:value-type="string">
            <text:p>新規</text:p>
          </table:table-cell>
          <table:table-cell table:style-name="ce86" table:number-columns-repeated="3"/>
          <table:table-cell table:style-name="ce9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12]=&quot;&quot;;&quot;?&quot;;IF([.P412]=&quot;&quot;;&quot;新規&quot;;IF([.N412]=[.P412];&quot;&quot;;&quot;変更あり&quot;)))">
            <text:p/>
          </table:table-cell>
          <table:table-cell table:style-name="ce9" office:value-type="string" calcext:value-type="string">
            <text:p>lockPref("plugin.default.state", 1);</text:p>
          </table:table-cell>
          <table:table-cell table:style-name="ce8" table:formula="of:=IF([.P412]=&quot;&quot;;&quot;?&quot;;IF([.R412]=&quot;&quot;;&quot;新規&quot;;IF([.P412]=[.R412];&quot;&quot;;&quot;○&quot;)))" office:value-type="string" office:string-value="新規" calcext:value-type="string">
            <text:p>新規</text:p>
          </table:table-cell>
          <table:table-cell table:style-name="ce86" table:number-columns-repeated="3"/>
          <table:table-cell table:style-name="ce9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6" calcext:value-type="float">
            <text:p>326</text:p>
          </table:table-cell>
          <table:table-cell table:style-name="ce5" table:formula="of:=CONCATENATE([.$D413];&quot;-&quot;;[.$E413])"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17"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13]=&quot;&quot;;&quot;?&quot;;IF([.N413]=&quot;&quot;;&quot;新規&quot;;IF([.K413]=[.N413];&quot;&quot;;&quot;変更あり&quot;)))">
            <text:p/>
          </table:table-cell>
          <table:table-cell table:style-name="ce9" office:value-type="string" calcext:value-type="string">
            <text:p>lockPref("browser.helperApps.deleteTempFileOnExit", true);</text:p>
          </table:table-cell>
          <table:table-cell table:style-name="ce10" table:formula="of:=IF([.N413]=&quot;&quot;;&quot;?&quot;;IF([.P413]=&quot;&quot;;&quot;新規&quot;;IF([.N413]=[.P413];&quot;&quot;;&quot;変更あり&quot;)))">
            <text:p/>
          </table:table-cell>
          <table:table-cell table:style-name="ce9" office:value-type="string" calcext:value-type="string">
            <text:p>lockPref("browser.helperApps.deleteTempFileOnExit", true);</text:p>
          </table:table-cell>
          <table:table-cell table:style-name="ce8" table:formula="of:=IF([.P413]=&quot;&quot;;&quot;?&quot;;IF([.R413]=&quot;&quot;;&quot;新規&quot;;IF([.P413]=[.R413];&quot;&quot;;&quot;○&quot;)))">
            <text:p/>
          </table:table-cell>
          <table:table-cell table:style-name="ce86" office:value-type="string" calcext:value-type="string">
            <text:p>lockPref("browser.helperApps.deleteTempFileOnExit", true);</text:p>
          </table:table-cell>
          <table:table-cell table:style-name="ce86" table:number-columns-repeated="2"/>
          <table:table-cell table:style-name="ce9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7" calcext:value-type="float">
            <text:p>327</text:p>
          </table:table-cell>
          <table:table-cell table:style-name="ce5" table:formula="of:=CONCATENATE([.$D414];&quot;-&quot;;[.$E414])"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14]=&quot;&quot;;&quot;?&quot;;IF([.N414]=&quot;&quot;;&quot;新規&quot;;IF([.K414]=[.N414];&quot;&quot;;&quot;変更あり&quot;)))">
            <text:p/>
          </table:table-cell>
          <table:table-cell table:style-name="ce9" office:value-type="string" calcext:value-type="string">
            <text:p>lockPref("browser.helperApps.deleteTempFileOnExit", false);</text:p>
          </table:table-cell>
          <table:table-cell table:style-name="ce10" table:formula="of:=IF([.N414]=&quot;&quot;;&quot;?&quot;;IF([.P414]=&quot;&quot;;&quot;新規&quot;;IF([.N414]=[.P414];&quot;&quot;;&quot;変更あり&quot;)))">
            <text:p/>
          </table:table-cell>
          <table:table-cell table:style-name="ce9" office:value-type="string" calcext:value-type="string">
            <text:p>lockPref("browser.helperApps.deleteTempFileOnExit", false);</text:p>
          </table:table-cell>
          <table:table-cell table:style-name="ce8" table:formula="of:=IF([.P414]=&quot;&quot;;&quot;?&quot;;IF([.R414]=&quot;&quot;;&quot;新規&quot;;IF([.P414]=[.R414];&quot;&quot;;&quot;○&quot;)))">
            <text:p/>
          </table:table-cell>
          <table:table-cell table:style-name="ce91" office:value-type="string" calcext:value-type="string">
            <text:p>lockPref("browser.helperApps.deleteTempFileOnExit", false);</text:p>
          </table:table-cell>
          <table:table-cell table:style-name="ce86" table:number-columns-repeated="2"/>
          <table:table-cell table:style-name="ce9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8" calcext:value-type="float">
            <text:p>328</text:p>
          </table:table-cell>
          <table:table-cell table:style-name="ce5" table:formula="of:=CONCATENATE([.$D415];&quot;-&quot;;[.$E415])"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17"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15]=&quot;&quot;;&quot;?&quot;;IF([.N415]=&quot;&quot;;&quot;新規&quot;;IF([.K415]=[.N415];&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15]=&quot;&quot;;&quot;?&quot;;IF([.P415]=&quot;&quot;;&quot;新規&quot;;IF([.N415]=[.P415];&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15]=&quot;&quot;;&quot;?&quot;;IF([.R415]=&quot;&quot;;&quot;新規&quot;;IF([.P415]=[.R415];&quot;&quot;;&quot;○&quot;)))" office:value-type="string" office:string-value="新規" calcext:value-type="string">
            <text:p>新規</text:p>
          </table:table-cell>
          <table:table-cell table:style-name="ce86" table:number-columns-repeated="3"/>
          <table:table-cell table:style-name="ce9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29" calcext:value-type="float">
            <text:p>329</text:p>
          </table:table-cell>
          <table:table-cell table:style-name="ce5" table:formula="of:=CONCATENATE([.$D416];&quot;-&quot;;[.$E416])"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16]=&quot;&quot;;&quot;?&quot;;IF([.N416]=&quot;&quot;;&quot;新規&quot;;IF([.K416]=[.N416];&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16]=&quot;&quot;;&quot;?&quot;;IF([.P416]=&quot;&quot;;&quot;新規&quot;;IF([.N416]=[.P416];&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16]=&quot;&quot;;&quot;?&quot;;IF([.R416]=&quot;&quot;;&quot;新規&quot;;IF([.P416]=[.R416];&quot;&quot;;&quot;○&quot;)))" office:value-type="string" office:string-value="新規" calcext:value-type="string">
            <text:p>新規</text:p>
          </table:table-cell>
          <table:table-cell table:style-name="ce86" table:number-columns-repeated="3"/>
          <table:table-cell table:style-name="ce9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30" calcext:value-type="float">
            <text:p>330</text:p>
          </table:table-cell>
          <table:table-cell table:style-name="ce5" table:formula="of:=CONCATENATE([.$D417];&quot;-&quot;;[.$E417])"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19"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17]=&quot;&quot;;&quot;?&quot;;IF([.N417]=&quot;&quot;;&quot;新規&quot;;IF([.K417]=[.N417];&quot;&quot;;&quot;変更あり&quot;)))">
            <text:p/>
          </table:table-cell>
          <table:table-cell table:style-name="ce8" office:value-type="string" calcext:value-type="string">
            <text:p>-</text:p>
          </table:table-cell>
          <table:table-cell table:style-name="ce10" table:formula="of:=IF([.N417]=&quot;&quot;;&quot;?&quot;;IF([.P417]=&quot;&quot;;&quot;新規&quot;;IF([.N417]=[.P417];&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31" calcext:value-type="float">
            <text:p>331</text:p>
          </table:table-cell>
          <table:table-cell table:style-name="ce5" table:formula="of:=CONCATENATE([.$D418];&quot;-&quot;;[.$E418])"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2"/>
          <table:covered-table-cell table:number-columns-repeated="2" table:style-name="ce18"/>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9">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18]=&quot;&quot;;&quot;?&quot;;IF([.P418]=&quot;&quot;;&quot;新規&quot;;IF([.N418]=[.P418];&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2" calcext:value-type="float">
            <text:p>332</text:p>
          </table:table-cell>
          <table:table-cell table:style-name="ce5" table:formula="of:=CONCATENATE([.$D419];&quot;-&quot;;[.$E419])"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9">lockPref("browser.tabs.remote.autostart", false);</text:span></text:p>
            <text:p><text:span text:style-name="T19">lockPref("browser.tabs.remote.desktopbehavior", false);</text:span></text:p>
            <text:p><text:span text:style-name="T19">// シングルコンテンツプロセスを強制(autostart.Nの代替)</text:span></text:p>
            <text:p><text:span text:style-name="T19">lockPref("dom.ipc.multiOptOut”, 1);</text:span></text:p>
            <text:p><text:span text:style-name="T1">lockPref("browser.tabs.remote.force-enable", false);</text:span></text:p>
          </table:table-cell>
          <table:table-cell table:style-name="ce82" office:value-type="string" calcext:value-type="string">
            <text:p>about:supportのウェブコンテンツプロセス数を確認すればよい？</text:p>
          </table:table-cell>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19]=&quot;&quot;;&quot;?&quot;;IF([.P419]=&quot;&quot;;&quot;新規&quot;;IF([.N419]=[.P419];&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3" calcext:value-type="float">
            <text:p>333</text:p>
          </table:table-cell>
          <table:table-cell table:style-name="ce5" table:formula="of:=CONCATENATE([.$D420];&quot;-&quot;;[.$E420])"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20]=&quot;&quot;;&quot;?&quot;;IF([.N420]=&quot;&quot;;&quot;新規&quot;;IF([.K420]=[.N420];&quot;&quot;;&quot;変更あり&quot;)))">
            <text:p/>
          </table:table-cell>
          <table:table-cell table:style-name="ce8" office:value-type="string" calcext:value-type="string">
            <text:p>-</text:p>
          </table:table-cell>
          <table:table-cell table:style-name="ce10" table:formula="of:=IF([.N420]=&quot;&quot;;&quot;?&quot;;IF([.P420]=&quot;&quot;;&quot;新規&quot;;IF([.N420]=[.P420];&quot;&quot;;&quot;変更あり&quot;)))">
            <text:p/>
          </table:table-cell>
          <table:table-cell table:style-name="ce8" office:value-type="string" calcext:value-type="string">
            <text:p>-</text:p>
          </table:table-cell>
          <table:table-cell table:style-name="ce8" table:formula="of:=IF([.P420]=&quot;&quot;;&quot;?&quot;;IF([.R420]=&quot;&quot;;&quot;新規&quot;;IF([.P420]=[.R420];&quot;&quot;;&quot;○&quot;)))" office:value-type="string" office:string-value="新規" calcext:value-type="string">
            <text:p>新規</text:p>
          </table:table-cell>
          <table:table-cell table:style-name="ce86" table:number-columns-repeated="3"/>
          <table:table-cell table:style-name="ce9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4" calcext:value-type="float">
            <text:p>334</text:p>
          </table:table-cell>
          <table:table-cell table:style-name="ce5" table:formula="of:=CONCATENATE([.$D421];&quot;-&quot;;[.$E421])"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21]=&quot;&quot;;&quot;?&quot;;IF([.P421]=&quot;&quot;;&quot;新規&quot;;IF([.N421]=[.P421];&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21]=&quot;&quot;;&quot;?&quot;;IF([.R421]=&quot;&quot;;&quot;新規&quot;;IF([.P421]=[.R421];&quot;&quot;;&quot;○&quot;)))" office:value-type="string" office:string-value="新規" calcext:value-type="string">
            <text:p>新規</text:p>
          </table:table-cell>
          <table:table-cell table:style-name="ce86" table:number-columns-repeated="3"/>
          <table:table-cell table:style-name="ce9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5" calcext:value-type="float">
            <text:p>335</text:p>
          </table:table-cell>
          <table:table-cell table:style-name="ce5" table:formula="of:=CONCATENATE([.$D422];&quot;-&quot;;[.$E422])"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51" office:value-type="string" calcext:value-type="string">
            <text:p>制御しない（既定）</text:p>
          </table:table-cell>
          <table:table-cell table:number-columns-repeated="2" table:style-name="ce51" office:value-type="string" calcext:value-type="string">
            <text:p>-</text:p>
          </table:table-cell>
          <table:table-cell table:style-name="ce51"/>
          <table:table-cell table:style-name="ce10" table:formula="of:=IF([.K422]=&quot;&quot;;&quot;?&quot;;IF([.N422]=&quot;&quot;;&quot;新規&quot;;IF([.K422]=[.N422];&quot;&quot;;&quot;変更あり&quot;)))">
            <text:p/>
          </table:table-cell>
          <table:table-cell table:style-name="ce51" office:value-type="string" calcext:value-type="string">
            <text:p>-</text:p>
          </table:table-cell>
          <table:table-cell table:style-name="ce10"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86" table:number-columns-repeated="3"/>
          <table:table-cell table:style-name="ce9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6" calcext:value-type="float">
            <text:p>336</text:p>
          </table:table-cell>
          <table:table-cell table:style-name="ce5" table:formula="of:=CONCATENATE([.$D423];&quot;-&quot;;[.$E423])"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82" office:value-type="string" calcext:value-type="string">
            <text:p>pref("browser.migrated-sync-button", true);はFirefox 57で削除</text:p>
          </table:table-cell>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23]=&quot;&quot;;&quot;?&quot;;IF([.P423]=&quot;&quot;;&quot;新規&quot;;IF([.N423]=[.P423];&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23]=&quot;&quot;;&quot;?&quot;;IF([.R423]=&quot;&quot;;&quot;新規&quot;;IF([.P423]=[.R423];&quot;&quot;;&quot;○&quot;)))" office:value-type="string" office:string-value="新規" calcext:value-type="string">
            <text:p>新規</text:p>
          </table:table-cell>
          <table:table-cell table:style-name="ce86" table:number-columns-repeated="3"/>
          <table:table-cell table:style-name="ce9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7" calcext:value-type="float">
            <text:p>337</text:p>
          </table:table-cell>
          <table:table-cell table:style-name="ce5" table:formula="of:=CONCATENATE([.$D424];&quot;-&quot;;[.$E424])"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24]=&quot;&quot;;&quot;?&quot;;IF([.N424]=&quot;&quot;;&quot;新規&quot;;IF([.K424]=[.N424];&quot;&quot;;&quot;変更あり&quot;)))">
            <text:p/>
          </table:table-cell>
          <table:table-cell table:style-name="ce8" office:value-type="string" calcext:value-type="string">
            <text:p>-</text:p>
          </table:table-cell>
          <table:table-cell table:style-name="ce10"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86" table:number-columns-repeated="3"/>
          <table:table-cell table:style-name="ce9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8" calcext:value-type="float">
            <text:p>338</text:p>
          </table:table-cell>
          <table:table-cell table:style-name="ce5" table:formula="of:=CONCATENATE([.$D425];&quot;-&quot;;[.$E425])"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25]=&quot;&quot;;&quot;?&quot;;IF([.N425]=&quot;&quot;;&quot;新規&quot;;IF([.K425]=[.N425];&quot;&quot;;&quot;変更あり&quot;)))">
            <text:p/>
          </table:table-cell>
          <table:table-cell table:style-name="ce8" office:value-type="string" calcext:value-type="string">
            <text:p>lockPref("browser.cache.memory.capacity", （整数値、単位：キロバイト）); </text:p>
          </table:table-cell>
          <table:table-cell table:style-name="ce10" table:formula="of:=IF([.N425]=&quot;&quot;;&quot;?&quot;;IF([.P425]=&quot;&quot;;&quot;新規&quot;;IF([.N425]=[.P425];&quot;&quot;;&quot;変更あり&quot;)))">
            <text:p/>
          </table:table-cell>
          <table:table-cell table:style-name="ce8" office:value-type="string" calcext:value-type="string">
            <text:p>lockPref("browser.cache.memory.capacity", （整数値、単位：キロバイト）); </text:p>
          </table:table-cell>
          <table:table-cell table:style-name="ce8" table:formula="of:=IF([.P425]=&quot;&quot;;&quot;?&quot;;IF([.R425]=&quot;&quot;;&quot;新規&quot;;IF([.P425]=[.R425];&quot;&quot;;&quot;○&quot;)))" office:value-type="string" office:string-value="新規" calcext:value-type="string">
            <text:p>新規</text:p>
          </table:table-cell>
          <table:table-cell table:style-name="ce86" table:number-columns-repeated="3"/>
          <table:table-cell table:style-name="ce9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39" calcext:value-type="float">
            <text:p>339</text:p>
          </table:table-cell>
          <table:table-cell table:style-name="ce5" table:formula="of:=CONCATENATE([.$D426];&quot;-&quot;;[.$E426])"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26]=&quot;&quot;;&quot;?&quot;;IF([.N426]=&quot;&quot;;&quot;新規&quot;;IF([.K426]=[.N426];&quot;&quot;;&quot;変更あり&quot;)))">
            <text:p/>
          </table:table-cell>
          <table:table-cell table:style-name="ce8" office:value-type="string" calcext:value-type="string">
            <text:p>// defaultPref("content.notify.interval", 120000);</text:p>
          </table:table-cell>
          <table:table-cell table:style-name="ce10" table:formula="of:=IF([.N426]=&quot;&quot;;&quot;?&quot;;IF([.P426]=&quot;&quot;;&quot;新規&quot;;IF([.N426]=[.P426];&quot;&quot;;&quot;変更あり&quot;)))">
            <text:p/>
          </table:table-cell>
          <table:table-cell table:style-name="ce8" office:value-type="string" calcext:value-type="string">
            <text:p>// defaultPref("content.notify.interval", 120000);</text:p>
          </table:table-cell>
          <table:table-cell table:style-name="ce8" table:formula="of:=IF([.P426]=&quot;&quot;;&quot;?&quot;;IF([.R426]=&quot;&quot;;&quot;新規&quot;;IF([.P426]=[.R426];&quot;&quot;;&quot;○&quot;)))" office:value-type="string" office:string-value="新規" calcext:value-type="string">
            <text:p>新規</text:p>
          </table:table-cell>
          <table:table-cell table:style-name="ce86" table:number-columns-repeated="3"/>
          <table:table-cell table:style-name="ce9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40" calcext:value-type="float">
            <text:p>340</text:p>
          </table:table-cell>
          <table:table-cell table:style-name="ce5" table:formula="of:=CONCATENATE([.$D427];&quot;-&quot;;[.$E427])"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27]=&quot;&quot;;&quot;?&quot;;IF([.N427]=&quot;&quot;;&quot;新規&quot;;IF([.K427]=[.N427];&quot;&quot;;&quot;変更あり&quot;)))">
            <text:p/>
          </table:table-cell>
          <table:table-cell table:style-name="ce8" office:value-type="string" calcext:value-type="string">
            <text:p>lockPref("content.notify.interval", （整数値、単位：マイクロ秒）);</text:p>
          </table:table-cell>
          <table:table-cell table:style-name="ce10" table:formula="of:=IF([.N427]=&quot;&quot;;&quot;?&quot;;IF([.P427]=&quot;&quot;;&quot;新規&quot;;IF([.N427]=[.P427];&quot;&quot;;&quot;変更あり&quot;)))">
            <text:p/>
          </table:table-cell>
          <table:table-cell table:style-name="ce8" office:value-type="string" calcext:value-type="string">
            <text:p>lockPref("content.notify.interval", （整数値、単位：マイクロ秒）);</text:p>
          </table:table-cell>
          <table:table-cell table:style-name="ce8" table:formula="of:=IF([.P427]=&quot;&quot;;&quot;?&quot;;IF([.R427]=&quot;&quot;;&quot;新規&quot;;IF([.P427]=[.R427];&quot;&quot;;&quot;○&quot;)))" office:value-type="string" office:string-value="新規" calcext:value-type="string">
            <text:p>新規</text:p>
          </table:table-cell>
          <table:table-cell table:style-name="ce86" table:number-columns-repeated="3"/>
          <table:table-cell table:style-name="ce9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8]&lt;&gt;&quot;&quot;;NOT(ISNUMBER(FIND(&quot;廃止&quot;;[.$D428])));NOT(ISNUMBER(FIND(&quot;廃止&quot;;[.$E428]))));MAX([.$B$1:.$B427])+1;&quot;&quot;)" office:value-type="float" office:value="341" calcext:value-type="float">
            <text:p>341</text:p>
          </table:table-cell>
          <table:table-cell table:style-name="ce5" table:formula="of:=CONCATENATE([.$D428];&quot;-&quot;;[.$E428])"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19"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28]=&quot;&quot;;&quot;?&quot;;IF([.N428]=&quot;&quot;;&quot;新規&quot;;IF([.K428]=[.N428];&quot;&quot;;&quot;変更あり&quot;)))">
            <text:p/>
          </table:table-cell>
          <table:table-cell table:style-name="ce8" office:value-type="string" calcext:value-type="string">
            <text:p>-</text:p>
          </table:table-cell>
          <table:table-cell table:style-name="ce10" table:formula="of:=IF([.N428]=&quot;&quot;;&quot;?&quot;;IF([.P428]=&quot;&quot;;&quot;新規&quot;;IF([.N428]=[.P428];&quot;&quot;;&quot;変更あり&quot;)))">
            <text:p/>
          </table:table-cell>
          <table:table-cell table:style-name="ce8" office:value-type="string" calcext:value-type="string">
            <text:p>-</text:p>
          </table:table-cell>
          <table:table-cell table:style-name="ce8" table:formula="of:=IF([.P428]=&quot;&quot;;&quot;?&quot;;IF([.R428]=&quot;&quot;;&quot;新規&quot;;IF([.P428]=[.R428];&quot;&quot;;&quot;○&quot;)))" office:value-type="string" office:string-value="新規" calcext:value-type="string">
            <text:p>新規</text:p>
          </table:table-cell>
          <table:table-cell table:style-name="ce86" table:number-columns-repeated="3"/>
          <table:table-cell table:style-name="ce9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2" calcext:value-type="float">
            <text:p>342</text:p>
          </table:table-cell>
          <table:table-cell table:style-name="ce5" table:formula="of:=CONCATENATE([.$D429];&quot;-&quot;;[.$E429])"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29]=&quot;&quot;;&quot;?&quot;;IF([.N429]=&quot;&quot;;&quot;新規&quot;;IF([.K429]=[.N429];&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29]=&quot;&quot;;&quot;?&quot;;IF([.P429]=&quot;&quot;;&quot;新規&quot;;IF([.N429]=[.P429];&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29]=&quot;&quot;;&quot;?&quot;;IF([.R429]=&quot;&quot;;&quot;新規&quot;;IF([.P429]=[.R429];&quot;&quot;;&quot;○&quot;)))" office:value-type="string" office:string-value="新規" calcext:value-type="string">
            <text:p>新規</text:p>
          </table:table-cell>
          <table:table-cell table:style-name="ce86" table:number-columns-repeated="3"/>
          <table:table-cell table:style-name="ce9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30]=&quot;&quot;;&quot;?&quot;;IF([.N430]=&quot;&quot;;&quot;新規&quot;;IF([.K430]=[.N430];&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30]=&quot;&quot;;&quot;?&quot;;IF([.R430]=&quot;&quot;;&quot;新規&quot;;IF([.P430]=[.R430];&quot;&quot;;&quot;○&quot;)))" office:value-type="string" office:string-value="新規" calcext:value-type="string">
            <text:p>新規</text:p>
          </table:table-cell>
          <table:table-cell table:style-name="ce86" table:number-columns-repeated="3"/>
          <table:table-cell table:style-name="ce9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52">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3" calcext:value-type="float">
            <text:p>343</text:p>
          </table:table-cell>
          <table:table-cell table:style-name="ce5" table:formula="of:=CONCATENATE([.$D431];&quot;-&quot;;[.$E431])"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6" office:value-type="string" calcext:value-type="string">
            <text:p>アドオン：IE View</text:p>
          </table:table-cell>
          <table:table-cell table:style-name="ce26" office:value-type="string" calcext:value-type="string">
            <text:p>起動するIEの設定</text:p>
          </table:table-cell>
          <table:table-cell table:style-name="ce26"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31]=&quot;&quot;;&quot;?&quot;;IF([.N431]=&quot;&quot;;&quot;新規&quot;;IF([.K431]=[.N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31]=&quot;&quot;;&quot;?&quot;;IF([.P431]=&quot;&quot;;&quot;新規&quot;;IF([.N431]=[.P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31]=&quot;&quot;;&quot;?&quot;;IF([.R431]=&quot;&quot;;&quot;新規&quot;;IF([.P431]=[.R431];&quot;&quot;;&quot;○&quot;)))" office:value-type="string" office:string-value="新規" calcext:value-type="string">
            <text:p>新規</text:p>
          </table:table-cell>
          <table:table-cell table:style-name="ce86" table:number-columns-repeated="3"/>
          <table:table-cell table:style-name="ce93"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44" calcext:value-type="float">
            <text:p>344</text:p>
          </table:table-cell>
          <table:table-cell table:style-name="ce5" table:formula="of:=CONCATENATE([.$D432];&quot;-&quot;;[.$E432])" office:value-type="string" office:string-value="Addon-IEView-3-1" calcext:value-type="string">
            <text:p>Addon-IEView-3-1</text:p>
          </table:table-cell>
          <table:table-cell table:style-name="ce14" office:value-type="string" calcext:value-type="string">
            <text:p>Addon-IEView-3</text:p>
          </table:table-cell>
          <table:table-cell table:style-name="ce14" office:value-type="float" office:value="1" calcext:value-type="float">
            <text:p>1</text:p>
          </table:table-cell>
          <table:table-cell table:style-name="ce33" office:value-type="string" calcext:value-type="string" table:number-columns-spanned="1" table:number-rows-spanned="2">
            <text:p>アドオン：IE View</text:p>
          </table:table-cell>
          <table:table-cell table:style-name="ce33" office:value-type="string" calcext:value-type="string" table:number-columns-spanned="1" table:number-rows-spanned="2">
            <text:p>閲覧中のページへの広告の埋め込み（アドウェアとしての動作）</text:p>
          </table:table-cell>
          <table:table-cell table:style-name="ce33" office:value-type="string" calcext:value-type="string" table:number-columns-spanned="1" table:number-rows-spanned="2">
            <text:p>-</text:p>
          </table:table-cell>
          <table:table-cell table:style-name="ce14" office:value-type="string" calcext:value-type="string">
            <text:p>許可する（既定）</text:p>
          </table:table-cell>
          <table:table-cell table:style-name="ce14" office:value-type="string" calcext:value-type="string">
            <text:p>-</text:p>
          </table:table-cell>
          <table:table-cell table:style-name="ce14" office:value-type="string" calcext:value-type="string">
            <text:p>-</text:p>
            <text:p>※IE View 1.5.6.1とFirefox 52の組み合わせにおいてはこの機能は動作しない。</text:p>
          </table:table-cell>
          <table:table-cell table:style-name="ce14"/>
          <table:table-cell table:style-name="ce10" table:formula="of:=IF([.K432]=&quot;&quot;;&quot;?&quot;;IF([.N432]=&quot;&quot;;&quot;新規&quot;;IF([.K432]=[.N432];&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32]=&quot;&quot;;&quot;?&quot;;IF([.R432]=&quot;&quot;;&quot;新規&quot;;IF([.P432]=[.R432];&quot;&quot;;&quot;○&quot;)))" office:value-type="string" office:string-value="新規" calcext:value-type="string">
            <text:p>新規</text:p>
          </table:table-cell>
          <table:table-cell table:style-name="ce86" table:number-columns-repeated="3"/>
          <table:table-cell table:style-name="ce93"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45" calcext:value-type="float">
            <text:p>345</text:p>
          </table:table-cell>
          <table:table-cell table:style-name="ce5" table:formula="of:=CONCATENATE([.$D433];&quot;-&quot;;[.$E433])" office:value-type="string" office:string-value="Addon-IEView-3-2" calcext:value-type="string">
            <text:p>Addon-IEView-3-2</text:p>
          </table:table-cell>
          <table:table-cell table:style-name="ce14" office:value-type="string" calcext:value-type="string">
            <text:p>Addon-IEView-3</text:p>
          </table:table-cell>
          <table:table-cell table:style-name="ce14" office:value-type="float" office:value="2" calcext:value-type="float">
            <text:p>2</text:p>
          </table:table-cell>
          <table:covered-table-cell table:style-name="ce34"/>
          <table:covered-table-cell table:number-columns-repeated="2" table:style-name="ce45"/>
          <table:table-cell table:style-name="ce14" office:value-type="string" calcext:value-type="string">
            <text:p>禁止する</text:p>
          </table:table-cell>
          <table:table-cell table:style-name="ce14" office:value-type="string" calcext:value-type="string">
            <text:p>1. IE View WEをインストールする</text:p>
            <text:p>2. MCDで設定を反映する</text:p>
          </table:table-cell>
          <table:table-cell table:style-name="ce14" office:value-type="string" calcext:value-type="string">
            <text:p>lockPref("extensions.ieview.useWizeShoppy", false);</text:p>
            <text:p>IE View WEにはこの機能はない</text:p>
          </table:table-cell>
          <table:table-cell table:style-name="ce14"/>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33]=&quot;&quot;;&quot;?&quot;;IF([.P433]=&quot;&quot;;&quot;新規&quot;;IF([.N433]=[.P433];&quot;&quot;;&quot;変更あり&quot;)))">
            <text:p/>
          </table:table-cell>
          <table:table-cell table:style-name="ce8" office:value-type="string" calcext:value-type="string">
            <text:p>lockPref("extensions.ieview.useWizeShoppy", false);</text:p>
          </table:table-cell>
          <table:table-cell table:style-name="ce8" table:formula="of:=IF([.P433]=&quot;&quot;;&quot;?&quot;;IF([.R433]=&quot;&quot;;&quot;新規&quot;;IF([.P433]=[.R433];&quot;&quot;;&quot;○&quot;)))" office:value-type="string" office:string-value="新規" calcext:value-type="string">
            <text:p>新規</text:p>
          </table:table-cell>
          <table:table-cell table:style-name="ce86" table:number-columns-repeated="3"/>
          <table:table-cell table:style-name="ce93"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5" office:value-type="string" calcext:value-type="string" table:number-columns-spanned="1" table:number-rows-spanned="9">
            <text:p>アドオン：FireIE</text:p>
          </table:table-cell>
          <table:table-cell table:style-name="ce35" office:value-type="string" calcext:value-type="string" table:number-columns-spanned="1" table:number-rows-spanned="9">
            <text:p>動作モード</text:p>
          </table:table-cell>
          <table:table-cell table:style-name="ce3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34]=&quot;&quot;;&quot;?&quot;;IF([.R434]=&quot;&quot;;&quot;新規&quot;;IF([.P434]=[.R434];&quot;&quot;;&quot;○&quot;)))" office:value-type="string" office:string-value="新規" calcext:value-type="string">
            <text:p>新規</text:p>
          </table:table-cell>
          <table:table-cell table:style-name="ce86" table:number-columns-repeated="3"/>
          <table:table-cell table:style-name="ce93"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35]=&quot;&quot;;&quot;?&quot;;IF([.N435]=&quot;&quot;;&quot;新規&quot;;IF([.K435]=[.N43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35]=&quot;&quot;;&quot;?&quot;;IF([.R435]=&quot;&quot;;&quot;新規&quot;;IF([.P435]=[.R435];&quot;&quot;;&quot;○&quot;)))" office:value-type="string" office:string-value="新規" calcext:value-type="string">
            <text:p>新規</text:p>
          </table:table-cell>
          <table:table-cell table:style-name="ce86" table:number-columns-repeated="3"/>
          <table:table-cell table:style-name="ce93"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36]=&quot;&quot;;&quot;?&quot;;IF([.N436]=&quot;&quot;;&quot;新規&quot;;IF([.K436]=[.N43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36]=&quot;&quot;;&quot;?&quot;;IF([.R436]=&quot;&quot;;&quot;新規&quot;;IF([.P436]=[.R436];&quot;&quot;;&quot;○&quot;)))" office:value-type="string" office:string-value="新規" calcext:value-type="string">
            <text:p>新規</text:p>
          </table:table-cell>
          <table:table-cell table:style-name="ce86" table:number-columns-repeated="3"/>
          <table:table-cell table:style-name="ce93"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37]=&quot;&quot;;&quot;?&quot;;IF([.R437]=&quot;&quot;;&quot;新規&quot;;IF([.P437]=[.R437];&quot;&quot;;&quot;○&quot;)))" office:value-type="string" office:string-value="新規" calcext:value-type="string">
            <text:p>新規</text:p>
          </table:table-cell>
          <table:table-cell table:style-name="ce86" table:number-columns-repeated="3"/>
          <table:table-cell table:style-name="ce93"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38]=&quot;&quot;;&quot;?&quot;;IF([.N438]=&quot;&quot;;&quot;新規&quot;;IF([.K438]=[.N43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38]=&quot;&quot;;&quot;?&quot;;IF([.R438]=&quot;&quot;;&quot;新規&quot;;IF([.P438]=[.R438];&quot;&quot;;&quot;○&quot;)))" office:value-type="string" office:string-value="新規" calcext:value-type="string">
            <text:p>新規</text:p>
          </table:table-cell>
          <table:table-cell table:style-name="ce86" table:number-columns-repeated="3"/>
          <table:table-cell table:style-name="ce93"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39]=&quot;&quot;;&quot;?&quot;;IF([.N439]=&quot;&quot;;&quot;新規&quot;;IF([.K439]=[.N43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39]=&quot;&quot;;&quot;?&quot;;IF([.R439]=&quot;&quot;;&quot;新規&quot;;IF([.P439]=[.R439];&quot;&quot;;&quot;○&quot;)))" office:value-type="string" office:string-value="新規" calcext:value-type="string">
            <text:p>新規</text:p>
          </table:table-cell>
          <table:table-cell table:style-name="ce86" table:number-columns-repeated="3"/>
          <table:table-cell table:style-name="ce93"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40]=&quot;&quot;;&quot;?&quot;;IF([.N440]=&quot;&quot;;&quot;新規&quot;;IF([.K440]=[.N44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40]=&quot;&quot;;&quot;?&quot;;IF([.R440]=&quot;&quot;;&quot;新規&quot;;IF([.P440]=[.R440];&quot;&quot;;&quot;○&quot;)))" office:value-type="string" office:string-value="新規" calcext:value-type="string">
            <text:p>新規</text:p>
          </table:table-cell>
          <table:table-cell table:style-name="ce86" table:number-columns-repeated="3"/>
          <table:table-cell table:style-name="ce93"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8"/>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41]=&quot;&quot;;&quot;?&quot;;IF([.R441]=&quot;&quot;;&quot;新規&quot;;IF([.P441]=[.R441];&quot;&quot;;&quot;○&quot;)))" office:value-type="string" office:string-value="新規" calcext:value-type="string">
            <text:p>新規</text:p>
          </table:table-cell>
          <table:table-cell table:style-name="ce86" table:number-columns-repeated="3"/>
          <table:table-cell table:style-name="ce93"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8"/>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42]=&quot;&quot;;&quot;?&quot;;IF([.R442]=&quot;&quot;;&quot;新規&quot;;IF([.P442]=[.R442];&quot;&quot;;&quot;○&quot;)))" office:value-type="string" office:string-value="新規" calcext:value-type="string">
            <text:p>新規</text:p>
          </table:table-cell>
          <table:table-cell table:style-name="ce86" table:number-columns-repeated="3"/>
          <table:table-cell table:style-name="ce93"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text:p>
          </table:table-cell>
          <table:table-cell table:style-name="ce10" table:formula="of:=IF([.N443]=&quot;&quot;;&quot;?&quot;;IF([.P443]=&quot;&quot;;&quot;新規&quot;;IF([.N443]=[.P443];&quot;&quot;;&quot;変更あり&quot;)))">
            <text:p/>
          </table:table-cell>
          <table:table-cell table:style-name="ce8" office:value-type="string" calcext:value-type="string">
            <text:p>-</text:p>
          </table:table-cell>
          <table:table-cell table:style-name="ce8" table:formula="of:=IF([.P443]=&quot;&quot;;&quot;?&quot;;IF([.R443]=&quot;&quot;;&quot;新規&quot;;IF([.P443]=[.R443];&quot;&quot;;&quot;○&quot;)))" office:value-type="string" office:string-value="新規" calcext:value-type="string">
            <text:p>新規</text:p>
          </table:table-cell>
          <table:table-cell table:style-name="ce86" table:number-columns-repeated="3"/>
          <table:table-cell table:style-name="ce93"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44]=&quot;&quot;;&quot;?&quot;;IF([.P444]=&quot;&quot;;&quot;新規&quot;;IF([.N444]=[.P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44]=&quot;&quot;;&quot;?&quot;;IF([.R444]=&quot;&quot;;&quot;新規&quot;;IF([.P444]=[.R444];&quot;&quot;;&quot;○&quot;)))" office:value-type="string" office:string-value="新規" calcext:value-type="string">
            <text:p>新規</text:p>
          </table:table-cell>
          <table:table-cell table:style-name="ce86" table:number-columns-repeated="3"/>
          <table:table-cell table:style-name="ce93"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86" table:number-columns-repeated="3"/>
          <table:table-cell table:style-name="ce93"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46]=&quot;&quot;;&quot;?&quot;;IF([.R446]=&quot;&quot;;&quot;新規&quot;;IF([.P446]=[.R446];&quot;&quot;;&quot;○&quot;)))" office:value-type="string" office:string-value="新規" calcext:value-type="string">
            <text:p>新規</text:p>
          </table:table-cell>
          <table:table-cell table:style-name="ce86" table:number-columns-repeated="3"/>
          <table:table-cell table:style-name="ce93"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6" office:value-type="string" calcext:value-type="string" table:number-columns-spanned="1" table:number-rows-spanned="3">
            <text:p>アドオン：FireIE</text:p>
          </table:table-cell>
          <table:table-cell table:style-name="ce19"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text:p>
          </table:table-cell>
          <table:table-cell table:style-name="ce10" table:formula="of:=IF([.N447]=&quot;&quot;;&quot;?&quot;;IF([.P447]=&quot;&quot;;&quot;新規&quot;;IF([.N447]=[.P447];&quot;&quot;;&quot;変更あり&quot;)))">
            <text:p/>
          </table:table-cell>
          <table:table-cell table:style-name="ce8" office:value-type="string" calcext:value-type="string">
            <text:p>-</text:p>
          </table:table-cell>
          <table:table-cell table:style-name="ce8" table:formula="of:=IF([.P447]=&quot;&quot;;&quot;?&quot;;IF([.R447]=&quot;&quot;;&quot;新規&quot;;IF([.P447]=[.R447];&quot;&quot;;&quot;○&quot;)))" office:value-type="string" office:string-value="新規" calcext:value-type="string">
            <text:p>新規</text:p>
          </table:table-cell>
          <table:table-cell table:style-name="ce86" table:number-columns-repeated="3"/>
          <table:table-cell table:style-name="ce93"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fireie.autoSwitchOnRuleMiss", "fx");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fireie.autoSwitchOnRuleMiss", "fx"); </text:p>
          </table:table-cell>
          <table:table-cell table:style-name="ce8" table:formula="of:=IF([.P448]=&quot;&quot;;&quot;?&quot;;IF([.R448]=&quot;&quot;;&quot;新規&quot;;IF([.P448]=[.R448];&quot;&quot;;&quot;○&quot;)))" office:value-type="string" office:string-value="新規" calcext:value-type="string">
            <text:p>新規</text:p>
          </table:table-cell>
          <table:table-cell table:style-name="ce86" table:number-columns-repeated="3"/>
          <table:table-cell table:style-name="ce93"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49]=&quot;&quot;;&quot;?&quot;;IF([.N449]=&quot;&quot;;&quot;新規&quot;;IF([.K449]=[.N449];&quot;&quot;;&quot;変更あり&quot;)))">
            <text:p/>
          </table:table-cell>
          <table:table-cell table:style-name="ce8" office:value-type="string" calcext:value-type="string">
            <text:p>lockPref("extensions.fireie.autoSwitchOnRuleMiss", "ie"); </text:p>
          </table:table-cell>
          <table:table-cell table:style-name="ce10" table:formula="of:=IF([.N449]=&quot;&quot;;&quot;?&quot;;IF([.P449]=&quot;&quot;;&quot;新規&quot;;IF([.N449]=[.P449];&quot;&quot;;&quot;変更あり&quot;)))">
            <text:p/>
          </table:table-cell>
          <table:table-cell table:style-name="ce8" office:value-type="string" calcext:value-type="string">
            <text:p>lockPref("extensions.fireie.autoSwitchOnRuleMiss", "ie"); </text:p>
          </table:table-cell>
          <table:table-cell table:style-name="ce8" table:formula="of:=IF([.P449]=&quot;&quot;;&quot;?&quot;;IF([.R449]=&quot;&quot;;&quot;新規&quot;;IF([.P449]=[.R449];&quot;&quot;;&quot;○&quot;)))" office:value-type="string" office:string-value="新規" calcext:value-type="string">
            <text:p>新規</text:p>
          </table:table-cell>
          <table:table-cell table:style-name="ce86" table:number-columns-repeated="3"/>
          <table:table-cell table:style-name="ce93"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50]=&quot;&quot;;&quot;?&quot;;IF([.N450]=&quot;&quot;;&quot;新規&quot;;IF([.K450]=[.N450];&quot;&quot;;&quot;変更あり&quot;)))">
            <text:p/>
          </table:table-cell>
          <table:table-cell table:style-name="ce8" office:value-type="string" calcext:value-type="string">
            <text:p>-</text:p>
          </table:table-cell>
          <table:table-cell table:style-name="ce10" table:formula="of:=IF([.N450]=&quot;&quot;;&quot;?&quot;;IF([.P450]=&quot;&quot;;&quot;新規&quot;;IF([.N450]=[.P450];&quot;&quot;;&quot;変更あり&quot;)))">
            <text:p/>
          </table:table-cell>
          <table:table-cell table:style-name="ce8" office:value-type="string" calcext:value-type="string">
            <text:p>-</text:p>
          </table:table-cell>
          <table:table-cell table:style-name="ce8" table:formula="of:=IF([.P450]=&quot;&quot;;&quot;?&quot;;IF([.R450]=&quot;&quot;;&quot;新規&quot;;IF([.P450]=[.R450];&quot;&quot;;&quot;○&quot;)))" office:value-type="string" office:string-value="新規" calcext:value-type="string">
            <text:p>新規</text:p>
          </table:table-cell>
          <table:table-cell table:style-name="ce86" table:number-columns-repeated="3"/>
          <table:table-cell table:style-name="ce93"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51]=&quot;&quot;;&quot;?&quot;;IF([.P451]=&quot;&quot;;&quot;新規&quot;;IF([.N451]=[.P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51]=&quot;&quot;;&quot;?&quot;;IF([.R451]=&quot;&quot;;&quot;新規&quot;;IF([.P451]=[.R451];&quot;&quot;;&quot;○&quot;)))" office:value-type="string" office:string-value="新規" calcext:value-type="string">
            <text:p>新規</text:p>
          </table:table-cell>
          <table:table-cell table:style-name="ce86" table:number-columns-repeated="3"/>
          <table:table-cell table:style-name="ce93"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153">
          <table:table-cell/>
          <table:table-cell table:style-name="ce6" table:formula="of:=IF([.$A452]&lt;&gt;&quot;&quot;;MAX([.$B$1:.$B451])+1;&quot;&quot;)">
            <text:p/>
          </table:table-cell>
          <table:table-cell table:style-name="ce6" table:formula="of:=IF([.$A452]&lt;&gt;&quot;&quot;;CONCATENATE([.$D452];&quot;-&quot;;[.$E45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3]&lt;&gt;&quot;&quot;;MAX([.$B$1:.$B452])+1;&quot;&quot;)">
            <text:p/>
          </table:table-cell>
          <table:table-cell table:style-name="ce6" table:formula="of:=IF([.$A453]&lt;&gt;&quot;&quot;;CONCATENATE([.$D453];&quot;-&quot;;[.$E45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4]&lt;&gt;&quot;&quot;;MAX([.$B$1:.$B453])+1;&quot;&quot;)">
            <text:p/>
          </table:table-cell>
          <table:table-cell table:style-name="ce6" table:formula="of:=IF([.$A454]&lt;&gt;&quot;&quot;;CONCATENATE([.$D454];&quot;-&quot;;[.$E45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5]&lt;&gt;&quot;&quot;;MAX([.$B$1:.$B454])+1;&quot;&quot;)">
            <text:p/>
          </table:table-cell>
          <table:table-cell table:style-name="ce6" table:formula="of:=IF([.$A455]&lt;&gt;&quot;&quot;;CONCATENATE([.$D455];&quot;-&quot;;[.$E45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6]&lt;&gt;&quot;&quot;;MAX([.$B$1:.$B455])+1;&quot;&quot;)">
            <text:p/>
          </table:table-cell>
          <table:table-cell table:style-name="ce6" table:formula="of:=IF([.$A456]&lt;&gt;&quot;&quot;;CONCATENATE([.$D456];&quot;-&quot;;[.$E45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7]&lt;&gt;&quot;&quot;;MAX([.$B$1:.$B456])+1;&quot;&quot;)">
            <text:p/>
          </table:table-cell>
          <table:table-cell table:style-name="ce6" table:formula="of:=IF([.$A457]&lt;&gt;&quot;&quot;;CONCATENATE([.$D457];&quot;-&quot;;[.$E45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8]&lt;&gt;&quot;&quot;;MAX([.$B$1:.$B457])+1;&quot;&quot;)">
            <text:p/>
          </table:table-cell>
          <table:table-cell table:style-name="ce6" table:formula="of:=IF([.$A458]&lt;&gt;&quot;&quot;;CONCATENATE([.$D458];&quot;-&quot;;[.$E45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59]&lt;&gt;&quot;&quot;;MAX([.$B$1:.$B458])+1;&quot;&quot;)">
            <text:p/>
          </table:table-cell>
          <table:table-cell table:style-name="ce6" table:formula="of:=IF([.$A459]&lt;&gt;&quot;&quot;;CONCATENATE([.$D459];&quot;-&quot;;[.$E45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0]&lt;&gt;&quot;&quot;;MAX([.$B$1:.$B459])+1;&quot;&quot;)">
            <text:p/>
          </table:table-cell>
          <table:table-cell table:style-name="ce6" table:formula="of:=IF([.$A460]&lt;&gt;&quot;&quot;;CONCATENATE([.$D460];&quot;-&quot;;[.$E46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1]&lt;&gt;&quot;&quot;;MAX([.$B$1:.$B460])+1;&quot;&quot;)">
            <text:p/>
          </table:table-cell>
          <table:table-cell table:style-name="ce6" table:formula="of:=IF([.$A461]&lt;&gt;&quot;&quot;;CONCATENATE([.$D461];&quot;-&quot;;[.$E46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2]&lt;&gt;&quot;&quot;;MAX([.$B$1:.$B461])+1;&quot;&quot;)">
            <text:p/>
          </table:table-cell>
          <table:table-cell table:style-name="ce6" table:formula="of:=IF([.$A462]&lt;&gt;&quot;&quot;;CONCATENATE([.$D462];&quot;-&quot;;[.$E46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3]&lt;&gt;&quot;&quot;;MAX([.$B$1:.$B462])+1;&quot;&quot;)">
            <text:p/>
          </table:table-cell>
          <table:table-cell table:style-name="ce6" table:formula="of:=IF([.$A463]&lt;&gt;&quot;&quot;;CONCATENATE([.$D463];&quot;-&quot;;[.$E46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4]&lt;&gt;&quot;&quot;;MAX([.$B$1:.$B463])+1;&quot;&quot;)">
            <text:p/>
          </table:table-cell>
          <table:table-cell table:style-name="ce6" table:formula="of:=IF([.$A464]&lt;&gt;&quot;&quot;;CONCATENATE([.$D464];&quot;-&quot;;[.$E46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5]&lt;&gt;&quot;&quot;;MAX([.$B$1:.$B464])+1;&quot;&quot;)">
            <text:p/>
          </table:table-cell>
          <table:table-cell table:style-name="ce6" table:formula="of:=IF([.$A465]&lt;&gt;&quot;&quot;;CONCATENATE([.$D465];&quot;-&quot;;[.$E46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6]&lt;&gt;&quot;&quot;;MAX([.$B$1:.$B465])+1;&quot;&quot;)">
            <text:p/>
          </table:table-cell>
          <table:table-cell table:style-name="ce6" table:formula="of:=IF([.$A466]&lt;&gt;&quot;&quot;;CONCATENATE([.$D466];&quot;-&quot;;[.$E46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7]&lt;&gt;&quot;&quot;;MAX([.$B$1:.$B466])+1;&quot;&quot;)">
            <text:p/>
          </table:table-cell>
          <table:table-cell table:style-name="ce6" table:formula="of:=IF([.$A467]&lt;&gt;&quot;&quot;;CONCATENATE([.$D467];&quot;-&quot;;[.$E46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8]&lt;&gt;&quot;&quot;;MAX([.$B$1:.$B467])+1;&quot;&quot;)">
            <text:p/>
          </table:table-cell>
          <table:table-cell table:style-name="ce6" table:formula="of:=IF([.$A468]&lt;&gt;&quot;&quot;;CONCATENATE([.$D468];&quot;-&quot;;[.$E46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69]&lt;&gt;&quot;&quot;;MAX([.$B$1:.$B468])+1;&quot;&quot;)">
            <text:p/>
          </table:table-cell>
          <table:table-cell table:style-name="ce6" table:formula="of:=IF([.$A469]&lt;&gt;&quot;&quot;;CONCATENATE([.$D469];&quot;-&quot;;[.$E46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0]&lt;&gt;&quot;&quot;;MAX([.$B$1:.$B469])+1;&quot;&quot;)">
            <text:p/>
          </table:table-cell>
          <table:table-cell table:style-name="ce6" table:formula="of:=IF([.$A470]&lt;&gt;&quot;&quot;;CONCATENATE([.$D470];&quot;-&quot;;[.$E47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1]&lt;&gt;&quot;&quot;;MAX([.$B$1:.$B470])+1;&quot;&quot;)">
            <text:p/>
          </table:table-cell>
          <table:table-cell table:style-name="ce6" table:formula="of:=IF([.$A471]&lt;&gt;&quot;&quot;;CONCATENATE([.$D471];&quot;-&quot;;[.$E47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2]&lt;&gt;&quot;&quot;;MAX([.$B$1:.$B471])+1;&quot;&quot;)">
            <text:p/>
          </table:table-cell>
          <table:table-cell table:style-name="ce6" table:formula="of:=IF([.$A472]&lt;&gt;&quot;&quot;;CONCATENATE([.$D472];&quot;-&quot;;[.$E47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3]&lt;&gt;&quot;&quot;;MAX([.$B$1:.$B472])+1;&quot;&quot;)">
            <text:p/>
          </table:table-cell>
          <table:table-cell table:style-name="ce6" table:formula="of:=IF([.$A473]&lt;&gt;&quot;&quot;;CONCATENATE([.$D473];&quot;-&quot;;[.$E47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4]&lt;&gt;&quot;&quot;;MAX([.$B$1:.$B473])+1;&quot;&quot;)">
            <text:p/>
          </table:table-cell>
          <table:table-cell table:style-name="ce6" table:formula="of:=IF([.$A474]&lt;&gt;&quot;&quot;;CONCATENATE([.$D474];&quot;-&quot;;[.$E47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5]&lt;&gt;&quot;&quot;;MAX([.$B$1:.$B474])+1;&quot;&quot;)">
            <text:p/>
          </table:table-cell>
          <table:table-cell table:style-name="ce6" table:formula="of:=IF([.$A475]&lt;&gt;&quot;&quot;;CONCATENATE([.$D475];&quot;-&quot;;[.$E47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6]&lt;&gt;&quot;&quot;;MAX([.$B$1:.$B475])+1;&quot;&quot;)">
            <text:p/>
          </table:table-cell>
          <table:table-cell table:style-name="ce6" table:formula="of:=IF([.$A476]&lt;&gt;&quot;&quot;;CONCATENATE([.$D476];&quot;-&quot;;[.$E47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7]&lt;&gt;&quot;&quot;;MAX([.$B$1:.$B476])+1;&quot;&quot;)">
            <text:p/>
          </table:table-cell>
          <table:table-cell table:style-name="ce6" table:formula="of:=IF([.$A477]&lt;&gt;&quot;&quot;;CONCATENATE([.$D477];&quot;-&quot;;[.$E47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8]&lt;&gt;&quot;&quot;;MAX([.$B$1:.$B477])+1;&quot;&quot;)">
            <text:p/>
          </table:table-cell>
          <table:table-cell table:style-name="ce6" table:formula="of:=IF([.$A478]&lt;&gt;&quot;&quot;;CONCATENATE([.$D478];&quot;-&quot;;[.$E47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79]&lt;&gt;&quot;&quot;;MAX([.$B$1:.$B478])+1;&quot;&quot;)">
            <text:p/>
          </table:table-cell>
          <table:table-cell table:style-name="ce6" table:formula="of:=IF([.$A479]&lt;&gt;&quot;&quot;;CONCATENATE([.$D479];&quot;-&quot;;[.$E47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0]&lt;&gt;&quot;&quot;;MAX([.$B$1:.$B479])+1;&quot;&quot;)">
            <text:p/>
          </table:table-cell>
          <table:table-cell table:style-name="ce6" table:formula="of:=IF([.$A480]&lt;&gt;&quot;&quot;;CONCATENATE([.$D480];&quot;-&quot;;[.$E48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1]&lt;&gt;&quot;&quot;;MAX([.$B$1:.$B480])+1;&quot;&quot;)">
            <text:p/>
          </table:table-cell>
          <table:table-cell table:style-name="ce6" table:formula="of:=IF([.$A481]&lt;&gt;&quot;&quot;;CONCATENATE([.$D481];&quot;-&quot;;[.$E48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2]&lt;&gt;&quot;&quot;;MAX([.$B$1:.$B481])+1;&quot;&quot;)">
            <text:p/>
          </table:table-cell>
          <table:table-cell table:style-name="ce6" table:formula="of:=IF([.$A482]&lt;&gt;&quot;&quot;;CONCATENATE([.$D482];&quot;-&quot;;[.$E48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3]&lt;&gt;&quot;&quot;;MAX([.$B$1:.$B482])+1;&quot;&quot;)">
            <text:p/>
          </table:table-cell>
          <table:table-cell table:style-name="ce6" table:formula="of:=IF([.$A483]&lt;&gt;&quot;&quot;;CONCATENATE([.$D483];&quot;-&quot;;[.$E48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4]&lt;&gt;&quot;&quot;;MAX([.$B$1:.$B483])+1;&quot;&quot;)">
            <text:p/>
          </table:table-cell>
          <table:table-cell table:style-name="ce6" table:formula="of:=IF([.$A484]&lt;&gt;&quot;&quot;;CONCATENATE([.$D484];&quot;-&quot;;[.$E48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5]&lt;&gt;&quot;&quot;;MAX([.$B$1:.$B484])+1;&quot;&quot;)">
            <text:p/>
          </table:table-cell>
          <table:table-cell table:style-name="ce6" table:formula="of:=IF([.$A485]&lt;&gt;&quot;&quot;;CONCATENATE([.$D485];&quot;-&quot;;[.$E48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6]&lt;&gt;&quot;&quot;;MAX([.$B$1:.$B485])+1;&quot;&quot;)">
            <text:p/>
          </table:table-cell>
          <table:table-cell table:style-name="ce6" table:formula="of:=IF([.$A486]&lt;&gt;&quot;&quot;;CONCATENATE([.$D486];&quot;-&quot;;[.$E48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7]&lt;&gt;&quot;&quot;;MAX([.$B$1:.$B486])+1;&quot;&quot;)">
            <text:p/>
          </table:table-cell>
          <table:table-cell table:style-name="ce6" table:formula="of:=IF([.$A487]&lt;&gt;&quot;&quot;;CONCATENATE([.$D487];&quot;-&quot;;[.$E48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8]&lt;&gt;&quot;&quot;;MAX([.$B$1:.$B487])+1;&quot;&quot;)">
            <text:p/>
          </table:table-cell>
          <table:table-cell table:style-name="ce6" table:formula="of:=IF([.$A488]&lt;&gt;&quot;&quot;;CONCATENATE([.$D488];&quot;-&quot;;[.$E48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89]&lt;&gt;&quot;&quot;;MAX([.$B$1:.$B488])+1;&quot;&quot;)">
            <text:p/>
          </table:table-cell>
          <table:table-cell table:style-name="ce6" table:formula="of:=IF([.$A489]&lt;&gt;&quot;&quot;;CONCATENATE([.$D489];&quot;-&quot;;[.$E48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0]&lt;&gt;&quot;&quot;;MAX([.$B$1:.$B489])+1;&quot;&quot;)">
            <text:p/>
          </table:table-cell>
          <table:table-cell table:style-name="ce6" table:formula="of:=IF([.$A490]&lt;&gt;&quot;&quot;;CONCATENATE([.$D490];&quot;-&quot;;[.$E49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1]&lt;&gt;&quot;&quot;;MAX([.$B$1:.$B490])+1;&quot;&quot;)">
            <text:p/>
          </table:table-cell>
          <table:table-cell table:style-name="ce6" table:formula="of:=IF([.$A491]&lt;&gt;&quot;&quot;;CONCATENATE([.$D491];&quot;-&quot;;[.$E49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2]&lt;&gt;&quot;&quot;;MAX([.$B$1:.$B491])+1;&quot;&quot;)">
            <text:p/>
          </table:table-cell>
          <table:table-cell table:style-name="ce6" table:formula="of:=IF([.$A492]&lt;&gt;&quot;&quot;;CONCATENATE([.$D492];&quot;-&quot;;[.$E49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3]&lt;&gt;&quot;&quot;;MAX([.$B$1:.$B492])+1;&quot;&quot;)">
            <text:p/>
          </table:table-cell>
          <table:table-cell table:style-name="ce6" table:formula="of:=IF([.$A493]&lt;&gt;&quot;&quot;;CONCATENATE([.$D493];&quot;-&quot;;[.$E49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4]&lt;&gt;&quot;&quot;;MAX([.$B$1:.$B493])+1;&quot;&quot;)">
            <text:p/>
          </table:table-cell>
          <table:table-cell table:style-name="ce6" table:formula="of:=IF([.$A494]&lt;&gt;&quot;&quot;;CONCATENATE([.$D494];&quot;-&quot;;[.$E49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5]&lt;&gt;&quot;&quot;;MAX([.$B$1:.$B494])+1;&quot;&quot;)">
            <text:p/>
          </table:table-cell>
          <table:table-cell table:style-name="ce6" table:formula="of:=IF([.$A495]&lt;&gt;&quot;&quot;;CONCATENATE([.$D495];&quot;-&quot;;[.$E49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6]&lt;&gt;&quot;&quot;;MAX([.$B$1:.$B495])+1;&quot;&quot;)">
            <text:p/>
          </table:table-cell>
          <table:table-cell table:style-name="ce6" table:formula="of:=IF([.$A496]&lt;&gt;&quot;&quot;;CONCATENATE([.$D496];&quot;-&quot;;[.$E49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7]&lt;&gt;&quot;&quot;;MAX([.$B$1:.$B496])+1;&quot;&quot;)">
            <text:p/>
          </table:table-cell>
          <table:table-cell table:style-name="ce6" table:formula="of:=IF([.$A497]&lt;&gt;&quot;&quot;;CONCATENATE([.$D497];&quot;-&quot;;[.$E49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8]&lt;&gt;&quot;&quot;;MAX([.$B$1:.$B497])+1;&quot;&quot;)">
            <text:p/>
          </table:table-cell>
          <table:table-cell table:style-name="ce6" table:formula="of:=IF([.$A498]&lt;&gt;&quot;&quot;;CONCATENATE([.$D498];&quot;-&quot;;[.$E49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499]&lt;&gt;&quot;&quot;;MAX([.$B$1:.$B498])+1;&quot;&quot;)">
            <text:p/>
          </table:table-cell>
          <table:table-cell table:style-name="ce6" table:formula="of:=IF([.$A499]&lt;&gt;&quot;&quot;;CONCATENATE([.$D499];&quot;-&quot;;[.$E49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0]&lt;&gt;&quot;&quot;;MAX([.$B$1:.$B499])+1;&quot;&quot;)">
            <text:p/>
          </table:table-cell>
          <table:table-cell table:style-name="ce6" table:formula="of:=IF([.$A500]&lt;&gt;&quot;&quot;;CONCATENATE([.$D500];&quot;-&quot;;[.$E50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1]&lt;&gt;&quot;&quot;;MAX([.$B$1:.$B500])+1;&quot;&quot;)">
            <text:p/>
          </table:table-cell>
          <table:table-cell table:style-name="ce6" table:formula="of:=IF([.$A501]&lt;&gt;&quot;&quot;;CONCATENATE([.$D501];&quot;-&quot;;[.$E50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2]&lt;&gt;&quot;&quot;;MAX([.$B$1:.$B501])+1;&quot;&quot;)">
            <text:p/>
          </table:table-cell>
          <table:table-cell table:style-name="ce6" table:formula="of:=IF([.$A502]&lt;&gt;&quot;&quot;;CONCATENATE([.$D502];&quot;-&quot;;[.$E50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3]&lt;&gt;&quot;&quot;;MAX([.$B$1:.$B502])+1;&quot;&quot;)">
            <text:p/>
          </table:table-cell>
          <table:table-cell table:style-name="ce6" table:formula="of:=IF([.$A503]&lt;&gt;&quot;&quot;;CONCATENATE([.$D503];&quot;-&quot;;[.$E50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4]&lt;&gt;&quot;&quot;;MAX([.$B$1:.$B503])+1;&quot;&quot;)">
            <text:p/>
          </table:table-cell>
          <table:table-cell table:style-name="ce6" table:formula="of:=IF([.$A504]&lt;&gt;&quot;&quot;;CONCATENATE([.$D504];&quot;-&quot;;[.$E50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5]&lt;&gt;&quot;&quot;;MAX([.$B$1:.$B504])+1;&quot;&quot;)">
            <text:p/>
          </table:table-cell>
          <table:table-cell table:style-name="ce6" table:formula="of:=IF([.$A505]&lt;&gt;&quot;&quot;;CONCATENATE([.$D505];&quot;-&quot;;[.$E50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6]&lt;&gt;&quot;&quot;;MAX([.$B$1:.$B505])+1;&quot;&quot;)">
            <text:p/>
          </table:table-cell>
          <table:table-cell table:style-name="ce6" table:formula="of:=IF([.$A506]&lt;&gt;&quot;&quot;;CONCATENATE([.$D506];&quot;-&quot;;[.$E50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7]&lt;&gt;&quot;&quot;;MAX([.$B$1:.$B506])+1;&quot;&quot;)">
            <text:p/>
          </table:table-cell>
          <table:table-cell table:style-name="ce6" table:formula="of:=IF([.$A507]&lt;&gt;&quot;&quot;;CONCATENATE([.$D507];&quot;-&quot;;[.$E50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8]&lt;&gt;&quot;&quot;;MAX([.$B$1:.$B507])+1;&quot;&quot;)">
            <text:p/>
          </table:table-cell>
          <table:table-cell table:style-name="ce6" table:formula="of:=IF([.$A508]&lt;&gt;&quot;&quot;;CONCATENATE([.$D508];&quot;-&quot;;[.$E50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09]&lt;&gt;&quot;&quot;;MAX([.$B$1:.$B508])+1;&quot;&quot;)">
            <text:p/>
          </table:table-cell>
          <table:table-cell table:style-name="ce6" table:formula="of:=IF([.$A509]&lt;&gt;&quot;&quot;;CONCATENATE([.$D509];&quot;-&quot;;[.$E50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0]&lt;&gt;&quot;&quot;;MAX([.$B$1:.$B509])+1;&quot;&quot;)">
            <text:p/>
          </table:table-cell>
          <table:table-cell table:style-name="ce6" table:formula="of:=IF([.$A510]&lt;&gt;&quot;&quot;;CONCATENATE([.$D510];&quot;-&quot;;[.$E51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1]&lt;&gt;&quot;&quot;;MAX([.$B$1:.$B510])+1;&quot;&quot;)">
            <text:p/>
          </table:table-cell>
          <table:table-cell table:style-name="ce6" table:formula="of:=IF([.$A511]&lt;&gt;&quot;&quot;;CONCATENATE([.$D511];&quot;-&quot;;[.$E51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2]&lt;&gt;&quot;&quot;;MAX([.$B$1:.$B511])+1;&quot;&quot;)">
            <text:p/>
          </table:table-cell>
          <table:table-cell table:style-name="ce6" table:formula="of:=IF([.$A512]&lt;&gt;&quot;&quot;;CONCATENATE([.$D512];&quot;-&quot;;[.$E51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3]&lt;&gt;&quot;&quot;;MAX([.$B$1:.$B512])+1;&quot;&quot;)">
            <text:p/>
          </table:table-cell>
          <table:table-cell table:style-name="ce6" table:formula="of:=IF([.$A513]&lt;&gt;&quot;&quot;;CONCATENATE([.$D513];&quot;-&quot;;[.$E51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4]&lt;&gt;&quot;&quot;;MAX([.$B$1:.$B513])+1;&quot;&quot;)">
            <text:p/>
          </table:table-cell>
          <table:table-cell table:style-name="ce6" table:formula="of:=IF([.$A514]&lt;&gt;&quot;&quot;;CONCATENATE([.$D514];&quot;-&quot;;[.$E51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5]&lt;&gt;&quot;&quot;;MAX([.$B$1:.$B514])+1;&quot;&quot;)">
            <text:p/>
          </table:table-cell>
          <table:table-cell table:style-name="ce6" table:formula="of:=IF([.$A515]&lt;&gt;&quot;&quot;;CONCATENATE([.$D515];&quot;-&quot;;[.$E51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6]&lt;&gt;&quot;&quot;;MAX([.$B$1:.$B515])+1;&quot;&quot;)">
            <text:p/>
          </table:table-cell>
          <table:table-cell table:style-name="ce6" table:formula="of:=IF([.$A516]&lt;&gt;&quot;&quot;;CONCATENATE([.$D516];&quot;-&quot;;[.$E51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7]&lt;&gt;&quot;&quot;;MAX([.$B$1:.$B516])+1;&quot;&quot;)">
            <text:p/>
          </table:table-cell>
          <table:table-cell table:style-name="ce6" table:formula="of:=IF([.$A517]&lt;&gt;&quot;&quot;;CONCATENATE([.$D517];&quot;-&quot;;[.$E51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8]&lt;&gt;&quot;&quot;;MAX([.$B$1:.$B517])+1;&quot;&quot;)">
            <text:p/>
          </table:table-cell>
          <table:table-cell table:style-name="ce6" table:formula="of:=IF([.$A518]&lt;&gt;&quot;&quot;;CONCATENATE([.$D518];&quot;-&quot;;[.$E51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19]&lt;&gt;&quot;&quot;;MAX([.$B$1:.$B518])+1;&quot;&quot;)">
            <text:p/>
          </table:table-cell>
          <table:table-cell table:style-name="ce6" table:formula="of:=IF([.$A519]&lt;&gt;&quot;&quot;;CONCATENATE([.$D519];&quot;-&quot;;[.$E51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0]&lt;&gt;&quot;&quot;;MAX([.$B$1:.$B519])+1;&quot;&quot;)">
            <text:p/>
          </table:table-cell>
          <table:table-cell table:style-name="ce6" table:formula="of:=IF([.$A520]&lt;&gt;&quot;&quot;;CONCATENATE([.$D520];&quot;-&quot;;[.$E52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1]&lt;&gt;&quot;&quot;;MAX([.$B$1:.$B520])+1;&quot;&quot;)">
            <text:p/>
          </table:table-cell>
          <table:table-cell table:style-name="ce6" table:formula="of:=IF([.$A521]&lt;&gt;&quot;&quot;;CONCATENATE([.$D521];&quot;-&quot;;[.$E52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2]&lt;&gt;&quot;&quot;;MAX([.$B$1:.$B521])+1;&quot;&quot;)">
            <text:p/>
          </table:table-cell>
          <table:table-cell table:style-name="ce6" table:formula="of:=IF([.$A522]&lt;&gt;&quot;&quot;;CONCATENATE([.$D522];&quot;-&quot;;[.$E52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3]&lt;&gt;&quot;&quot;;MAX([.$B$1:.$B522])+1;&quot;&quot;)">
            <text:p/>
          </table:table-cell>
          <table:table-cell table:style-name="ce6" table:formula="of:=IF([.$A523]&lt;&gt;&quot;&quot;;CONCATENATE([.$D523];&quot;-&quot;;[.$E52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4]&lt;&gt;&quot;&quot;;MAX([.$B$1:.$B523])+1;&quot;&quot;)">
            <text:p/>
          </table:table-cell>
          <table:table-cell table:style-name="ce6" table:formula="of:=IF([.$A524]&lt;&gt;&quot;&quot;;CONCATENATE([.$D524];&quot;-&quot;;[.$E52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5]&lt;&gt;&quot;&quot;;MAX([.$B$1:.$B524])+1;&quot;&quot;)">
            <text:p/>
          </table:table-cell>
          <table:table-cell table:style-name="ce6" table:formula="of:=IF([.$A525]&lt;&gt;&quot;&quot;;CONCATENATE([.$D525];&quot;-&quot;;[.$E52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6]&lt;&gt;&quot;&quot;;MAX([.$B$1:.$B525])+1;&quot;&quot;)">
            <text:p/>
          </table:table-cell>
          <table:table-cell table:style-name="ce6" table:formula="of:=IF([.$A526]&lt;&gt;&quot;&quot;;CONCATENATE([.$D526];&quot;-&quot;;[.$E52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7]&lt;&gt;&quot;&quot;;MAX([.$B$1:.$B526])+1;&quot;&quot;)">
            <text:p/>
          </table:table-cell>
          <table:table-cell table:style-name="ce6" table:formula="of:=IF([.$A527]&lt;&gt;&quot;&quot;;CONCATENATE([.$D527];&quot;-&quot;;[.$E52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8]&lt;&gt;&quot;&quot;;MAX([.$B$1:.$B527])+1;&quot;&quot;)">
            <text:p/>
          </table:table-cell>
          <table:table-cell table:style-name="ce6" table:formula="of:=IF([.$A528]&lt;&gt;&quot;&quot;;CONCATENATE([.$D528];&quot;-&quot;;[.$E52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29]&lt;&gt;&quot;&quot;;MAX([.$B$1:.$B528])+1;&quot;&quot;)">
            <text:p/>
          </table:table-cell>
          <table:table-cell table:style-name="ce6" table:formula="of:=IF([.$A529]&lt;&gt;&quot;&quot;;CONCATENATE([.$D529];&quot;-&quot;;[.$E52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0]&lt;&gt;&quot;&quot;;MAX([.$B$1:.$B529])+1;&quot;&quot;)">
            <text:p/>
          </table:table-cell>
          <table:table-cell table:style-name="ce6" table:formula="of:=IF([.$A530]&lt;&gt;&quot;&quot;;CONCATENATE([.$D530];&quot;-&quot;;[.$E53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1]&lt;&gt;&quot;&quot;;MAX([.$B$1:.$B530])+1;&quot;&quot;)">
            <text:p/>
          </table:table-cell>
          <table:table-cell table:style-name="ce6" table:formula="of:=IF([.$A531]&lt;&gt;&quot;&quot;;CONCATENATE([.$D531];&quot;-&quot;;[.$E53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2]&lt;&gt;&quot;&quot;;MAX([.$B$1:.$B531])+1;&quot;&quot;)">
            <text:p/>
          </table:table-cell>
          <table:table-cell table:style-name="ce6" table:formula="of:=IF([.$A532]&lt;&gt;&quot;&quot;;CONCATENATE([.$D532];&quot;-&quot;;[.$E53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3]&lt;&gt;&quot;&quot;;MAX([.$B$1:.$B532])+1;&quot;&quot;)">
            <text:p/>
          </table:table-cell>
          <table:table-cell table:style-name="ce6" table:formula="of:=IF([.$A533]&lt;&gt;&quot;&quot;;CONCATENATE([.$D533];&quot;-&quot;;[.$E53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4]&lt;&gt;&quot;&quot;;MAX([.$B$1:.$B533])+1;&quot;&quot;)">
            <text:p/>
          </table:table-cell>
          <table:table-cell table:style-name="ce6" table:formula="of:=IF([.$A534]&lt;&gt;&quot;&quot;;CONCATENATE([.$D534];&quot;-&quot;;[.$E53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5]&lt;&gt;&quot;&quot;;MAX([.$B$1:.$B534])+1;&quot;&quot;)">
            <text:p/>
          </table:table-cell>
          <table:table-cell table:style-name="ce6" table:formula="of:=IF([.$A535]&lt;&gt;&quot;&quot;;CONCATENATE([.$D535];&quot;-&quot;;[.$E53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6]&lt;&gt;&quot;&quot;;MAX([.$B$1:.$B535])+1;&quot;&quot;)">
            <text:p/>
          </table:table-cell>
          <table:table-cell table:style-name="ce6" table:formula="of:=IF([.$A536]&lt;&gt;&quot;&quot;;CONCATENATE([.$D536];&quot;-&quot;;[.$E53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7]&lt;&gt;&quot;&quot;;MAX([.$B$1:.$B536])+1;&quot;&quot;)">
            <text:p/>
          </table:table-cell>
          <table:table-cell table:style-name="ce6" table:formula="of:=IF([.$A537]&lt;&gt;&quot;&quot;;CONCATENATE([.$D537];&quot;-&quot;;[.$E53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table-cell/>
          <table:table-cell table:style-name="ce6" table:formula="of:=IF([.$A538]&lt;&gt;&quot;&quot;;MAX([.$B$1:.$B537])+1;&quot;&quot;)">
            <text:p/>
          </table:table-cell>
          <table:table-cell table:style-name="ce6" table:formula="of:=IF([.$A538]&lt;&gt;&quot;&quot;;CONCATENATE([.$D538];&quot;-&quot;;[.$E53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number-rows-repeated="472">
          <table:table-cell table:number-columns-repeated="3"/>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3" table:number-rows-repeated="1047565">
          <table:table-cell table:number-columns-repeated="1024"/>
        </table:table-row>
        <table:table-row table:style-name="ro153">
          <table:table-cell table:number-columns-repeated="1024"/>
        </table:table-row>
        <calcext:conditional-formats>
          <calcext:conditional-format calcext:target-range-address="'customization-items'.F370:'customization-items'.H1010 'customization-items'.F2:'customization-items'.H367">
            <calcext:condition calcext:apply-style-name="廃止された選択肢" calcext:value="formula-is(ISNUMBER(FIND(&quot;廃止&quot;;[.$D2])))" calcext:base-cell-address="'customization-items'.F2"/>
            <calcext:condition calcext:apply-style-name="新規作成され、選択された選択肢" calcext:value="formula-is(AND(COUNTIFS([.$A$2:.$A$1010];&quot;&quot;;[.$D$2:.$D$1010];[.$D2])&lt;&gt;COUNTIF([.$D$2:.$D$1010];[.$D2]);[.$M2]=&quot;新規&quot;))" calcext:base-cell-address="'customization-items'.F2"/>
            <calcext:condition calcext:apply-style-name="選択された選択肢" calcext:value="formula-is(COUNTIFS([.$A$2:.$A$1010];&quot;&quot;;[.$D$2:.$D$1010];[.$D2])&lt;&gt;COUNTIF([.$D$2:.$D$1010];[.$D2]))" calcext:base-cell-address="'customization-items'.F2"/>
          </calcext:conditional-format>
          <calcext:conditional-format calcext:target-range-address="'customization-items'.U370:'customization-items'.U1010 'customization-items'.U2:'customization-items'.U36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70:'customization-items'.E1010 'customization-items'.I370:'customization-items'.T1010 'customization-items'.D2:'customization-items'.E367 'customization-items'.I2:'customization-items'.T367">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68:'customization-items'.H369">
            <calcext:condition calcext:apply-style-name="廃止された選択肢" calcext:value="formula-is(ISNUMBER(FIND(&quot;廃止&quot;;[.$D368])))" calcext:base-cell-address="'customization-items'.F368"/>
            <calcext:condition calcext:apply-style-name="新規作成され、選択された選択肢" calcext:value="formula-is(AND(COUNTIFS([.$A$2:.$A$1010];&quot;&quot;;[.$D$2:.$D$1010];[.$D368])&lt;&gt;COUNTIF([.$D$2:.$D$1010];[.$D368]);[.$M368]=&quot;新規&quot;))" calcext:base-cell-address="'customization-items'.F368"/>
            <calcext:condition calcext:apply-style-name="選択された選択肢" calcext:value="formula-is(COUNTIFS([.$A$2:.$A$1010];&quot;&quot;;[.$D$2:.$D$1010];[.$D368])&lt;&gt;COUNTIF([.$D$2:.$D$1010];[.$D368]))" calcext:base-cell-address="'customization-items'.F368"/>
          </calcext:conditional-format>
          <calcext:conditional-format calcext:target-range-address="'customization-items'.U368:'customization-items'.U369">
            <calcext:condition calcext:apply-style-name="廃止された選択肢" calcext:value="formula-is([.U368]=&quot;省略&quot;)" calcext:base-cell-address="'customization-items'.U368"/>
            <calcext:condition calcext:apply-style-name="新規作成され、選択された選択肢" calcext:value="formula-is(AND([.U368]&lt;&gt;&quot;&quot;; [.M368]=&quot;新規&quot;))" calcext:base-cell-address="'customization-items'.U368"/>
            <calcext:condition calcext:apply-style-name="選択された選択肢" calcext:value="formula-is([.U368]&lt;&gt;&quot;&quot;)" calcext:base-cell-address="'customization-items'.U368"/>
          </calcext:conditional-format>
          <calcext:conditional-format calcext:target-range-address="'customization-items'.D368:'customization-items'.E369 'customization-items'.I368:'customization-items'.T368 'customization-items'.I369:'customization-items'.M369 'customization-items'.O369:'customization-items'.T369">
            <calcext:condition calcext:apply-style-name="廃止された選択肢" calcext:value="formula-is(OR(ISNUMBER(FIND(&quot;廃止&quot;;[.$D368]));ISNUMBER(FIND(&quot;廃止&quot;;[.$E368]))))" calcext:base-cell-address="'customization-items'.D368"/>
            <calcext:condition calcext:apply-style-name="未確定の選択肢" calcext:value="formula-is([.$A368]=&quot;?&quot;)" calcext:base-cell-address="'customization-items'.D368"/>
            <calcext:condition calcext:apply-style-name="新規作成され、選択された選択肢" calcext:value="formula-is(AND([.$A368]&lt;&gt;&quot;&quot;;[.$M368]=&quot;新規&quot;))" calcext:base-cell-address="'customization-items'.D368"/>
            <calcext:condition calcext:apply-style-name="選択された選択肢" calcext:value="formula-is([.$A368]&lt;&gt;&quot;&quot;)" calcext:base-cell-address="'customization-items'.D368"/>
          </calcext:conditional-format>
          <calcext:conditional-format calcext:target-range-address="'customization-items'.N369:'customization-items'.N369">
            <calcext:condition calcext:apply-style-name="廃止された選択肢" calcext:value="formula-is(OR(ISNUMBER(FIND(&quot;廃止&quot;;[.$D369]));ISNUMBER(FIND(&quot;廃止&quot;;[.$E369]))))" calcext:base-cell-address="'customization-items'.N369"/>
            <calcext:condition calcext:apply-style-name="未確定の選択肢" calcext:value="formula-is([.$A369]=&quot;?&quot;)" calcext:base-cell-address="'customization-items'.N369"/>
            <calcext:condition calcext:apply-style-name="新規作成され、選択された選択肢" calcext:value="formula-is(AND([.$A369]&lt;&gt;&quot;&quot;;[.$M369]=&quot;新規&quot;))" calcext:base-cell-address="'customization-items'.N369"/>
            <calcext:condition calcext:apply-style-name="選択された選択肢" calcext:value="formula-is([.$A369]&lt;&gt;&quot;&quot;)" calcext:base-cell-address="'customization-items'.N369"/>
          </calcext:conditional-format>
        </calcext:conditional-formats>
      </table:table>
      <table:table table:name="menuitem-shortcut-disable-items" table:style-name="ta1">
        <table:table-column table:style-name="co20" table:default-cell-style-name="ce16"/>
        <table:table-column table:style-name="co21" table:number-columns-repeated="2"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number-columns-repeated="2" table:default-cell-style-name="ce16"/>
        <table:table-column table:style-name="co28" table:default-cell-style-name="ce16"/>
        <table:table-column table:style-name="co21" table:default-cell-style-name="ce16"/>
        <table:table-column table:style-name="co24" table:default-cell-style-name="ce16"/>
        <table:table-column table:style-name="co25" table:default-cell-style-name="ce16"/>
        <table:table-column table:style-name="co27" table:number-columns-repeated="2" table:default-cell-style-name="ce16"/>
        <table:table-column table:style-name="co28" table:default-cell-style-name="ce16"/>
        <table:table-column table:style-name="co21" table:visibility="collapse" table:default-cell-style-name="ce16"/>
        <table:table-column table:style-name="co24" table:visibility="collapse" table:default-cell-style-name="ce16"/>
        <table:table-column table:style-name="co25" table:visibility="collapse" table:default-cell-style-name="ce16"/>
        <table:table-column table:style-name="co27" table:visibility="collapse" table:default-cell-style-name="ce16"/>
        <table:table-column table:style-name="co29" table:visibility="collapse" table:default-cell-style-name="ce16"/>
        <table:table-column table:style-name="co30" table:visibility="collapse" table:default-cell-style-name="ce16"/>
        <table:table-column table:style-name="co31" table:visibility="collapse" table:default-cell-style-name="ce16"/>
        <table:table-column table:style-name="co32"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3"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4" table:visibility="collapse" table:default-cell-style-name="ce16"/>
        <table:table-column table:style-name="co25" table:visibility="collapse" table:default-cell-style-name="ce16"/>
        <table:table-column table:style-name="co27" table:visibility="collapse" table:default-cell-style-name="ce16"/>
        <table:table-column table:style-name="co18" table:number-columns-repeated="989" table:default-cell-style-name="ce16"/>
        <table:table-row table:style-name="ro15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3">
          <table:table-cell table:style-name="ce7" table:number-columns-repeated="36"/>
          <table:table-cell table:number-columns-repeated="988"/>
        </table:table-row>
        <table:table-row table:style-name="ro24">
          <table:table-cell table:style-name="ce59" office:value-type="string" calcext:value-type="string" table:number-columns-spanned="1" table:number-rows-spanned="2">
            <text:p>選択</text:p>
          </table:table-cell>
          <table:table-cell table:style-name="ce5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5">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59"/>
          <table:table-cell table:number-columns-repeated="988"/>
        </table:table-row>
        <table:table-row table:style-name="ro156">
          <table:table-cell table:style-name="ce7"/>
          <table:table-cell table:style-name="ce7" table:formula="of:=IF(AND([.$A5]&lt;&gt;&quot;&quot;;NOT(ISNUMBER(FIND(&quot;廃止&quot;;[.$C5]))));MAX([.$B$1:.$B4])+1;&quot;&quot;)">
            <text:p/>
          </table:table-cell>
          <table:table-cell table:style-name="ce96" office:value-type="string" calcext:value-type="string">
            <text:p>MenuShortcut-1</text:p>
          </table:table-cell>
          <table:table-cell table:style-name="ce96" office:value-type="string" calcext:value-type="string">
            <text:p>閉じたタブを開き直す</text:p>
          </table:table-cell>
          <table:table-cell table:style-name="ce96" office:value-type="string" calcext:value-type="string">
            <text:p>undoCloseTab</text:p>
          </table:table-cell>
          <table:table-cell table:style-name="ce96" office:value-type="string" calcext:value-type="string">
            <text:p>Ctrl-Shift-T</text:p>
          </table:table-cell>
          <table:table-cell table:style-name="ce96" office:value-type="string" calcext:value-type="string">
            <text:p>#key_undoCloseTab,</text:p>
            <text:p>#History\:UndoCloseTab,</text:p>
            <text:p>#historyUndoMenu,</text:p>
            <text:p>#toolbar-context-undoCloseTab,</text:p>
            <text:p>#context_undoCloseTab</text:p>
          </table:table-cell>
          <table:table-cell table:style-name="ce96" office:value-type="string" calcext:value-type="string">
            <text:p><text:span text:style-name="T19">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05" office:value-type="string" calcext:value-type="string">
            <text:p>false</text:p>
          </table:table-cell>
          <table:table-cell table:style-name="ce108" table:formula="of:=IFERROR(VLOOKUP([.$O2];[$'verify-targets-to-chapters'.$A$1:.$B$999];2;0);IF([.$A2]=&quot;&quot;;&quot;&quot;;&quot;省略&quot;))">
            <text:p/>
          </table:table-cell>
          <table:table-cell table:number-columns-repeated="988"/>
        </table:table-row>
        <table:table-row table:style-name="ro156">
          <table:table-cell table:style-name="ce7"/>
          <table:table-cell table:style-name="ce7" table:formula="of:=IF(AND([.$A6]&lt;&gt;&quot;&quot;;NOT(ISNUMBER(FIND(&quot;廃止&quot;;[.$C6]))));MAX([.$B$1:.$B5])+1;&quot;&quot;)">
            <text:p/>
          </table:table-cell>
          <table:table-cell table:style-name="ce96" office:value-type="string" calcext:value-type="string">
            <text:p>MenuShortcut-2</text:p>
          </table:table-cell>
          <table:table-cell table:style-name="ce96" office:value-type="string" calcext:value-type="string">
            <text:p>閉じたウィンドウを開き直す</text:p>
          </table:table-cell>
          <table:table-cell table:style-name="ce96" office:value-type="string" calcext:value-type="string">
            <text:p>undoCloseWindow</text:p>
          </table:table-cell>
          <table:table-cell table:style-name="ce96" office:value-type="string" calcext:value-type="string">
            <text:p>Ctrl-Shift-N</text:p>
          </table:table-cell>
          <table:table-cell table:style-name="ce96" office:value-type="string" calcext:value-type="string">
            <text:p>#key_undoCloseWindow,</text:p>
            <text:p>#History\:UndoCloseWindow,</text:p>
            <text:p>#historyUndoWindowMenu</text:p>
            <text:p/>
            <text:p/>
          </table:table-cell>
          <table:table-cell table:style-name="ce96" office:value-type="string" calcext:value-type="string">
            <text:p><text:span text:style-name="T19">アプリケーションメニューから「履歴」が削除されたので履歴にタブを元に戻す設定(#PanelUI-recentlyClosedWindows-separator,</text:span></text:p>
            <text:p><text:span text:style-name="T19">#PanelUI-recentlyClosedWindows)が不要になった。</text:span></text:p>
            <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05" office:value-type="string" calcext:value-type="string">
            <text:p>false</text:p>
          </table:table-cell>
          <table:table-cell table:style-name="ce108" table:formula="of:=IFERROR(VLOOKUP([.$O6];[$'verify-targets-to-chapters'.$A$1:.$B$999];2;0);IF([.$A6]=&quot;&quot;;&quot;&quot;;&quot;省略&quot;))">
            <text:p/>
          </table:table-cell>
          <table:table-cell table:number-columns-repeated="988"/>
        </table:table-row>
        <table:table-row table:style-name="ro135">
          <table:table-cell table:style-name="ce7"/>
          <table:table-cell table:style-name="ce7" table:formula="of:=IF(AND([.$A7]&lt;&gt;&quot;&quot;;NOT(ISNUMBER(FIND(&quot;廃止&quot;;[.$C7]))));MAX([.$B$1:.$B6])+1;&quot;&quot;)">
            <text:p/>
          </table:table-cell>
          <table:table-cell table:style-name="ce96" office:value-type="string" calcext:value-type="string">
            <text:p>MenuShortcut-3</text:p>
          </table:table-cell>
          <table:table-cell table:style-name="ce96" office:value-type="string" calcext:value-type="string">
            <text:p>ファイル＞新しいプライベートウィンドウを開く</text:p>
          </table:table-cell>
          <table:table-cell table:style-name="ce96" office:value-type="string" calcext:value-type="string">
            <text:p>newPrivateWindow</text:p>
          </table:table-cell>
          <table:table-cell table:style-name="ce96" office:value-type="string" calcext:value-type="string">
            <text:p>Ctrl-Shift-P</text:p>
          </table:table-cell>
          <table:table-cell table:style-name="ce9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05" office:value-type="string" calcext:value-type="string">
            <text:p>false</text:p>
          </table:table-cell>
          <table:table-cell table:style-name="ce108" table:formula="of:=IFERROR(VLOOKUP([.$O7];[$'verify-targets-to-chapters'.$A$1:.$B$999];2;0);IF([.$A7]=&quot;&quot;;&quot;&quot;;&quot;省略&quot;))">
            <text:p/>
          </table:table-cell>
          <table:table-cell table:number-columns-repeated="988"/>
        </table:table-row>
        <table:table-row table:style-name="ro157">
          <table:table-cell table:style-name="ce7"/>
          <table:table-cell table:style-name="ce7" table:formula="of:=IF(AND([.$A8]&lt;&gt;&quot;&quot;;NOT(ISNUMBER(FIND(&quot;廃止&quot;;[.$C8]))));MAX([.$B$1:.$B7])+1;&quot;&quot;)">
            <text:p/>
          </table:table-cell>
          <table:table-cell table:style-name="ce96" office:value-type="string" calcext:value-type="string">
            <text:p>MenuShortcut-4</text:p>
          </table:table-cell>
          <table:table-cell table:style-name="ce96" office:value-type="string" calcext:value-type="string">
            <text:p>ファイル＞ページのURLをメールで送信（ページのURLをメールで送信ボタン）</text:p>
          </table:table-cell>
          <table:table-cell table:style-name="ce96" office:value-type="string" calcext:value-type="string">
            <text:p>browser_sendLink</text:p>
          </table:table-cell>
          <table:table-cell table:style-name="ce96" office:value-type="string" calcext:value-type="string">
            <text:p>-</text:p>
          </table:table-cell>
          <table:table-cell table:style-name="ce96" office:value-type="string" calcext:value-type="string">
            <text:p>#Browser\:SendLink,</text:p>
            <text:p>#menu_sendLink,</text:p>
            <text:p>#context-sendpagetodevice,</text:p>
            <text:p>#email-link-button,</text:p>
            <text:p>#wrapper-email-link-butto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05" office:value-type="string" calcext:value-type="string">
            <text:p>false</text:p>
          </table:table-cell>
          <table:table-cell table:style-name="ce108"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96" office:value-type="string" calcext:value-type="string">
            <text:p>MenuShortcut-5</text:p>
          </table:table-cell>
          <table:table-cell table:style-name="ce96" office:value-type="string" calcext:value-type="string">
            <text:p>ファイル＞オフライン作業</text:p>
          </table:table-cell>
          <table:table-cell table:style-name="ce96" office:value-type="string" calcext:value-type="string">
            <text:p>goOfflineMenuitem</text:p>
          </table:table-cell>
          <table:table-cell table:style-name="ce96" office:value-type="string" calcext:value-type="string">
            <text:p>-</text:p>
          </table:table-cell>
          <table:table-cell table:style-name="ce96" office:value-type="string" calcext:value-type="string">
            <text:p>#goOfflineMenuitem,</text:p>
            <text:p>[oncommand="BrowserOffline.toggleOfflineStatus();"]</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05"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05" office:value-type="string" calcext:value-type="string">
            <text:p>false</text:p>
          </table:table-cell>
          <table:table-cell table:style-name="ce108" table:formula="of:=IFERROR(VLOOKUP([.$O9];[$'verify-targets-to-chapters'.$A$1:.$B$999];2;0);IF([.$A9]=&quot;&quot;;&quot;&quot;;&quot;省略&quot;))">
            <text:p/>
          </table:table-cell>
          <table:table-cell table:number-columns-repeated="988"/>
        </table:table-row>
        <table:table-row table:style-name="ro158">
          <table:table-cell table:style-name="ce7"/>
          <table:table-cell table:style-name="ce7" table:formula="of:=IF(AND([.$A10]&lt;&gt;&quot;&quot;;NOT(ISNUMBER(FIND(&quot;廃止&quot;;[.$C10]))));MAX([.$B$1:.$B9])+1;&quot;&quot;)">
            <text:p/>
          </table:table-cell>
          <table:table-cell table:style-name="ce96" office:value-type="string" calcext:value-type="string">
            <text:p>MenuShortcut-6（廃止）</text:p>
          </table:table-cell>
          <table:table-cell table:style-name="ce96" office:value-type="string" calcext:value-type="string">
            <text:p>ツール＞プライベートブラウジングの開始</text:p>
          </table:table-cell>
          <table:table-cell table:style-name="ce96" office:value-type="string" calcext:value-type="string">
            <text:p>privatebrowsing</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05" office:value-type="string" calcext:value-type="string">
            <text:p>false</text:p>
          </table:table-cell>
          <table:table-cell table:style-name="ce108" table:formula="of:=IFERROR(VLOOKUP([.$O10];[$'verify-targets-to-chapters'.$A$1:.$B$999];2;0);IF([.$A10]=&quot;&quot;;&quot;&quot;;&quot;省略&quot;))">
            <text:p/>
          </table:table-cell>
          <table:table-cell table:number-columns-repeated="988"/>
        </table:table-row>
        <table:table-row table:style-name="ro111">
          <table:table-cell table:style-name="ce7"/>
          <table:table-cell table:style-name="ce7" table:formula="of:=IF(AND([.$A11]&lt;&gt;&quot;&quot;;NOT(ISNUMBER(FIND(&quot;廃止&quot;;[.$C11]))));MAX([.$B$1:.$B10])+1;&quot;&quot;)">
            <text:p/>
          </table:table-cell>
          <table:table-cell table:style-name="ce96" office:value-type="string" calcext:value-type="string">
            <text:p>MenuShortcut-7</text:p>
          </table:table-cell>
          <table:table-cell table:style-name="ce96" office:value-type="string" calcext:value-type="string">
            <text:p>ツール＞ダウンロード</text:p>
            <text:p>（旧バージョンでは「ダウンロードマネージャ」）</text:p>
          </table:table-cell>
          <table:table-cell table:style-name="ce96" office:value-type="string" calcext:value-type="string">
            <text:p>openDownloads</text:p>
          </table:table-cell>
          <table:table-cell table:style-name="ce96" office:value-type="string" calcext:value-type="string">
            <text:p>Ctrl-Shift-Y</text:p>
            <text:p>(旧バージョンではCtrl+J)</text:p>
          </table:table-cell>
          <table:table-cell table:style-name="ce96" office:value-type="string" calcext:value-type="string">
            <text:p>#key_openDownloads,</text:p>
            <text:p>#Tools\:Downloads,</text:p>
            <text:p>#menu_openDownloads,</text:p>
            <text:p>#downloads-button,</text:p>
            <text:p>#wrapper-downloads-button,</text:p>
            <text:p>#appMenu-library-downloads-butto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08" table:formula="of:=IFERROR(VLOOKUP([.$O11];[$'verify-targets-to-chapters'.$A$1:.$B$999];2;0);IF([.$A11]=&quot;&quot;;&quot;&quot;;&quot;省略&quot;))">
            <text:p/>
          </table:table-cell>
          <table:table-cell table:number-columns-repeated="988"/>
        </table:table-row>
        <table:table-row table:style-name="ro158">
          <table:table-cell table:style-name="ce7"/>
          <table:table-cell table:style-name="ce7" table:formula="of:=IF(AND([.$A12]&lt;&gt;&quot;&quot;;NOT(ISNUMBER(FIND(&quot;廃止&quot;;[.$C12]))));MAX([.$B$1:.$B11])+1;&quot;&quot;)">
            <text:p/>
          </table:table-cell>
          <table:table-cell table:style-name="ce96" office:value-type="string" calcext:value-type="string">
            <text:p>MenuShortcut-8（廃止）</text:p>
          </table:table-cell>
          <table:table-cell table:style-name="ce96" office:value-type="string" calcext:value-type="string">
            <text:p>ツール＞ページの調査</text:p>
          </table:table-cell>
          <table:table-cell table:style-name="ce96" office:value-type="string" calcext:value-type="string">
            <text:p>inspectPage</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08"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96" office:value-type="string" calcext:value-type="string">
            <text:p>MenuShortcut-9（廃止）</text:p>
          </table:table-cell>
          <table:table-cell table:style-name="ce96" office:value-type="string" calcext:value-type="string">
            <text:p>ツール＞アプリ</text:p>
          </table:table-cell>
          <table:table-cell table:style-name="ce96" office:value-type="string" calcext:value-type="string">
            <text:p>openApps</text:p>
          </table:table-cell>
          <table:table-cell table:style-name="ce96" office:value-type="string" calcext:value-type="string">
            <text:p>Firefox 45で廃止</text:p>
          </table:table-cell>
          <table:table-cell table:style-name="ce96" table:number-columns-repeated="2"/>
          <table:table-cell table:style-name="ce105"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05"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05"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05" office:value-type="string" calcext:value-type="string">
            <text:p>false</text:p>
          </table:table-cell>
          <table:table-cell table:style-name="ce7" office:value-type="string" calcext:value-type="string">
            <text:p>yes</text:p>
          </table:table-cell>
          <table:table-cell table:style-name="ce7" table:number-columns-repeated="7"/>
          <table:table-cell table:style-name="ce108" table:formula="of:=IFERROR(VLOOKUP([.$O13];[$'verify-targets-to-chapters'.$A$1:.$B$999];2;0);IF([.$A13]=&quot;&quot;;&quot;&quot;;&quot;省略&quot;))">
            <text:p/>
          </table:table-cell>
          <table:table-cell table:number-columns-repeated="988"/>
        </table:table-row>
        <table:table-row table:style-name="ro159">
          <table:table-cell table:style-name="ce7"/>
          <table:table-cell table:style-name="ce7" table:formula="of:=IF(AND([.$A14]&lt;&gt;&quot;&quot;;NOT(ISNUMBER(FIND(&quot;廃止&quot;;[.$C14]))));MAX([.$B$1:.$B13])+1;&quot;&quot;)">
            <text:p/>
          </table:table-cell>
          <table:table-cell table:style-name="ce96" office:value-type="string" calcext:value-type="string">
            <text:p>MenuShortcut-10</text:p>
          </table:table-cell>
          <table:table-cell table:style-name="ce96" office:value-type="string" calcext:value-type="string">
            <text:p>ツール＞ウェブ開発（開発ツールボタン）</text:p>
          </table:table-cell>
          <table:table-cell table:style-name="ce96" office:value-type="string" calcext:value-type="string">
            <text:p>webDeveloper</text:p>
          </table:table-cell>
          <table:table-cell table:style-name="ce96" office:value-type="string" calcext:value-type="string">
            <text:p>-</text:p>
          </table:table-cell>
          <table:table-cell table:style-name="ce96" office:value-type="string" calcext:value-type="string">
            <text:p>#webDeveloperMenu,</text:p>
            <text:p>#developer-button,</text:p>
            <text:p>#wrapper-developer-button,</text:p>
            <text:p>#devToolsSeparator,</text:p>
            <text:p>#PanelUI-developer,</text:p>
            <text:p>#appMenu-developer-button</text:p>
            <text:p/>
            <text:p/>
          </table:table-cell>
          <table:table-cell table:style-name="ce102"/>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05" office:value-type="string" calcext:value-type="string">
            <text:p>false</text:p>
          </table:table-cell>
          <table:table-cell table:style-name="ce108" table:formula="of:=IFERROR(VLOOKUP([.$O14];[$'verify-targets-to-chapters'.$A$1:.$B$999];2;0);IF([.$A14]=&quot;&quot;;&quot;&quot;;&quot;省略&quot;))">
            <text:p/>
          </table:table-cell>
          <table:table-cell table:number-columns-repeated="988"/>
        </table:table-row>
        <table:table-row table:style-name="ro160">
          <table:table-cell table:style-name="ce7"/>
          <table:table-cell table:style-name="ce7" table:formula="of:=IF(AND([.$A15]&lt;&gt;&quot;&quot;;NOT(ISNUMBER(FIND(&quot;廃止&quot;;[.$C15]))));MAX([.$B$1:.$B14])+1;&quot;&quot;)">
            <text:p/>
          </table:table-cell>
          <table:table-cell table:style-name="ce96" office:value-type="string" calcext:value-type="string">
            <text:p>MenuShortcut-11</text:p>
          </table:table-cell>
          <table:table-cell table:style-name="ce96" office:value-type="string" calcext:value-type="string">
            <text:p>ツール＞ウェブ開発＞開発ツールを表示</text:p>
          </table:table-cell>
          <table:table-cell table:style-name="ce96" office:value-type="string" calcext:value-type="string">
            <text:p>devToolbox</text:p>
          </table:table-cell>
          <table:table-cell table:style-name="ce96" office:value-type="string" calcext:value-type="string">
            <text:p>Ctrl-Shift-I,</text:p>
            <text:p>F12</text:p>
          </table:table-cell>
          <table:table-cell table:style-name="ce96" office:value-type="string" calcext:value-type="string">
            <text:p>#menu_devToolbox,</text:p>
            <text:p>#key_toggleToolbox,</text:p>
            <text:p>#key_toggleToolboxF12</text:p>
          </table:table-cell>
          <table:table-cell table:style-name="ce96"/>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8" table:formula="of:=IFERROR(VLOOKUP([.$O15];[$'verify-targets-to-chapters'.$A$1:.$B$999];2;0);IF([.$A15]=&quot;&quot;;&quot;&quot;;&quot;省略&quot;))">
            <text:p/>
          </table:table-cell>
          <table:table-cell table:number-columns-repeated="988"/>
        </table:table-row>
        <table:table-row table:style-name="ro161">
          <table:table-cell table:style-name="ce7"/>
          <table:table-cell table:style-name="ce7" table:formula="of:=IF(AND([.$A16]&lt;&gt;&quot;&quot;;NOT(ISNUMBER(FIND(&quot;廃止&quot;;[.$C16]))));MAX([.$B$1:.$B15])+1;&quot;&quot;)">
            <text:p/>
          </table:table-cell>
          <table:table-cell table:style-name="ce96" office:value-type="string" calcext:value-type="string">
            <text:p>MenuShortcut-12</text:p>
          </table:table-cell>
          <table:table-cell table:style-name="ce96" office:value-type="string" calcext:value-type="string">
            <text:p>ツール＞ウェブ開発＞インスペクタ</text:p>
          </table:table-cell>
          <table:table-cell table:style-name="ce96" office:value-type="string" calcext:value-type="string">
            <text:p>inspector</text:p>
          </table:table-cell>
          <table:table-cell table:style-name="ce96" office:value-type="string" calcext:value-type="string">
            <text:p>Ctrl-Shift-C</text:p>
          </table:table-cell>
          <table:table-cell table:style-name="ce96" office:value-type="string" calcext:value-type="string">
            <text:p>#key_inspector,</text:p>
            <text:p>#menuitem_inspector,</text:p>
            <text:p><text:span text:style-name="T3">[key='key_inspector']</text:span></text:p>
            <text:p/>
          </table:table-cell>
          <table:table-cell table:style-name="ce103"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05" office:value-type="string" calcext:value-type="string">
            <text:p>true</text:p>
          </table:table-cell>
          <table:table-cell table:style-name="ce108" table:formula="of:=IFERROR(VLOOKUP([.$O16];[$'verify-targets-to-chapters'.$A$1:.$B$999];2;0);IF([.$A16]=&quot;&quot;;&quot;&quot;;&quot;省略&quot;))">
            <text:p/>
          </table:table-cell>
          <table:table-cell table:number-columns-repeated="988"/>
        </table:table-row>
        <table:table-row table:style-name="ro161">
          <table:table-cell table:style-name="ce7"/>
          <table:table-cell table:style-name="ce7" table:formula="of:=IF(AND([.$A17]&lt;&gt;&quot;&quot;;NOT(ISNUMBER(FIND(&quot;廃止&quot;;[.$C17]))));MAX([.$B$1:.$B16])+1;&quot;&quot;)">
            <text:p/>
          </table:table-cell>
          <table:table-cell table:style-name="ce96" office:value-type="string" calcext:value-type="string">
            <text:p>MenuShortcut-13</text:p>
          </table:table-cell>
          <table:table-cell table:style-name="ce96" office:value-type="string" calcext:value-type="string">
            <text:p>ツール＞ウェブ開発＞Webコンソール</text:p>
          </table:table-cell>
          <table:table-cell table:style-name="ce96" office:value-type="string" calcext:value-type="string">
            <text:p>webconsole</text:p>
          </table:table-cell>
          <table:table-cell table:style-name="ce96" office:value-type="string" calcext:value-type="string">
            <text:p>Ctrl-Shift-K</text:p>
          </table:table-cell>
          <table:table-cell table:style-name="ce96" office:value-type="string" calcext:value-type="string">
            <text:p>#key_webconsole,</text:p>
            <text:p><text:span text:style-name="T3">#menuitem_webconsole,</text:span></text:p>
            <text:p><text:span text:style-name="T3">[key='key_webconsole']</text:span></text:p>
            <text:p/>
            <text:p/>
          </table:table-cell>
          <table:table-cell table:style-name="ce96"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05" office:value-type="string" calcext:value-type="string">
            <text:p>true</text:p>
          </table:table-cell>
          <table:table-cell table:style-name="ce108" table:formula="of:=IFERROR(VLOOKUP([.$O17];[$'verify-targets-to-chapters'.$A$1:.$B$999];2;0);IF([.$A17]=&quot;&quot;;&quot;&quot;;&quot;省略&quot;))">
            <text:p/>
          </table:table-cell>
          <table:table-cell table:number-columns-repeated="988"/>
        </table:table-row>
        <table:table-row table:style-name="ro135">
          <table:table-cell table:style-name="ce7"/>
          <table:table-cell table:style-name="ce7" table:formula="of:=IF(AND([.$A18]&lt;&gt;&quot;&quot;;NOT(ISNUMBER(FIND(&quot;廃止&quot;;[.$C18]))));MAX([.$B$1:.$B17])+1;&quot;&quot;)">
            <text:p/>
          </table:table-cell>
          <table:table-cell table:style-name="ce96" office:value-type="string" calcext:value-type="string">
            <text:p>MenuShortcut-14</text:p>
          </table:table-cell>
          <table:table-cell table:style-name="ce96" office:value-type="string" calcext:value-type="string">
            <text:p>ツール＞ウェブ開発＞デバッガ</text:p>
          </table:table-cell>
          <table:table-cell table:style-name="ce96" office:value-type="string" calcext:value-type="string">
            <text:p>jsdebugger</text:p>
          </table:table-cell>
          <table:table-cell table:style-name="ce96" office:value-type="string" calcext:value-type="string">
            <text:p>Ctrl-Shift-S</text:p>
          </table:table-cell>
          <table:table-cell table:style-name="ce96" office:value-type="string" calcext:value-type="string">
            <text:p>#key_jsdebugger,</text:p>
            <text:p><text:span text:style-name="T3">#menuitem_jsdebugger,</text:span></text:p>
            <text:p><text:span text:style-name="T3">[key='key_jsdebugger']</text:span></text:p>
            <text:p/>
          </table:table-cell>
          <table:table-cell table:style-name="ce96"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8" table:formula="of:=IFERROR(VLOOKUP([.$O18];[$'verify-targets-to-chapters'.$A$1:.$B$999];2;0);IF([.$A18]=&quot;&quot;;&quot;&quot;;&quot;省略&quot;))">
            <text:p/>
          </table:table-cell>
          <table:table-cell table:number-columns-repeated="988"/>
        </table:table-row>
        <table:table-row table:style-name="ro79">
          <table:table-cell table:style-name="ce7"/>
          <table:table-cell table:style-name="ce7" table:formula="of:=IF(AND([.$A19]&lt;&gt;&quot;&quot;;NOT(ISNUMBER(FIND(&quot;廃止&quot;;[.$C19]))));MAX([.$B$1:.$B18])+1;&quot;&quot;)">
            <text:p/>
          </table:table-cell>
          <table:table-cell table:style-name="ce96" office:value-type="string" calcext:value-type="string">
            <text:p>MenuShortcut-15</text:p>
          </table:table-cell>
          <table:table-cell table:style-name="ce96" office:value-type="string" calcext:value-type="string">
            <text:p>ツール＞ウェブ開発＞スタイルエディタ</text:p>
          </table:table-cell>
          <table:table-cell table:style-name="ce96" office:value-type="string" calcext:value-type="string">
            <text:p>styleeditor</text:p>
          </table:table-cell>
          <table:table-cell table:style-name="ce96" office:value-type="string" calcext:value-type="string">
            <text:p>Shift-F7</text:p>
          </table:table-cell>
          <table:table-cell table:style-name="ce96" office:value-type="string" calcext:value-type="string">
            <text:p>#key_styleeditor,</text:p>
            <text:p><text:span text:style-name="T3">#menuitem_styleeditor,</text:span></text:p>
            <text:p><text:span text:style-name="T3">[key='key_styleeditor']</text:span></text:p>
          </table:table-cell>
          <table:table-cell table:style-name="ce96" office:value-type="string" calcext:value-type="string">
            <text:p><text:span text:style-name="T19">#toolbox-tab-styleeditor,#toolbox-panel-styleeditorは範囲外。</text:span></text:p>
            <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05" office:value-type="string" calcext:value-type="string">
            <text:p>true</text:p>
          </table:table-cell>
          <table:table-cell table:style-name="ce108" table:formula="of:=IFERROR(VLOOKUP([.$O19];[$'verify-targets-to-chapters'.$A$1:.$B$999];2;0);IF([.$A19]=&quot;&quot;;&quot;&quot;;&quot;省略&quot;))">
            <text:p/>
          </table:table-cell>
          <table:table-cell table:number-columns-repeated="988"/>
        </table:table-row>
        <table:table-row table:style-name="ro79">
          <table:table-cell table:style-name="ce7"/>
          <table:table-cell table:style-name="ce7" table:formula="of:=IF(AND([.$A20]&lt;&gt;&quot;&quot;;NOT(ISNUMBER(FIND(&quot;廃止&quot;;[.$C20]))));MAX([.$B$1:.$B19])+1;&quot;&quot;)">
            <text:p/>
          </table:table-cell>
          <table:table-cell table:style-name="ce96" office:value-type="string" calcext:value-type="string">
            <text:p>MenuShortcut-16</text:p>
          </table:table-cell>
          <table:table-cell table:style-name="ce96" office:value-type="string" calcext:value-type="string">
            <text:p>ツール＞ウェブ開発＞パフォーマンス</text:p>
            <text:p>（旧バージョンでは「プロファイラ」）</text:p>
          </table:table-cell>
          <table:table-cell table:style-name="ce96" office:value-type="string" calcext:value-type="string">
            <text:p>jsprofiler</text:p>
          </table:table-cell>
          <table:table-cell table:style-name="ce96" office:value-type="string" calcext:value-type="string">
            <text:p>Shift-F5</text:p>
          </table:table-cell>
          <table:table-cell table:style-name="ce96" office:value-type="string" calcext:value-type="string">
            <text:p>#key_performance,</text:p>
            <text:p><text:span text:style-name="T3">#menuitem_performance,</text:span></text:p>
            <text:p><text:span text:style-name="T3">[key='key_performance']</text:span></text:p>
          </table:table-cell>
          <table:table-cell table:style-name="ce103"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8" table:formula="of:=IFERROR(VLOOKUP([.$O20];[$'verify-targets-to-chapters'.$A$1:.$B$999];2;0);IF([.$A20]=&quot;&quot;;&quot;&quot;;&quot;省略&quot;))">
            <text:p/>
          </table:table-cell>
          <table:table-cell table:number-columns-repeated="988"/>
        </table:table-row>
        <table:table-row table:style-name="ro135">
          <table:table-cell table:style-name="ce7"/>
          <table:table-cell table:style-name="ce7" table:formula="of:=IF(AND([.$A21]&lt;&gt;&quot;&quot;;NOT(ISNUMBER(FIND(&quot;廃止&quot;;[.$C21]))));MAX([.$B$1:.$B20])+1;&quot;&quot;)">
            <text:p/>
          </table:table-cell>
          <table:table-cell table:style-name="ce96" office:value-type="string" calcext:value-type="string">
            <text:p>MenuShortcut-17</text:p>
          </table:table-cell>
          <table:table-cell table:style-name="ce96" office:value-type="string" calcext:value-type="string">
            <text:p>ツール＞ウェブ開発＞ネットワーク</text:p>
          </table:table-cell>
          <table:table-cell table:style-name="ce96" office:value-type="string" calcext:value-type="string">
            <text:p>netmonitor</text:p>
          </table:table-cell>
          <table:table-cell table:style-name="ce96" office:value-type="string" calcext:value-type="string">
            <text:p>Ctrl-Shift-E</text:p>
          </table:table-cell>
          <table:table-cell table:style-name="ce96" office:value-type="string" calcext:value-type="string">
            <text:p>#key_netmonitor,</text:p>
            <text:p><text:span text:style-name="T3">#menuitem_netmonitor,</text:span></text:p>
            <text:p><text:span text:style-name="T3">[key='key_netmonitor']</text:span></text:p>
          </table:table-cell>
          <table:table-cell table:style-name="ce103"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8" table:formula="of:=IFERROR(VLOOKUP([.$O21];[$'verify-targets-to-chapters'.$A$1:.$B$999];2;0);IF([.$A21]=&quot;&quot;;&quot;&quot;;&quot;省略&quot;))">
            <text:p/>
          </table:table-cell>
          <table:table-cell table:number-columns-repeated="988"/>
        </table:table-row>
        <table:table-row table:style-name="ro79">
          <table:table-cell table:style-name="ce7"/>
          <table:table-cell table:style-name="ce7" table:formula="of:=IF(AND([.$A22]&lt;&gt;&quot;&quot;;NOT(ISNUMBER(FIND(&quot;廃止&quot;;[.$C22]))));MAX([.$B$1:.$B21])+1;&quot;&quot;)">
            <text:p/>
          </table:table-cell>
          <table:table-cell table:style-name="ce96" office:value-type="string" calcext:value-type="string">
            <text:p>MenuShortcut-18</text:p>
          </table:table-cell>
          <table:table-cell table:style-name="ce96" office:value-type="string" calcext:value-type="string">
            <text:p>ツール＞ウェブ開発＞開発ツールバー</text:p>
          </table:table-cell>
          <table:table-cell table:style-name="ce96" office:value-type="string" calcext:value-type="string">
            <text:p>devToolbar</text:p>
          </table:table-cell>
          <table:table-cell table:style-name="ce96" office:value-type="string" calcext:value-type="string">
            <text:p>Shift-F2</text:p>
          </table:table-cell>
          <table:table-cell table:style-name="ce96" office:value-type="string" calcext:value-type="string">
            <text:p>#key_toggleToolbar,</text:p>
            <text:p><text:span text:style-name="T3">#menu_devToolbar,</text:span></text:p>
            <text:p><text:span text:style-name="T3">[key='key_toggleToolbar']</text:span></text:p>
            <text:p/>
          </table:table-cell>
          <table:table-cell table:style-name="ce102" office:value-type="string" calcext:value-type="string">
            <text:p>#developer-toolba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8" table:formula="of:=IFERROR(VLOOKUP([.$O22];[$'verify-targets-to-chapters'.$A$1:.$B$999];2;0);IF([.$A22]=&quot;&quot;;&quot;&quot;;&quot;省略&quot;))">
            <text:p/>
          </table:table-cell>
          <table:table-cell table:number-columns-repeated="988"/>
        </table:table-row>
        <table:table-row table:style-name="ro158">
          <table:table-cell table:style-name="ce7"/>
          <table:table-cell table:style-name="ce7" table:formula="of:=IF(AND([.$A23]&lt;&gt;&quot;&quot;;NOT(ISNUMBER(FIND(&quot;廃止&quot;;[.$C23]))));MAX([.$B$1:.$B22])+1;&quot;&quot;)">
            <text:p/>
          </table:table-cell>
          <table:table-cell table:style-name="ce96" office:value-type="string" calcext:value-type="string">
            <text:p>MenuShortcut-19（廃止）</text:p>
          </table:table-cell>
          <table:table-cell table:style-name="ce96" office:value-type="string" calcext:value-type="string">
            <text:p>ツール＞ウェブ開発＞アプリマネージャ</text:p>
          </table:table-cell>
          <table:table-cell table:style-name="ce96" office:value-type="string" calcext:value-type="string">
            <text:p>devAppMgr</text:p>
          </table:table-cell>
          <table:table-cell table:style-name="ce96" office:value-type="string" calcext:value-type="string">
            <text:p>Firefox 38で廃止</text:p>
          </table:table-cell>
          <table:table-cell table:style-name="ce96" table:number-columns-repeated="2"/>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8" table:formula="of:=IFERROR(VLOOKUP([.$O23];[$'verify-targets-to-chapters'.$A$1:.$B$999];2;0);IF([.$A23]=&quot;&quot;;&quot;&quot;;&quot;省略&quot;))">
            <text:p/>
          </table:table-cell>
          <table:table-cell table:number-columns-repeated="988"/>
        </table:table-row>
        <table:table-row table:style-name="ro162">
          <table:table-cell table:style-name="ce7"/>
          <table:table-cell table:style-name="ce7" table:formula="of:=IF(AND([.$A24]&lt;&gt;&quot;&quot;;NOT(ISNUMBER(FIND(&quot;廃止&quot;;[.$C24]))));MAX([.$B$1:.$B23])+1;&quot;&quot;)">
            <text:p/>
          </table:table-cell>
          <table:table-cell table:style-name="ce96" office:value-type="string" calcext:value-type="string">
            <text:p>MenuShortcut-20</text:p>
          </table:table-cell>
          <table:table-cell table:style-name="ce96" office:value-type="string" calcext:value-type="string">
            <text:p>ツール＞ウェブ開発＞WebIDE</text:p>
          </table:table-cell>
          <table:table-cell table:style-name="ce96" office:value-type="string" calcext:value-type="string">
            <text:p>webide</text:p>
          </table:table-cell>
          <table:table-cell table:style-name="ce96" office:value-type="string" calcext:value-type="string">
            <text:p>Shift-F8</text:p>
          </table:table-cell>
          <table:table-cell table:style-name="ce96" office:value-type="string" calcext:value-type="string">
            <text:p>#key_webide,</text:p>
            <text:p><text:span text:style-name="T3">#menu_webide,</text:span></text:p>
            <text:p><text:span text:style-name="T3">[key='key_webide']</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8"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96" office:value-type="string" calcext:value-type="string">
            <text:p>MenuShortcut-21</text:p>
          </table:table-cell>
          <table:table-cell table:style-name="ce96" office:value-type="string" calcext:value-type="string">
            <text:p>ツール＞ウェブ開発＞ブラウザツールボックス</text:p>
          </table:table-cell>
          <table:table-cell table:style-name="ce96" office:value-type="string" calcext:value-type="string">
            <text:p>browserToolbox</text:p>
          </table:table-cell>
          <table:table-cell table:style-name="ce96" office:value-type="string" calcext:value-type="string">
            <text:p>Ctrl-Shift-Alt-I</text:p>
          </table:table-cell>
          <table:table-cell table:style-name="ce96" office:value-type="string" calcext:value-type="string">
            <text:p>#key_browserToolbox,</text:p>
            <text:p><text:span text:style-name="T3">#menu_browserToolbox,</text:span></text:p>
            <text:p><text:span text:style-name="T3">[key='key_browserToolbox']</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8" table:formula="of:=IFERROR(VLOOKUP([.$O25];[$'verify-targets-to-chapters'.$A$1:.$B$999];2;0);IF([.$A25]=&quot;&quot;;&quot;&quot;;&quot;省略&quot;))">
            <text:p/>
          </table:table-cell>
          <table:table-cell table:number-columns-repeated="988"/>
        </table:table-row>
        <table:table-row table:style-name="ro135">
          <table:table-cell table:style-name="ce7"/>
          <table:table-cell table:style-name="ce7" table:formula="of:=IF(AND([.$A26]&lt;&gt;&quot;&quot;;NOT(ISNUMBER(FIND(&quot;廃止&quot;;[.$C26]))));MAX([.$B$1:.$B25])+1;&quot;&quot;)">
            <text:p/>
          </table:table-cell>
          <table:table-cell table:style-name="ce96" office:value-type="string" calcext:value-type="string">
            <text:p>MenuShortcut-22</text:p>
          </table:table-cell>
          <table:table-cell table:style-name="ce96" office:value-type="string" calcext:value-type="string">
            <text:p>ツール＞ウェブ開発＞ブラウザコンソール</text:p>
          </table:table-cell>
          <table:table-cell table:style-name="ce96" office:value-type="string" calcext:value-type="string">
            <text:p>browserConsole</text:p>
          </table:table-cell>
          <table:table-cell table:style-name="ce96"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00"/>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5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05" office:value-type="string" calcext:value-type="string">
            <text:p>false</text:p>
          </table:table-cell>
          <table:table-cell table:style-name="ce108" table:formula="of:=IFERROR(VLOOKUP([.$O26];[$'verify-targets-to-chapters'.$A$1:.$B$999];2;0);IF([.$A26]=&quot;&quot;;&quot;&quot;;&quot;省略&quot;))">
            <text:p/>
          </table:table-cell>
          <table:table-cell table:number-columns-repeated="988"/>
        </table:table-row>
        <table:table-row table:style-name="ro135">
          <table:table-cell table:style-name="ce7"/>
          <table:table-cell table:style-name="ce7" table:formula="of:=IF(AND([.$A27]&lt;&gt;&quot;&quot;;NOT(ISNUMBER(FIND(&quot;廃止&quot;;[.$C27]))));MAX([.$B$1:.$B26])+1;&quot;&quot;)">
            <text:p/>
          </table:table-cell>
          <table:table-cell table:style-name="ce96" office:value-type="string" calcext:value-type="string">
            <text:p>MenuShortcut-23</text:p>
          </table:table-cell>
          <table:table-cell table:style-name="ce96" office:value-type="string" calcext:value-type="string">
            <text:p>ツール＞ウェブ開発＞レスポンシブデザインビュー</text:p>
          </table:table-cell>
          <table:table-cell table:style-name="ce96" office:value-type="string" calcext:value-type="string">
            <text:p>resposiveUI</text:p>
          </table:table-cell>
          <table:table-cell table:style-name="ce96" office:value-type="string" calcext:value-type="string">
            <text:p>Ctrl-Shift-M</text:p>
          </table:table-cell>
          <table:table-cell table:style-name="ce96"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8" table:formula="of:=IFERROR(VLOOKUP([.$O27];[$'verify-targets-to-chapters'.$A$1:.$B$999];2;0);IF([.$A27]=&quot;&quot;;&quot;&quot;;&quot;省略&quot;))">
            <text:p/>
          </table:table-cell>
          <table:table-cell table:number-columns-repeated="988"/>
        </table:table-row>
        <table:table-row table:style-name="ro163">
          <table:table-cell table:style-name="ce7"/>
          <table:table-cell table:style-name="ce7" table:formula="of:=IF(AND([.$A28]&lt;&gt;&quot;&quot;;NOT(ISNUMBER(FIND(&quot;廃止&quot;;[.$C28]))));MAX([.$B$1:.$B27])+1;&quot;&quot;)">
            <text:p/>
          </table:table-cell>
          <table:table-cell table:style-name="ce96" office:value-type="string" calcext:value-type="string">
            <text:p>MenuShortcut-24</text:p>
          </table:table-cell>
          <table:table-cell table:style-name="ce96" office:value-type="string" calcext:value-type="string">
            <text:p>ツール＞ウェブ開発＞スポイト</text:p>
          </table:table-cell>
          <table:table-cell table:style-name="ce96" office:value-type="string" calcext:value-type="string">
            <text:p>eyedropper</text:p>
          </table:table-cell>
          <table:table-cell table:style-name="ce96" office:value-type="string" calcext:value-type="string">
            <text:p>-</text:p>
          </table:table-cell>
          <table:table-cell table:style-name="ce96"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8" table:formula="of:=IFERROR(VLOOKUP([.$O28];[$'verify-targets-to-chapters'.$A$1:.$B$999];2;0);IF([.$A28]=&quot;&quot;;&quot;&quot;;&quot;省略&quot;))">
            <text:p/>
          </table:table-cell>
          <table:table-cell table:number-columns-repeated="988"/>
        </table:table-row>
        <table:table-row table:style-name="ro162">
          <table:table-cell table:style-name="ce7"/>
          <table:table-cell table:style-name="ce7" table:formula="of:=IF(AND([.$A29]&lt;&gt;&quot;&quot;;NOT(ISNUMBER(FIND(&quot;廃止&quot;;[.$C29]))));MAX([.$B$1:.$B28])+1;&quot;&quot;)">
            <text:p/>
          </table:table-cell>
          <table:table-cell table:style-name="ce96" office:value-type="string" calcext:value-type="string">
            <text:p>MenuShortcut-25</text:p>
          </table:table-cell>
          <table:table-cell table:style-name="ce96" office:value-type="string" calcext:value-type="string">
            <text:p>ツール＞ウェブ開発＞スクラッチパッド</text:p>
          </table:table-cell>
          <table:table-cell table:style-name="ce96" office:value-type="string" calcext:value-type="string">
            <text:p>scratchpad</text:p>
          </table:table-cell>
          <table:table-cell table:style-name="ce96"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100"/>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5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5" office:value-type="string" calcext:value-type="string">
            <text:p>false</text:p>
          </table:table-cell>
          <table:table-cell table:style-name="ce108" table:formula="of:=IFERROR(VLOOKUP([.$O29];[$'verify-targets-to-chapters'.$A$1:.$B$999];2;0);IF([.$A29]=&quot;&quot;;&quot;&quot;;&quot;省略&quot;))">
            <text:p/>
          </table:table-cell>
          <table:table-cell table:number-columns-repeated="988"/>
        </table:table-row>
        <table:table-row table:style-name="ro104">
          <table:table-cell table:style-name="ce7"/>
          <table:table-cell table:style-name="ce7" table:formula="of:=IF(AND([.$A30]&lt;&gt;&quot;&quot;;NOT(ISNUMBER(FIND(&quot;廃止&quot;;[.$C30]))));MAX([.$B$1:.$B29])+1;&quot;&quot;)">
            <text:p/>
          </table:table-cell>
          <table:table-cell table:style-name="ce96" office:value-type="string" calcext:value-type="string">
            <text:p>MenuShortcut-26</text:p>
          </table:table-cell>
          <table:table-cell table:style-name="ce96" office:value-type="string" calcext:value-type="string">
            <text:p>ツール＞ウェブ開発＞ページのソース</text:p>
          </table:table-cell>
          <table:table-cell table:style-name="ce96" office:value-type="string" calcext:value-type="string">
            <text:p>viewSource</text:p>
          </table:table-cell>
          <table:table-cell table:style-name="ce96" office:value-type="string" calcext:value-type="string">
            <text:p>Ctrl-U</text:p>
          </table:table-cell>
          <table:table-cell table:style-name="ce96"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05" office:value-type="string" calcext:value-type="string">
            <text:p>false</text:p>
          </table:table-cell>
          <table:table-cell table:style-name="ce108"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96" office:value-type="string" calcext:value-type="string">
            <text:p>MenuShortcut-27（廃止）</text:p>
          </table:table-cell>
          <table:table-cell table:style-name="ce96" office:value-type="string" calcext:value-type="string">
            <text:p>ツール＞ウェブ開発＞エラーコンソール</text:p>
          </table:table-cell>
          <table:table-cell table:style-name="ce96" office:value-type="string" calcext:value-type="string">
            <text:p>errorConsole</text:p>
          </table:table-cell>
          <table:table-cell table:style-name="ce96" office:value-type="string" calcext:value-type="string">
            <text:p>Firefox 48で廃止</text:p>
          </table:table-cell>
          <table:table-cell table:style-name="ce96" table:number-columns-repeated="2"/>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05" office:value-type="string" calcext:value-type="string">
            <text:p>false</text:p>
          </table:table-cell>
          <table:table-cell table:style-name="ce108" table:formula="of:=IFERROR(VLOOKUP([.$O31];[$'verify-targets-to-chapters'.$A$1:.$B$999];2;0);IF([.$A31]=&quot;&quot;;&quot;&quot;;&quot;省略&quot;))">
            <text:p/>
          </table:table-cell>
          <table:table-cell table:number-columns-repeated="988"/>
        </table:table-row>
        <table:table-row table:style-name="ro163">
          <table:table-cell table:style-name="ce7"/>
          <table:table-cell table:style-name="ce7" table:formula="of:=IF(AND([.$A32]&lt;&gt;&quot;&quot;;NOT(ISNUMBER(FIND(&quot;廃止&quot;;[.$C32]))));MAX([.$B$1:.$B31])+1;&quot;&quot;)">
            <text:p/>
          </table:table-cell>
          <table:table-cell table:style-name="ce96" office:value-type="string" calcext:value-type="string">
            <text:p>MenuShortcut-28</text:p>
          </table:table-cell>
          <table:table-cell table:style-name="ce96" office:value-type="string" calcext:value-type="string">
            <text:p>ツール＞ウェブ開発＞接続...</text:p>
          </table:table-cell>
          <table:table-cell table:style-name="ce96" office:value-type="string" calcext:value-type="string">
            <text:p>devtools_connect</text:p>
          </table:table-cell>
          <table:table-cell table:style-name="ce96" office:value-type="string" calcext:value-type="string">
            <text:p>-</text:p>
          </table:table-cell>
          <table:table-cell table:style-name="ce96" office:value-type="string" calcext:value-type="string">
            <text:p>#menu_devtools_connect,</text:p>
            <text:p><text:span text:style-name="T3">.subviewbutton[label='接続...'],</text:span></text:p>
            <text:p><text:span text:style-name="T3">.subviewbutton[label='Connect…']</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8" table:formula="of:=IFERROR(VLOOKUP([.$O32];[$'verify-targets-to-chapters'.$A$1:.$B$999];2;0);IF([.$A32]=&quot;&quot;;&quot;&quot;;&quot;省略&quot;))">
            <text:p/>
          </table:table-cell>
          <table:table-cell table:number-columns-repeated="988"/>
        </table:table-row>
        <table:table-row table:style-name="ro163">
          <table:table-cell table:style-name="ce7"/>
          <table:table-cell table:style-name="ce7" table:formula="of:=IF(AND([.$A33]&lt;&gt;&quot;&quot;;NOT(ISNUMBER(FIND(&quot;廃止&quot;;[.$C33]))));MAX([.$B$1:.$B32])+1;&quot;&quot;)">
            <text:p/>
          </table:table-cell>
          <table:table-cell table:style-name="ce96" office:value-type="string" calcext:value-type="string">
            <text:p>MenuShortcut-29</text:p>
          </table:table-cell>
          <table:table-cell table:style-name="ce96" office:value-type="string" calcext:value-type="string">
            <text:p>ツール＞ウェブ開発＞その他のツールを入手</text:p>
          </table:table-cell>
          <table:table-cell table:style-name="ce96" office:value-type="string" calcext:value-type="string">
            <text:p>getMoreDevtools</text:p>
          </table:table-cell>
          <table:table-cell table:style-name="ce96" office:value-type="string" calcext:value-type="string">
            <text:p>-</text:p>
          </table:table-cell>
          <table:table-cell table:style-name="ce96"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8"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96" office:value-type="string" calcext:value-type="string">
            <text:p>MenuShortcut-30</text:p>
          </table:table-cell>
          <table:table-cell table:style-name="ce96" office:value-type="string" calcext:value-type="string">
            <text:p>ヘルプ＞Firefoxヘルプ</text:p>
            <text:p>（旧バージョンでは「ヘルプ」）</text:p>
          </table:table-cell>
          <table:table-cell table:style-name="ce96" office:value-type="string" calcext:value-type="string">
            <text:p>openHelp</text:p>
          </table:table-cell>
          <table:table-cell table:style-name="ce96" office:value-type="string" calcext:value-type="string">
            <text:p>-</text:p>
          </table:table-cell>
          <table:table-cell table:style-name="ce96" office:value-type="string" calcext:value-type="string">
            <text:p>#menu_openHelp,</text:p>
            <text:p>#key_openHelpMac,</text:p>
            <text:p>.subviewbutton[oncommand^='openHelp'][oncommand*='firefox-help']</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05" office:value-type="string" calcext:value-type="string">
            <text:p>false</text:p>
          </table:table-cell>
          <table:table-cell table:style-name="ce108"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96" office:value-type="string" calcext:value-type="string">
            <text:p>MenuShortcut-31</text:p>
          </table:table-cell>
          <table:table-cell table:style-name="ce96" office:value-type="string" calcext:value-type="string">
            <text:p>ヘルプ＞Firefoxツアー</text:p>
          </table:table-cell>
          <table:table-cell table:style-name="ce96" office:value-type="string" calcext:value-type="string">
            <text:p>tour</text:p>
          </table:table-cell>
          <table:table-cell table:style-name="ce96" office:value-type="string" calcext:value-type="string">
            <text:p>-</text:p>
          </table:table-cell>
          <table:table-cell table:style-name="ce96" office:value-type="string" calcext:value-type="string">
            <text:p>#menu_openTour,</text:p>
            <text:p>.subviewbutton[oncommand^='openTour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5"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08"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96" office:value-type="string" calcext:value-type="string">
            <text:p>MenuShortcut-32</text:p>
          </table:table-cell>
          <table:table-cell table:style-name="ce96" office:value-type="string" calcext:value-type="string">
            <text:p>ヘルプ＞キーボードショートカット</text:p>
          </table:table-cell>
          <table:table-cell table:style-name="ce96" office:value-type="string" calcext:value-type="string">
            <text:p>keyboardShortcuts</text:p>
          </table:table-cell>
          <table:table-cell table:style-name="ce96" office:value-type="string" calcext:value-type="string">
            <text:p>-</text:p>
          </table:table-cell>
          <table:table-cell table:style-name="ce96" office:value-type="string" calcext:value-type="string">
            <text:p>#menu_keyboardShortcuts,</text:p>
            <text:p><text:span text:style-name="T11">.subviewbutton[oncommand^='openHelp'][oncommand*='keyboard-shortcuts']</text:span></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05" office:value-type="string" calcext:value-type="string">
            <text:p>true</text:p>
          </table:table-cell>
          <table:table-cell table:style-name="ce7" office:value-type="string" calcext:value-type="string">
            <text:p>no</text:p>
          </table:table-cell>
          <table:table-cell table:style-name="ce7" table:number-columns-repeated="7"/>
          <table:table-cell table:style-name="ce108" table:formula="of:=IFERROR(VLOOKUP([.$O36];[$'verify-targets-to-chapters'.$A$1:.$B$999];2;0);IF([.$A36]=&quot;&quot;;&quot;&quot;;&quot;省略&quot;))">
            <text:p/>
          </table:table-cell>
          <table:table-cell table:number-columns-repeated="988"/>
        </table:table-row>
        <table:table-row table:style-name="ro164">
          <table:table-cell table:style-name="ce7"/>
          <table:table-cell table:style-name="ce7" table:formula="of:=IF(AND([.$A37]&lt;&gt;&quot;&quot;;NOT(ISNUMBER(FIND(&quot;廃止&quot;;[.$C37]))));MAX([.$B$1:.$B36])+1;&quot;&quot;)">
            <text:p/>
          </table:table-cell>
          <table:table-cell table:style-name="ce97" office:value-type="string" calcext:value-type="string">
            <text:p>MenuShortcut-33</text:p>
          </table:table-cell>
          <table:table-cell table:style-name="ce97" office:value-type="string" calcext:value-type="string">
            <text:p>ヘルプ＞Firefoxヘルスレポート</text:p>
          </table:table-cell>
          <table:table-cell table:style-name="ce97" office:value-type="string" calcext:value-type="string">
            <text:p>healthReport</text:p>
          </table:table-cell>
          <table:table-cell table:style-name="ce97" office:value-type="string" calcext:value-type="string">
            <text:p>Firefox 59で廃止</text:p>
          </table:table-cell>
          <table:table-cell table:style-name="ce97" office:value-type="string" calcext:value-type="string">
            <text:p>#healthReport,</text:p>
            <text:p>.subviewbutton[oncommand^='openHealthReport']</text:p>
            <text:p/>
          </table:table-cell>
          <table:table-cell table:style-name="ce104" office:value-type="string" calcext:value-type="string">
            <text:p>代替はabout:telemetry</text:p>
          </table:table-cell>
          <table:table-cell table:style-name="ce106"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05" office:value-type="string" calcext:value-type="string">
            <text:p>false</text:p>
          </table:table-cell>
          <table:table-cell table:style-name="ce108" table:formula="of:=IFERROR(VLOOKUP([.$O37];[$'verify-targets-to-chapters'.$A$1:.$B$999];2;0);IF([.$A37]=&quot;&quot;;&quot;&quot;;&quot;省略&quot;))">
            <text:p/>
          </table:table-cell>
          <table:table-cell table:number-columns-repeated="988"/>
        </table:table-row>
        <table:table-row table:style-name="ro158">
          <table:table-cell table:style-name="ce7"/>
          <table:table-cell table:style-name="ce7" table:formula="of:=IF(AND([.$A38]&lt;&gt;&quot;&quot;;NOT(ISNUMBER(FIND(&quot;廃止&quot;;[.$C38]))));MAX([.$B$1:.$B37])+1;&quot;&quot;)">
            <text:p/>
          </table:table-cell>
          <table:table-cell table:style-name="ce96" office:value-type="string" calcext:value-type="string">
            <text:p>MenuShortcut-34（廃止）</text:p>
          </table:table-cell>
          <table:table-cell table:style-name="ce96" office:value-type="string" calcext:value-type="string">
            <text:p>ヘルプ＞使いこなそう</text:p>
          </table:table-cell>
          <table:table-cell table:style-name="ce96" office:value-type="string" calcext:value-type="string">
            <text:p>gettingStarted</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05" office:value-type="string" calcext:value-type="string">
            <text:p>false</text:p>
          </table:table-cell>
          <table:table-cell table:style-name="ce108"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96" office:value-type="string" calcext:value-type="string">
            <text:p>MenuShortcut-35</text:p>
          </table:table-cell>
          <table:table-cell table:style-name="ce96" office:value-type="string" calcext:value-type="string">
            <text:p>ヘルプ＞トラブルシューティング情報</text:p>
          </table:table-cell>
          <table:table-cell table:style-name="ce96" office:value-type="string" calcext:value-type="string">
            <text:p>troubleshootingInfo</text:p>
          </table:table-cell>
          <table:table-cell table:style-name="ce96" office:value-type="string" calcext:value-type="string">
            <text:p>-</text:p>
          </table:table-cell>
          <table:table-cell table:style-name="ce96" office:value-type="string" calcext:value-type="string">
            <text:p>#troubleShooting,</text:p>
            <text:p>.subviewbutton[oncommand^='openTroubleshooting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05" office:value-type="string" calcext:value-type="string">
            <text:p>false</text:p>
          </table:table-cell>
          <table:table-cell table:style-name="ce108"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96" office:value-type="string" calcext:value-type="string">
            <text:p>MenuShortcut-36</text:p>
          </table:table-cell>
          <table:table-cell table:style-name="ce96" office:value-type="string" calcext:value-type="string">
            <text:p>ヘルプ＞フィードバックを送信</text:p>
          </table:table-cell>
          <table:table-cell table:style-name="ce96" office:value-type="string" calcext:value-type="string">
            <text:p>feedbackPage</text:p>
          </table:table-cell>
          <table:table-cell table:style-name="ce96" office:value-type="string" calcext:value-type="string">
            <text:p>-</text:p>
          </table:table-cell>
          <table:table-cell table:style-name="ce96" office:value-type="string" calcext:value-type="string">
            <text:p>#feedbackPage,</text:p>
            <text:p>.subviewbutton[oncommand^='openFeedback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05" office:value-type="string" calcext:value-type="string">
            <text:p>false</text:p>
          </table:table-cell>
          <table:table-cell table:style-name="ce108"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96" office:value-type="string" calcext:value-type="string">
            <text:p>MenuShortcut-37</text:p>
          </table:table-cell>
          <table:table-cell table:style-name="ce96" office:value-type="string" calcext:value-type="string">
            <text:p>ヘルプ＞アドオンを無効にして再起動</text:p>
          </table:table-cell>
          <table:table-cell table:style-name="ce96" office:value-type="string" calcext:value-type="string">
            <text:p>helpSafeMode</text:p>
          </table:table-cell>
          <table:table-cell table:style-name="ce96" office:value-type="string" calcext:value-type="string">
            <text:p>-</text:p>
          </table:table-cell>
          <table:table-cell table:style-name="ce96" office:value-type="string" calcext:value-type="string">
            <text:p>#helpSafeMode,</text:p>
            <text:p>.subviewbutton[oncommand^='safeModeRestart']</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05" office:value-type="string" calcext:value-type="string">
            <text:p>false</text:p>
          </table:table-cell>
          <table:table-cell table:style-name="ce108"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96" office:value-type="string" calcext:value-type="string">
            <text:p>MenuShortcut-38</text:p>
          </table:table-cell>
          <table:table-cell table:style-name="ce96" office:value-type="string" calcext:value-type="string">
            <text:p>ヘルプ＞詐欺サイトを報告</text:p>
          </table:table-cell>
          <table:table-cell table:style-name="ce96" office:value-type="string" calcext:value-type="string">
            <text:p>reportPhishingtoolmenu</text:p>
          </table:table-cell>
          <table:table-cell table:style-name="ce96" office:value-type="string" calcext:value-type="string">
            <text:p>-</text:p>
          </table:table-cell>
          <table:table-cell table:style-name="ce96" office:value-type="string" calcext:value-type="string">
            <text:p>#menu_HelpPopup_reportPhishingtoolmenu,</text:p>
            <text:p>.subviewbutton[oncommand*='getReportURL'][oncommand*='Phish']</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05" office:value-type="string" calcext:value-type="string">
            <text:p>false</text:p>
          </table:table-cell>
          <table:table-cell table:style-name="ce108"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96" office:value-type="string" calcext:value-type="string">
            <text:p>MenuShortcut-39</text:p>
          </table:table-cell>
          <table:table-cell table:style-name="ce96" office:value-type="string" calcext:value-type="string">
            <text:p>ヘルプ＞誤警告を報告</text:p>
          </table:table-cell>
          <table:table-cell table:style-name="ce96" office:value-type="string" calcext:value-type="string">
            <text:p>reportPhishingErrortoolmenu</text:p>
          </table:table-cell>
          <table:table-cell table:style-name="ce96" office:value-type="string" calcext:value-type="string">
            <text:p>-</text:p>
          </table:table-cell>
          <table:table-cell table:style-name="ce96" office:value-type="string" calcext:value-type="string">
            <text:p>#menu_HelpPopup_reportPhishingErrortoolmenu</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05" office:value-type="string" calcext:value-type="string">
            <text:p>false</text:p>
          </table:table-cell>
          <table:table-cell table:style-name="ce108"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96" office:value-type="string" calcext:value-type="string">
            <text:p>MenuShortcut-40</text:p>
          </table:table-cell>
          <table:table-cell table:style-name="ce96" office:value-type="string" calcext:value-type="string">
            <text:p>ヘルプ＞Firefoxについて のセパレータ</text:p>
          </table:table-cell>
          <table:table-cell table:style-name="ce96" office:value-type="string" calcext:value-type="string">
            <text:p>aboutSeparator</text:p>
          </table:table-cell>
          <table:table-cell table:style-name="ce96" office:value-type="string" calcext:value-type="string">
            <text:p>-</text:p>
          </table:table-cell>
          <table:table-cell table:style-name="ce96" office:value-type="string" calcext:value-type="string">
            <text:p>#about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05" office:value-type="string" calcext:value-type="string">
            <text:p>false</text:p>
          </table:table-cell>
          <table:table-cell table:style-name="ce108" table:formula="of:=IFERROR(VLOOKUP([.$O44];[$'verify-targets-to-chapters'.$A$1:.$B$999];2;0);IF([.$A44]=&quot;&quot;;&quot;&quot;;&quot;省略&quot;))">
            <text:p/>
          </table:table-cell>
          <table:table-cell table:number-columns-repeated="988"/>
        </table:table-row>
        <table:table-row table:style-name="ro165">
          <table:table-cell table:style-name="ce7"/>
          <table:table-cell table:style-name="ce7" table:formula="of:=IF(AND([.$A45]&lt;&gt;&quot;&quot;;NOT(ISNUMBER(FIND(&quot;廃止&quot;;[.$C45]))));MAX([.$B$1:.$B44])+1;&quot;&quot;)">
            <text:p/>
          </table:table-cell>
          <table:table-cell table:style-name="ce96" office:value-type="string" calcext:value-type="string">
            <text:p>MenuShortcut-41</text:p>
          </table:table-cell>
          <table:table-cell table:style-name="ce96" office:value-type="string" calcext:value-type="string">
            <text:p>編集＞テキストの記述方向を切り替える</text:p>
          </table:table-cell>
          <table:table-cell table:style-name="ce96" office:value-type="string" calcext:value-type="string">
            <text:p>textfieldDirection</text:p>
          </table:table-cell>
          <table:table-cell table:style-name="ce96" office:value-type="string" calcext:value-type="string">
            <text:p>Ctrl-Shift-X</text:p>
          </table:table-cell>
          <table:table-cell table:style-name="ce96" office:value-type="string" calcext:value-type="string">
            <text:p>#textfieldDirection-separator,</text:p>
            <text:p>#textfieldDirection-swap,</text:p>
            <text:p>#key_switchTextDirection,</text:p>
            <text:p>#context-bidi-text-direction-toggle,</text:p>
            <text:p>#context-sep-bidi</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5" office:value-type="string" calcext:value-type="string">
            <text:p>false</text:p>
          </table:table-cell>
          <table:table-cell table:style-name="ce108"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96" office:value-type="string" calcext:value-type="string">
            <text:p>MenuShortcut-42</text:p>
          </table:table-cell>
          <table:table-cell table:style-name="ce96" office:value-type="string" calcext:value-type="string">
            <text:p>表示＞ページの記述方向を切り替える</text:p>
          </table:table-cell>
          <table:table-cell table:style-name="ce96" office:value-type="string" calcext:value-type="string">
            <text:p>documentDirection</text:p>
          </table:table-cell>
          <table:table-cell table:style-name="ce96" office:value-type="string" calcext:value-type="string">
            <text:p>-</text:p>
          </table:table-cell>
          <table:table-cell table:style-name="ce96"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5" office:value-type="string" calcext:value-type="string">
            <text:p>false</text:p>
          </table:table-cell>
          <table:table-cell table:style-name="ce108"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96" office:value-type="string" calcext:value-type="string">
            <text:p>MenuShortcut-43</text:p>
          </table:table-cell>
          <table:table-cell table:style-name="ce96" office:value-type="string" calcext:value-type="string">
            <text:p>履歴＞（メニュー内のセパレータ）</text:p>
          </table:table-cell>
          <table:table-cell table:style-name="ce96" office:value-type="string" calcext:value-type="string">
            <text:p>historySeparator</text:p>
          </table:table-cell>
          <table:table-cell table:style-name="ce96" office:value-type="string" calcext:value-type="string">
            <text:p>-</text:p>
          </table:table-cell>
          <table:table-cell table:style-name="ce96" office:value-type="string" calcext:value-type="string">
            <text:p>#startHistory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05" office:value-type="string" calcext:value-type="string">
            <text:p>false</text:p>
          </table:table-cell>
          <table:table-cell table:style-name="ce108" table:formula="of:=IFERROR(VLOOKUP([.$O47];[$'verify-targets-to-chapters'.$A$1:.$B$999];2;0);IF([.$A47]=&quot;&quot;;&quot;&quot;;&quot;省略&quot;))">
            <text:p/>
          </table:table-cell>
          <table:table-cell table:number-columns-repeated="988"/>
        </table:table-row>
        <table:table-row table:style-name="ro162">
          <table:table-cell table:style-name="ce7"/>
          <table:table-cell table:style-name="ce7" table:formula="of:=IF(AND([.$A48]&lt;&gt;&quot;&quot;;NOT(ISNUMBER(FIND(&quot;廃止&quot;;[.$C48]))));MAX([.$B$1:.$B47])+1;&quot;&quot;)">
            <text:p/>
          </table:table-cell>
          <table:table-cell table:style-name="ce96" office:value-type="string" calcext:value-type="string">
            <text:p>MenuShortcut-44</text:p>
          </table:table-cell>
          <table:table-cell table:style-name="ce96" office:value-type="string" calcext:value-type="string">
            <text:p>ブックマーク＞ブックマークツールバー</text:p>
            <text:p>（およびそれに付随する各項目）</text:p>
          </table:table-cell>
          <table:table-cell table:style-name="ce96" office:value-type="string" calcext:value-type="string">
            <text:p>bookmarksToolbarFolder</text:p>
          </table:table-cell>
          <table:table-cell table:style-name="ce96" office:value-type="string" calcext:value-type="string">
            <text:p>-</text:p>
          </table:table-cell>
          <table:table-cell table:style-name="ce96" office:value-type="string" calcext:value-type="string">
            <text:p>#organizeBookmarksSeparator,</text:p>
            <text:p>#bookmarksToolbarSeparator,</text:p>
            <text:p>#bookmarksToolbarFolderMenu,</text:p>
            <text:p>#panelMenu_viewBookmarksToolbar,</text:p>
            <text:p>#BMB_bookmarksToolbar</text:p>
          </table:table-cell>
          <table:table-cell table:style-name="ce96"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05" office:value-type="string" calcext:value-type="string">
            <text:p>false</text:p>
          </table:table-cell>
          <table:table-cell table:style-name="ce108"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96" office:value-type="string" calcext:value-type="string">
            <text:p>MenuShortcut-45（廃止）</text:p>
          </table:table-cell>
          <table:table-cell table:style-name="ce96" office:value-type="string" calcext:value-type="string">
            <text:p>コンテンツ領域のコンテキストメニュー＞リンクを保存する...</text:p>
          </table:table-cell>
          <table:table-cell table:style-name="ce96" office:value-type="string" calcext:value-type="string">
            <text:p>context-marklink</text:p>
          </table:table-cell>
          <table:table-cell table:style-name="ce96" office:value-type="string" calcext:value-type="string">
            <text:p>Firefox 51で廃止</text:p>
          </table:table-cell>
          <table:table-cell table:style-name="ce96" table:number-columns-repeated="2"/>
          <table:table-cell table:style-name="ce7"/>
          <table:table-cell table:style-name="ce105"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5"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05" office:value-type="string" calcext:value-type="string">
            <text:p>false</text:p>
          </table:table-cell>
          <table:table-cell table:style-name="ce108"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97" office:value-type="string" calcext:value-type="string">
            <text:p>MenuShortcut-46</text:p>
          </table:table-cell>
          <table:table-cell table:style-name="ce97" office:value-type="string" calcext:value-type="string">
            <text:p>コンテンツ領域のコンテキストメニュー＞このリンクを共有</text:p>
          </table:table-cell>
          <table:table-cell table:style-name="ce97" office:value-type="string" calcext:value-type="string">
            <text:p>context-sharelink</text:p>
          </table:table-cell>
          <table:table-cell table:style-name="ce97" office:value-type="string" calcext:value-type="string">
            <text:p>Firefox 57で廃止</text:p>
          </table:table-cell>
          <table:table-cell table:style-name="ce97" office:value-type="string" calcext:value-type="string">
            <text:p>#context-sharelink</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05" office:value-type="string" calcext:value-type="string">
            <text:p>false</text:p>
          </table:table-cell>
          <table:table-cell table:style-name="ce108"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96" office:value-type="string" calcext:value-type="string">
            <text:p>MenuShortcut-47</text:p>
          </table:table-cell>
          <table:table-cell table:style-name="ce96" office:value-type="string" calcext:value-type="string">
            <text:p>コンテンツ領域のコンテキストメニュー＞画像のURLをメールで送信</text:p>
          </table:table-cell>
          <table:table-cell table:style-name="ce96" office:value-type="string" calcext:value-type="string">
            <text:p>context-sendimage</text:p>
          </table:table-cell>
          <table:table-cell table:style-name="ce96" office:value-type="string" calcext:value-type="string">
            <text:p>-</text:p>
          </table:table-cell>
          <table:table-cell table:style-name="ce96" office:value-type="string" calcext:value-type="string">
            <text:p>#context-sendimag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05" office:value-type="string" calcext:value-type="string">
            <text:p>false</text:p>
          </table:table-cell>
          <table:table-cell table:style-name="ce108"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97" office:value-type="string" calcext:value-type="string">
            <text:p>MenuShortcut-48</text:p>
          </table:table-cell>
          <table:table-cell table:style-name="ce97" office:value-type="string" calcext:value-type="string">
            <text:p>コンテンツ領域のコンテキストメニュー＞この画像を共有</text:p>
          </table:table-cell>
          <table:table-cell table:style-name="ce97" office:value-type="string" calcext:value-type="string">
            <text:p>context-shareimage</text:p>
          </table:table-cell>
          <table:table-cell table:style-name="ce97" office:value-type="string" calcext:value-type="string">
            <text:p>Firefox 57で廃止</text:p>
          </table:table-cell>
          <table:table-cell table:style-name="ce97" office:value-type="string" calcext:value-type="string">
            <text:p>#context-shareimage</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05" office:value-type="string" calcext:value-type="string">
            <text:p>false</text:p>
          </table:table-cell>
          <table:table-cell table:style-name="ce108"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96" office:value-type="string" calcext:value-type="string">
            <text:p>MenuShortcut-49</text:p>
          </table:table-cell>
          <table:table-cell table:style-name="ce96" office:value-type="string" calcext:value-type="string">
            <text:p>コンテンツ領域のコンテキストメニュー＞動画のURLをメールで送信</text:p>
          </table:table-cell>
          <table:table-cell table:style-name="ce96" office:value-type="string" calcext:value-type="string">
            <text:p>context-sendvideo</text:p>
          </table:table-cell>
          <table:table-cell table:style-name="ce96" office:value-type="string" calcext:value-type="string">
            <text:p>-</text:p>
          </table:table-cell>
          <table:table-cell table:style-name="ce96" office:value-type="string" calcext:value-type="string">
            <text:p>#context-sendvideo</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05" office:value-type="string" calcext:value-type="string">
            <text:p>false</text:p>
          </table:table-cell>
          <table:table-cell table:style-name="ce108"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97" office:value-type="string" calcext:value-type="string">
            <text:p>MenuShortcut-50</text:p>
          </table:table-cell>
          <table:table-cell table:style-name="ce97" office:value-type="string" calcext:value-type="string">
            <text:p>コンテンツ領域のコンテキストメニュー＞この動画を共有</text:p>
          </table:table-cell>
          <table:table-cell table:style-name="ce97" office:value-type="string" calcext:value-type="string">
            <text:p>context-sharevideo</text:p>
          </table:table-cell>
          <table:table-cell table:style-name="ce97" office:value-type="string" calcext:value-type="string">
            <text:p>Firefox 57で廃止</text:p>
          </table:table-cell>
          <table:table-cell table:style-name="ce97" office:value-type="string" calcext:value-type="string">
            <text:p>#context-sharevideo</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05" office:value-type="string" calcext:value-type="string">
            <text:p>false</text:p>
          </table:table-cell>
          <table:table-cell table:style-name="ce108"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96" office:value-type="string" calcext:value-type="string">
            <text:p>MenuShortcut-51</text:p>
          </table:table-cell>
          <table:table-cell table:style-name="ce96" office:value-type="string" calcext:value-type="string">
            <text:p>コンテンツ領域のコンテキストメニュー＞オーディオのURLをメールで送信</text:p>
          </table:table-cell>
          <table:table-cell table:style-name="ce96" office:value-type="string" calcext:value-type="string">
            <text:p>context-sendaudio</text:p>
          </table:table-cell>
          <table:table-cell table:style-name="ce96" office:value-type="string" calcext:value-type="string">
            <text:p>-</text:p>
          </table:table-cell>
          <table:table-cell table:style-name="ce96" office:value-type="string" calcext:value-type="string">
            <text:p>#context-sendaudio</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05" office:value-type="string" calcext:value-type="string">
            <text:p>false</text:p>
          </table:table-cell>
          <table:table-cell table:style-name="ce108"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97" office:value-type="string" calcext:value-type="string">
            <text:p>MenuShortcut-52</text:p>
          </table:table-cell>
          <table:table-cell table:style-name="ce97" office:value-type="string" calcext:value-type="string">
            <text:p>コンテンツ領域のコンテキストメニュー＞このページを共有</text:p>
          </table:table-cell>
          <table:table-cell table:style-name="ce97" office:value-type="string" calcext:value-type="string">
            <text:p>context-sharepage</text:p>
          </table:table-cell>
          <table:table-cell table:style-name="ce97" office:value-type="string" calcext:value-type="string">
            <text:p>Firefox 57で廃止</text:p>
          </table:table-cell>
          <table:table-cell table:style-name="ce97" office:value-type="string" calcext:value-type="string">
            <text:p>#context-sharepage</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05"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05" office:value-type="string" calcext:value-type="string">
            <text:p>false</text:p>
          </table:table-cell>
          <table:table-cell table:style-name="ce108"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96" office:value-type="string" calcext:value-type="string">
            <text:p>MenuShortcut-53（廃止）</text:p>
          </table:table-cell>
          <table:table-cell table:style-name="ce96" office:value-type="string" calcext:value-type="string">
            <text:p>コンテンツ領域のコンテキストメニュー＞ページを保存する...</text:p>
          </table:table-cell>
          <table:table-cell table:style-name="ce96" office:value-type="string" calcext:value-type="string">
            <text:p>context-markpageMenu</text:p>
          </table:table-cell>
          <table:table-cell table:style-name="ce96" office:value-type="string" calcext:value-type="string">
            <text:p>Firefox 51で廃止</text:p>
          </table:table-cell>
          <table:table-cell table:style-name="ce96" table:number-columns-repeated="2"/>
          <table:table-cell table:style-name="ce7"/>
          <table:table-cell table:style-name="ce105"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5"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8"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97" office:value-type="string" calcext:value-type="string">
            <text:p>MenuShortcut-54</text:p>
          </table:table-cell>
          <table:table-cell table:style-name="ce97" office:value-type="string" calcext:value-type="string">
            <text:p>コンテンツ領域のコンテキストメニュー＞選択範囲を共有</text:p>
          </table:table-cell>
          <table:table-cell table:style-name="ce97" office:value-type="string" calcext:value-type="string">
            <text:p>context-shareselect</text:p>
          </table:table-cell>
          <table:table-cell table:style-name="ce97" office:value-type="string" calcext:value-type="string">
            <text:p>Firefox 57で廃止</text:p>
          </table:table-cell>
          <table:table-cell table:style-name="ce97" office:value-type="string" calcext:value-type="string">
            <text:p>#context-shareselect</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5" office:value-type="string" calcext:value-type="string">
            <text:p>false</text:p>
          </table:table-cell>
          <table:table-cell table:style-name="ce108"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96" office:value-type="string" calcext:value-type="string">
            <text:p>MenuShortcut-55</text:p>
          </table:table-cell>
          <table:table-cell table:style-name="ce96" office:value-type="string" calcext:value-type="string">
            <text:p>コンテンツ領域のコンテキストメニュー＞デスクトップの背景に設定</text:p>
          </table:table-cell>
          <table:table-cell table:style-name="ce96" office:value-type="string" calcext:value-type="string">
            <text:p>context-setDesktopBackground</text:p>
          </table:table-cell>
          <table:table-cell table:style-name="ce96" office:value-type="string" calcext:value-type="string">
            <text:p>-</text:p>
          </table:table-cell>
          <table:table-cell table:style-name="ce96" office:value-type="string" calcext:value-type="string">
            <text:p>#context-setDesktopBackground</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5" office:value-type="string" calcext:value-type="string">
            <text:p>false</text:p>
          </table:table-cell>
          <table:table-cell table:style-name="ce108" table:formula="of:=IFERROR(VLOOKUP([.$O59];[$'verify-targets-to-chapters'.$A$1:.$B$999];2;0);IF([.$A59]=&quot;&quot;;&quot;&quot;;&quot;省略&quot;))">
            <text:p/>
          </table:table-cell>
          <table:table-cell table:number-columns-repeated="988"/>
        </table:table-row>
        <table:table-row table:style-name="ro158">
          <table:table-cell table:style-name="ce7"/>
          <table:table-cell table:style-name="ce7" table:formula="of:=IF(AND([.$A60]&lt;&gt;&quot;&quot;;NOT(ISNUMBER(FIND(&quot;廃止&quot;;[.$C60]))));MAX([.$B$1:.$B59])+1;&quot;&quot;)">
            <text:p/>
          </table:table-cell>
          <table:table-cell table:style-name="ce96" office:value-type="string" calcext:value-type="string">
            <text:p>MenuShortcut-56（廃止）</text:p>
          </table:table-cell>
          <table:table-cell table:style-name="ce96" office:value-type="string" calcext:value-type="string">
            <text:p>コンテンツ領域のコンテキストメニュー＞画像をブロック</text:p>
          </table:table-cell>
          <table:table-cell table:style-name="ce96" office:value-type="string" calcext:value-type="string">
            <text:p>context-blockimage</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05" office:value-type="string" calcext:value-type="string">
            <text:p>false</text:p>
          </table:table-cell>
          <table:table-cell table:style-name="ce108"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96" office:value-type="string" calcext:value-type="string">
            <text:p>MenuShortcut-57</text:p>
          </table:table-cell>
          <table:table-cell table:style-name="ce96" office:value-type="string" calcext:value-type="string">
            <text:p>コンテンツ領域のコンテキストメニュー＞要素を調査</text:p>
          </table:table-cell>
          <table:table-cell table:style-name="ce96" office:value-type="string" calcext:value-type="string">
            <text:p>context-inspect</text:p>
          </table:table-cell>
          <table:table-cell table:style-name="ce96" office:value-type="string" calcext:value-type="string">
            <text:p>-</text:p>
          </table:table-cell>
          <table:table-cell table:style-name="ce96" office:value-type="string" calcext:value-type="string">
            <text:p>#context-inspect,</text:p>
            <text:p>#inspect-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05" office:value-type="string" calcext:value-type="string">
            <text:p>false</text:p>
          </table:table-cell>
          <table:table-cell table:style-name="ce108"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96" office:value-type="string" calcext:value-type="string">
            <text:p>MenuShortcut-58</text:p>
          </table:table-cell>
          <table:table-cell table:style-name="ce96" office:value-type="string" calcext:value-type="string">
            <text:p>ポップアップブロック＞このサイトによるポップアップを許可する</text:p>
          </table:table-cell>
          <table:table-cell table:style-name="ce96" office:value-type="string" calcext:value-type="string">
            <text:p>blockedPopupAllowSite</text:p>
          </table:table-cell>
          <table:table-cell table:style-name="ce96" office:value-type="string" calcext:value-type="string">
            <text:p>-</text:p>
          </table:table-cell>
          <table:table-cell table:style-name="ce96" office:value-type="string" calcext:value-type="string">
            <text:p>#blockedPopupOptions menuitem[observes='blockedPopupAllowSit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5" office:value-type="string" calcext:value-type="string">
            <text:p>false</text:p>
          </table:table-cell>
          <table:table-cell table:style-name="ce108"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96" office:value-type="string" calcext:value-type="string">
            <text:p>MenuShortcut-59</text:p>
          </table:table-cell>
          <table:table-cell table:style-name="ce96" office:value-type="string" calcext:value-type="string">
            <text:p>ポップアップブロック＞ポップアップブロック設定を変更</text:p>
          </table:table-cell>
          <table:table-cell table:style-name="ce96" office:value-type="string" calcext:value-type="string">
            <text:p>blockedPopupEditSettings</text:p>
          </table:table-cell>
          <table:table-cell table:style-name="ce96" office:value-type="string" calcext:value-type="string">
            <text:p>-</text:p>
          </table:table-cell>
          <table:table-cell table:style-name="ce96" office:value-type="string" calcext:value-type="string">
            <text:p>#blockedPopupOptions menuitem[observes='blockedPopupEditSettings']</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5" office:value-type="string" calcext:value-type="string">
            <text:p>false</text:p>
          </table:table-cell>
          <table:table-cell table:style-name="ce108" table:formula="of:=IFERROR(VLOOKUP([.$O63];[$'verify-targets-to-chapters'.$A$1:.$B$999];2;0);IF([.$A63]=&quot;&quot;;&quot;&quot;;&quot;省略&quot;))">
            <text:p/>
          </table:table-cell>
          <table:table-cell table:number-columns-repeated="988"/>
        </table:table-row>
        <table:table-row table:style-name="ro166">
          <table:table-cell table:style-name="ce7"/>
          <table:table-cell table:style-name="ce7" table:formula="of:=IF(AND([.$A64]&lt;&gt;&quot;&quot;;NOT(ISNUMBER(FIND(&quot;廃止&quot;;[.$C64]))));MAX([.$B$1:.$B63])+1;&quot;&quot;)">
            <text:p/>
          </table:table-cell>
          <table:table-cell table:style-name="ce96" office:value-type="string" calcext:value-type="string">
            <text:p>MenuShortcut-60（廃止）</text:p>
          </table:table-cell>
          <table:table-cell table:style-name="ce96" office:value-type="string" calcext:value-type="string">
            <text:p>ポップアップブロック、アドオンのインストール警告、オフラインデータの許可の編集（Cookie以外の権限に関するサイトごとの権限設定）</text:p>
          </table:table-cell>
          <table:table-cell table:style-name="ce96" office:value-type="string" calcext:value-type="string">
            <text:p>permissions</text:p>
          </table:table-cell>
          <table:table-cell table:style-name="ce96" office:value-type="string" calcext:value-type="string">
            <text:p>-</text:p>
          </table:table-cell>
          <table:table-cell table:style-name="ce96" office:value-type="string" calcext:value-type="string">
            <text:p>Hide-4に移動</text:p>
          </table:table-cell>
          <table:table-cell table:style-name="ce96"/>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05" office:value-type="string" calcext:value-type="string">
            <text:p>true</text:p>
          </table:table-cell>
          <table:table-cell table:style-name="ce108"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96" office:value-type="string" calcext:value-type="string">
            <text:p>MenuShortcut-61（廃止）</text:p>
          </table:table-cell>
          <table:table-cell table:style-name="ce96" office:value-type="string" calcext:value-type="string">
            <text:p>キャレットブラウズモード</text:p>
          </table:table-cell>
          <table:table-cell table:style-name="ce96" office:value-type="string" calcext:value-type="string">
            <text:p>caretbrowse</text:p>
          </table:table-cell>
          <table:table-cell table:style-name="ce96" office:value-type="string" calcext:value-type="string">
            <text:p>-</text:p>
          </table:table-cell>
          <table:table-cell table:style-name="ce96" office:value-type="string" calcext:value-type="string">
            <text:p>Ui-2を参照</text:p>
          </table:table-cell>
          <table:table-cell table:style-name="ce96"/>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08"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98" office:value-type="string" calcext:value-type="string">
            <text:p>MenuShortcut-62</text:p>
          </table:table-cell>
          <table:table-cell table:style-name="ce98" office:value-type="string" calcext:value-type="string">
            <text:p>ファイル＞新しいタブ</text:p>
          </table:table-cell>
          <table:table-cell table:style-name="ce96"/>
          <table:table-cell table:style-name="ce96" office:value-type="string" calcext:value-type="string">
            <text:p>Ctrl-T</text:p>
          </table:table-cell>
          <table:table-cell table:style-name="ce96" office:value-type="string" calcext:value-type="string">
            <text:p>#menu_newNavigatorTab,#key_newNavigatorTab</text:p>
          </table:table-cell>
          <table:table-cell table:style-name="ce96"/>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108"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98" office:value-type="string" calcext:value-type="string">
            <text:p>MenuShortcut-63</text:p>
          </table:table-cell>
          <table:table-cell table:style-name="ce98" office:value-type="string" calcext:value-type="string">
            <text:p>コンテンツ領域のコンテキストメニュー＞新しいタブで開く</text:p>
          </table:table-cell>
          <table:table-cell table:style-name="ce96"/>
          <table:table-cell table:style-name="ce96" office:value-type="string" calcext:value-type="string">
            <text:p>-</text:p>
          </table:table-cell>
          <table:table-cell table:style-name="ce96" office:value-type="string" calcext:value-type="string">
            <text:p>#context-openlinkintab</text:p>
          </table:table-cell>
          <table:table-cell table:style-name="ce96"/>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108"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96" office:value-type="string" calcext:value-type="string">
            <text:p>MenuShortcut-64</text:p>
          </table:table-cell>
          <table:table-cell table:style-name="ce96" office:value-type="string" calcext:value-type="string">
            <text:p>ツール＞ウェブ開発＞Service Worker</text:p>
          </table:table-cell>
          <table:table-cell table:style-name="ce96" office:value-type="string" calcext:value-type="string">
            <text:p>devtools_connect</text:p>
          </table:table-cell>
          <table:table-cell table:style-name="ce96" office:value-type="string" calcext:value-type="string">
            <text:p>-</text:p>
          </table:table-cell>
          <table:table-cell table:style-name="ce101" office:value-type="string" calcext:value-type="string">
            <text:p><text:span text:style-name="T38">#menu_devtools_serviceworkers,</text:span></text:p>
            <text:p><text:span text:style-name="T38">.subviewbutton[label='Service Worker'],</text:span></text:p>
            <text:p><text:span text:style-name="T38">.subviewbutton[label='Service Workers']</text:span></text:p>
          </table:table-cell>
          <table:table-cell table:style-name="ce96"/>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40">#menu_devtools_serviceworkers,</text:span></text:p>
            <text:p><text:span text:style-name="T40">.subviewbutton[label='Service Worker'],</text:span></text:p>
            <text:p><text:span text:style-name="T40">.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108" table:formula="of:=IFERROR(VLOOKUP([.$O68];[$'verify-targets-to-chapters'.$A$1:.$B$999];2;0);IF([.$A68]=&quot;&quot;;&quot;&quot;;&quot;省略&quot;))">
            <text:p/>
          </table:table-cell>
          <table:table-cell table:number-columns-repeated="988"/>
        </table:table-row>
        <table:table-row table:style-name="ro152">
          <table:table-cell table:style-name="ce7"/>
          <table:table-cell table:style-name="ce7" table:formula="of:=IF(AND([.$A69]&lt;&gt;&quot;&quot;;NOT(ISNUMBER(FIND(&quot;廃止&quot;;[.$C69]))));MAX([.$B$1:.$B68])+1;&quot;&quot;)">
            <text:p/>
          </table:table-cell>
          <table:table-cell table:style-name="ce96" office:value-type="string" calcext:value-type="string">
            <text:p>MenuShortcut-65</text:p>
          </table:table-cell>
          <table:table-cell table:style-name="ce96" office:value-type="string" calcext:value-type="string">
            <text:p>ツール＞ウェブ開発＞ブラウザーコンテンツツールボックス</text:p>
          </table:table-cell>
          <table:table-cell table:style-name="ce96" office:value-type="string" calcext:value-type="string">
            <text:p>devtools_connect</text:p>
          </table:table-cell>
          <table:table-cell table:style-name="ce96" office:value-type="string" calcext:value-type="string">
            <text:p>-</text:p>
          </table:table-cell>
          <table:table-cell table:style-name="ce101" office:value-type="string" calcext:value-type="string">
            <text:p><text:span text:style-name="T38">#menu_browserContentToolbox,</text:span></text:p>
            <text:p><text:span text:style-name="T38">.subviewbutton[label='ブラウザーコンテンツツールボックス'],</text:span></text:p>
            <text:p><text:span text:style-name="T38">.subviewbutton[label='Browser Content Toolbox']</text:span></text:p>
            <text:p/>
            <text:p><text:span text:style-name="T39">IDは正しいが殺せない</text:span></text:p>
          </table:table-cell>
          <table:table-cell table:style-name="ce101"/>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07" office:value-type="string" calcext:value-type="string">
            <text:p><text:span text:style-name="T38">#menu_browserContentToolbox,</text:span></text:p>
            <text:p><text:span text:style-name="T38">.subviewbutton[label='ブラウザーコンテンツツールボックス'],</text:span></text:p>
            <text:p><text:span text:style-name="T38">.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108" table:formula="of:=IFERROR(VLOOKUP([.$O69];[$'verify-targets-to-chapters'.$A$1:.$B$999];2;0);IF([.$A69]=&quot;&quot;;&quot;&quot;;&quot;省略&quot;))">
            <text:p/>
          </table:table-cell>
          <table:table-cell table:number-columns-repeated="988"/>
        </table:table-row>
        <table:table-row table:style-name="ro153">
          <table:table-cell/>
          <table:table-cell table:formula="of:=IF([.$A70]&lt;&gt;&quot;&quot;;MAX([.$B$1:.$B69])+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71]&lt;&gt;&quot;&quot;;MAX([.$B$1:.$B70])+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72]&lt;&gt;&quot;&quot;;MAX([.$B$1:.$B71])+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73]&lt;&gt;&quot;&quot;;MAX([.$B$1:.$B72])+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74]&lt;&gt;&quot;&quot;;MAX([.$B$1:.$B73])+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75]&lt;&gt;&quot;&quot;;MAX([.$B$1:.$B74])+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76]&lt;&gt;&quot;&quot;;MAX([.$B$1:.$B75])+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77]&lt;&gt;&quot;&quot;;MAX([.$B$1:.$B76])+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78]&lt;&gt;&quot;&quot;;MAX([.$B$1:.$B77])+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79]&lt;&gt;&quot;&quot;;MAX([.$B$1:.$B78])+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80]&lt;&gt;&quot;&quot;;MAX([.$B$1:.$B79])+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81]&lt;&gt;&quot;&quot;;MAX([.$B$1:.$B80])+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82]&lt;&gt;&quot;&quot;;MAX([.$B$1:.$B81])+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83]&lt;&gt;&quot;&quot;;MAX([.$B$1:.$B82])+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84]&lt;&gt;&quot;&quot;;MAX([.$B$1:.$B83])+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85]&lt;&gt;&quot;&quot;;MAX([.$B$1:.$B84])+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86]&lt;&gt;&quot;&quot;;MAX([.$B$1:.$B85])+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87]&lt;&gt;&quot;&quot;;MAX([.$B$1:.$B86])+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88]&lt;&gt;&quot;&quot;;MAX([.$B$1:.$B87])+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89]&lt;&gt;&quot;&quot;;MAX([.$B$1:.$B88])+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90]&lt;&gt;&quot;&quot;;MAX([.$B$1:.$B89])+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91]&lt;&gt;&quot;&quot;;MAX([.$B$1:.$B90])+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92]&lt;&gt;&quot;&quot;;MAX([.$B$1:.$B91])+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93]&lt;&gt;&quot;&quot;;MAX([.$B$1:.$B92])+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94]&lt;&gt;&quot;&quot;;MAX([.$B$1:.$B93])+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95]&lt;&gt;&quot;&quot;;MAX([.$B$1:.$B94])+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96]&lt;&gt;&quot;&quot;;MAX([.$B$1:.$B95])+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97]&lt;&gt;&quot;&quot;;MAX([.$B$1:.$B96])+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98]&lt;&gt;&quot;&quot;;MAX([.$B$1:.$B97])+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99]&lt;&gt;&quot;&quot;;MAX([.$B$1:.$B98])+1;&quot;&quot;)">
            <text:p/>
          </table:table-cell>
          <table:table-cell table:style-name="ce99" table:number-columns-repeated="6"/>
          <table:table-cell table:number-columns-repeated="27"/>
          <table:table-cell table:style-name="ce109"/>
          <table:table-cell table:number-columns-repeated="988"/>
        </table:table-row>
        <table:table-row table:style-name="ro153">
          <table:table-cell/>
          <table:table-cell table:formula="of:=IF([.$A100]&lt;&gt;&quot;&quot;;MAX([.$B$1:.$B99])+1;&quot;&quot;)">
            <text:p/>
          </table:table-cell>
          <table:table-cell table:style-name="ce99" table:number-columns-repeated="6"/>
          <table:table-cell table:number-columns-repeated="27"/>
          <table:table-cell table:style-name="ce109"/>
          <table:table-cell table:number-columns-repeated="988"/>
        </table:table-row>
        <table:table-row table:style-name="ro153" table:number-rows-repeated="899">
          <table:table-cell table:number-columns-repeated="2"/>
          <table:table-cell table:style-name="ce99" table:number-columns-repeated="6"/>
          <table:table-cell table:number-columns-repeated="27"/>
          <table:table-cell table:style-name="ce109"/>
          <table:table-cell table:number-columns-repeated="988"/>
        </table:table-row>
        <table:table-row table:style-name="ro153" table:number-rows-repeated="1047576">
          <table:table-cell table:number-columns-repeated="1024"/>
        </table:table-row>
        <table:table-row table:style-name="ro153">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12"/>
        <table:table-column table:style-name="co18" table:number-columns-repeated="2" table:default-cell-style-name="ce112"/>
        <table:table-column table:style-name="co36" table:default-cell-style-name="ce112"/>
        <table:table-column table:style-name="co37" table:default-cell-style-name="ce112"/>
        <table:table-column table:style-name="co38" table:default-cell-style-name="ce121"/>
        <table:table-column table:style-name="co39" table:default-cell-style-name="ce112"/>
        <table:table-column table:style-name="co38" table:default-cell-style-name="ce121"/>
        <table:table-column table:style-name="co39" table:visibility="collapse" table:default-cell-style-name="ce112"/>
        <table:table-column table:style-name="co38" table:visibility="collapse" table:default-cell-style-name="ce121"/>
        <table:table-column table:style-name="co39" table:visibility="collapse" table:default-cell-style-name="ce112"/>
        <table:table-column table:style-name="co40" table:visibility="collapse" table:default-cell-style-name="ce121"/>
        <table:table-column table:style-name="co41" table:visibility="collapse" table:number-columns-repeated="2" table:default-cell-style-name="ce112"/>
        <table:table-column table:style-name="co18" table:number-columns-repeated="1010" table:default-cell-style-name="ce112"/>
        <table:table-row table:style-name="ro167">
          <table:table-cell table:style-name="ce110" office:value-type="string" calcext:value-type="string">
            <text:p>選択</text:p>
          </table:table-cell>
          <table:table-cell table:style-name="ce113" office:value-type="string" calcext:value-type="string">
            <text:p>検証対象インデックス</text:p>
          </table:table-cell>
          <table:table-cell table:style-name="ce110" office:value-type="string" calcext:value-type="string">
            <text:p>設定項目番号</text:p>
          </table:table-cell>
          <table:table-cell table:style-name="ce110" office:value-type="string" calcext:value-type="string">
            <text:p>非表示にする対象</text:p>
          </table:table-cell>
          <table:table-cell table:style-name="ce110" office:value-type="string" calcext:value-type="string">
            <text:p>設定方法</text:p>
          </table:table-cell>
          <table:table-cell table:style-name="ce110" office:value-type="string" calcext:value-type="string">
            <text:p>設定内容（Firefox 60）</text:p>
          </table:table-cell>
          <table:table-cell table:style-name="ce110" office:value-type="string" calcext:value-type="string">
            <text:p>Firefox 52→60での変更</text:p>
          </table:table-cell>
          <table:table-cell table:style-name="ce110" office:value-type="string" calcext:value-type="string">
            <text:p>設定内容（Firefox 52）</text:p>
          </table:table-cell>
          <table:table-cell table:style-name="ce110" office:value-type="string" calcext:value-type="string">
            <text:p>Firefox 45→52での変更</text:p>
          </table:table-cell>
          <table:table-cell table:style-name="ce110" office:value-type="string" calcext:value-type="string">
            <text:p>設定内容（Firefox 45）</text:p>
          </table:table-cell>
          <table:table-cell table:style-name="ce110" office:value-type="string" calcext:value-type="string">
            <text:p>Firefox 38→45での変更</text:p>
          </table:table-cell>
          <table:table-cell table:style-name="ce110" office:value-type="string" calcext:value-type="string">
            <text:p>設定内容（Firefox 38）</text:p>
          </table:table-cell>
          <table:table-cell table:style-name="ce110" office:value-type="string" calcext:value-type="string">
            <text:p>設定内容（Firefox 31）</text:p>
          </table:table-cell>
          <table:table-cell table:style-name="ce110" office:value-type="string" calcext:value-type="string">
            <text:p>設定内容（Firefox 24）</text:p>
          </table:table-cell>
          <table:table-cell table:style-name="ce110" office:value-type="string" calcext:value-type="string">
            <text:p>検証手順書対応番号</text:p>
          </table:table-cell>
          <table:table-cell table:style-name="ce114" table:number-columns-repeated="1009"/>
        </table:table-row>
        <table:table-row table:style-name="ro83">
          <table:table-cell table:style-name="ce110" table:number-columns-repeated="2"/>
          <table:table-cell table:style-name="ce115" office:value-type="string" calcext:value-type="string">
            <text:p>Hide-1</text:p>
          </table:table-cell>
          <table:table-cell table:style-name="ce115" office:value-type="string" calcext:value-type="string">
            <text:p>設定画面の「セキュリティ」パネル</text:p>
          </table:table-cell>
          <table:table-cell table:style-name="ce115" office:value-type="string" calcext:value-type="string">
            <text:p>1. アドオン「globalChrome.css」互換スクリプトを導入する</text:p>
            <text:p>2. globalChrome.cssで設定を反映する</text:p>
            <text:p/>
          </table:table-cell>
          <table:table-cell table:style-name="ce115" office:value-type="string" calcext:value-type="string">
            <text:p><text:span text:style-name="T19">「globalChrome.css」互換スクリプト:</text:span></text:p>
            <text:p><text:span text:style-name="T19">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10" table:formula="of:=IF([.F2]=&quot;&quot;;&quot;?&quot;;IF([.F2]=[.H2];&quot;&quot;;IF([.H2]=&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table:formula="of:=IF([.H2]=&quot;&quot;;&quot;?&quot;;IF([.H2]=[.J2];&quot;&quot;;IF([.J2]=&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table:formula="of:=IF([.J2]=&quot;&quot;;&quot;?&quot;;IF([.J2]=[.L2];&quot;&quot;;&quot;○&quot;))">
            <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lockPref("extensions.hideoptionpane@clear-code.com.browser.paneSecurity.enabled", false);</text:p>
          </table:table-cell>
          <table:table-cell table:style-name="ce124" table:formula="of:=IFERROR(VLOOKUP([.$J2];[$'verify-targets-to-chapters'.$A$1:.$B$999];2;0);IF([.$A2]=&quot;&quot;;&quot;&quot;;&quot;省略&quot;))">
            <text:p/>
          </table:table-cell>
          <table:table-cell table:style-name="ce114" table:number-columns-repeated="1009"/>
        </table:table-row>
        <table:table-row table:style-name="ro168">
          <table:table-cell table:style-name="ce110"/>
          <table:table-cell table:style-name="ce110" table:formula="of:=IF(AND([.$A3]&lt;&gt;&quot;&quot;;NOT(ISNUMBER(FIND(&quot;廃止&quot;;[.$C3]))));MAX([.$B$1:.$B2])+1;&quot;&quot;)">
            <text:p/>
          </table:table-cell>
          <table:table-cell table:style-name="ce115" office:value-type="string" calcext:value-type="string">
            <text:p>Hide-2</text:p>
          </table:table-cell>
          <table:table-cell table:style-name="ce115" office:value-type="string" calcext:value-type="string">
            <text:p>設定画面の「Sync」パネル、サイドバーの「同期タブ」</text:p>
          </table:table-cell>
          <table:table-cell table:style-name="ce115"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8"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10" table:formula="of:=IF([.F3]=&quot;&quot;;&quot;?&quot;;IF([.F3]=[.H3];&quot;&quot;;IF([.H3]=&quot;&quot;;&quot;新規&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H3]=&quot;&quot;;&quot;?&quot;;IF([.H3]=[.J3];&quot;&quot;;IF([.J3]=&quot;&quot;;&quot;新規&quot;;&quot;変更あり&quot;)))">
            <text:p/>
          </table:table-cell>
          <table:table-cell table:style-name="ce110" office:value-type="string" calcext:value-type="string">
            <text:p>-</text:p>
          </table:table-cell>
          <table:table-cell table:style-name="ce110" table:formula="of:=IF([.J3]=&quot;&quot;;&quot;?&quot;;IF([.J3]=[.L3];&quot;&quot;;&quot;○&quot;))">
            <text:p/>
          </table:table-cell>
          <table:table-cell table:style-name="ce110" office:value-type="string" calcext:value-type="string">
            <text:p>-</text:p>
          </table:table-cell>
          <table:table-cell table:style-name="ce110" office:value-type="string" calcext:value-type="string">
            <text:p>変更無し</text:p>
          </table:table-cell>
          <table:table-cell table:style-name="ce110" office:value-type="string" calcext:value-type="string">
            <text:p>-</text:p>
          </table:table-cell>
          <table:table-cell table:style-name="ce124" table:formula="of:=IFERROR(VLOOKUP([.$J3];[$'verify-targets-to-chapters'.$A$1:.$B$999];2;0);IF([.$A3]=&quot;&quot;;&quot;&quot;;&quot;省略&quot;))">
            <text:p/>
          </table:table-cell>
          <table:table-cell table:style-name="ce114" table:number-columns-repeated="1009"/>
        </table:table-row>
        <table:table-row table:style-name="ro169">
          <table:table-cell table:style-name="ce110"/>
          <table:table-cell table:style-name="ce110" table:formula="of:=IF(AND([.$A4]&lt;&gt;&quot;&quot;;NOT(ISNUMBER(FIND(&quot;廃止&quot;;[.$C4]))));MAX([.$B$1:.$B3])+1;&quot;&quot;)">
            <text:p/>
          </table:table-cell>
          <table:table-cell table:style-name="ce115" office:value-type="string" calcext:value-type="string">
            <text:p>Hide-3</text:p>
          </table:table-cell>
          <table:table-cell table:style-name="ce115" office:value-type="string" calcext:value-type="string">
            <text:p>設定画面の「ヘルプ」ボタン</text:p>
          </table:table-cell>
          <table:table-cell table:style-name="ce115" office:value-type="string" calcext:value-type="string">
            <text:p>1. アドオン「globalChrome.css」互換スクリプトを導入する</text:p>
            <text:p>2. globalChrome.cssで設定を反映する</text:p>
            <text:p/>
          </table:table-cell>
          <table:table-cell table:style-name="ce11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F4]=&quot;&quot;;&quot;?&quot;;IF([.F4]=[.H4];&quot;&quot;;IF([.H4]=&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H4]=&quot;&quot;;&quot;?&quot;;IF([.H4]=[.J4];&quot;&quot;;IF([.J4]=&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J4]=&quot;&quot;;&quot;?&quot;;IF([.J4]=[.L4];&quot;&quot;;&quot;○&quot;))" office:value-type="string" office:string-value="○" calcext:value-type="string">
            <text:p>○</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4" table:formula="of:=IFERROR(VLOOKUP([.$J4];[$'verify-targets-to-chapters'.$A$1:.$B$999];2;0);IF([.$A4]=&quot;&quot;;&quot;&quot;;&quot;省略&quot;))">
            <text:p/>
          </table:table-cell>
          <table:table-cell table:style-name="ce114" table:number-columns-repeated="1009"/>
        </table:table-row>
        <table:table-row table:style-name="ro170">
          <table:table-cell table:style-name="ce110"/>
          <table:table-cell table:style-name="ce110" table:formula="of:=IF(AND([.$A5]&lt;&gt;&quot;&quot;;NOT(ISNUMBER(FIND(&quot;廃止&quot;;[.$C5]))));MAX([.$B$1:.$B4])+1;&quot;&quot;)">
            <text:p/>
          </table:table-cell>
          <table:table-cell table:style-name="ce115" office:value-type="string" calcext:value-type="string">
            <text:p>Hide-4</text:p>
          </table:table-cell>
          <table:table-cell table:style-name="ce115" office:value-type="string" calcext:value-type="string">
            <text:p>ポップアップブロック、アドオンのインストール警告、オフラインデータの許可の編集（Cookie以外の権限に関するサイトごとの権限設定）</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10" table:formula="of:=IF([.F5]=&quot;&quot;;&quot;?&quot;;IF([.F5]=[.H5];&quot;&quot;;IF([.H5]=&quot;&quot;;&quot;新規&quot;;&quot;変更あり&quot;)))" office:value-type="string" office:string-value="変更あり" calcext:value-type="string">
            <text:p>変更あり</text:p>
          </table:table-cell>
          <table:table-cell table:style-name="ce11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table:formula="of:=IF([.H5]=&quot;&quot;;&quot;?&quot;;IF([.H5]=[.J5];&quot;&quot;;IF([.J5]=&quot;&quot;;&quot;新規&quot;;&quot;変更あり&quot;)))" office:value-type="string" office:string-value="変更あり" calcext:value-type="string">
            <text:p>変更あり</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table:formula="of:=IF([.J5]=&quot;&quot;;&quot;?&quot;;IF([.J5]=[.L5];&quot;&quot;;&quot;○&quot;))">
            <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4" table:formula="of:=IFERROR(VLOOKUP([.$J5];[$'verify-targets-to-chapters'.$A$1:.$B$999];2;0);IF([.$A5]=&quot;&quot;;&quot;&quot;;&quot;省略&quot;))">
            <text:p/>
          </table:table-cell>
          <table:table-cell table:style-name="ce114" table:number-columns-repeated="1009"/>
        </table:table-row>
        <table:table-row table:style-name="ro171">
          <table:table-cell table:style-name="ce110"/>
          <table:table-cell table:style-name="ce110" table:formula="of:=IF(AND([.$A6]&lt;&gt;&quot;&quot;;NOT(ISNUMBER(FIND(&quot;廃止&quot;;[.$C6]))));MAX([.$B$1:.$B5])+1;&quot;&quot;)">
            <text:p/>
          </table:table-cell>
          <table:table-cell table:style-name="ce115" office:value-type="string" calcext:value-type="string">
            <text:p>Hide-5（廃止）</text:p>
          </table:table-cell>
          <table:table-cell table:style-name="ce115" office:value-type="string" calcext:value-type="string">
            <text:p>サイト別設定マネージャにおける、Cookie以外の権限に関する設定項目</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Firefox 45で廃止</text:p>
          </table:table-cell>
          <table:table-cell table:style-name="ce110" table:formula="of:=IF([.F6]=&quot;&quot;;&quot;?&quot;;IF([.F6]=[.H6];&quot;&quot;;IF([.H6]=&quot;&quot;;&quot;新規&quot;;&quot;変更あり&quot;)))">
            <text:p/>
          </table:table-cell>
          <table:table-cell table:style-name="ce110" office:value-type="string" calcext:value-type="string">
            <text:p>Firefox 45で廃止</text:p>
          </table:table-cell>
          <table:table-cell table:style-name="ce110" table:formula="of:=IF([.H6]=&quot;&quot;;&quot;?&quot;;IF([.H6]=[.J6];&quot;&quot;;IF([.J6]=&quot;&quot;;&quot;新規&quot;;&quot;変更あり&quot;)))" office:value-type="string" office:string-value="変更あり" calcext:value-type="string">
            <text:p>変更あり</text:p>
          </table:table-cell>
          <table:table-cell table:style-name="ce110" office:value-type="string" calcext:value-type="string">
            <text:p>Firefox 45では機能が削除されたため不要</text:p>
          </table:table-cell>
          <table:table-cell table:style-name="ce110" table:formula="of:=IF([.J6]=&quot;&quot;;&quot;?&quot;;IF([.J6]=[.L6];&quot;&quot;;&quot;○&quot;))" office:value-type="string" office:string-value="○" calcext:value-type="string">
            <text:p>○</text:p>
          </table:table-cell>
          <table:table-cell table:style-name="ce11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0" office:value-type="string" calcext:value-type="string">
            <text:p>-</text:p>
          </table:table-cell>
          <table:table-cell table:style-name="ce124" table:formula="of:=IFERROR(VLOOKUP([.$J6];[$'verify-targets-to-chapters'.$A$1:.$B$999];2;0);IF([.$A6]=&quot;&quot;;&quot;&quot;;&quot;省略&quot;))">
            <text:p/>
          </table:table-cell>
          <table:table-cell table:style-name="ce114" table:number-columns-repeated="1009"/>
        </table:table-row>
        <table:table-row table:style-name="ro172">
          <table:table-cell table:style-name="ce110"/>
          <table:table-cell table:style-name="ce110" table:formula="of:=IF(AND([.$A7]&lt;&gt;&quot;&quot;;NOT(ISNUMBER(FIND(&quot;廃止&quot;;[.$C7]))));MAX([.$B$1:.$B6])+1;&quot;&quot;)">
            <text:p/>
          </table:table-cell>
          <table:table-cell table:style-name="ce115" office:value-type="string" calcext:value-type="string">
            <text:p>Hide-6</text:p>
          </table:table-cell>
          <table:table-cell table:style-name="ce115" office:value-type="string" calcext:value-type="string">
            <text:p>新しいタブを開くボタン</text:p>
          </table:table-cell>
          <table:table-cell table:style-name="ce115" office:value-type="string" calcext:value-type="string">
            <text:p>1. アドオン「globalChrome.css」互換スクリプトを導入する</text:p>
            <text:p>2. globalChrome.cssで設定を反映する</text:p>
            <text:p/>
            <text:p><text:span text:style-name="T19">・.tabs-new-tab-buttonがタブ右に配置される「＋」ボタンが非表示になってればOK</text:span></text:p>
            <text:p><text:span text:style-name="T19">・#new-tab-buttonはタブを大量に開いて横スクロールするような状態にしないと現れない「＋」ボタンが非表示になっていればOK</text:span></text:p>
            <text:p/>
          </table:table-cell>
          <table:table-cell table:style-name="ce11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F7]=&quot;&quot;;&quot;?&quot;;IF([.F7]=[.H7];&quot;&quot;;IF([.H7]=&quot;&quot;;&quot;新規&quot;;&quot;変更あり&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H7]=&quot;&quot;;&quot;?&quot;;IF([.H7]=[.J7];&quot;&quot;;IF([.J7]=&quot;&quot;;&quot;新規&quot;;&quot;変更あり&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J7]=&quot;&quot;;&quot;?&quot;;IF([.J7]=[.L7];&quot;&quot;;&quot;○&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number-columns-repeated="2"/>
          <table:table-cell table:style-name="ce124" table:formula="of:=IFERROR(VLOOKUP([.$J7];[$'verify-targets-to-chapters'.$A$1:.$B$999];2;0);IF([.$A7]=&quot;&quot;;&quot;&quot;;&quot;省略&quot;))">
            <text:p/>
          </table:table-cell>
          <table:table-cell table:style-name="ce114" table:number-columns-repeated="1009"/>
        </table:table-row>
        <table:table-row table:style-name="ro140">
          <table:table-cell table:style-name="ce110"/>
          <table:table-cell table:style-name="ce110" table:formula="of:=IF(AND([.$A8]&lt;&gt;&quot;&quot;;NOT(ISNUMBER(FIND(&quot;廃止&quot;;[.$C8]))));MAX([.$B$1:.$B7])+1;&quot;&quot;)">
            <text:p/>
          </table:table-cell>
          <table:table-cell table:style-name="ce115" office:value-type="string" calcext:value-type="string">
            <text:p>Hide-7</text:p>
          </table:table-cell>
          <table:table-cell table:style-name="ce115" office:value-type="string" calcext:value-type="string">
            <text:p>設定画面内の「タブグループ」グループにおける「新しいウィンドウではなく新しいタブで開く」</text:p>
          </table:table-cell>
          <table:table-cell table:style-name="ce115" office:value-type="string" calcext:value-type="string">
            <text:p>1. アドオン「globalChrome.css」互換スクリプトを導入する</text:p>
            <text:p>2. globalChrome.cssで設定を反映する</text:p>
            <text:p/>
            <text:p><text:span text:style-name="T19">・「設定」-「一般」-「タブグループ」の「新しいウィンドウではなく新しいタブで開く」チェックボックスが非表示になっていればOK</text:span></text:p>
            <text:p/>
          </table:table-cell>
          <table:table-cell table:style-name="ce11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F8]=&quot;&quot;;&quot;?&quot;;IF([.F8]=[.H8];&quot;&quot;;IF([.H8]=&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H8]=&quot;&quot;;&quot;?&quot;;IF([.H8]=[.J8];&quot;&quot;;IF([.J8]=&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J8]=&quot;&quot;;&quot;?&quot;;IF([.J8]=[.L8];&quot;&quot;;&quot;○&quot;))">
            <text:p/>
          </table:table-cell>
          <table:table-cell table:style-name="ce11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number-columns-repeated="2"/>
          <table:table-cell table:style-name="ce124" table:formula="of:=IFERROR(VLOOKUP([.$J8];[$'verify-targets-to-chapters'.$A$1:.$B$999];2;0);IF([.$A8]=&quot;&quot;;&quot;&quot;;&quot;省略&quot;))">
            <text:p/>
          </table:table-cell>
          <table:table-cell table:style-name="ce114" table:number-columns-repeated="1009"/>
        </table:table-row>
        <table:table-row table:style-name="ro115">
          <table:table-cell table:style-name="ce110" table:number-columns-repeated="2"/>
          <table:table-cell table:style-name="ce115" office:value-type="string" calcext:value-type="string">
            <text:p>Hide-8（廃止）</text:p>
          </table:table-cell>
          <table:table-cell table:style-name="ce115" office:value-type="string" calcext:value-type="string">
            <text:p>コンテンツ領域のコンテキストメニューおける「デスクトップの背景に設定」</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MenuShortcut-55に統合</text:p>
          </table:table-cell>
          <table:table-cell table:style-name="ce110" table:formula="of:=IF([.F9]=&quot;&quot;;&quot;?&quot;;IF([.F9]=[.H9];&quot;&quot;;IF([.H9]=&quot;&quot;;&quot;新規&quot;;&quot;変更あり&quot;)))">
            <text:p/>
          </table:table-cell>
          <table:table-cell table:style-name="ce110" office:value-type="string" calcext:value-type="string">
            <text:p>MenuShortcut-55に統合</text:p>
          </table:table-cell>
          <table:table-cell table:style-name="ce110" table:formula="of:=IF([.H9]=&quot;&quot;;&quot;?&quot;;IF([.H9]=[.J9];&quot;&quot;;IF([.J9]=&quot;&quot;;&quot;新規&quot;;&quot;変更あり&quot;)))">
            <text:p/>
          </table:table-cell>
          <table:table-cell table:style-name="ce110" office:value-type="string" calcext:value-type="string">
            <text:p>MenuShortcut-55に統合</text:p>
          </table:table-cell>
          <table:table-cell table:style-name="ce110" table:formula="of:=IF([.J9]=&quot;&quot;;&quot;?&quot;;IF([.J9]=[.L9];&quot;&quot;;&quot;○&quot;))" office:value-type="string" office:string-value="○" calcext:value-type="string">
            <text:p>○</text:p>
          </table:table-cell>
          <table:table-cell table:style-name="ce11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10" table:number-columns-repeated="2"/>
          <table:table-cell table:style-name="ce124" table:formula="of:=IFERROR(VLOOKUP([.$J9];[$'verify-targets-to-chapters'.$A$1:.$B$999];2;0);IF([.$A9]=&quot;&quot;;&quot;&quot;;&quot;省略&quot;))">
            <text:p/>
          </table:table-cell>
          <table:table-cell table:style-name="ce114" table:number-columns-repeated="1009"/>
        </table:table-row>
        <table:table-row table:style-name="ro173">
          <table:table-cell table:style-name="ce111"/>
          <table:table-cell table:style-name="ce110" table:formula="of:=IF(AND([.$A10]&lt;&gt;&quot;&quot;;NOT(ISNUMBER(FIND(&quot;廃止&quot;;[.$C10]))));MAX([.$B$1:.$B9])+1;&quot;&quot;)">
            <text:p/>
          </table:table-cell>
          <table:table-cell table:style-name="ce115" office:value-type="string" calcext:value-type="string">
            <text:p>Hide-9</text:p>
          </table:table-cell>
          <table:table-cell table:style-name="ce117" office:value-type="string" calcext:value-type="string">
            <text:p>設定画面の「ダウンロード」グループ</text:p>
          </table:table-cell>
          <table:table-cell table:style-name="ce117" office:value-type="string" calcext:value-type="string">
            <text:p>1. アドオン「globalChrome.css」互換スクリプトを導入する</text:p>
            <text:p>2. globalChrome.cssで設定を反映する</text:p>
            <text:p/>
            <text:p><text:span text:style-name="T19">・「設定」-「一般」-「ファイルとプログラム」のダウンロード設定項目が非表示になっていればOK</text:span></text:p>
            <text:p/>
          </table:table-cell>
          <table:table-cell table:style-name="ce11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F10]=&quot;&quot;;&quot;?&quot;;IF([.F10]=[.H10];&quot;&quot;;IF([.H10]=&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H10]=&quot;&quot;;&quot;?&quot;;IF([.H10]=[.J10];&quot;&quot;;IF([.J10]=&quot;&quot;;&quot;新規&quot;;&quot;変更あり&quot;)))" office:value-type="string" office:string-value="変更あり" calcext:value-type="string">
            <text:p>変更あり</text:p>
          </table:table-cell>
          <table:table-cell table:style-name="ce1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J10]=&quot;&quot;;&quot;?&quot;;IF([.J10]=[.L10];&quot;&quot;;&quot;○&quot;))">
            <text:p/>
          </table:table-cell>
          <table:table-cell table:style-name="ce12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number-columns-repeated="2"/>
          <table:table-cell table:style-name="ce124" table:formula="of:=IFERROR(VLOOKUP([.$J10];[$'verify-targets-to-chapters'.$A$1:.$B$999];2;0);IF([.$A10]=&quot;&quot;;&quot;&quot;;&quot;省略&quot;))">
            <text:p/>
          </table:table-cell>
          <table:table-cell table:number-columns-repeated="1009"/>
        </table:table-row>
        <table:table-row table:style-name="ro174">
          <table:table-cell table:style-name="ce111"/>
          <table:table-cell table:style-name="ce110" table:formula="of:=IF(AND([.$A11]&lt;&gt;&quot;&quot;;NOT(ISNUMBER(FIND(&quot;廃止&quot;;[.$C11]))));MAX([.$B$1:.$B10])+1;&quot;&quot;)">
            <text:p/>
          </table:table-cell>
          <table:table-cell table:style-name="ce115" office:value-type="string" calcext:value-type="string">
            <text:p>Hide-10</text:p>
          </table:table-cell>
          <table:table-cell table:style-name="ce115" office:value-type="string" calcext:value-type="string">
            <text:p>ロケーションバーのズーム率表示</text:p>
          </table:table-cell>
          <table:table-cell table:style-name="ce117" office:value-type="string" calcext:value-type="string">
            <text:p>1. アドオン「globalChrome.css」互換スクリプトを導入する</text:p>
            <text:p>2. globalChrome.cssで設定を反映する</text:p>
            <text:p/>
            <text:p><text:span text:style-name="T41">・Ctrl+「-」やCtrl+Shift+「+」で表示されるズーム表示が非表示になっていればOK</text:span></text:p>
            <text:p/>
            <text:p/>
          </table:table-cell>
          <table:table-cell table:style-name="ce11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0" table:formula="of:=IF([.F11]=&quot;&quot;;&quot;?&quot;;IF([.F11]=[.H11];&quot;&quot;;IF([.H11]=&quot;&quot;;&quot;新規&quot;;&quot;変更あり&quot;)))">
            <text:p/>
          </table:table-cell>
          <table:table-cell table:style-name="ce122"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0" table:formula="of:=IF([.H11]=&quot;&quot;;&quot;?&quot;;IF([.H11]=[.J11];&quot;&quot;;IF([.J11]=&quot;&quot;;&quot;新規&quot;;&quot;変更あり&quot;)))" office:value-type="string" office:string-value="新規" calcext:value-type="string">
            <text:p>新規</text:p>
          </table:table-cell>
          <table:table-cell table:style-name="ce123"/>
          <table:table-cell table:style-name="ce111"/>
          <table:table-cell table:style-name="ce123"/>
          <table:table-cell table:style-name="ce111" table:number-columns-repeated="2"/>
          <table:table-cell table:style-name="ce124" table:formula="of:=IFERROR(VLOOKUP([.$J11];[$'verify-targets-to-chapters'.$A$1:.$B$999];2;0);IF([.$A11]=&quot;&quot;;&quot;&quot;;&quot;省略&quot;))">
            <text:p/>
          </table:table-cell>
          <table:table-cell table:number-columns-repeated="1009"/>
        </table:table-row>
        <table:table-row table:style-name="ro175">
          <table:table-cell table:style-name="ce111"/>
          <table:table-cell table:style-name="ce110" table:formula="of:=IF(AND([.$A12]&lt;&gt;&quot;&quot;;NOT(ISNUMBER(FIND(&quot;廃止&quot;;[.$C12]))));MAX([.$B$1:.$B11])+1;&quot;&quot;)">
            <text:p/>
          </table:table-cell>
          <table:table-cell table:style-name="ce115" office:value-type="string" calcext:value-type="string">
            <text:p>Hide-11</text:p>
          </table:table-cell>
          <table:table-cell table:style-name="ce115" office:value-type="string" calcext:value-type="string">
            <text:p>プラグインの実行許可確認における「常に実行を許可する」ボタン</text:p>
          </table:table-cell>
          <table:table-cell table:style-name="ce117"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19"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10" table:formula="of:=IF([.F12]=&quot;&quot;;&quot;?&quot;;IF([.F12]=[.H12];&quot;&quot;;IF([.H12]=&quot;&quot;;&quot;新規&quot;;&quot;変更あり&quot;)))" office:value-type="string" office:string-value="変更あり" calcext:value-type="string">
            <text:p>変更あり</text:p>
          </table:table-cell>
          <table:table-cell table:style-name="ce122"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10" table:formula="of:=IF([.H12]=&quot;&quot;;&quot;?&quot;;IF([.H12]=[.J12];&quot;&quot;;IF([.J12]=&quot;&quot;;&quot;新規&quot;;&quot;変更あり&quot;)))" office:value-type="string" office:string-value="新規" calcext:value-type="string">
            <text:p>新規</text:p>
          </table:table-cell>
          <table:table-cell table:style-name="ce123"/>
          <table:table-cell table:style-name="ce111"/>
          <table:table-cell table:style-name="ce123"/>
          <table:table-cell table:style-name="ce111" table:number-columns-repeated="2"/>
          <table:table-cell table:style-name="ce124" table:formula="of:=IFERROR(VLOOKUP([.$J12];[$'verify-targets-to-chapters'.$A$1:.$B$999];2;0);IF([.$A12]=&quot;&quot;;&quot;&quot;;&quot;省略&quot;))">
            <text:p/>
          </table:table-cell>
          <table:table-cell table:number-columns-repeated="1009"/>
        </table:table-row>
        <table:table-row table:style-name="ro176">
          <table:table-cell table:style-name="ce111"/>
          <table:table-cell table:style-name="ce110" table:formula="of:=IF(AND([.$A13]&lt;&gt;&quot;&quot;;NOT(ISNUMBER(FIND(&quot;廃止&quot;;[.$C13]))));MAX([.$B$1:.$B12])+1;&quot;&quot;)">
            <text:p/>
          </table:table-cell>
          <table:table-cell table:style-name="ce115" office:value-type="string" calcext:value-type="string">
            <text:p>Hide-12</text:p>
          </table:table-cell>
          <table:table-cell table:style-name="ce115" office:value-type="string" calcext:value-type="string">
            <text:p>設定画面の「一般」の「Ctrl+Tabで最近使用した順にタブを切り替える」</text:p>
          </table:table-cell>
          <table:table-cell table:style-name="ce117" office:value-type="string" calcext:value-type="string">
            <text:p>1. アドオン「globalChrome.css」互換スクリプトを導入する</text:p>
            <text:p>2. globalChrome.cssで設定を反映する</text:p>
            <text:p/>
            <text:p><text:span text:style-name="T19">・「設定」-「一般」-「タブグループ」の「Ctrl+Tabで最近使用した順にタブを切り替える」チェックボックスが非表示になっていればOK</text:span></text:p>
            <text:p/>
          </table:table-cell>
          <table:table-cell table:style-name="ce1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10" table:formula="of:=IF([.F13]=&quot;&quot;;&quot;?&quot;;IF([.F13]=[.H13];&quot;&quot;;IF([.H13]=&quot;&quot;;&quot;新規&quot;;&quot;変更あり&quot;)))">
            <text:p/>
          </table:table-cell>
          <table:table-cell table:style-name="ce12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10" table:formula="of:=IF([.H13]=&quot;&quot;;&quot;?&quot;;IF([.H13]=[.J13];&quot;&quot;;IF([.J13]=&quot;&quot;;&quot;新規&quot;;&quot;変更あり&quot;)))" office:value-type="string" office:string-value="新規" calcext:value-type="string">
            <text:p>新規</text:p>
          </table:table-cell>
          <table:table-cell table:number-columns-repeated="5"/>
          <table:table-cell table:style-name="ce124" table:formula="of:=IFERROR(VLOOKUP([.$J13];[$'verify-targets-to-chapters'.$A$1:.$B$999];2;0);IF([.$A13]=&quot;&quot;;&quot;&quot;;&quot;省略&quot;))">
            <text:p/>
          </table:table-cell>
          <table:table-cell table:number-columns-repeated="1009"/>
        </table:table-row>
        <table:table-row table:style-name="ro145">
          <table:table-cell table:style-name="ce111"/>
          <table:table-cell table:style-name="ce114" table:formula="of:=IF([.$A14]&lt;&gt;&quot;&quot;;MAX([.$B$1:.$B13])+1;&quot;&quot;)">
            <text:p/>
          </table:table-cell>
          <table:table-cell table:style-name="ce115" office:value-type="string" calcext:value-type="string">
            <text:p>Hide-13</text:p>
          </table:table-cell>
          <table:table-cell table:style-name="ce115" office:value-type="string" calcext:value-type="string">
            <text:p>タブモーダルダイアログが開かれている間の背景の暗転の禁止</text:p>
          </table:table-cell>
          <table:table-cell table:style-name="ce117"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0" table:formula="of:=IF([.F14]=&quot;&quot;;&quot;?&quot;;IF([.F14]=[.H14];&quot;&quot;;IF([.H14]=&quot;&quot;;&quot;新規&quot;;&quot;変更あり&quot;)))">
            <text:p/>
          </table:table-cell>
          <table:table-cell table:style-name="ce122"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0" table:formula="of:=IF([.H14]=&quot;&quot;;&quot;?&quot;;IF([.H14]=[.J14];&quot;&quot;;IF([.J14]=&quot;&quot;;&quot;新規&quot;;&quot;変更あり&quot;)))" office:value-type="string" office:string-value="新規" calcext:value-type="string">
            <text:p>新規</text:p>
          </table:table-cell>
          <table:table-cell table:number-columns-repeated="5"/>
          <table:table-cell table:style-name="ce124" table:formula="of:=IFERROR(VLOOKUP([.$J14];[$'verify-targets-to-chapters'.$A$1:.$B$999];2;0);IF([.$A14]=&quot;&quot;;&quot;&quot;;&quot;省略&quot;))">
            <text:p/>
          </table:table-cell>
          <table:table-cell table:number-columns-repeated="1009"/>
        </table:table-row>
        <table:table-row table:style-name="ro153">
          <table:table-cell/>
          <table:table-cell table:style-name="ce114" table:formula="of:=IF([.$A15]&lt;&gt;&quot;&quot;;MAX([.$B$1:.$B1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16]&lt;&gt;&quot;&quot;;MAX([.$B$1:.$B1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17]&lt;&gt;&quot;&quot;;MAX([.$B$1:.$B1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18]&lt;&gt;&quot;&quot;;MAX([.$B$1:.$B1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19]&lt;&gt;&quot;&quot;;MAX([.$B$1:.$B1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0]&lt;&gt;&quot;&quot;;MAX([.$B$1:.$B1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1]&lt;&gt;&quot;&quot;;MAX([.$B$1:.$B2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2]&lt;&gt;&quot;&quot;;MAX([.$B$1:.$B2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3]&lt;&gt;&quot;&quot;;MAX([.$B$1:.$B2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4]&lt;&gt;&quot;&quot;;MAX([.$B$1:.$B2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5]&lt;&gt;&quot;&quot;;MAX([.$B$1:.$B2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6]&lt;&gt;&quot;&quot;;MAX([.$B$1:.$B2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7]&lt;&gt;&quot;&quot;;MAX([.$B$1:.$B2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8]&lt;&gt;&quot;&quot;;MAX([.$B$1:.$B2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29]&lt;&gt;&quot;&quot;;MAX([.$B$1:.$B2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0]&lt;&gt;&quot;&quot;;MAX([.$B$1:.$B2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1]&lt;&gt;&quot;&quot;;MAX([.$B$1:.$B3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2]&lt;&gt;&quot;&quot;;MAX([.$B$1:.$B3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3]&lt;&gt;&quot;&quot;;MAX([.$B$1:.$B3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4]&lt;&gt;&quot;&quot;;MAX([.$B$1:.$B3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5]&lt;&gt;&quot;&quot;;MAX([.$B$1:.$B3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6]&lt;&gt;&quot;&quot;;MAX([.$B$1:.$B3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7]&lt;&gt;&quot;&quot;;MAX([.$B$1:.$B3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8]&lt;&gt;&quot;&quot;;MAX([.$B$1:.$B3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39]&lt;&gt;&quot;&quot;;MAX([.$B$1:.$B3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0]&lt;&gt;&quot;&quot;;MAX([.$B$1:.$B3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1]&lt;&gt;&quot;&quot;;MAX([.$B$1:.$B4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2]&lt;&gt;&quot;&quot;;MAX([.$B$1:.$B4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3]&lt;&gt;&quot;&quot;;MAX([.$B$1:.$B4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4]&lt;&gt;&quot;&quot;;MAX([.$B$1:.$B4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5]&lt;&gt;&quot;&quot;;MAX([.$B$1:.$B4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6]&lt;&gt;&quot;&quot;;MAX([.$B$1:.$B4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7]&lt;&gt;&quot;&quot;;MAX([.$B$1:.$B4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8]&lt;&gt;&quot;&quot;;MAX([.$B$1:.$B4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49]&lt;&gt;&quot;&quot;;MAX([.$B$1:.$B4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0]&lt;&gt;&quot;&quot;;MAX([.$B$1:.$B4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1]&lt;&gt;&quot;&quot;;MAX([.$B$1:.$B5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2]&lt;&gt;&quot;&quot;;MAX([.$B$1:.$B5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3]&lt;&gt;&quot;&quot;;MAX([.$B$1:.$B5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4]&lt;&gt;&quot;&quot;;MAX([.$B$1:.$B5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5]&lt;&gt;&quot;&quot;;MAX([.$B$1:.$B5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6]&lt;&gt;&quot;&quot;;MAX([.$B$1:.$B5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7]&lt;&gt;&quot;&quot;;MAX([.$B$1:.$B5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8]&lt;&gt;&quot;&quot;;MAX([.$B$1:.$B5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59]&lt;&gt;&quot;&quot;;MAX([.$B$1:.$B5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0]&lt;&gt;&quot;&quot;;MAX([.$B$1:.$B5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1]&lt;&gt;&quot;&quot;;MAX([.$B$1:.$B6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2]&lt;&gt;&quot;&quot;;MAX([.$B$1:.$B6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3]&lt;&gt;&quot;&quot;;MAX([.$B$1:.$B6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4]&lt;&gt;&quot;&quot;;MAX([.$B$1:.$B6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5]&lt;&gt;&quot;&quot;;MAX([.$B$1:.$B6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6]&lt;&gt;&quot;&quot;;MAX([.$B$1:.$B6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7]&lt;&gt;&quot;&quot;;MAX([.$B$1:.$B6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8]&lt;&gt;&quot;&quot;;MAX([.$B$1:.$B6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69]&lt;&gt;&quot;&quot;;MAX([.$B$1:.$B6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0]&lt;&gt;&quot;&quot;;MAX([.$B$1:.$B6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1]&lt;&gt;&quot;&quot;;MAX([.$B$1:.$B7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2]&lt;&gt;&quot;&quot;;MAX([.$B$1:.$B7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3]&lt;&gt;&quot;&quot;;MAX([.$B$1:.$B7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4]&lt;&gt;&quot;&quot;;MAX([.$B$1:.$B7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5]&lt;&gt;&quot;&quot;;MAX([.$B$1:.$B7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6]&lt;&gt;&quot;&quot;;MAX([.$B$1:.$B7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7]&lt;&gt;&quot;&quot;;MAX([.$B$1:.$B7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8]&lt;&gt;&quot;&quot;;MAX([.$B$1:.$B7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79]&lt;&gt;&quot;&quot;;MAX([.$B$1:.$B7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0]&lt;&gt;&quot;&quot;;MAX([.$B$1:.$B7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1]&lt;&gt;&quot;&quot;;MAX([.$B$1:.$B8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2]&lt;&gt;&quot;&quot;;MAX([.$B$1:.$B8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3]&lt;&gt;&quot;&quot;;MAX([.$B$1:.$B8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4]&lt;&gt;&quot;&quot;;MAX([.$B$1:.$B8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5]&lt;&gt;&quot;&quot;;MAX([.$B$1:.$B8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6]&lt;&gt;&quot;&quot;;MAX([.$B$1:.$B8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7]&lt;&gt;&quot;&quot;;MAX([.$B$1:.$B8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8]&lt;&gt;&quot;&quot;;MAX([.$B$1:.$B8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89]&lt;&gt;&quot;&quot;;MAX([.$B$1:.$B8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0]&lt;&gt;&quot;&quot;;MAX([.$B$1:.$B8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1]&lt;&gt;&quot;&quot;;MAX([.$B$1:.$B9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2]&lt;&gt;&quot;&quot;;MAX([.$B$1:.$B9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3]&lt;&gt;&quot;&quot;;MAX([.$B$1:.$B9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4]&lt;&gt;&quot;&quot;;MAX([.$B$1:.$B9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5]&lt;&gt;&quot;&quot;;MAX([.$B$1:.$B9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6]&lt;&gt;&quot;&quot;;MAX([.$B$1:.$B9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7]&lt;&gt;&quot;&quot;;MAX([.$B$1:.$B9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8]&lt;&gt;&quot;&quot;;MAX([.$B$1:.$B9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table-cell/>
          <table:table-cell table:style-name="ce114" table:formula="of:=IF([.$A99]&lt;&gt;&quot;&quot;;MAX([.$B$1:.$B9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3" table:number-rows-repeated="900">
          <table:table-cell table:number-columns-repeated="2"/>
          <table:table-cell table:style-name="ce116" table:number-columns-repeated="3"/>
          <table:table-cell table:style-name="ce120"/>
          <table:table-cell table:number-columns-repeated="8"/>
          <table:table-cell table:style-name="ce125"/>
          <table:table-cell table:number-columns-repeated="1009"/>
        </table:table-row>
        <table:table-row table:style-name="ro153" table:number-rows-repeated="1047576">
          <table:table-cell table:number-columns-repeated="1024"/>
        </table:table-row>
        <table:table-row table:style-name="ro15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53">
          <table:table-cell table:formula="of:=IFERROR(VLOOKUP(ROW();['customization-items'.$B$1:'customization-items'.$C$1038];COLUMN(['customization-items'.$C$1])-COLUMN(['customization-items'.$B$1])+1;0);&quot;&quot;)" office:value-type="string" office:string-value="Install-1-1" calcext:value-type="string">
            <text:p>Install-1-1</text:p>
          </table:table-cell>
        </table:table-row>
        <table:table-row table:style-name="ro153">
          <table:table-cell table:formula="of:=IFERROR(VLOOKUP(ROW();['customization-items'.$B$1:'customization-items'.$C$1038];COLUMN(['customization-items'.$C$1])-COLUMN(['customization-items'.$B$1])+1;0);&quot;&quot;)" office:value-type="string" office:string-value="Install-1-2" calcext:value-type="string">
            <text:p>Install-1-2</text:p>
          </table:table-cell>
        </table:table-row>
        <table:table-row table:style-name="ro153">
          <table:table-cell table:formula="of:=IFERROR(VLOOKUP(ROW();['customization-items'.$B$1:'customization-items'.$C$1038];COLUMN(['customization-items'.$C$1])-COLUMN(['customization-items'.$B$1])+1;0);&quot;&quot;)" office:value-type="string" office:string-value="Install-2-1" calcext:value-type="string">
            <text:p>Install-2-1</text:p>
          </table:table-cell>
        </table:table-row>
        <table:table-row table:style-name="ro153">
          <table:table-cell table:formula="of:=IFERROR(VLOOKUP(ROW();['customization-items'.$B$1:'customization-items'.$C$1038];COLUMN(['customization-items'.$C$1])-COLUMN(['customization-items'.$B$1])+1;0);&quot;&quot;)" office:value-type="string" office:string-value="Install-2-2" calcext:value-type="string">
            <text:p>Install-2-2</text:p>
          </table:table-cell>
        </table:table-row>
        <table:table-row table:style-name="ro153">
          <table:table-cell table:formula="of:=IFERROR(VLOOKUP(ROW();['customization-items'.$B$1:'customization-items'.$C$1038];COLUMN(['customization-items'.$C$1])-COLUMN(['customization-items'.$B$1])+1;0);&quot;&quot;)" office:value-type="string" office:string-value="Install-3-1" calcext:value-type="string">
            <text:p>Install-3-1</text:p>
          </table:table-cell>
        </table:table-row>
        <table:table-row table:style-name="ro153">
          <table:table-cell table:formula="of:=IFERROR(VLOOKUP(ROW();['customization-items'.$B$1:'customization-items'.$C$1038];COLUMN(['customization-items'.$C$1])-COLUMN(['customization-items'.$B$1])+1;0);&quot;&quot;)" office:value-type="string" office:string-value="Install-3-2" calcext:value-type="string">
            <text:p>Install-3-2</text:p>
          </table:table-cell>
        </table:table-row>
        <table:table-row table:style-name="ro153">
          <table:table-cell table:formula="of:=IFERROR(VLOOKUP(ROW();['customization-items'.$B$1:'customization-items'.$C$1038];COLUMN(['customization-items'.$C$1])-COLUMN(['customization-items'.$B$1])+1;0);&quot;&quot;)" office:value-type="string" office:string-value="Install-3-3" calcext:value-type="string">
            <text:p>Install-3-3</text:p>
          </table:table-cell>
        </table:table-row>
        <table:table-row table:style-name="ro153">
          <table:table-cell table:formula="of:=IFERROR(VLOOKUP(ROW();['customization-items'.$B$1:'customization-items'.$C$1038];COLUMN(['customization-items'.$C$1])-COLUMN(['customization-items'.$B$1])+1;0);&quot;&quot;)" office:value-type="string" office:string-value="Install-4-1" calcext:value-type="string">
            <text:p>Install-4-1</text:p>
          </table:table-cell>
        </table:table-row>
        <table:table-row table:style-name="ro153">
          <table:table-cell table:formula="of:=IFERROR(VLOOKUP(ROW();['customization-items'.$B$1:'customization-items'.$C$1038];COLUMN(['customization-items'.$C$1])-COLUMN(['customization-items'.$B$1])+1;0);&quot;&quot;)" office:value-type="string" office:string-value="Install-4-2" calcext:value-type="string">
            <text:p>Install-4-2</text:p>
          </table:table-cell>
        </table:table-row>
        <table:table-row table:style-name="ro153">
          <table:table-cell table:formula="of:=IFERROR(VLOOKUP(ROW();['customization-items'.$B$1:'customization-items'.$C$1038];COLUMN(['customization-items'.$C$1])-COLUMN(['customization-items'.$B$1])+1;0);&quot;&quot;)" office:value-type="string" office:string-value="Install-5-1" calcext:value-type="string">
            <text:p>Install-5-1</text:p>
          </table:table-cell>
        </table:table-row>
        <table:table-row table:style-name="ro153">
          <table:table-cell table:formula="of:=IFERROR(VLOOKUP(ROW();['customization-items'.$B$1:'customization-items'.$C$1038];COLUMN(['customization-items'.$C$1])-COLUMN(['customization-items'.$B$1])+1;0);&quot;&quot;)" office:value-type="string" office:string-value="Install-5-2" calcext:value-type="string">
            <text:p>Install-5-2</text:p>
          </table:table-cell>
        </table:table-row>
        <table:table-row table:style-name="ro153">
          <table:table-cell table:formula="of:=IFERROR(VLOOKUP(ROW();['customization-items'.$B$1:'customization-items'.$C$1038];COLUMN(['customization-items'.$C$1])-COLUMN(['customization-items'.$B$1])+1;0);&quot;&quot;)" office:value-type="string" office:string-value="Install-6-1" calcext:value-type="string">
            <text:p>Install-6-1</text:p>
          </table:table-cell>
        </table:table-row>
        <table:table-row table:style-name="ro153">
          <table:table-cell table:formula="of:=IFERROR(VLOOKUP(ROW();['customization-items'.$B$1:'customization-items'.$C$1038];COLUMN(['customization-items'.$C$1])-COLUMN(['customization-items'.$B$1])+1;0);&quot;&quot;)" office:value-type="string" office:string-value="Install-6-2" calcext:value-type="string">
            <text:p>Install-6-2</text:p>
          </table:table-cell>
        </table:table-row>
        <table:table-row table:style-name="ro153">
          <table:table-cell table:formula="of:=IFERROR(VLOOKUP(ROW();['customization-items'.$B$1:'customization-items'.$C$1038];COLUMN(['customization-items'.$C$1])-COLUMN(['customization-items'.$B$1])+1;0);&quot;&quot;)" office:value-type="string" office:string-value="Install-7-1" calcext:value-type="string">
            <text:p>Install-7-1</text:p>
          </table:table-cell>
        </table:table-row>
        <table:table-row table:style-name="ro153">
          <table:table-cell table:formula="of:=IFERROR(VLOOKUP(ROW();['customization-items'.$B$1:'customization-items'.$C$1038];COLUMN(['customization-items'.$C$1])-COLUMN(['customization-items'.$B$1])+1;0);&quot;&quot;)" office:value-type="string" office:string-value="Install-7-2" calcext:value-type="string">
            <text:p>Install-7-2</text:p>
          </table:table-cell>
        </table:table-row>
        <table:table-row table:style-name="ro153">
          <table:table-cell table:formula="of:=IFERROR(VLOOKUP(ROW();['customization-items'.$B$1:'customization-items'.$C$1038];COLUMN(['customization-items'.$C$1])-COLUMN(['customization-items'.$B$1])+1;0);&quot;&quot;)" office:value-type="string" office:string-value="Install-8-1" calcext:value-type="string">
            <text:p>Install-8-1</text:p>
          </table:table-cell>
        </table:table-row>
        <table:table-row table:style-name="ro153">
          <table:table-cell table:formula="of:=IFERROR(VLOOKUP(ROW();['customization-items'.$B$1:'customization-items'.$C$1038];COLUMN(['customization-items'.$C$1])-COLUMN(['customization-items'.$B$1])+1;0);&quot;&quot;)" office:value-type="string" office:string-value="Install-8-2" calcext:value-type="string">
            <text:p>Install-8-2</text:p>
          </table:table-cell>
        </table:table-row>
        <table:table-row table:style-name="ro153">
          <table:table-cell table:formula="of:=IFERROR(VLOOKUP(ROW();['customization-items'.$B$1:'customization-items'.$C$1038];COLUMN(['customization-items'.$C$1])-COLUMN(['customization-items'.$B$1])+1;0);&quot;&quot;)" office:value-type="string" office:string-value="Install-9-1" calcext:value-type="string">
            <text:p>Install-9-1</text:p>
          </table:table-cell>
        </table:table-row>
        <table:table-row table:style-name="ro153">
          <table:table-cell table:formula="of:=IFERROR(VLOOKUP(ROW();['customization-items'.$B$1:'customization-items'.$C$1038];COLUMN(['customization-items'.$C$1])-COLUMN(['customization-items'.$B$1])+1;0);&quot;&quot;)" office:value-type="string" office:string-value="Install-9-2" calcext:value-type="string">
            <text:p>Install-9-2</text:p>
          </table:table-cell>
        </table:table-row>
        <table:table-row table:style-name="ro153">
          <table:table-cell table:formula="of:=IFERROR(VLOOKUP(ROW();['customization-items'.$B$1:'customization-items'.$C$1038];COLUMN(['customization-items'.$C$1])-COLUMN(['customization-items'.$B$1])+1;0);&quot;&quot;)" office:value-type="string" office:string-value="Install-10-1" calcext:value-type="string">
            <text:p>Install-10-1</text:p>
          </table:table-cell>
        </table:table-row>
        <table:table-row table:style-name="ro153">
          <table:table-cell table:formula="of:=IFERROR(VLOOKUP(ROW();['customization-items'.$B$1:'customization-items'.$C$1038];COLUMN(['customization-items'.$C$1])-COLUMN(['customization-items'.$B$1])+1;0);&quot;&quot;)" office:value-type="string" office:string-value="Install-10-2" calcext:value-type="string">
            <text:p>Install-10-2</text:p>
          </table:table-cell>
        </table:table-row>
        <table:table-row table:style-name="ro153">
          <table:table-cell table:formula="of:=IFERROR(VLOOKUP(ROW();['customization-items'.$B$1:'customization-items'.$C$1038];COLUMN(['customization-items'.$C$1])-COLUMN(['customization-items'.$B$1])+1;0);&quot;&quot;)" office:value-type="string" office:string-value="Install-10-3" calcext:value-type="string">
            <text:p>Install-10-3</text:p>
          </table:table-cell>
        </table:table-row>
        <table:table-row table:style-name="ro153">
          <table:table-cell table:formula="of:=IFERROR(VLOOKUP(ROW();['customization-items'.$B$1:'customization-items'.$C$1038];COLUMN(['customization-items'.$C$1])-COLUMN(['customization-items'.$B$1])+1;0);&quot;&quot;)" office:value-type="string" office:string-value="Install-11-1" calcext:value-type="string">
            <text:p>Install-11-1</text:p>
          </table:table-cell>
        </table:table-row>
        <table:table-row table:style-name="ro153">
          <table:table-cell table:formula="of:=IFERROR(VLOOKUP(ROW();['customization-items'.$B$1:'customization-items'.$C$1038];COLUMN(['customization-items'.$C$1])-COLUMN(['customization-items'.$B$1])+1;0);&quot;&quot;)" office:value-type="string" office:string-value="Install-11-2" calcext:value-type="string">
            <text:p>Install-11-2</text:p>
          </table:table-cell>
        </table:table-row>
        <table:table-row table:style-name="ro153">
          <table:table-cell table:formula="of:=IFERROR(VLOOKUP(ROW();['customization-items'.$B$1:'customization-items'.$C$1038];COLUMN(['customization-items'.$C$1])-COLUMN(['customization-items'.$B$1])+1;0);&quot;&quot;)" office:value-type="string" office:string-value="Application-1-1" calcext:value-type="string">
            <text:p>Application-1-1</text:p>
          </table:table-cell>
        </table:table-row>
        <table:table-row table:style-name="ro153">
          <table:table-cell table:formula="of:=IFERROR(VLOOKUP(ROW();['customization-items'.$B$1:'customization-items'.$C$1038];COLUMN(['customization-items'.$C$1])-COLUMN(['customization-items'.$B$1])+1;0);&quot;&quot;)" office:value-type="string" office:string-value="Application-1-2" calcext:value-type="string">
            <text:p>Application-1-2</text:p>
          </table:table-cell>
        </table:table-row>
        <table:table-row table:style-name="ro153">
          <table:table-cell table:formula="of:=IFERROR(VLOOKUP(ROW();['customization-items'.$B$1:'customization-items'.$C$1038];COLUMN(['customization-items'.$C$1])-COLUMN(['customization-items'.$B$1])+1;0);&quot;&quot;)" office:value-type="string" office:string-value="Application-1-3" calcext:value-type="string">
            <text:p>Application-1-3</text:p>
          </table:table-cell>
        </table:table-row>
        <table:table-row table:style-name="ro153">
          <table:table-cell table:formula="of:=IFERROR(VLOOKUP(ROW();['customization-items'.$B$1:'customization-items'.$C$1038];COLUMN(['customization-items'.$C$1])-COLUMN(['customization-items'.$B$1])+1;0);&quot;&quot;)" office:value-type="string" office:string-value="Application-2-1" calcext:value-type="string">
            <text:p>Application-2-1</text:p>
          </table:table-cell>
        </table:table-row>
        <table:table-row table:style-name="ro153">
          <table:table-cell table:formula="of:=IFERROR(VLOOKUP(ROW();['customization-items'.$B$1:'customization-items'.$C$1038];COLUMN(['customization-items'.$C$1])-COLUMN(['customization-items'.$B$1])+1;0);&quot;&quot;)" office:value-type="string" office:string-value="Application-2-2" calcext:value-type="string">
            <text:p>Application-2-2</text:p>
          </table:table-cell>
        </table:table-row>
        <table:table-row table:style-name="ro153">
          <table:table-cell table:formula="of:=IFERROR(VLOOKUP(ROW();['customization-items'.$B$1:'customization-items'.$C$1038];COLUMN(['customization-items'.$C$1])-COLUMN(['customization-items'.$B$1])+1;0);&quot;&quot;)" office:value-type="string" office:string-value="Application-2-3" calcext:value-type="string">
            <text:p>Application-2-3</text:p>
          </table:table-cell>
        </table:table-row>
        <table:table-row table:style-name="ro153">
          <table:table-cell table:formula="of:=IFERROR(VLOOKUP(ROW();['customization-items'.$B$1:'customization-items'.$C$1038];COLUMN(['customization-items'.$C$1])-COLUMN(['customization-items'.$B$1])+1;0);&quot;&quot;)" office:value-type="string" office:string-value="Application-3-1" calcext:value-type="string">
            <text:p>Application-3-1</text:p>
          </table:table-cell>
        </table:table-row>
        <table:table-row table:style-name="ro153">
          <table:table-cell table:formula="of:=IFERROR(VLOOKUP(ROW();['customization-items'.$B$1:'customization-items'.$C$1038];COLUMN(['customization-items'.$C$1])-COLUMN(['customization-items'.$B$1])+1;0);&quot;&quot;)" office:value-type="string" office:string-value="Application-3-2" calcext:value-type="string">
            <text:p>Application-3-2</text:p>
          </table:table-cell>
        </table:table-row>
        <table:table-row table:style-name="ro153">
          <table:table-cell table:formula="of:=IFERROR(VLOOKUP(ROW();['customization-items'.$B$1:'customization-items'.$C$1038];COLUMN(['customization-items'.$C$1])-COLUMN(['customization-items'.$B$1])+1;0);&quot;&quot;)" office:value-type="string" office:string-value="Application-4-1" calcext:value-type="string">
            <text:p>Application-4-1</text:p>
          </table:table-cell>
        </table:table-row>
        <table:table-row table:style-name="ro153">
          <table:table-cell table:formula="of:=IFERROR(VLOOKUP(ROW();['customization-items'.$B$1:'customization-items'.$C$1038];COLUMN(['customization-items'.$C$1])-COLUMN(['customization-items'.$B$1])+1;0);&quot;&quot;)" office:value-type="string" office:string-value="Application-4-2" calcext:value-type="string">
            <text:p>Application-4-2</text:p>
          </table:table-cell>
        </table:table-row>
        <table:table-row table:style-name="ro153">
          <table:table-cell table:formula="of:=IFERROR(VLOOKUP(ROW();['customization-items'.$B$1:'customization-items'.$C$1038];COLUMN(['customization-items'.$C$1])-COLUMN(['customization-items'.$B$1])+1;0);&quot;&quot;)" office:value-type="string" office:string-value="Application-5-1" calcext:value-type="string">
            <text:p>Application-5-1</text:p>
          </table:table-cell>
        </table:table-row>
        <table:table-row table:style-name="ro153">
          <table:table-cell table:formula="of:=IFERROR(VLOOKUP(ROW();['customization-items'.$B$1:'customization-items'.$C$1038];COLUMN(['customization-items'.$C$1])-COLUMN(['customization-items'.$B$1])+1;0);&quot;&quot;)" office:value-type="string" office:string-value="Application-5-2" calcext:value-type="string">
            <text:p>Application-5-2</text:p>
          </table:table-cell>
        </table:table-row>
        <table:table-row table:style-name="ro153">
          <table:table-cell table:formula="of:=IFERROR(VLOOKUP(ROW();['customization-items'.$B$1:'customization-items'.$C$1038];COLUMN(['customization-items'.$C$1])-COLUMN(['customization-items'.$B$1])+1;0);&quot;&quot;)" office:value-type="string" office:string-value="Application-6-1" calcext:value-type="string">
            <text:p>Application-6-1</text:p>
          </table:table-cell>
        </table:table-row>
        <table:table-row table:style-name="ro153">
          <table:table-cell table:formula="of:=IFERROR(VLOOKUP(ROW();['customization-items'.$B$1:'customization-items'.$C$1038];COLUMN(['customization-items'.$C$1])-COLUMN(['customization-items'.$B$1])+1;0);&quot;&quot;)" office:value-type="string" office:string-value="Application-6-2" calcext:value-type="string">
            <text:p>Application-6-2</text:p>
          </table:table-cell>
        </table:table-row>
        <table:table-row table:style-name="ro153">
          <table:table-cell table:formula="of:=IFERROR(VLOOKUP(ROW();['customization-items'.$B$1:'customization-items'.$C$1038];COLUMN(['customization-items'.$C$1])-COLUMN(['customization-items'.$B$1])+1;0);&quot;&quot;)" office:value-type="string" office:string-value="Application-7-1" calcext:value-type="string">
            <text:p>Application-7-1</text:p>
          </table:table-cell>
        </table:table-row>
        <table:table-row table:style-name="ro153">
          <table:table-cell table:formula="of:=IFERROR(VLOOKUP(ROW();['customization-items'.$B$1:'customization-items'.$C$1038];COLUMN(['customization-items'.$C$1])-COLUMN(['customization-items'.$B$1])+1;0);&quot;&quot;)" office:value-type="string" office:string-value="Application-7-2" calcext:value-type="string">
            <text:p>Application-7-2</text:p>
          </table:table-cell>
        </table:table-row>
        <table:table-row table:style-name="ro153">
          <table:table-cell table:formula="of:=IFERROR(VLOOKUP(ROW();['customization-items'.$B$1:'customization-items'.$C$1038];COLUMN(['customization-items'.$C$1])-COLUMN(['customization-items'.$B$1])+1;0);&quot;&quot;)" office:value-type="string" office:string-value="Application-7-3" calcext:value-type="string">
            <text:p>Application-7-3</text:p>
          </table:table-cell>
        </table:table-row>
        <table:table-row table:style-name="ro153">
          <table:table-cell table:formula="of:=IFERROR(VLOOKUP(ROW();['customization-items'.$B$1:'customization-items'.$C$1038];COLUMN(['customization-items'.$C$1])-COLUMN(['customization-items'.$B$1])+1;0);&quot;&quot;)" office:value-type="string" office:string-value="Admin-1-1" calcext:value-type="string">
            <text:p>Admin-1-1</text:p>
          </table:table-cell>
        </table:table-row>
        <table:table-row table:style-name="ro153">
          <table:table-cell table:formula="of:=IFERROR(VLOOKUP(ROW();['customization-items'.$B$1:'customization-items'.$C$1038];COLUMN(['customization-items'.$C$1])-COLUMN(['customization-items'.$B$1])+1;0);&quot;&quot;)" office:value-type="string" office:string-value="Admin-1-2" calcext:value-type="string">
            <text:p>Admin-1-2</text:p>
          </table:table-cell>
        </table:table-row>
        <table:table-row table:style-name="ro153">
          <table:table-cell table:formula="of:=IFERROR(VLOOKUP(ROW();['customization-items'.$B$1:'customization-items'.$C$1038];COLUMN(['customization-items'.$C$1])-COLUMN(['customization-items'.$B$1])+1;0);&quot;&quot;)" office:value-type="string" office:string-value="Admin-1-3" calcext:value-type="string">
            <text:p>Admin-1-3</text:p>
          </table:table-cell>
        </table:table-row>
        <table:table-row table:style-name="ro153">
          <table:table-cell table:formula="of:=IFERROR(VLOOKUP(ROW();['customization-items'.$B$1:'customization-items'.$C$1038];COLUMN(['customization-items'.$C$1])-COLUMN(['customization-items'.$B$1])+1;0);&quot;&quot;)" office:value-type="string" office:string-value="Admin-2-1" calcext:value-type="string">
            <text:p>Admin-2-1</text:p>
          </table:table-cell>
        </table:table-row>
        <table:table-row table:style-name="ro153">
          <table:table-cell table:formula="of:=IFERROR(VLOOKUP(ROW();['customization-items'.$B$1:'customization-items'.$C$1038];COLUMN(['customization-items'.$C$1])-COLUMN(['customization-items'.$B$1])+1;0);&quot;&quot;)" office:value-type="string" office:string-value="Admin-2-2" calcext:value-type="string">
            <text:p>Admin-2-2</text:p>
          </table:table-cell>
        </table:table-row>
        <table:table-row table:style-name="ro153">
          <table:table-cell table:formula="of:=IFERROR(VLOOKUP(ROW();['customization-items'.$B$1:'customization-items'.$C$1038];COLUMN(['customization-items'.$C$1])-COLUMN(['customization-items'.$B$1])+1;0);&quot;&quot;)" office:value-type="string" office:string-value="Admin-5-1" calcext:value-type="string">
            <text:p>Admin-5-1</text:p>
          </table:table-cell>
        </table:table-row>
        <table:table-row table:style-name="ro153">
          <table:table-cell table:formula="of:=IFERROR(VLOOKUP(ROW();['customization-items'.$B$1:'customization-items'.$C$1038];COLUMN(['customization-items'.$C$1])-COLUMN(['customization-items'.$B$1])+1;0);&quot;&quot;)" office:value-type="string" office:string-value="Admin-5-2" calcext:value-type="string">
            <text:p>Admin-5-2</text:p>
          </table:table-cell>
        </table:table-row>
        <table:table-row table:style-name="ro153">
          <table:table-cell table:formula="of:=IFERROR(VLOOKUP(ROW();['customization-items'.$B$1:'customization-items'.$C$1038];COLUMN(['customization-items'.$C$1])-COLUMN(['customization-items'.$B$1])+1;0);&quot;&quot;)" office:value-type="string" office:string-value="Security-1-2" calcext:value-type="string">
            <text:p>Security-1-2</text:p>
          </table:table-cell>
        </table:table-row>
        <table:table-row table:style-name="ro153">
          <table:table-cell table:formula="of:=IFERROR(VLOOKUP(ROW();['customization-items'.$B$1:'customization-items'.$C$1038];COLUMN(['customization-items'.$C$1])-COLUMN(['customization-items'.$B$1])+1;0);&quot;&quot;)" office:value-type="string" office:string-value="Security-1-3" calcext:value-type="string">
            <text:p>Security-1-3</text:p>
          </table:table-cell>
        </table:table-row>
        <table:table-row table:style-name="ro153">
          <table:table-cell table:formula="of:=IFERROR(VLOOKUP(ROW();['customization-items'.$B$1:'customization-items'.$C$1038];COLUMN(['customization-items'.$C$1])-COLUMN(['customization-items'.$B$1])+1;0);&quot;&quot;)" office:value-type="string" office:string-value="Security-3-1" calcext:value-type="string">
            <text:p>Security-3-1</text:p>
          </table:table-cell>
        </table:table-row>
        <table:table-row table:style-name="ro153">
          <table:table-cell table:formula="of:=IFERROR(VLOOKUP(ROW();['customization-items'.$B$1:'customization-items'.$C$1038];COLUMN(['customization-items'.$C$1])-COLUMN(['customization-items'.$B$1])+1;0);&quot;&quot;)" office:value-type="string" office:string-value="Security-3-2" calcext:value-type="string">
            <text:p>Security-3-2</text:p>
          </table:table-cell>
        </table:table-row>
        <table:table-row table:style-name="ro153">
          <table:table-cell table:formula="of:=IFERROR(VLOOKUP(ROW();['customization-items'.$B$1:'customization-items'.$C$1038];COLUMN(['customization-items'.$C$1])-COLUMN(['customization-items'.$B$1])+1;0);&quot;&quot;)" office:value-type="string" office:string-value="Security-3-6" calcext:value-type="string">
            <text:p>Security-3-6</text:p>
          </table:table-cell>
        </table:table-row>
        <table:table-row table:style-name="ro153">
          <table:table-cell table:formula="of:=IFERROR(VLOOKUP(ROW();['customization-items'.$B$1:'customization-items'.$C$1038];COLUMN(['customization-items'.$C$1])-COLUMN(['customization-items'.$B$1])+1;0);&quot;&quot;)" office:value-type="string" office:string-value="Security-3-3" calcext:value-type="string">
            <text:p>Security-3-3</text:p>
          </table:table-cell>
        </table:table-row>
        <table:table-row table:style-name="ro153">
          <table:table-cell table:formula="of:=IFERROR(VLOOKUP(ROW();['customization-items'.$B$1:'customization-items'.$C$1038];COLUMN(['customization-items'.$C$1])-COLUMN(['customization-items'.$B$1])+1;0);&quot;&quot;)" office:value-type="string" office:string-value="Security-3-4" calcext:value-type="string">
            <text:p>Security-3-4</text:p>
          </table:table-cell>
        </table:table-row>
        <table:table-row table:style-name="ro153">
          <table:table-cell table:formula="of:=IFERROR(VLOOKUP(ROW();['customization-items'.$B$1:'customization-items'.$C$1038];COLUMN(['customization-items'.$C$1])-COLUMN(['customization-items'.$B$1])+1;0);&quot;&quot;)" office:value-type="string" office:string-value="Security-4-1" calcext:value-type="string">
            <text:p>Security-4-1</text:p>
          </table:table-cell>
        </table:table-row>
        <table:table-row table:style-name="ro153">
          <table:table-cell table:formula="of:=IFERROR(VLOOKUP(ROW();['customization-items'.$B$1:'customization-items'.$C$1038];COLUMN(['customization-items'.$C$1])-COLUMN(['customization-items'.$B$1])+1;0);&quot;&quot;)" office:value-type="string" office:string-value="Security-4-2" calcext:value-type="string">
            <text:p>Security-4-2</text:p>
          </table:table-cell>
        </table:table-row>
        <table:table-row table:style-name="ro153">
          <table:table-cell table:formula="of:=IFERROR(VLOOKUP(ROW();['customization-items'.$B$1:'customization-items'.$C$1038];COLUMN(['customization-items'.$C$1])-COLUMN(['customization-items'.$B$1])+1;0);&quot;&quot;)" office:value-type="string" office:string-value="Security-4-6" calcext:value-type="string">
            <text:p>Security-4-6</text:p>
          </table:table-cell>
        </table:table-row>
        <table:table-row table:style-name="ro153">
          <table:table-cell table:formula="of:=IFERROR(VLOOKUP(ROW();['customization-items'.$B$1:'customization-items'.$C$1038];COLUMN(['customization-items'.$C$1])-COLUMN(['customization-items'.$B$1])+1;0);&quot;&quot;)" office:value-type="string" office:string-value="Security-4-3" calcext:value-type="string">
            <text:p>Security-4-3</text:p>
          </table:table-cell>
        </table:table-row>
        <table:table-row table:style-name="ro153">
          <table:table-cell table:formula="of:=IFERROR(VLOOKUP(ROW();['customization-items'.$B$1:'customization-items'.$C$1038];COLUMN(['customization-items'.$C$1])-COLUMN(['customization-items'.$B$1])+1;0);&quot;&quot;)" office:value-type="string" office:string-value="Security-4-4" calcext:value-type="string">
            <text:p>Security-4-4</text:p>
          </table:table-cell>
        </table:table-row>
        <table:table-row table:style-name="ro153">
          <table:table-cell table:formula="of:=IFERROR(VLOOKUP(ROW();['customization-items'.$B$1:'customization-items'.$C$1038];COLUMN(['customization-items'.$C$1])-COLUMN(['customization-items'.$B$1])+1;0);&quot;&quot;)" office:value-type="string" office:string-value="Security-5-1" calcext:value-type="string">
            <text:p>Security-5-1</text:p>
          </table:table-cell>
        </table:table-row>
        <table:table-row table:style-name="ro153">
          <table:table-cell table:formula="of:=IFERROR(VLOOKUP(ROW();['customization-items'.$B$1:'customization-items'.$C$1038];COLUMN(['customization-items'.$C$1])-COLUMN(['customization-items'.$B$1])+1;0);&quot;&quot;)" office:value-type="string" office:string-value="Security-5-2" calcext:value-type="string">
            <text:p>Security-5-2</text:p>
          </table:table-cell>
        </table:table-row>
        <table:table-row table:style-name="ro153">
          <table:table-cell table:formula="of:=IFERROR(VLOOKUP(ROW();['customization-items'.$B$1:'customization-items'.$C$1038];COLUMN(['customization-items'.$C$1])-COLUMN(['customization-items'.$B$1])+1;0);&quot;&quot;)" office:value-type="string" office:string-value="Security-6-1" calcext:value-type="string">
            <text:p>Security-6-1</text:p>
          </table:table-cell>
        </table:table-row>
        <table:table-row table:style-name="ro153">
          <table:table-cell table:formula="of:=IFERROR(VLOOKUP(ROW();['customization-items'.$B$1:'customization-items'.$C$1038];COLUMN(['customization-items'.$C$1])-COLUMN(['customization-items'.$B$1])+1;0);&quot;&quot;)" office:value-type="string" office:string-value="Security-6-2" calcext:value-type="string">
            <text:p>Security-6-2</text:p>
          </table:table-cell>
        </table:table-row>
        <table:table-row table:style-name="ro153">
          <table:table-cell table:formula="of:=IFERROR(VLOOKUP(ROW();['customization-items'.$B$1:'customization-items'.$C$1038];COLUMN(['customization-items'.$C$1])-COLUMN(['customization-items'.$B$1])+1;0);&quot;&quot;)" office:value-type="string" office:string-value="Security-8-1" calcext:value-type="string">
            <text:p>Security-8-1</text:p>
          </table:table-cell>
        </table:table-row>
        <table:table-row table:style-name="ro153">
          <table:table-cell table:formula="of:=IFERROR(VLOOKUP(ROW();['customization-items'.$B$1:'customization-items'.$C$1038];COLUMN(['customization-items'.$C$1])-COLUMN(['customization-items'.$B$1])+1;0);&quot;&quot;)" office:value-type="string" office:string-value="Security-8-2" calcext:value-type="string">
            <text:p>Security-8-2</text:p>
          </table:table-cell>
        </table:table-row>
        <table:table-row table:style-name="ro153">
          <table:table-cell table:formula="of:=IFERROR(VLOOKUP(ROW();['customization-items'.$B$1:'customization-items'.$C$1038];COLUMN(['customization-items'.$C$1])-COLUMN(['customization-items'.$B$1])+1;0);&quot;&quot;)" office:value-type="string" office:string-value="Security-9-1" calcext:value-type="string">
            <text:p>Security-9-1</text:p>
          </table:table-cell>
        </table:table-row>
        <table:table-row table:style-name="ro153">
          <table:table-cell table:formula="of:=IFERROR(VLOOKUP(ROW();['customization-items'.$B$1:'customization-items'.$C$1038];COLUMN(['customization-items'.$C$1])-COLUMN(['customization-items'.$B$1])+1;0);&quot;&quot;)" office:value-type="string" office:string-value="Security-9-2" calcext:value-type="string">
            <text:p>Security-9-2</text:p>
          </table:table-cell>
        </table:table-row>
        <table:table-row table:style-name="ro153">
          <table:table-cell table:formula="of:=IFERROR(VLOOKUP(ROW();['customization-items'.$B$1:'customization-items'.$C$1038];COLUMN(['customization-items'.$C$1])-COLUMN(['customization-items'.$B$1])+1;0);&quot;&quot;)" office:value-type="string" office:string-value="Security-9-3" calcext:value-type="string">
            <text:p>Security-9-3</text:p>
          </table:table-cell>
        </table:table-row>
        <table:table-row table:style-name="ro153">
          <table:table-cell table:formula="of:=IFERROR(VLOOKUP(ROW();['customization-items'.$B$1:'customization-items'.$C$1038];COLUMN(['customization-items'.$C$1])-COLUMN(['customization-items'.$B$1])+1;0);&quot;&quot;)" office:value-type="string" office:string-value="Security-12-1" calcext:value-type="string">
            <text:p>Security-12-1</text:p>
          </table:table-cell>
        </table:table-row>
        <table:table-row table:style-name="ro153">
          <table:table-cell table:formula="of:=IFERROR(VLOOKUP(ROW();['customization-items'.$B$1:'customization-items'.$C$1038];COLUMN(['customization-items'.$C$1])-COLUMN(['customization-items'.$B$1])+1;0);&quot;&quot;)" office:value-type="string" office:string-value="Security-12-3" calcext:value-type="string">
            <text:p>Security-12-3</text:p>
          </table:table-cell>
        </table:table-row>
        <table:table-row table:style-name="ro153">
          <table:table-cell table:formula="of:=IFERROR(VLOOKUP(ROW();['customization-items'.$B$1:'customization-items'.$C$1038];COLUMN(['customization-items'.$C$1])-COLUMN(['customization-items'.$B$1])+1;0);&quot;&quot;)" office:value-type="string" office:string-value="Security-13-1" calcext:value-type="string">
            <text:p>Security-13-1</text:p>
          </table:table-cell>
        </table:table-row>
        <table:table-row table:style-name="ro153">
          <table:table-cell table:formula="of:=IFERROR(VLOOKUP(ROW();['customization-items'.$B$1:'customization-items'.$C$1038];COLUMN(['customization-items'.$C$1])-COLUMN(['customization-items'.$B$1])+1;0);&quot;&quot;)" office:value-type="string" office:string-value="Security-13-2" calcext:value-type="string">
            <text:p>Security-13-2</text:p>
          </table:table-cell>
        </table:table-row>
        <table:table-row table:style-name="ro153">
          <table:table-cell table:formula="of:=IFERROR(VLOOKUP(ROW();['customization-items'.$B$1:'customization-items'.$C$1038];COLUMN(['customization-items'.$C$1])-COLUMN(['customization-items'.$B$1])+1;0);&quot;&quot;)" office:value-type="string" office:string-value="Security-14-1" calcext:value-type="string">
            <text:p>Security-14-1</text:p>
          </table:table-cell>
        </table:table-row>
        <table:table-row table:style-name="ro153">
          <table:table-cell table:formula="of:=IFERROR(VLOOKUP(ROW();['customization-items'.$B$1:'customization-items'.$C$1038];COLUMN(['customization-items'.$C$1])-COLUMN(['customization-items'.$B$1])+1;0);&quot;&quot;)" office:value-type="string" office:string-value="Security-14-2" calcext:value-type="string">
            <text:p>Security-14-2</text:p>
          </table:table-cell>
        </table:table-row>
        <table:table-row table:style-name="ro153">
          <table:table-cell table:formula="of:=IFERROR(VLOOKUP(ROW();['customization-items'.$B$1:'customization-items'.$C$1038];COLUMN(['customization-items'.$C$1])-COLUMN(['customization-items'.$B$1])+1;0);&quot;&quot;)" office:value-type="string" office:string-value="Security-15-1" calcext:value-type="string">
            <text:p>Security-15-1</text:p>
          </table:table-cell>
        </table:table-row>
        <table:table-row table:style-name="ro153">
          <table:table-cell table:formula="of:=IFERROR(VLOOKUP(ROW();['customization-items'.$B$1:'customization-items'.$C$1038];COLUMN(['customization-items'.$C$1])-COLUMN(['customization-items'.$B$1])+1;0);&quot;&quot;)" office:value-type="string" office:string-value="Security-15-2" calcext:value-type="string">
            <text:p>Security-15-2</text:p>
          </table:table-cell>
        </table:table-row>
        <table:table-row table:style-name="ro153">
          <table:table-cell table:formula="of:=IFERROR(VLOOKUP(ROW();['customization-items'.$B$1:'customization-items'.$C$1038];COLUMN(['customization-items'.$C$1])-COLUMN(['customization-items'.$B$1])+1;0);&quot;&quot;)" office:value-type="string" office:string-value="Security-16-1" calcext:value-type="string">
            <text:p>Security-16-1</text:p>
          </table:table-cell>
        </table:table-row>
        <table:table-row table:style-name="ro153">
          <table:table-cell table:formula="of:=IFERROR(VLOOKUP(ROW();['customization-items'.$B$1:'customization-items'.$C$1038];COLUMN(['customization-items'.$C$1])-COLUMN(['customization-items'.$B$1])+1;0);&quot;&quot;)" office:value-type="string" office:string-value="Security-16-2" calcext:value-type="string">
            <text:p>Security-16-2</text:p>
          </table:table-cell>
        </table:table-row>
        <table:table-row table:style-name="ro153">
          <table:table-cell table:formula="of:=IFERROR(VLOOKUP(ROW();['customization-items'.$B$1:'customization-items'.$C$1038];COLUMN(['customization-items'.$C$1])-COLUMN(['customization-items'.$B$1])+1;0);&quot;&quot;)" office:value-type="string" office:string-value="Security-16-3" calcext:value-type="string">
            <text:p>Security-16-3</text:p>
          </table:table-cell>
        </table:table-row>
        <table:table-row table:style-name="ro153">
          <table:table-cell table:formula="of:=IFERROR(VLOOKUP(ROW();['customization-items'.$B$1:'customization-items'.$C$1038];COLUMN(['customization-items'.$C$1])-COLUMN(['customization-items'.$B$1])+1;0);&quot;&quot;)" office:value-type="string" office:string-value="Security-18-1" calcext:value-type="string">
            <text:p>Security-18-1</text:p>
          </table:table-cell>
        </table:table-row>
        <table:table-row table:style-name="ro153">
          <table:table-cell table:formula="of:=IFERROR(VLOOKUP(ROW();['customization-items'.$B$1:'customization-items'.$C$1038];COLUMN(['customization-items'.$C$1])-COLUMN(['customization-items'.$B$1])+1;0);&quot;&quot;)" office:value-type="string" office:string-value="Security-18-2" calcext:value-type="string">
            <text:p>Security-18-2</text:p>
          </table:table-cell>
        </table:table-row>
        <table:table-row table:style-name="ro153">
          <table:table-cell table:formula="of:=IFERROR(VLOOKUP(ROW();['customization-items'.$B$1:'customization-items'.$C$1038];COLUMN(['customization-items'.$C$1])-COLUMN(['customization-items'.$B$1])+1;0);&quot;&quot;)" office:value-type="string" office:string-value="Security-19-1" calcext:value-type="string">
            <text:p>Security-19-1</text:p>
          </table:table-cell>
        </table:table-row>
        <table:table-row table:style-name="ro153">
          <table:table-cell table:formula="of:=IFERROR(VLOOKUP(ROW();['customization-items'.$B$1:'customization-items'.$C$1038];COLUMN(['customization-items'.$C$1])-COLUMN(['customization-items'.$B$1])+1;0);&quot;&quot;)" office:value-type="string" office:string-value="Security-19-2" calcext:value-type="string">
            <text:p>Security-19-2</text:p>
          </table:table-cell>
        </table:table-row>
        <table:table-row table:style-name="ro153">
          <table:table-cell table:formula="of:=IFERROR(VLOOKUP(ROW();['customization-items'.$B$1:'customization-items'.$C$1038];COLUMN(['customization-items'.$C$1])-COLUMN(['customization-items'.$B$1])+1;0);&quot;&quot;)" office:value-type="string" office:string-value="Security-20-1" calcext:value-type="string">
            <text:p>Security-20-1</text:p>
          </table:table-cell>
        </table:table-row>
        <table:table-row table:style-name="ro153">
          <table:table-cell table:formula="of:=IFERROR(VLOOKUP(ROW();['customization-items'.$B$1:'customization-items'.$C$1038];COLUMN(['customization-items'.$C$1])-COLUMN(['customization-items'.$B$1])+1;0);&quot;&quot;)" office:value-type="string" office:string-value="Security-20-2" calcext:value-type="string">
            <text:p>Security-20-2</text:p>
          </table:table-cell>
        </table:table-row>
        <table:table-row table:style-name="ro153">
          <table:table-cell table:formula="of:=IFERROR(VLOOKUP(ROW();['customization-items'.$B$1:'customization-items'.$C$1038];COLUMN(['customization-items'.$C$1])-COLUMN(['customization-items'.$B$1])+1;0);&quot;&quot;)" office:value-type="string" office:string-value="Security-21-1" calcext:value-type="string">
            <text:p>Security-21-1</text:p>
          </table:table-cell>
        </table:table-row>
        <table:table-row table:style-name="ro153">
          <table:table-cell table:formula="of:=IFERROR(VLOOKUP(ROW();['customization-items'.$B$1:'customization-items'.$C$1038];COLUMN(['customization-items'.$C$1])-COLUMN(['customization-items'.$B$1])+1;0);&quot;&quot;)" office:value-type="string" office:string-value="Security-21-2" calcext:value-type="string">
            <text:p>Security-21-2</text:p>
          </table:table-cell>
        </table:table-row>
        <table:table-row table:style-name="ro153">
          <table:table-cell table:formula="of:=IFERROR(VLOOKUP(ROW();['customization-items'.$B$1:'customization-items'.$C$1038];COLUMN(['customization-items'.$C$1])-COLUMN(['customization-items'.$B$1])+1;0);&quot;&quot;)" office:value-type="string" office:string-value="Security-23-1" calcext:value-type="string">
            <text:p>Security-23-1</text:p>
          </table:table-cell>
        </table:table-row>
        <table:table-row table:style-name="ro153">
          <table:table-cell table:formula="of:=IFERROR(VLOOKUP(ROW();['customization-items'.$B$1:'customization-items'.$C$1038];COLUMN(['customization-items'.$C$1])-COLUMN(['customization-items'.$B$1])+1;0);&quot;&quot;)" office:value-type="string" office:string-value="Security-23-2" calcext:value-type="string">
            <text:p>Security-23-2</text:p>
          </table:table-cell>
        </table:table-row>
        <table:table-row table:style-name="ro153">
          <table:table-cell table:formula="of:=IFERROR(VLOOKUP(ROW();['customization-items'.$B$1:'customization-items'.$C$1038];COLUMN(['customization-items'.$C$1])-COLUMN(['customization-items'.$B$1])+1;0);&quot;&quot;)" office:value-type="string" office:string-value="Security-23-3" calcext:value-type="string">
            <text:p>Security-23-3</text:p>
          </table:table-cell>
        </table:table-row>
        <table:table-row table:style-name="ro153">
          <table:table-cell table:formula="of:=IFERROR(VLOOKUP(ROW();['customization-items'.$B$1:'customization-items'.$C$1038];COLUMN(['customization-items'.$C$1])-COLUMN(['customization-items'.$B$1])+1;0);&quot;&quot;)" office:value-type="string" office:string-value="Security-24-1" calcext:value-type="string">
            <text:p>Security-24-1</text:p>
          </table:table-cell>
        </table:table-row>
        <table:table-row table:style-name="ro153">
          <table:table-cell table:formula="of:=IFERROR(VLOOKUP(ROW();['customization-items'.$B$1:'customization-items'.$C$1038];COLUMN(['customization-items'.$C$1])-COLUMN(['customization-items'.$B$1])+1;0);&quot;&quot;)" office:value-type="string" office:string-value="Security-24-2" calcext:value-type="string">
            <text:p>Security-24-2</text:p>
          </table:table-cell>
        </table:table-row>
        <table:table-row table:style-name="ro153">
          <table:table-cell table:formula="of:=IFERROR(VLOOKUP(ROW();['customization-items'.$B$1:'customization-items'.$C$1038];COLUMN(['customization-items'.$C$1])-COLUMN(['customization-items'.$B$1])+1;0);&quot;&quot;)" office:value-type="string" office:string-value="Security-25-1" calcext:value-type="string">
            <text:p>Security-25-1</text:p>
          </table:table-cell>
        </table:table-row>
        <table:table-row table:style-name="ro153">
          <table:table-cell table:formula="of:=IFERROR(VLOOKUP(ROW();['customization-items'.$B$1:'customization-items'.$C$1038];COLUMN(['customization-items'.$C$1])-COLUMN(['customization-items'.$B$1])+1;0);&quot;&quot;)" office:value-type="string" office:string-value="Security-25-2" calcext:value-type="string">
            <text:p>Security-25-2</text:p>
          </table:table-cell>
        </table:table-row>
        <table:table-row table:style-name="ro153">
          <table:table-cell table:formula="of:=IFERROR(VLOOKUP(ROW();['customization-items'.$B$1:'customization-items'.$C$1038];COLUMN(['customization-items'.$C$1])-COLUMN(['customization-items'.$B$1])+1;0);&quot;&quot;)" office:value-type="string" office:string-value="Security-26-1" calcext:value-type="string">
            <text:p>Security-26-1</text:p>
          </table:table-cell>
        </table:table-row>
        <table:table-row table:style-name="ro153">
          <table:table-cell table:formula="of:=IFERROR(VLOOKUP(ROW();['customization-items'.$B$1:'customization-items'.$C$1038];COLUMN(['customization-items'.$C$1])-COLUMN(['customization-items'.$B$1])+1;0);&quot;&quot;)" office:value-type="string" office:string-value="Security-26-2" calcext:value-type="string">
            <text:p>Security-26-2</text:p>
          </table:table-cell>
        </table:table-row>
        <table:table-row table:style-name="ro153">
          <table:table-cell table:formula="of:=IFERROR(VLOOKUP(ROW();['customization-items'.$B$1:'customization-items'.$C$1038];COLUMN(['customization-items'.$C$1])-COLUMN(['customization-items'.$B$1])+1;0);&quot;&quot;)" office:value-type="string" office:string-value="Security-27-1" calcext:value-type="string">
            <text:p>Security-27-1</text:p>
          </table:table-cell>
        </table:table-row>
        <table:table-row table:style-name="ro153">
          <table:table-cell table:formula="of:=IFERROR(VLOOKUP(ROW();['customization-items'.$B$1:'customization-items'.$C$1038];COLUMN(['customization-items'.$C$1])-COLUMN(['customization-items'.$B$1])+1;0);&quot;&quot;)" office:value-type="string" office:string-value="Security-27-2" calcext:value-type="string">
            <text:p>Security-27-2</text:p>
          </table:table-cell>
        </table:table-row>
        <table:table-row table:style-name="ro153">
          <table:table-cell table:formula="of:=IFERROR(VLOOKUP(ROW();['customization-items'.$B$1:'customization-items'.$C$1038];COLUMN(['customization-items'.$C$1])-COLUMN(['customization-items'.$B$1])+1;0);&quot;&quot;)" office:value-type="string" office:string-value="Security-28-1" calcext:value-type="string">
            <text:p>Security-28-1</text:p>
          </table:table-cell>
        </table:table-row>
        <table:table-row table:style-name="ro153">
          <table:table-cell table:formula="of:=IFERROR(VLOOKUP(ROW();['customization-items'.$B$1:'customization-items'.$C$1038];COLUMN(['customization-items'.$C$1])-COLUMN(['customization-items'.$B$1])+1;0);&quot;&quot;)" office:value-type="string" office:string-value="Security-28-2" calcext:value-type="string">
            <text:p>Security-28-2</text:p>
          </table:table-cell>
        </table:table-row>
        <table:table-row table:style-name="ro153">
          <table:table-cell table:formula="of:=IFERROR(VLOOKUP(ROW();['customization-items'.$B$1:'customization-items'.$C$1038];COLUMN(['customization-items'.$C$1])-COLUMN(['customization-items'.$B$1])+1;0);&quot;&quot;)" office:value-type="string" office:string-value="Security-29-1" calcext:value-type="string">
            <text:p>Security-29-1</text:p>
          </table:table-cell>
        </table:table-row>
        <table:table-row table:style-name="ro153">
          <table:table-cell table:formula="of:=IFERROR(VLOOKUP(ROW();['customization-items'.$B$1:'customization-items'.$C$1038];COLUMN(['customization-items'.$C$1])-COLUMN(['customization-items'.$B$1])+1;0);&quot;&quot;)" office:value-type="string" office:string-value="Security-29-2" calcext:value-type="string">
            <text:p>Security-29-2</text:p>
          </table:table-cell>
        </table:table-row>
        <table:table-row table:style-name="ro153">
          <table:table-cell table:formula="of:=IFERROR(VLOOKUP(ROW();['customization-items'.$B$1:'customization-items'.$C$1038];COLUMN(['customization-items'.$C$1])-COLUMN(['customization-items'.$B$1])+1;0);&quot;&quot;)" office:value-type="string" office:string-value="Security-30-1" calcext:value-type="string">
            <text:p>Security-30-1</text:p>
          </table:table-cell>
        </table:table-row>
        <table:table-row table:style-name="ro153">
          <table:table-cell table:formula="of:=IFERROR(VLOOKUP(ROW();['customization-items'.$B$1:'customization-items'.$C$1038];COLUMN(['customization-items'.$C$1])-COLUMN(['customization-items'.$B$1])+1;0);&quot;&quot;)" office:value-type="string" office:string-value="Security-30-2" calcext:value-type="string">
            <text:p>Security-30-2</text:p>
          </table:table-cell>
        </table:table-row>
        <table:table-row table:style-name="ro153">
          <table:table-cell table:formula="of:=IFERROR(VLOOKUP(ROW();['customization-items'.$B$1:'customization-items'.$C$1038];COLUMN(['customization-items'.$C$1])-COLUMN(['customization-items'.$B$1])+1;0);&quot;&quot;)" office:value-type="string" office:string-value="Security-31-1" calcext:value-type="string">
            <text:p>Security-31-1</text:p>
          </table:table-cell>
        </table:table-row>
        <table:table-row table:style-name="ro153">
          <table:table-cell table:formula="of:=IFERROR(VLOOKUP(ROW();['customization-items'.$B$1:'customization-items'.$C$1038];COLUMN(['customization-items'.$C$1])-COLUMN(['customization-items'.$B$1])+1;0);&quot;&quot;)" office:value-type="string" office:string-value="Security-31-2" calcext:value-type="string">
            <text:p>Security-31-2</text:p>
          </table:table-cell>
        </table:table-row>
        <table:table-row table:style-name="ro153">
          <table:table-cell table:formula="of:=IFERROR(VLOOKUP(ROW();['customization-items'.$B$1:'customization-items'.$C$1038];COLUMN(['customization-items'.$C$1])-COLUMN(['customization-items'.$B$1])+1;0);&quot;&quot;)" office:value-type="string" office:string-value="Security-32-1" calcext:value-type="string">
            <text:p>Security-32-1</text:p>
          </table:table-cell>
        </table:table-row>
        <table:table-row table:style-name="ro153">
          <table:table-cell table:formula="of:=IFERROR(VLOOKUP(ROW();['customization-items'.$B$1:'customization-items'.$C$1038];COLUMN(['customization-items'.$C$1])-COLUMN(['customization-items'.$B$1])+1;0);&quot;&quot;)" office:value-type="string" office:string-value="Security-32-2" calcext:value-type="string">
            <text:p>Security-32-2</text:p>
          </table:table-cell>
        </table:table-row>
        <table:table-row table:style-name="ro153">
          <table:table-cell table:formula="of:=IFERROR(VLOOKUP(ROW();['customization-items'.$B$1:'customization-items'.$C$1038];COLUMN(['customization-items'.$C$1])-COLUMN(['customization-items'.$B$1])+1;0);&quot;&quot;)" office:value-type="string" office:string-value="Security-33-1" calcext:value-type="string">
            <text:p>Security-33-1</text:p>
          </table:table-cell>
        </table:table-row>
        <table:table-row table:style-name="ro153">
          <table:table-cell table:formula="of:=IFERROR(VLOOKUP(ROW();['customization-items'.$B$1:'customization-items'.$C$1038];COLUMN(['customization-items'.$C$1])-COLUMN(['customization-items'.$B$1])+1;0);&quot;&quot;)" office:value-type="string" office:string-value="Security-33-2" calcext:value-type="string">
            <text:p>Security-33-2</text:p>
          </table:table-cell>
        </table:table-row>
        <table:table-row table:style-name="ro153">
          <table:table-cell table:formula="of:=IFERROR(VLOOKUP(ROW();['customization-items'.$B$1:'customization-items'.$C$1038];COLUMN(['customization-items'.$C$1])-COLUMN(['customization-items'.$B$1])+1;0);&quot;&quot;)" office:value-type="string" office:string-value="Privacy-1-1" calcext:value-type="string">
            <text:p>Privacy-1-1</text:p>
          </table:table-cell>
        </table:table-row>
        <table:table-row table:style-name="ro153">
          <table:table-cell table:formula="of:=IFERROR(VLOOKUP(ROW();['customization-items'.$B$1:'customization-items'.$C$1038];COLUMN(['customization-items'.$C$1])-COLUMN(['customization-items'.$B$1])+1;0);&quot;&quot;)" office:value-type="string" office:string-value="Privacy-1-5" calcext:value-type="string">
            <text:p>Privacy-1-5</text:p>
          </table:table-cell>
        </table:table-row>
        <table:table-row table:style-name="ro153">
          <table:table-cell table:formula="of:=IFERROR(VLOOKUP(ROW();['customization-items'.$B$1:'customization-items'.$C$1038];COLUMN(['customization-items'.$C$1])-COLUMN(['customization-items'.$B$1])+1;0);&quot;&quot;)" office:value-type="string" office:string-value="Privacy-1-2" calcext:value-type="string">
            <text:p>Privacy-1-2</text:p>
          </table:table-cell>
        </table:table-row>
        <table:table-row table:style-name="ro153">
          <table:table-cell table:formula="of:=IFERROR(VLOOKUP(ROW();['customization-items'.$B$1:'customization-items'.$C$1038];COLUMN(['customization-items'.$C$1])-COLUMN(['customization-items'.$B$1])+1;0);&quot;&quot;)" office:value-type="string" office:string-value="Privacy-1-3" calcext:value-type="string">
            <text:p>Privacy-1-3</text:p>
          </table:table-cell>
        </table:table-row>
        <table:table-row table:style-name="ro153">
          <table:table-cell table:formula="of:=IFERROR(VLOOKUP(ROW();['customization-items'.$B$1:'customization-items'.$C$1038];COLUMN(['customization-items'.$C$1])-COLUMN(['customization-items'.$B$1])+1;0);&quot;&quot;)" office:value-type="string" office:string-value="Privacy-1-4" calcext:value-type="string">
            <text:p>Privacy-1-4</text:p>
          </table:table-cell>
        </table:table-row>
        <table:table-row table:style-name="ro153">
          <table:table-cell table:formula="of:=IFERROR(VLOOKUP(ROW();['customization-items'.$B$1:'customization-items'.$C$1038];COLUMN(['customization-items'.$C$1])-COLUMN(['customization-items'.$B$1])+1;0);&quot;&quot;)" office:value-type="string" office:string-value="Privacy-2-1" calcext:value-type="string">
            <text:p>Privacy-2-1</text:p>
          </table:table-cell>
        </table:table-row>
        <table:table-row table:style-name="ro153">
          <table:table-cell table:formula="of:=IFERROR(VLOOKUP(ROW();['customization-items'.$B$1:'customization-items'.$C$1038];COLUMN(['customization-items'.$C$1])-COLUMN(['customization-items'.$B$1])+1;0);&quot;&quot;)" office:value-type="string" office:string-value="Privacy-2-2" calcext:value-type="string">
            <text:p>Privacy-2-2</text:p>
          </table:table-cell>
        </table:table-row>
        <table:table-row table:style-name="ro153">
          <table:table-cell table:formula="of:=IFERROR(VLOOKUP(ROW();['customization-items'.$B$1:'customization-items'.$C$1038];COLUMN(['customization-items'.$C$1])-COLUMN(['customization-items'.$B$1])+1;0);&quot;&quot;)" office:value-type="string" office:string-value="Privacy-2-3" calcext:value-type="string">
            <text:p>Privacy-2-3</text:p>
          </table:table-cell>
        </table:table-row>
        <table:table-row table:style-name="ro153">
          <table:table-cell table:formula="of:=IFERROR(VLOOKUP(ROW();['customization-items'.$B$1:'customization-items'.$C$1038];COLUMN(['customization-items'.$C$1])-COLUMN(['customization-items'.$B$1])+1;0);&quot;&quot;)" office:value-type="string" office:string-value="Privacy-3-2" calcext:value-type="string">
            <text:p>Privacy-3-2</text:p>
          </table:table-cell>
        </table:table-row>
        <table:table-row table:style-name="ro153">
          <table:table-cell table:formula="of:=IFERROR(VLOOKUP(ROW();['customization-items'.$B$1:'customization-items'.$C$1038];COLUMN(['customization-items'.$C$1])-COLUMN(['customization-items'.$B$1])+1;0);&quot;&quot;)" office:value-type="string" office:string-value="Privacy-4-1" calcext:value-type="string">
            <text:p>Privacy-4-1</text:p>
          </table:table-cell>
        </table:table-row>
        <table:table-row table:style-name="ro153">
          <table:table-cell table:formula="of:=IFERROR(VLOOKUP(ROW();['customization-items'.$B$1:'customization-items'.$C$1038];COLUMN(['customization-items'.$C$1])-COLUMN(['customization-items'.$B$1])+1;0);&quot;&quot;)" office:value-type="string" office:string-value="Privacy-4-2" calcext:value-type="string">
            <text:p>Privacy-4-2</text:p>
          </table:table-cell>
        </table:table-row>
        <table:table-row table:style-name="ro153">
          <table:table-cell table:formula="of:=IFERROR(VLOOKUP(ROW();['customization-items'.$B$1:'customization-items'.$C$1038];COLUMN(['customization-items'.$C$1])-COLUMN(['customization-items'.$B$1])+1;0);&quot;&quot;)" office:value-type="string" office:string-value="Privacy-5-1" calcext:value-type="string">
            <text:p>Privacy-5-1</text:p>
          </table:table-cell>
        </table:table-row>
        <table:table-row table:style-name="ro153">
          <table:table-cell table:formula="of:=IFERROR(VLOOKUP(ROW();['customization-items'.$B$1:'customization-items'.$C$1038];COLUMN(['customization-items'.$C$1])-COLUMN(['customization-items'.$B$1])+1;0);&quot;&quot;)" office:value-type="string" office:string-value="Privacy-5-2" calcext:value-type="string">
            <text:p>Privacy-5-2</text:p>
          </table:table-cell>
        </table:table-row>
        <table:table-row table:style-name="ro153">
          <table:table-cell table:formula="of:=IFERROR(VLOOKUP(ROW();['customization-items'.$B$1:'customization-items'.$C$1038];COLUMN(['customization-items'.$C$1])-COLUMN(['customization-items'.$B$1])+1;0);&quot;&quot;)" office:value-type="string" office:string-value="Privacy-6-1" calcext:value-type="string">
            <text:p>Privacy-6-1</text:p>
          </table:table-cell>
        </table:table-row>
        <table:table-row table:style-name="ro153">
          <table:table-cell table:formula="of:=IFERROR(VLOOKUP(ROW();['customization-items'.$B$1:'customization-items'.$C$1038];COLUMN(['customization-items'.$C$1])-COLUMN(['customization-items'.$B$1])+1;0);&quot;&quot;)" office:value-type="string" office:string-value="Privacy-6-2" calcext:value-type="string">
            <text:p>Privacy-6-2</text:p>
          </table:table-cell>
        </table:table-row>
        <table:table-row table:style-name="ro153">
          <table:table-cell table:formula="of:=IFERROR(VLOOKUP(ROW();['customization-items'.$B$1:'customization-items'.$C$1038];COLUMN(['customization-items'.$C$1])-COLUMN(['customization-items'.$B$1])+1;0);&quot;&quot;)" office:value-type="string" office:string-value="Privacy-6-4" calcext:value-type="string">
            <text:p>Privacy-6-4</text:p>
          </table:table-cell>
        </table:table-row>
        <table:table-row table:style-name="ro153">
          <table:table-cell table:formula="of:=IFERROR(VLOOKUP(ROW();['customization-items'.$B$1:'customization-items'.$C$1038];COLUMN(['customization-items'.$C$1])-COLUMN(['customization-items'.$B$1])+1;0);&quot;&quot;)" office:value-type="string" office:string-value="Privacy-6-3" calcext:value-type="string">
            <text:p>Privacy-6-3</text:p>
          </table:table-cell>
        </table:table-row>
        <table:table-row table:style-name="ro153">
          <table:table-cell table:formula="of:=IFERROR(VLOOKUP(ROW();['customization-items'.$B$1:'customization-items'.$C$1038];COLUMN(['customization-items'.$C$1])-COLUMN(['customization-items'.$B$1])+1;0);&quot;&quot;)" office:value-type="string" office:string-value="Privacy-7-1" calcext:value-type="string">
            <text:p>Privacy-7-1</text:p>
          </table:table-cell>
        </table:table-row>
        <table:table-row table:style-name="ro153">
          <table:table-cell table:formula="of:=IFERROR(VLOOKUP(ROW();['customization-items'.$B$1:'customization-items'.$C$1038];COLUMN(['customization-items'.$C$1])-COLUMN(['customization-items'.$B$1])+1;0);&quot;&quot;)" office:value-type="string" office:string-value="Privacy-7-2" calcext:value-type="string">
            <text:p>Privacy-7-2</text:p>
          </table:table-cell>
        </table:table-row>
        <table:table-row table:style-name="ro153">
          <table:table-cell table:formula="of:=IFERROR(VLOOKUP(ROW();['customization-items'.$B$1:'customization-items'.$C$1038];COLUMN(['customization-items'.$C$1])-COLUMN(['customization-items'.$B$1])+1;0);&quot;&quot;)" office:value-type="string" office:string-value="Privacy-8-1" calcext:value-type="string">
            <text:p>Privacy-8-1</text:p>
          </table:table-cell>
        </table:table-row>
        <table:table-row table:style-name="ro153">
          <table:table-cell table:formula="of:=IFERROR(VLOOKUP(ROW();['customization-items'.$B$1:'customization-items'.$C$1038];COLUMN(['customization-items'.$C$1])-COLUMN(['customization-items'.$B$1])+1;0);&quot;&quot;)" office:value-type="string" office:string-value="Privacy-8-2" calcext:value-type="string">
            <text:p>Privacy-8-2</text:p>
          </table:table-cell>
        </table:table-row>
        <table:table-row table:style-name="ro153">
          <table:table-cell table:formula="of:=IFERROR(VLOOKUP(ROW();['customization-items'.$B$1:'customization-items'.$C$1038];COLUMN(['customization-items'.$C$1])-COLUMN(['customization-items'.$B$1])+1;0);&quot;&quot;)" office:value-type="string" office:string-value="Privacy-9-1" calcext:value-type="string">
            <text:p>Privacy-9-1</text:p>
          </table:table-cell>
        </table:table-row>
        <table:table-row table:style-name="ro153">
          <table:table-cell table:formula="of:=IFERROR(VLOOKUP(ROW();['customization-items'.$B$1:'customization-items'.$C$1038];COLUMN(['customization-items'.$C$1])-COLUMN(['customization-items'.$B$1])+1;0);&quot;&quot;)" office:value-type="string" office:string-value="Privacy-10-1" calcext:value-type="string">
            <text:p>Privacy-10-1</text:p>
          </table:table-cell>
        </table:table-row>
        <table:table-row table:style-name="ro153">
          <table:table-cell table:formula="of:=IFERROR(VLOOKUP(ROW();['customization-items'.$B$1:'customization-items'.$C$1038];COLUMN(['customization-items'.$C$1])-COLUMN(['customization-items'.$B$1])+1;0);&quot;&quot;)" office:value-type="string" office:string-value="Privacy-10-2" calcext:value-type="string">
            <text:p>Privacy-10-2</text:p>
          </table:table-cell>
        </table:table-row>
        <table:table-row table:style-name="ro153">
          <table:table-cell table:formula="of:=IFERROR(VLOOKUP(ROW();['customization-items'.$B$1:'customization-items'.$C$1038];COLUMN(['customization-items'.$C$1])-COLUMN(['customization-items'.$B$1])+1;0);&quot;&quot;)" office:value-type="string" office:string-value="Privacy-11-1" calcext:value-type="string">
            <text:p>Privacy-11-1</text:p>
          </table:table-cell>
        </table:table-row>
        <table:table-row table:style-name="ro153">
          <table:table-cell table:formula="of:=IFERROR(VLOOKUP(ROW();['customization-items'.$B$1:'customization-items'.$C$1038];COLUMN(['customization-items'.$C$1])-COLUMN(['customization-items'.$B$1])+1;0);&quot;&quot;)" office:value-type="string" office:string-value="Privacy-11-2" calcext:value-type="string">
            <text:p>Privacy-11-2</text:p>
          </table:table-cell>
        </table:table-row>
        <table:table-row table:style-name="ro153">
          <table:table-cell table:formula="of:=IFERROR(VLOOKUP(ROW();['customization-items'.$B$1:'customization-items'.$C$1038];COLUMN(['customization-items'.$C$1])-COLUMN(['customization-items'.$B$1])+1;0);&quot;&quot;)" office:value-type="string" office:string-value="Privacy-11-6" calcext:value-type="string">
            <text:p>Privacy-11-6</text:p>
          </table:table-cell>
        </table:table-row>
        <table:table-row table:style-name="ro153">
          <table:table-cell table:formula="of:=IFERROR(VLOOKUP(ROW();['customization-items'.$B$1:'customization-items'.$C$1038];COLUMN(['customization-items'.$C$1])-COLUMN(['customization-items'.$B$1])+1;0);&quot;&quot;)" office:value-type="string" office:string-value="Privacy-11-3" calcext:value-type="string">
            <text:p>Privacy-11-3</text:p>
          </table:table-cell>
        </table:table-row>
        <table:table-row table:style-name="ro153">
          <table:table-cell table:formula="of:=IFERROR(VLOOKUP(ROW();['customization-items'.$B$1:'customization-items'.$C$1038];COLUMN(['customization-items'.$C$1])-COLUMN(['customization-items'.$B$1])+1;0);&quot;&quot;)" office:value-type="string" office:string-value="Privacy-11-4" calcext:value-type="string">
            <text:p>Privacy-11-4</text:p>
          </table:table-cell>
        </table:table-row>
        <table:table-row table:style-name="ro153">
          <table:table-cell table:formula="of:=IFERROR(VLOOKUP(ROW();['customization-items'.$B$1:'customization-items'.$C$1038];COLUMN(['customization-items'.$C$1])-COLUMN(['customization-items'.$B$1])+1;0);&quot;&quot;)" office:value-type="string" office:string-value="Privacy-11-7" calcext:value-type="string">
            <text:p>Privacy-11-7</text:p>
          </table:table-cell>
        </table:table-row>
        <table:table-row table:style-name="ro153">
          <table:table-cell table:formula="of:=IFERROR(VLOOKUP(ROW();['customization-items'.$B$1:'customization-items'.$C$1038];COLUMN(['customization-items'.$C$1])-COLUMN(['customization-items'.$B$1])+1;0);&quot;&quot;)" office:value-type="string" office:string-value="Privacy-12-2" calcext:value-type="string">
            <text:p>Privacy-12-2</text:p>
          </table:table-cell>
        </table:table-row>
        <table:table-row table:style-name="ro153">
          <table:table-cell table:formula="of:=IFERROR(VLOOKUP(ROW();['customization-items'.$B$1:'customization-items'.$C$1038];COLUMN(['customization-items'.$C$1])-COLUMN(['customization-items'.$B$1])+1;0);&quot;&quot;)" office:value-type="string" office:string-value="Privacy-13-1" calcext:value-type="string">
            <text:p>Privacy-13-1</text:p>
          </table:table-cell>
        </table:table-row>
        <table:table-row table:style-name="ro153">
          <table:table-cell table:formula="of:=IFERROR(VLOOKUP(ROW();['customization-items'.$B$1:'customization-items'.$C$1038];COLUMN(['customization-items'.$C$1])-COLUMN(['customization-items'.$B$1])+1;0);&quot;&quot;)" office:value-type="string" office:string-value="Privacy-13-3" calcext:value-type="string">
            <text:p>Privacy-13-3</text:p>
          </table:table-cell>
        </table:table-row>
        <table:table-row table:style-name="ro153">
          <table:table-cell table:formula="of:=IFERROR(VLOOKUP(ROW();['customization-items'.$B$1:'customization-items'.$C$1038];COLUMN(['customization-items'.$C$1])-COLUMN(['customization-items'.$B$1])+1;0);&quot;&quot;)" office:value-type="string" office:string-value="Privacy-14-1" calcext:value-type="string">
            <text:p>Privacy-14-1</text:p>
          </table:table-cell>
        </table:table-row>
        <table:table-row table:style-name="ro153">
          <table:table-cell table:formula="of:=IFERROR(VLOOKUP(ROW();['customization-items'.$B$1:'customization-items'.$C$1038];COLUMN(['customization-items'.$C$1])-COLUMN(['customization-items'.$B$1])+1;0);&quot;&quot;)" office:value-type="string" office:string-value="Privacy-14-2" calcext:value-type="string">
            <text:p>Privacy-14-2</text:p>
          </table:table-cell>
        </table:table-row>
        <table:table-row table:style-name="ro153">
          <table:table-cell table:formula="of:=IFERROR(VLOOKUP(ROW();['customization-items'.$B$1:'customization-items'.$C$1038];COLUMN(['customization-items'.$C$1])-COLUMN(['customization-items'.$B$1])+1;0);&quot;&quot;)" office:value-type="string" office:string-value="Privacy-14-4" calcext:value-type="string">
            <text:p>Privacy-14-4</text:p>
          </table:table-cell>
        </table:table-row>
        <table:table-row table:style-name="ro153">
          <table:table-cell table:formula="of:=IFERROR(VLOOKUP(ROW();['customization-items'.$B$1:'customization-items'.$C$1038];COLUMN(['customization-items'.$C$1])-COLUMN(['customization-items'.$B$1])+1;0);&quot;&quot;)" office:value-type="string" office:string-value="Privacy-14-3" calcext:value-type="string">
            <text:p>Privacy-14-3</text:p>
          </table:table-cell>
        </table:table-row>
        <table:table-row table:style-name="ro153">
          <table:table-cell table:formula="of:=IFERROR(VLOOKUP(ROW();['customization-items'.$B$1:'customization-items'.$C$1038];COLUMN(['customization-items'.$C$1])-COLUMN(['customization-items'.$B$1])+1;0);&quot;&quot;)" office:value-type="string" office:string-value="Privacy-15-1" calcext:value-type="string">
            <text:p>Privacy-15-1</text:p>
          </table:table-cell>
        </table:table-row>
        <table:table-row table:style-name="ro153">
          <table:table-cell table:formula="of:=IFERROR(VLOOKUP(ROW();['customization-items'.$B$1:'customization-items'.$C$1038];COLUMN(['customization-items'.$C$1])-COLUMN(['customization-items'.$B$1])+1;0);&quot;&quot;)" office:value-type="string" office:string-value="Privacy-15-2" calcext:value-type="string">
            <text:p>Privacy-15-2</text:p>
          </table:table-cell>
        </table:table-row>
        <table:table-row table:style-name="ro153">
          <table:table-cell table:formula="of:=IFERROR(VLOOKUP(ROW();['customization-items'.$B$1:'customization-items'.$C$1038];COLUMN(['customization-items'.$C$1])-COLUMN(['customization-items'.$B$1])+1;0);&quot;&quot;)" office:value-type="string" office:string-value="Privacy-16-1" calcext:value-type="string">
            <text:p>Privacy-16-1</text:p>
          </table:table-cell>
        </table:table-row>
        <table:table-row table:style-name="ro153">
          <table:table-cell table:formula="of:=IFERROR(VLOOKUP(ROW();['customization-items'.$B$1:'customization-items'.$C$1038];COLUMN(['customization-items'.$C$1])-COLUMN(['customization-items'.$B$1])+1;0);&quot;&quot;)" office:value-type="string" office:string-value="Privacy-16-2" calcext:value-type="string">
            <text:p>Privacy-16-2</text:p>
          </table:table-cell>
        </table:table-row>
        <table:table-row table:style-name="ro153">
          <table:table-cell table:formula="of:=IFERROR(VLOOKUP(ROW();['customization-items'.$B$1:'customization-items'.$C$1038];COLUMN(['customization-items'.$C$1])-COLUMN(['customization-items'.$B$1])+1;0);&quot;&quot;)" office:value-type="string" office:string-value="Privacy-17-1" calcext:value-type="string">
            <text:p>Privacy-17-1</text:p>
          </table:table-cell>
        </table:table-row>
        <table:table-row table:style-name="ro153">
          <table:table-cell table:formula="of:=IFERROR(VLOOKUP(ROW();['customization-items'.$B$1:'customization-items'.$C$1038];COLUMN(['customization-items'.$C$1])-COLUMN(['customization-items'.$B$1])+1;0);&quot;&quot;)" office:value-type="string" office:string-value="Privacy-17-2" calcext:value-type="string">
            <text:p>Privacy-17-2</text:p>
          </table:table-cell>
        </table:table-row>
        <table:table-row table:style-name="ro153">
          <table:table-cell table:formula="of:=IFERROR(VLOOKUP(ROW();['customization-items'.$B$1:'customization-items'.$C$1038];COLUMN(['customization-items'.$C$1])-COLUMN(['customization-items'.$B$1])+1;0);&quot;&quot;)" office:value-type="string" office:string-value="Privacy-18-1" calcext:value-type="string">
            <text:p>Privacy-18-1</text:p>
          </table:table-cell>
        </table:table-row>
        <table:table-row table:style-name="ro153">
          <table:table-cell table:formula="of:=IFERROR(VLOOKUP(ROW();['customization-items'.$B$1:'customization-items'.$C$1038];COLUMN(['customization-items'.$C$1])-COLUMN(['customization-items'.$B$1])+1;0);&quot;&quot;)" office:value-type="string" office:string-value="Privacy-18-2" calcext:value-type="string">
            <text:p>Privacy-18-2</text:p>
          </table:table-cell>
        </table:table-row>
        <table:table-row table:style-name="ro153">
          <table:table-cell table:formula="of:=IFERROR(VLOOKUP(ROW();['customization-items'.$B$1:'customization-items'.$C$1038];COLUMN(['customization-items'.$C$1])-COLUMN(['customization-items'.$B$1])+1;0);&quot;&quot;)" office:value-type="string" office:string-value="Privacy-19-1" calcext:value-type="string">
            <text:p>Privacy-19-1</text:p>
          </table:table-cell>
        </table:table-row>
        <table:table-row table:style-name="ro153">
          <table:table-cell table:formula="of:=IFERROR(VLOOKUP(ROW();['customization-items'.$B$1:'customization-items'.$C$1038];COLUMN(['customization-items'.$C$1])-COLUMN(['customization-items'.$B$1])+1;0);&quot;&quot;)" office:value-type="string" office:string-value="Privacy-19-2" calcext:value-type="string">
            <text:p>Privacy-19-2</text:p>
          </table:table-cell>
        </table:table-row>
        <table:table-row table:style-name="ro153">
          <table:table-cell table:formula="of:=IFERROR(VLOOKUP(ROW();['customization-items'.$B$1:'customization-items'.$C$1038];COLUMN(['customization-items'.$C$1])-COLUMN(['customization-items'.$B$1])+1;0);&quot;&quot;)" office:value-type="string" office:string-value="Privacy-21-1" calcext:value-type="string">
            <text:p>Privacy-21-1</text:p>
          </table:table-cell>
        </table:table-row>
        <table:table-row table:style-name="ro153">
          <table:table-cell table:formula="of:=IFERROR(VLOOKUP(ROW();['customization-items'.$B$1:'customization-items'.$C$1038];COLUMN(['customization-items'.$C$1])-COLUMN(['customization-items'.$B$1])+1;0);&quot;&quot;)" office:value-type="string" office:string-value="Privacy-21-2" calcext:value-type="string">
            <text:p>Privacy-21-2</text:p>
          </table:table-cell>
        </table:table-row>
        <table:table-row table:style-name="ro153">
          <table:table-cell table:formula="of:=IFERROR(VLOOKUP(ROW();['customization-items'.$B$1:'customization-items'.$C$1038];COLUMN(['customization-items'.$C$1])-COLUMN(['customization-items'.$B$1])+1;0);&quot;&quot;)" office:value-type="string" office:string-value="Privacy-22-1" calcext:value-type="string">
            <text:p>Privacy-22-1</text:p>
          </table:table-cell>
        </table:table-row>
        <table:table-row table:style-name="ro153">
          <table:table-cell table:formula="of:=IFERROR(VLOOKUP(ROW();['customization-items'.$B$1:'customization-items'.$C$1038];COLUMN(['customization-items'.$C$1])-COLUMN(['customization-items'.$B$1])+1;0);&quot;&quot;)" office:value-type="string" office:string-value="Privacy-22-2" calcext:value-type="string">
            <text:p>Privacy-22-2</text:p>
          </table:table-cell>
        </table:table-row>
        <table:table-row table:style-name="ro153">
          <table:table-cell table:formula="of:=IFERROR(VLOOKUP(ROW();['customization-items'.$B$1:'customization-items'.$C$1038];COLUMN(['customization-items'.$C$1])-COLUMN(['customization-items'.$B$1])+1;0);&quot;&quot;)" office:value-type="string" office:string-value="Privacy-22-3" calcext:value-type="string">
            <text:p>Privacy-22-3</text:p>
          </table:table-cell>
        </table:table-row>
        <table:table-row table:style-name="ro153">
          <table:table-cell table:formula="of:=IFERROR(VLOOKUP(ROW();['customization-items'.$B$1:'customization-items'.$C$1038];COLUMN(['customization-items'.$C$1])-COLUMN(['customization-items'.$B$1])+1;0);&quot;&quot;)" office:value-type="string" office:string-value="Privacy-24-1" calcext:value-type="string">
            <text:p>Privacy-24-1</text:p>
          </table:table-cell>
        </table:table-row>
        <table:table-row table:style-name="ro153">
          <table:table-cell table:formula="of:=IFERROR(VLOOKUP(ROW();['customization-items'.$B$1:'customization-items'.$C$1038];COLUMN(['customization-items'.$C$1])-COLUMN(['customization-items'.$B$1])+1;0);&quot;&quot;)" office:value-type="string" office:string-value="Privacy-24-2" calcext:value-type="string">
            <text:p>Privacy-24-2</text:p>
          </table:table-cell>
        </table:table-row>
        <table:table-row table:style-name="ro153">
          <table:table-cell table:formula="of:=IFERROR(VLOOKUP(ROW();['customization-items'.$B$1:'customization-items'.$C$1038];COLUMN(['customization-items'.$C$1])-COLUMN(['customization-items'.$B$1])+1;0);&quot;&quot;)" office:value-type="string" office:string-value="Privacy-26-1" calcext:value-type="string">
            <text:p>Privacy-26-1</text:p>
          </table:table-cell>
        </table:table-row>
        <table:table-row table:style-name="ro153">
          <table:table-cell table:formula="of:=IFERROR(VLOOKUP(ROW();['customization-items'.$B$1:'customization-items'.$C$1038];COLUMN(['customization-items'.$C$1])-COLUMN(['customization-items'.$B$1])+1;0);&quot;&quot;)" office:value-type="string" office:string-value="Privacy-26-2" calcext:value-type="string">
            <text:p>Privacy-26-2</text:p>
          </table:table-cell>
        </table:table-row>
        <table:table-row table:style-name="ro153">
          <table:table-cell table:formula="of:=IFERROR(VLOOKUP(ROW();['customization-items'.$B$1:'customization-items'.$C$1038];COLUMN(['customization-items'.$C$1])-COLUMN(['customization-items'.$B$1])+1;0);&quot;&quot;)" office:value-type="string" office:string-value="Privacy-27-1" calcext:value-type="string">
            <text:p>Privacy-27-1</text:p>
          </table:table-cell>
        </table:table-row>
        <table:table-row table:style-name="ro153">
          <table:table-cell table:formula="of:=IFERROR(VLOOKUP(ROW();['customization-items'.$B$1:'customization-items'.$C$1038];COLUMN(['customization-items'.$C$1])-COLUMN(['customization-items'.$B$1])+1;0);&quot;&quot;)" office:value-type="string" office:string-value="Privacy-27-2" calcext:value-type="string">
            <text:p>Privacy-27-2</text:p>
          </table:table-cell>
        </table:table-row>
        <table:table-row table:style-name="ro153">
          <table:table-cell table:formula="of:=IFERROR(VLOOKUP(ROW();['customization-items'.$B$1:'customization-items'.$C$1038];COLUMN(['customization-items'.$C$1])-COLUMN(['customization-items'.$B$1])+1;0);&quot;&quot;)" office:value-type="string" office:string-value="Privacy-29-1" calcext:value-type="string">
            <text:p>Privacy-29-1</text:p>
          </table:table-cell>
        </table:table-row>
        <table:table-row table:style-name="ro153">
          <table:table-cell table:formula="of:=IFERROR(VLOOKUP(ROW();['customization-items'.$B$1:'customization-items'.$C$1038];COLUMN(['customization-items'.$C$1])-COLUMN(['customization-items'.$B$1])+1;0);&quot;&quot;)" office:value-type="string" office:string-value="Privacy-29-2" calcext:value-type="string">
            <text:p>Privacy-29-2</text:p>
          </table:table-cell>
        </table:table-row>
        <table:table-row table:style-name="ro153">
          <table:table-cell table:formula="of:=IFERROR(VLOOKUP(ROW();['customization-items'.$B$1:'customization-items'.$C$1038];COLUMN(['customization-items'.$C$1])-COLUMN(['customization-items'.$B$1])+1;0);&quot;&quot;)" office:value-type="string" office:string-value="Privacy-30-1" calcext:value-type="string">
            <text:p>Privacy-30-1</text:p>
          </table:table-cell>
        </table:table-row>
        <table:table-row table:style-name="ro153">
          <table:table-cell table:formula="of:=IFERROR(VLOOKUP(ROW();['customization-items'.$B$1:'customization-items'.$C$1038];COLUMN(['customization-items'.$C$1])-COLUMN(['customization-items'.$B$1])+1;0);&quot;&quot;)" office:value-type="string" office:string-value="Privacy-30-2" calcext:value-type="string">
            <text:p>Privacy-30-2</text:p>
          </table:table-cell>
        </table:table-row>
        <table:table-row table:style-name="ro153">
          <table:table-cell table:formula="of:=IFERROR(VLOOKUP(ROW();['customization-items'.$B$1:'customization-items'.$C$1038];COLUMN(['customization-items'.$C$1])-COLUMN(['customization-items'.$B$1])+1;0);&quot;&quot;)" office:value-type="string" office:string-value="Privacy-30-3" calcext:value-type="string">
            <text:p>Privacy-30-3</text:p>
          </table:table-cell>
        </table:table-row>
        <table:table-row table:style-name="ro153">
          <table:table-cell table:formula="of:=IFERROR(VLOOKUP(ROW();['customization-items'.$B$1:'customization-items'.$C$1038];COLUMN(['customization-items'.$C$1])-COLUMN(['customization-items'.$B$1])+1;0);&quot;&quot;)" office:value-type="string" office:string-value="Privacy-32-1" calcext:value-type="string">
            <text:p>Privacy-32-1</text:p>
          </table:table-cell>
        </table:table-row>
        <table:table-row table:style-name="ro153">
          <table:table-cell table:formula="of:=IFERROR(VLOOKUP(ROW();['customization-items'.$B$1:'customization-items'.$C$1038];COLUMN(['customization-items'.$C$1])-COLUMN(['customization-items'.$B$1])+1;0);&quot;&quot;)" office:value-type="string" office:string-value="Privacy-32-2" calcext:value-type="string">
            <text:p>Privacy-32-2</text:p>
          </table:table-cell>
        </table:table-row>
        <table:table-row table:style-name="ro153">
          <table:table-cell table:formula="of:=IFERROR(VLOOKUP(ROW();['customization-items'.$B$1:'customization-items'.$C$1038];COLUMN(['customization-items'.$C$1])-COLUMN(['customization-items'.$B$1])+1;0);&quot;&quot;)" office:value-type="string" office:string-value="Privacy-33-1" calcext:value-type="string">
            <text:p>Privacy-33-1</text:p>
          </table:table-cell>
        </table:table-row>
        <table:table-row table:style-name="ro153">
          <table:table-cell table:formula="of:=IFERROR(VLOOKUP(ROW();['customization-items'.$B$1:'customization-items'.$C$1038];COLUMN(['customization-items'.$C$1])-COLUMN(['customization-items'.$B$1])+1;0);&quot;&quot;)" office:value-type="string" office:string-value="Privacy-33-2" calcext:value-type="string">
            <text:p>Privacy-33-2</text:p>
          </table:table-cell>
        </table:table-row>
        <table:table-row table:style-name="ro153">
          <table:table-cell table:formula="of:=IFERROR(VLOOKUP(ROW();['customization-items'.$B$1:'customization-items'.$C$1038];COLUMN(['customization-items'.$C$1])-COLUMN(['customization-items'.$B$1])+1;0);&quot;&quot;)" office:value-type="string" office:string-value="Privacy-33-3" calcext:value-type="string">
            <text:p>Privacy-33-3</text:p>
          </table:table-cell>
        </table:table-row>
        <table:table-row table:style-name="ro153">
          <table:table-cell table:formula="of:=IFERROR(VLOOKUP(ROW();['customization-items'.$B$1:'customization-items'.$C$1038];COLUMN(['customization-items'.$C$1])-COLUMN(['customization-items'.$B$1])+1;0);&quot;&quot;)" office:value-type="string" office:string-value="Privacy-34-1" calcext:value-type="string">
            <text:p>Privacy-34-1</text:p>
          </table:table-cell>
        </table:table-row>
        <table:table-row table:style-name="ro153">
          <table:table-cell table:formula="of:=IFERROR(VLOOKUP(ROW();['customization-items'.$B$1:'customization-items'.$C$1038];COLUMN(['customization-items'.$C$1])-COLUMN(['customization-items'.$B$1])+1;0);&quot;&quot;)" office:value-type="string" office:string-value="Privacy-34-2" calcext:value-type="string">
            <text:p>Privacy-34-2</text:p>
          </table:table-cell>
        </table:table-row>
        <table:table-row table:style-name="ro153">
          <table:table-cell table:formula="of:=IFERROR(VLOOKUP(ROW();['customization-items'.$B$1:'customization-items'.$C$1038];COLUMN(['customization-items'.$C$1])-COLUMN(['customization-items'.$B$1])+1;0);&quot;&quot;)" office:value-type="string" office:string-value="Privacy-35-1" calcext:value-type="string">
            <text:p>Privacy-35-1</text:p>
          </table:table-cell>
        </table:table-row>
        <table:table-row table:style-name="ro153">
          <table:table-cell table:formula="of:=IFERROR(VLOOKUP(ROW();['customization-items'.$B$1:'customization-items'.$C$1038];COLUMN(['customization-items'.$C$1])-COLUMN(['customization-items'.$B$1])+1;0);&quot;&quot;)" office:value-type="string" office:string-value="Privacy-35-2" calcext:value-type="string">
            <text:p>Privacy-35-2</text:p>
          </table:table-cell>
        </table:table-row>
        <table:table-row table:style-name="ro153">
          <table:table-cell table:formula="of:=IFERROR(VLOOKUP(ROW();['customization-items'.$B$1:'customization-items'.$C$1038];COLUMN(['customization-items'.$C$1])-COLUMN(['customization-items'.$B$1])+1;0);&quot;&quot;)" office:value-type="string" office:string-value="Privacy-35-3" calcext:value-type="string">
            <text:p>Privacy-35-3</text:p>
          </table:table-cell>
        </table:table-row>
        <table:table-row table:style-name="ro153">
          <table:table-cell table:formula="of:=IFERROR(VLOOKUP(ROW();['customization-items'.$B$1:'customization-items'.$C$1038];COLUMN(['customization-items'.$C$1])-COLUMN(['customization-items'.$B$1])+1;0);&quot;&quot;)" office:value-type="string" office:string-value="Privacy-35-4" calcext:value-type="string">
            <text:p>Privacy-35-4</text:p>
          </table:table-cell>
        </table:table-row>
        <table:table-row table:style-name="ro153">
          <table:table-cell table:formula="of:=IFERROR(VLOOKUP(ROW();['customization-items'.$B$1:'customization-items'.$C$1038];COLUMN(['customization-items'.$C$1])-COLUMN(['customization-items'.$B$1])+1;0);&quot;&quot;)" office:value-type="string" office:string-value="Privacy-36-1" calcext:value-type="string">
            <text:p>Privacy-36-1</text:p>
          </table:table-cell>
        </table:table-row>
        <table:table-row table:style-name="ro153">
          <table:table-cell table:formula="of:=IFERROR(VLOOKUP(ROW();['customization-items'.$B$1:'customization-items'.$C$1038];COLUMN(['customization-items'.$C$1])-COLUMN(['customization-items'.$B$1])+1;0);&quot;&quot;)" office:value-type="string" office:string-value="Privacy-36-2" calcext:value-type="string">
            <text:p>Privacy-36-2</text:p>
          </table:table-cell>
        </table:table-row>
        <table:table-row table:style-name="ro153">
          <table:table-cell table:formula="of:=IFERROR(VLOOKUP(ROW();['customization-items'.$B$1:'customization-items'.$C$1038];COLUMN(['customization-items'.$C$1])-COLUMN(['customization-items'.$B$1])+1;0);&quot;&quot;)" office:value-type="string" office:string-value="Privacy-37-1" calcext:value-type="string">
            <text:p>Privacy-37-1</text:p>
          </table:table-cell>
        </table:table-row>
        <table:table-row table:style-name="ro153">
          <table:table-cell table:formula="of:=IFERROR(VLOOKUP(ROW();['customization-items'.$B$1:'customization-items'.$C$1038];COLUMN(['customization-items'.$C$1])-COLUMN(['customization-items'.$B$1])+1;0);&quot;&quot;)" office:value-type="string" office:string-value="Privacy-37-2" calcext:value-type="string">
            <text:p>Privacy-37-2</text:p>
          </table:table-cell>
        </table:table-row>
        <table:table-row table:style-name="ro153">
          <table:table-cell table:formula="of:=IFERROR(VLOOKUP(ROW();['customization-items'.$B$1:'customization-items'.$C$1038];COLUMN(['customization-items'.$C$1])-COLUMN(['customization-items'.$B$1])+1;0);&quot;&quot;)" office:value-type="string" office:string-value="Privacy-38-1" calcext:value-type="string">
            <text:p>Privacy-38-1</text:p>
          </table:table-cell>
        </table:table-row>
        <table:table-row table:style-name="ro153">
          <table:table-cell table:formula="of:=IFERROR(VLOOKUP(ROW();['customization-items'.$B$1:'customization-items'.$C$1038];COLUMN(['customization-items'.$C$1])-COLUMN(['customization-items'.$B$1])+1;0);&quot;&quot;)" office:value-type="string" office:string-value="Privacy-38-2" calcext:value-type="string">
            <text:p>Privacy-38-2</text:p>
          </table:table-cell>
        </table:table-row>
        <table:table-row table:style-name="ro153">
          <table:table-cell table:formula="of:=IFERROR(VLOOKUP(ROW();['customization-items'.$B$1:'customization-items'.$C$1038];COLUMN(['customization-items'.$C$1])-COLUMN(['customization-items'.$B$1])+1;0);&quot;&quot;)" office:value-type="string" office:string-value="Privacy-39-1" calcext:value-type="string">
            <text:p>Privacy-39-1</text:p>
          </table:table-cell>
        </table:table-row>
        <table:table-row table:style-name="ro153">
          <table:table-cell table:formula="of:=IFERROR(VLOOKUP(ROW();['customization-items'.$B$1:'customization-items'.$C$1038];COLUMN(['customization-items'.$C$1])-COLUMN(['customization-items'.$B$1])+1;0);&quot;&quot;)" office:value-type="string" office:string-value="Privacy-39-2" calcext:value-type="string">
            <text:p>Privacy-39-2</text:p>
          </table:table-cell>
        </table:table-row>
        <table:table-row table:style-name="ro153">
          <table:table-cell table:formula="of:=IFERROR(VLOOKUP(ROW();['customization-items'.$B$1:'customization-items'.$C$1038];COLUMN(['customization-items'.$C$1])-COLUMN(['customization-items'.$B$1])+1;0);&quot;&quot;)" office:value-type="string" office:string-value="Privacy-40-1" calcext:value-type="string">
            <text:p>Privacy-40-1</text:p>
          </table:table-cell>
        </table:table-row>
        <table:table-row table:style-name="ro153">
          <table:table-cell table:formula="of:=IFERROR(VLOOKUP(ROW();['customization-items'.$B$1:'customization-items'.$C$1038];COLUMN(['customization-items'.$C$1])-COLUMN(['customization-items'.$B$1])+1;0);&quot;&quot;)" office:value-type="string" office:string-value="Privacy-40-2" calcext:value-type="string">
            <text:p>Privacy-40-2</text:p>
          </table:table-cell>
        </table:table-row>
        <table:table-row table:style-name="ro153">
          <table:table-cell table:formula="of:=IFERROR(VLOOKUP(ROW();['customization-items'.$B$1:'customization-items'.$C$1038];COLUMN(['customization-items'.$C$1])-COLUMN(['customization-items'.$B$1])+1;0);&quot;&quot;)" office:value-type="string" office:string-value="Privacy-41-1" calcext:value-type="string">
            <text:p>Privacy-41-1</text:p>
          </table:table-cell>
        </table:table-row>
        <table:table-row table:style-name="ro153">
          <table:table-cell table:formula="of:=IFERROR(VLOOKUP(ROW();['customization-items'.$B$1:'customization-items'.$C$1038];COLUMN(['customization-items'.$C$1])-COLUMN(['customization-items'.$B$1])+1;0);&quot;&quot;)" office:value-type="string" office:string-value="Privacy-41-2" calcext:value-type="string">
            <text:p>Privacy-41-2</text:p>
          </table:table-cell>
        </table:table-row>
        <table:table-row table:style-name="ro153">
          <table:table-cell table:formula="of:=IFERROR(VLOOKUP(ROW();['customization-items'.$B$1:'customization-items'.$C$1038];COLUMN(['customization-items'.$C$1])-COLUMN(['customization-items'.$B$1])+1;0);&quot;&quot;)" office:value-type="string" office:string-value="Privacy-42-1" calcext:value-type="string">
            <text:p>Privacy-42-1</text:p>
          </table:table-cell>
        </table:table-row>
        <table:table-row table:style-name="ro153">
          <table:table-cell table:formula="of:=IFERROR(VLOOKUP(ROW();['customization-items'.$B$1:'customization-items'.$C$1038];COLUMN(['customization-items'.$C$1])-COLUMN(['customization-items'.$B$1])+1;0);&quot;&quot;)" office:value-type="string" office:string-value="Privacy-42-2" calcext:value-type="string">
            <text:p>Privacy-42-2</text:p>
          </table:table-cell>
        </table:table-row>
        <table:table-row table:style-name="ro153">
          <table:table-cell table:formula="of:=IFERROR(VLOOKUP(ROW();['customization-items'.$B$1:'customization-items'.$C$1038];COLUMN(['customization-items'.$C$1])-COLUMN(['customization-items'.$B$1])+1;0);&quot;&quot;)" office:value-type="string" office:string-value="Privacy-43-1" calcext:value-type="string">
            <text:p>Privacy-43-1</text:p>
          </table:table-cell>
        </table:table-row>
        <table:table-row table:style-name="ro153">
          <table:table-cell table:formula="of:=IFERROR(VLOOKUP(ROW();['customization-items'.$B$1:'customization-items'.$C$1038];COLUMN(['customization-items'.$C$1])-COLUMN(['customization-items'.$B$1])+1;0);&quot;&quot;)" office:value-type="string" office:string-value="Privacy-43-2" calcext:value-type="string">
            <text:p>Privacy-43-2</text:p>
          </table:table-cell>
        </table:table-row>
        <table:table-row table:style-name="ro153">
          <table:table-cell table:formula="of:=IFERROR(VLOOKUP(ROW();['customization-items'.$B$1:'customization-items'.$C$1038];COLUMN(['customization-items'.$C$1])-COLUMN(['customization-items'.$B$1])+1;0);&quot;&quot;)" office:value-type="string" office:string-value="Privacy-43-3" calcext:value-type="string">
            <text:p>Privacy-43-3</text:p>
          </table:table-cell>
        </table:table-row>
        <table:table-row table:style-name="ro153">
          <table:table-cell table:formula="of:=IFERROR(VLOOKUP(ROW();['customization-items'.$B$1:'customization-items'.$C$1038];COLUMN(['customization-items'.$C$1])-COLUMN(['customization-items'.$B$1])+1;0);&quot;&quot;)" office:value-type="string" office:string-value="Privacy-43-4" calcext:value-type="string">
            <text:p>Privacy-43-4</text:p>
          </table:table-cell>
        </table:table-row>
        <table:table-row table:style-name="ro153">
          <table:table-cell table:formula="of:=IFERROR(VLOOKUP(ROW();['customization-items'.$B$1:'customization-items'.$C$1038];COLUMN(['customization-items'.$C$1])-COLUMN(['customization-items'.$B$1])+1;0);&quot;&quot;)" office:value-type="string" office:string-value="Startup-1-2" calcext:value-type="string">
            <text:p>Startup-1-2</text:p>
          </table:table-cell>
        </table:table-row>
        <table:table-row table:style-name="ro153">
          <table:table-cell table:formula="of:=IFERROR(VLOOKUP(ROW();['customization-items'.$B$1:'customization-items'.$C$1038];COLUMN(['customization-items'.$C$1])-COLUMN(['customization-items'.$B$1])+1;0);&quot;&quot;)" office:value-type="string" office:string-value="Startup-2-1" calcext:value-type="string">
            <text:p>Startup-2-1</text:p>
          </table:table-cell>
        </table:table-row>
        <table:table-row table:style-name="ro153">
          <table:table-cell table:formula="of:=IFERROR(VLOOKUP(ROW();['customization-items'.$B$1:'customization-items'.$C$1038];COLUMN(['customization-items'.$C$1])-COLUMN(['customization-items'.$B$1])+1;0);&quot;&quot;)" office:value-type="string" office:string-value="Startup-2-2" calcext:value-type="string">
            <text:p>Startup-2-2</text:p>
          </table:table-cell>
        </table:table-row>
        <table:table-row table:style-name="ro153">
          <table:table-cell table:formula="of:=IFERROR(VLOOKUP(ROW();['customization-items'.$B$1:'customization-items'.$C$1038];COLUMN(['customization-items'.$C$1])-COLUMN(['customization-items'.$B$1])+1;0);&quot;&quot;)" office:value-type="string" office:string-value="Startup-2-3" calcext:value-type="string">
            <text:p>Startup-2-3</text:p>
          </table:table-cell>
        </table:table-row>
        <table:table-row table:style-name="ro153">
          <table:table-cell table:formula="of:=IFERROR(VLOOKUP(ROW();['customization-items'.$B$1:'customization-items'.$C$1038];COLUMN(['customization-items'.$C$1])-COLUMN(['customization-items'.$B$1])+1;0);&quot;&quot;)" office:value-type="string" office:string-value="Startup-3-1" calcext:value-type="string">
            <text:p>Startup-3-1</text:p>
          </table:table-cell>
        </table:table-row>
        <table:table-row table:style-name="ro153">
          <table:table-cell table:formula="of:=IFERROR(VLOOKUP(ROW();['customization-items'.$B$1:'customization-items'.$C$1038];COLUMN(['customization-items'.$C$1])-COLUMN(['customization-items'.$B$1])+1;0);&quot;&quot;)" office:value-type="string" office:string-value="Startup-3-2" calcext:value-type="string">
            <text:p>Startup-3-2</text:p>
          </table:table-cell>
        </table:table-row>
        <table:table-row table:style-name="ro153">
          <table:table-cell table:formula="of:=IFERROR(VLOOKUP(ROW();['customization-items'.$B$1:'customization-items'.$C$1038];COLUMN(['customization-items'.$C$1])-COLUMN(['customization-items'.$B$1])+1;0);&quot;&quot;)" office:value-type="string" office:string-value="Startup-3-3" calcext:value-type="string">
            <text:p>Startup-3-3</text:p>
          </table:table-cell>
        </table:table-row>
        <table:table-row table:style-name="ro153">
          <table:table-cell table:formula="of:=IFERROR(VLOOKUP(ROW();['customization-items'.$B$1:'customization-items'.$C$1038];COLUMN(['customization-items'.$C$1])-COLUMN(['customization-items'.$B$1])+1;0);&quot;&quot;)" office:value-type="string" office:string-value="Startup-4-2" calcext:value-type="string">
            <text:p>Startup-4-2</text:p>
          </table:table-cell>
        </table:table-row>
        <table:table-row table:style-name="ro153">
          <table:table-cell table:formula="of:=IFERROR(VLOOKUP(ROW();['customization-items'.$B$1:'customization-items'.$C$1038];COLUMN(['customization-items'.$C$1])-COLUMN(['customization-items'.$B$1])+1;0);&quot;&quot;)" office:value-type="string" office:string-value="Startup-5-1" calcext:value-type="string">
            <text:p>Startup-5-1</text:p>
          </table:table-cell>
        </table:table-row>
        <table:table-row table:style-name="ro153">
          <table:table-cell table:formula="of:=IFERROR(VLOOKUP(ROW();['customization-items'.$B$1:'customization-items'.$C$1038];COLUMN(['customization-items'.$C$1])-COLUMN(['customization-items'.$B$1])+1;0);&quot;&quot;)" office:value-type="string" office:string-value="Startup-5-2" calcext:value-type="string">
            <text:p>Startup-5-2</text:p>
          </table:table-cell>
        </table:table-row>
        <table:table-row table:style-name="ro153">
          <table:table-cell table:formula="of:=IFERROR(VLOOKUP(ROW();['customization-items'.$B$1:'customization-items'.$C$1038];COLUMN(['customization-items'.$C$1])-COLUMN(['customization-items'.$B$1])+1;0);&quot;&quot;)" office:value-type="string" office:string-value="Startup-7-1" calcext:value-type="string">
            <text:p>Startup-7-1</text:p>
          </table:table-cell>
        </table:table-row>
        <table:table-row table:style-name="ro153">
          <table:table-cell table:formula="of:=IFERROR(VLOOKUP(ROW();['customization-items'.$B$1:'customization-items'.$C$1038];COLUMN(['customization-items'.$C$1])-COLUMN(['customization-items'.$B$1])+1;0);&quot;&quot;)" office:value-type="string" office:string-value="Startup-7-2" calcext:value-type="string">
            <text:p>Startup-7-2</text:p>
          </table:table-cell>
        </table:table-row>
        <table:table-row table:style-name="ro153">
          <table:table-cell table:formula="of:=IFERROR(VLOOKUP(ROW();['customization-items'.$B$1:'customization-items'.$C$1038];COLUMN(['customization-items'.$C$1])-COLUMN(['customization-items'.$B$1])+1;0);&quot;&quot;)" office:value-type="string" office:string-value="Startup-8-1" calcext:value-type="string">
            <text:p>Startup-8-1</text:p>
          </table:table-cell>
        </table:table-row>
        <table:table-row table:style-name="ro153">
          <table:table-cell table:formula="of:=IFERROR(VLOOKUP(ROW();['customization-items'.$B$1:'customization-items'.$C$1038];COLUMN(['customization-items'.$C$1])-COLUMN(['customization-items'.$B$1])+1;0);&quot;&quot;)" office:value-type="string" office:string-value="Startup-8-2" calcext:value-type="string">
            <text:p>Startup-8-2</text:p>
          </table:table-cell>
        </table:table-row>
        <table:table-row table:style-name="ro153">
          <table:table-cell table:formula="of:=IFERROR(VLOOKUP(ROW();['customization-items'.$B$1:'customization-items'.$C$1038];COLUMN(['customization-items'.$C$1])-COLUMN(['customization-items'.$B$1])+1;0);&quot;&quot;)" office:value-type="string" office:string-value="Startup-10-1" calcext:value-type="string">
            <text:p>Startup-10-1</text:p>
          </table:table-cell>
        </table:table-row>
        <table:table-row table:style-name="ro153">
          <table:table-cell table:formula="of:=IFERROR(VLOOKUP(ROW();['customization-items'.$B$1:'customization-items'.$C$1038];COLUMN(['customization-items'.$C$1])-COLUMN(['customization-items'.$B$1])+1;0);&quot;&quot;)" office:value-type="string" office:string-value="Startup-10-2" calcext:value-type="string">
            <text:p>Startup-10-2</text:p>
          </table:table-cell>
        </table:table-row>
        <table:table-row table:style-name="ro153">
          <table:table-cell table:formula="of:=IFERROR(VLOOKUP(ROW();['customization-items'.$B$1:'customization-items'.$C$1038];COLUMN(['customization-items'.$C$1])-COLUMN(['customization-items'.$B$1])+1;0);&quot;&quot;)" office:value-type="string" office:string-value="Startup-11-1" calcext:value-type="string">
            <text:p>Startup-11-1</text:p>
          </table:table-cell>
        </table:table-row>
        <table:table-row table:style-name="ro153">
          <table:table-cell table:formula="of:=IFERROR(VLOOKUP(ROW();['customization-items'.$B$1:'customization-items'.$C$1038];COLUMN(['customization-items'.$C$1])-COLUMN(['customization-items'.$B$1])+1;0);&quot;&quot;)" office:value-type="string" office:string-value="Websearch-1-2" calcext:value-type="string">
            <text:p>Websearch-1-2</text:p>
          </table:table-cell>
        </table:table-row>
        <table:table-row table:style-name="ro153">
          <table:table-cell table:formula="of:=IFERROR(VLOOKUP(ROW();['customization-items'.$B$1:'customization-items'.$C$1038];COLUMN(['customization-items'.$C$1])-COLUMN(['customization-items'.$B$1])+1;0);&quot;&quot;)" office:value-type="string" office:string-value="Websearch-2-1" calcext:value-type="string">
            <text:p>Websearch-2-1</text:p>
          </table:table-cell>
        </table:table-row>
        <table:table-row table:style-name="ro153">
          <table:table-cell table:formula="of:=IFERROR(VLOOKUP(ROW();['customization-items'.$B$1:'customization-items'.$C$1038];COLUMN(['customization-items'.$C$1])-COLUMN(['customization-items'.$B$1])+1;0);&quot;&quot;)" office:value-type="string" office:string-value="Websearch-2-2" calcext:value-type="string">
            <text:p>Websearch-2-2</text:p>
          </table:table-cell>
        </table:table-row>
        <table:table-row table:style-name="ro153">
          <table:table-cell table:formula="of:=IFERROR(VLOOKUP(ROW();['customization-items'.$B$1:'customization-items'.$C$1038];COLUMN(['customization-items'.$C$1])-COLUMN(['customization-items'.$B$1])+1;0);&quot;&quot;)" office:value-type="string" office:string-value="Location-1-1" calcext:value-type="string">
            <text:p>Location-1-1</text:p>
          </table:table-cell>
        </table:table-row>
        <table:table-row table:style-name="ro153">
          <table:table-cell table:formula="of:=IFERROR(VLOOKUP(ROW();['customization-items'.$B$1:'customization-items'.$C$1038];COLUMN(['customization-items'.$C$1])-COLUMN(['customization-items'.$B$1])+1;0);&quot;&quot;)" office:value-type="string" office:string-value="Location-1-2" calcext:value-type="string">
            <text:p>Location-1-2</text:p>
          </table:table-cell>
        </table:table-row>
        <table:table-row table:style-name="ro153">
          <table:table-cell table:formula="of:=IFERROR(VLOOKUP(ROW();['customization-items'.$B$1:'customization-items'.$C$1038];COLUMN(['customization-items'.$C$1])-COLUMN(['customization-items'.$B$1])+1;0);&quot;&quot;)" office:value-type="string" office:string-value="Download-1-1" calcext:value-type="string">
            <text:p>Download-1-1</text:p>
          </table:table-cell>
        </table:table-row>
        <table:table-row table:style-name="ro153">
          <table:table-cell table:formula="of:=IFERROR(VLOOKUP(ROW();['customization-items'.$B$1:'customization-items'.$C$1038];COLUMN(['customization-items'.$C$1])-COLUMN(['customization-items'.$B$1])+1;0);&quot;&quot;)" office:value-type="string" office:string-value="Download-1-2" calcext:value-type="string">
            <text:p>Download-1-2</text:p>
          </table:table-cell>
        </table:table-row>
        <table:table-row table:style-name="ro153">
          <table:table-cell table:formula="of:=IFERROR(VLOOKUP(ROW();['customization-items'.$B$1:'customization-items'.$C$1038];COLUMN(['customization-items'.$C$1])-COLUMN(['customization-items'.$B$1])+1;0);&quot;&quot;)" office:value-type="string" office:string-value="Download-2-1" calcext:value-type="string">
            <text:p>Download-2-1</text:p>
          </table:table-cell>
        </table:table-row>
        <table:table-row table:style-name="ro153">
          <table:table-cell table:formula="of:=IFERROR(VLOOKUP(ROW();['customization-items'.$B$1:'customization-items'.$C$1038];COLUMN(['customization-items'.$C$1])-COLUMN(['customization-items'.$B$1])+1;0);&quot;&quot;)" office:value-type="string" office:string-value="Download-2-2" calcext:value-type="string">
            <text:p>Download-2-2</text:p>
          </table:table-cell>
        </table:table-row>
        <table:table-row table:style-name="ro153">
          <table:table-cell table:formula="of:=IFERROR(VLOOKUP(ROW();['customization-items'.$B$1:'customization-items'.$C$1038];COLUMN(['customization-items'.$C$1])-COLUMN(['customization-items'.$B$1])+1;0);&quot;&quot;)" office:value-type="string" office:string-value="Download-2-3" calcext:value-type="string">
            <text:p>Download-2-3</text:p>
          </table:table-cell>
        </table:table-row>
        <table:table-row table:style-name="ro153">
          <table:table-cell table:formula="of:=IFERROR(VLOOKUP(ROW();['customization-items'.$B$1:'customization-items'.$C$1038];COLUMN(['customization-items'.$C$1])-COLUMN(['customization-items'.$B$1])+1;0);&quot;&quot;)" office:value-type="string" office:string-value="Download-3-1" calcext:value-type="string">
            <text:p>Download-3-1</text:p>
          </table:table-cell>
        </table:table-row>
        <table:table-row table:style-name="ro153">
          <table:table-cell table:formula="of:=IFERROR(VLOOKUP(ROW();['customization-items'.$B$1:'customization-items'.$C$1038];COLUMN(['customization-items'.$C$1])-COLUMN(['customization-items'.$B$1])+1;0);&quot;&quot;)" office:value-type="string" office:string-value="Download-3-2" calcext:value-type="string">
            <text:p>Download-3-2</text:p>
          </table:table-cell>
        </table:table-row>
        <table:table-row table:style-name="ro153">
          <table:table-cell table:formula="of:=IFERROR(VLOOKUP(ROW();['customization-items'.$B$1:'customization-items'.$C$1038];COLUMN(['customization-items'.$C$1])-COLUMN(['customization-items'.$B$1])+1;0);&quot;&quot;)" office:value-type="string" office:string-value="Download-3-3" calcext:value-type="string">
            <text:p>Download-3-3</text:p>
          </table:table-cell>
        </table:table-row>
        <table:table-row table:style-name="ro153">
          <table:table-cell table:formula="of:=IFERROR(VLOOKUP(ROW();['customization-items'.$B$1:'customization-items'.$C$1038];COLUMN(['customization-items'.$C$1])-COLUMN(['customization-items'.$B$1])+1;0);&quot;&quot;)" office:value-type="string" office:string-value="Tab-1-1" calcext:value-type="string">
            <text:p>Tab-1-1</text:p>
          </table:table-cell>
        </table:table-row>
        <table:table-row table:style-name="ro153">
          <table:table-cell table:formula="of:=IFERROR(VLOOKUP(ROW();['customization-items'.$B$1:'customization-items'.$C$1038];COLUMN(['customization-items'.$C$1])-COLUMN(['customization-items'.$B$1])+1;0);&quot;&quot;)" office:value-type="string" office:string-value="Tab-1-2" calcext:value-type="string">
            <text:p>Tab-1-2</text:p>
          </table:table-cell>
        </table:table-row>
        <table:table-row table:style-name="ro153">
          <table:table-cell table:formula="of:=IFERROR(VLOOKUP(ROW();['customization-items'.$B$1:'customization-items'.$C$1038];COLUMN(['customization-items'.$C$1])-COLUMN(['customization-items'.$B$1])+1;0);&quot;&quot;)" office:value-type="string" office:string-value="Tab-1-3" calcext:value-type="string">
            <text:p>Tab-1-3</text:p>
          </table:table-cell>
        </table:table-row>
        <table:table-row table:style-name="ro153">
          <table:table-cell table:formula="of:=IFERROR(VLOOKUP(ROW();['customization-items'.$B$1:'customization-items'.$C$1038];COLUMN(['customization-items'.$C$1])-COLUMN(['customization-items'.$B$1])+1;0);&quot;&quot;)" office:value-type="string" office:string-value="Tab-2-1" calcext:value-type="string">
            <text:p>Tab-2-1</text:p>
          </table:table-cell>
        </table:table-row>
        <table:table-row table:style-name="ro153">
          <table:table-cell table:formula="of:=IFERROR(VLOOKUP(ROW();['customization-items'.$B$1:'customization-items'.$C$1038];COLUMN(['customization-items'.$C$1])-COLUMN(['customization-items'.$B$1])+1;0);&quot;&quot;)" office:value-type="string" office:string-value="Tab-2-2" calcext:value-type="string">
            <text:p>Tab-2-2</text:p>
          </table:table-cell>
        </table:table-row>
        <table:table-row table:style-name="ro153">
          <table:table-cell table:formula="of:=IFERROR(VLOOKUP(ROW();['customization-items'.$B$1:'customization-items'.$C$1038];COLUMN(['customization-items'.$C$1])-COLUMN(['customization-items'.$B$1])+1;0);&quot;&quot;)" office:value-type="string" office:string-value="Tab-2-3" calcext:value-type="string">
            <text:p>Tab-2-3</text:p>
          </table:table-cell>
        </table:table-row>
        <table:table-row table:style-name="ro153">
          <table:table-cell table:formula="of:=IFERROR(VLOOKUP(ROW();['customization-items'.$B$1:'customization-items'.$C$1038];COLUMN(['customization-items'.$C$1])-COLUMN(['customization-items'.$B$1])+1;0);&quot;&quot;)" office:value-type="string" office:string-value="Tab-3-1" calcext:value-type="string">
            <text:p>Tab-3-1</text:p>
          </table:table-cell>
        </table:table-row>
        <table:table-row table:style-name="ro153">
          <table:table-cell table:formula="of:=IFERROR(VLOOKUP(ROW();['customization-items'.$B$1:'customization-items'.$C$1038];COLUMN(['customization-items'.$C$1])-COLUMN(['customization-items'.$B$1])+1;0);&quot;&quot;)" office:value-type="string" office:string-value="Tab-3-2" calcext:value-type="string">
            <text:p>Tab-3-2</text:p>
          </table:table-cell>
        </table:table-row>
        <table:table-row table:style-name="ro153">
          <table:table-cell table:formula="of:=IFERROR(VLOOKUP(ROW();['customization-items'.$B$1:'customization-items'.$C$1038];COLUMN(['customization-items'.$C$1])-COLUMN(['customization-items'.$B$1])+1;0);&quot;&quot;)" office:value-type="string" office:string-value="Tab-3-3" calcext:value-type="string">
            <text:p>Tab-3-3</text:p>
          </table:table-cell>
        </table:table-row>
        <table:table-row table:style-name="ro153">
          <table:table-cell table:formula="of:=IFERROR(VLOOKUP(ROW();['customization-items'.$B$1:'customization-items'.$C$1038];COLUMN(['customization-items'.$C$1])-COLUMN(['customization-items'.$B$1])+1;0);&quot;&quot;)" office:value-type="string" office:string-value="Tab-5-1" calcext:value-type="string">
            <text:p>Tab-5-1</text:p>
          </table:table-cell>
        </table:table-row>
        <table:table-row table:style-name="ro153">
          <table:table-cell table:formula="of:=IFERROR(VLOOKUP(ROW();['customization-items'.$B$1:'customization-items'.$C$1038];COLUMN(['customization-items'.$C$1])-COLUMN(['customization-items'.$B$1])+1;0);&quot;&quot;)" office:value-type="string" office:string-value="Tab-5-2" calcext:value-type="string">
            <text:p>Tab-5-2</text:p>
          </table:table-cell>
        </table:table-row>
        <table:table-row table:style-name="ro153">
          <table:table-cell table:formula="of:=IFERROR(VLOOKUP(ROW();['customization-items'.$B$1:'customization-items'.$C$1038];COLUMN(['customization-items'.$C$1])-COLUMN(['customization-items'.$B$1])+1;0);&quot;&quot;)" office:value-type="string" office:string-value="Tab-5-3" calcext:value-type="string">
            <text:p>Tab-5-3</text:p>
          </table:table-cell>
        </table:table-row>
        <table:table-row table:style-name="ro153">
          <table:table-cell table:formula="of:=IFERROR(VLOOKUP(ROW();['customization-items'.$B$1:'customization-items'.$C$1038];COLUMN(['customization-items'.$C$1])-COLUMN(['customization-items'.$B$1])+1;0);&quot;&quot;)" office:value-type="string" office:string-value="Tab-6-1" calcext:value-type="string">
            <text:p>Tab-6-1</text:p>
          </table:table-cell>
        </table:table-row>
        <table:table-row table:style-name="ro153">
          <table:table-cell table:formula="of:=IFERROR(VLOOKUP(ROW();['customization-items'.$B$1:'customization-items'.$C$1038];COLUMN(['customization-items'.$C$1])-COLUMN(['customization-items'.$B$1])+1;0);&quot;&quot;)" office:value-type="string" office:string-value="Tab-6-2" calcext:value-type="string">
            <text:p>Tab-6-2</text:p>
          </table:table-cell>
        </table:table-row>
        <table:table-row table:style-name="ro153">
          <table:table-cell table:formula="of:=IFERROR(VLOOKUP(ROW();['customization-items'.$B$1:'customization-items'.$C$1038];COLUMN(['customization-items'.$C$1])-COLUMN(['customization-items'.$B$1])+1;0);&quot;&quot;)" office:value-type="string" office:string-value="Tab-7-1" calcext:value-type="string">
            <text:p>Tab-7-1</text:p>
          </table:table-cell>
        </table:table-row>
        <table:table-row table:style-name="ro153">
          <table:table-cell table:formula="of:=IFERROR(VLOOKUP(ROW();['customization-items'.$B$1:'customization-items'.$C$1038];COLUMN(['customization-items'.$C$1])-COLUMN(['customization-items'.$B$1])+1;0);&quot;&quot;)" office:value-type="string" office:string-value="Tab-7-2" calcext:value-type="string">
            <text:p>Tab-7-2</text:p>
          </table:table-cell>
        </table:table-row>
        <table:table-row table:style-name="ro153">
          <table:table-cell table:formula="of:=IFERROR(VLOOKUP(ROW();['customization-items'.$B$1:'customization-items'.$C$1038];COLUMN(['customization-items'.$C$1])-COLUMN(['customization-items'.$B$1])+1;0);&quot;&quot;)" office:value-type="string" office:string-value="Tab-7-3" calcext:value-type="string">
            <text:p>Tab-7-3</text:p>
          </table:table-cell>
        </table:table-row>
        <table:table-row table:style-name="ro153">
          <table:table-cell table:formula="of:=IFERROR(VLOOKUP(ROW();['customization-items'.$B$1:'customization-items'.$C$1038];COLUMN(['customization-items'.$C$1])-COLUMN(['customization-items'.$B$1])+1;0);&quot;&quot;)" office:value-type="string" office:string-value="Tab-7-4" calcext:value-type="string">
            <text:p>Tab-7-4</text:p>
          </table:table-cell>
        </table:table-row>
        <table:table-row table:style-name="ro153">
          <table:table-cell table:formula="of:=IFERROR(VLOOKUP(ROW();['customization-items'.$B$1:'customization-items'.$C$1038];COLUMN(['customization-items'.$C$1])-COLUMN(['customization-items'.$B$1])+1;0);&quot;&quot;)" office:value-type="string" office:string-value="Tab-7-5" calcext:value-type="string">
            <text:p>Tab-7-5</text:p>
          </table:table-cell>
        </table:table-row>
        <table:table-row table:style-name="ro153">
          <table:table-cell table:formula="of:=IFERROR(VLOOKUP(ROW();['customization-items'.$B$1:'customization-items'.$C$1038];COLUMN(['customization-items'.$C$1])-COLUMN(['customization-items'.$B$1])+1;0);&quot;&quot;)" office:value-type="string" office:string-value="Tab-9-1" calcext:value-type="string">
            <text:p>Tab-9-1</text:p>
          </table:table-cell>
        </table:table-row>
        <table:table-row table:style-name="ro153">
          <table:table-cell table:formula="of:=IFERROR(VLOOKUP(ROW();['customization-items'.$B$1:'customization-items'.$C$1038];COLUMN(['customization-items'.$C$1])-COLUMN(['customization-items'.$B$1])+1;0);&quot;&quot;)" office:value-type="string" office:string-value="Tab-9-2" calcext:value-type="string">
            <text:p>Tab-9-2</text:p>
          </table:table-cell>
        </table:table-row>
        <table:table-row table:style-name="ro153">
          <table:table-cell table:formula="of:=IFERROR(VLOOKUP(ROW();['customization-items'.$B$1:'customization-items'.$C$1038];COLUMN(['customization-items'.$C$1])-COLUMN(['customization-items'.$B$1])+1;0);&quot;&quot;)" office:value-type="string" office:string-value="Network-1-1" calcext:value-type="string">
            <text:p>Network-1-1</text:p>
          </table:table-cell>
        </table:table-row>
        <table:table-row table:style-name="ro153">
          <table:table-cell table:formula="of:=IFERROR(VLOOKUP(ROW();['customization-items'.$B$1:'customization-items'.$C$1038];COLUMN(['customization-items'.$C$1])-COLUMN(['customization-items'.$B$1])+1;0);&quot;&quot;)" office:value-type="string" office:string-value="Network-1-2" calcext:value-type="string">
            <text:p>Network-1-2</text:p>
          </table:table-cell>
        </table:table-row>
        <table:table-row table:style-name="ro153">
          <table:table-cell table:formula="of:=IFERROR(VLOOKUP(ROW();['customization-items'.$B$1:'customization-items'.$C$1038];COLUMN(['customization-items'.$C$1])-COLUMN(['customization-items'.$B$1])+1;0);&quot;&quot;)" office:value-type="string" office:string-value="Network-2-1" calcext:value-type="string">
            <text:p>Network-2-1</text:p>
          </table:table-cell>
        </table:table-row>
        <table:table-row table:style-name="ro153">
          <table:table-cell table:formula="of:=IFERROR(VLOOKUP(ROW();['customization-items'.$B$1:'customization-items'.$C$1038];COLUMN(['customization-items'.$C$1])-COLUMN(['customization-items'.$B$1])+1;0);&quot;&quot;)" office:value-type="string" office:string-value="Network-2-2" calcext:value-type="string">
            <text:p>Network-2-2</text:p>
          </table:table-cell>
        </table:table-row>
        <table:table-row table:style-name="ro153">
          <table:table-cell table:formula="of:=IFERROR(VLOOKUP(ROW();['customization-items'.$B$1:'customization-items'.$C$1038];COLUMN(['customization-items'.$C$1])-COLUMN(['customization-items'.$B$1])+1;0);&quot;&quot;)" office:value-type="string" office:string-value="Network-2-3" calcext:value-type="string">
            <text:p>Network-2-3</text:p>
          </table:table-cell>
        </table:table-row>
        <table:table-row table:style-name="ro153">
          <table:table-cell table:formula="of:=IFERROR(VLOOKUP(ROW();['customization-items'.$B$1:'customization-items'.$C$1038];COLUMN(['customization-items'.$C$1])-COLUMN(['customization-items'.$B$1])+1;0);&quot;&quot;)" office:value-type="string" office:string-value="Network-2-4" calcext:value-type="string">
            <text:p>Network-2-4</text:p>
          </table:table-cell>
        </table:table-row>
        <table:table-row table:style-name="ro153">
          <table:table-cell table:formula="of:=IFERROR(VLOOKUP(ROW();['customization-items'.$B$1:'customization-items'.$C$1038];COLUMN(['customization-items'.$C$1])-COLUMN(['customization-items'.$B$1])+1;0);&quot;&quot;)" office:value-type="string" office:string-value="Network-2-5" calcext:value-type="string">
            <text:p>Network-2-5</text:p>
          </table:table-cell>
        </table:table-row>
        <table:table-row table:style-name="ro153">
          <table:table-cell table:formula="of:=IFERROR(VLOOKUP(ROW();['customization-items'.$B$1:'customization-items'.$C$1038];COLUMN(['customization-items'.$C$1])-COLUMN(['customization-items'.$B$1])+1;0);&quot;&quot;)" office:value-type="string" office:string-value="Network-4-1" calcext:value-type="string">
            <text:p>Network-4-1</text:p>
          </table:table-cell>
        </table:table-row>
        <table:table-row table:style-name="ro153">
          <table:table-cell table:formula="of:=IFERROR(VLOOKUP(ROW();['customization-items'.$B$1:'customization-items'.$C$1038];COLUMN(['customization-items'.$C$1])-COLUMN(['customization-items'.$B$1])+1;0);&quot;&quot;)" office:value-type="string" office:string-value="Network-5-1" calcext:value-type="string">
            <text:p>Network-5-1</text:p>
          </table:table-cell>
        </table:table-row>
        <table:table-row table:style-name="ro153">
          <table:table-cell table:formula="of:=IFERROR(VLOOKUP(ROW();['customization-items'.$B$1:'customization-items'.$C$1038];COLUMN(['customization-items'.$C$1])-COLUMN(['customization-items'.$B$1])+1;0);&quot;&quot;)" office:value-type="string" office:string-value="Network-5-2" calcext:value-type="string">
            <text:p>Network-5-2</text:p>
          </table:table-cell>
        </table:table-row>
        <table:table-row table:style-name="ro153">
          <table:table-cell table:formula="of:=IFERROR(VLOOKUP(ROW();['customization-items'.$B$1:'customization-items'.$C$1038];COLUMN(['customization-items'.$C$1])-COLUMN(['customization-items'.$B$1])+1;0);&quot;&quot;)" office:value-type="string" office:string-value="Network-6-1" calcext:value-type="string">
            <text:p>Network-6-1</text:p>
          </table:table-cell>
        </table:table-row>
        <table:table-row table:style-name="ro153">
          <table:table-cell table:formula="of:=IFERROR(VLOOKUP(ROW();['customization-items'.$B$1:'customization-items'.$C$1038];COLUMN(['customization-items'.$C$1])-COLUMN(['customization-items'.$B$1])+1;0);&quot;&quot;)" office:value-type="string" office:string-value="Network-6-2" calcext:value-type="string">
            <text:p>Network-6-2</text:p>
          </table:table-cell>
        </table:table-row>
        <table:table-row table:style-name="ro153">
          <table:table-cell table:formula="of:=IFERROR(VLOOKUP(ROW();['customization-items'.$B$1:'customization-items'.$C$1038];COLUMN(['customization-items'.$C$1])-COLUMN(['customization-items'.$B$1])+1;0);&quot;&quot;)" office:value-type="string" office:string-value="Network-7-1" calcext:value-type="string">
            <text:p>Network-7-1</text:p>
          </table:table-cell>
        </table:table-row>
        <table:table-row table:style-name="ro153">
          <table:table-cell table:formula="of:=IFERROR(VLOOKUP(ROW();['customization-items'.$B$1:'customization-items'.$C$1038];COLUMN(['customization-items'.$C$1])-COLUMN(['customization-items'.$B$1])+1;0);&quot;&quot;)" office:value-type="string" office:string-value="Network-7-2" calcext:value-type="string">
            <text:p>Network-7-2</text:p>
          </table:table-cell>
        </table:table-row>
        <table:table-row table:style-name="ro153">
          <table:table-cell table:formula="of:=IFERROR(VLOOKUP(ROW();['customization-items'.$B$1:'customization-items'.$C$1038];COLUMN(['customization-items'.$C$1])-COLUMN(['customization-items'.$B$1])+1;0);&quot;&quot;)" office:value-type="string" office:string-value="Network-8-1" calcext:value-type="string">
            <text:p>Network-8-1</text:p>
          </table:table-cell>
        </table:table-row>
        <table:table-row table:style-name="ro153">
          <table:table-cell table:formula="of:=IFERROR(VLOOKUP(ROW();['customization-items'.$B$1:'customization-items'.$C$1038];COLUMN(['customization-items'.$C$1])-COLUMN(['customization-items'.$B$1])+1;0);&quot;&quot;)" office:value-type="string" office:string-value="Network-8-2" calcext:value-type="string">
            <text:p>Network-8-2</text:p>
          </table:table-cell>
        </table:table-row>
        <table:table-row table:style-name="ro153">
          <table:table-cell table:formula="of:=IFERROR(VLOOKUP(ROW();['customization-items'.$B$1:'customization-items'.$C$1038];COLUMN(['customization-items'.$C$1])-COLUMN(['customization-items'.$B$1])+1;0);&quot;&quot;)" office:value-type="string" office:string-value="Network-10-1" calcext:value-type="string">
            <text:p>Network-10-1</text:p>
          </table:table-cell>
        </table:table-row>
        <table:table-row table:style-name="ro153">
          <table:table-cell table:formula="of:=IFERROR(VLOOKUP(ROW();['customization-items'.$B$1:'customization-items'.$C$1038];COLUMN(['customization-items'.$C$1])-COLUMN(['customization-items'.$B$1])+1;0);&quot;&quot;)" office:value-type="string" office:string-value="Network-10-2" calcext:value-type="string">
            <text:p>Network-10-2</text:p>
          </table:table-cell>
        </table:table-row>
        <table:table-row table:style-name="ro153">
          <table:table-cell table:formula="of:=IFERROR(VLOOKUP(ROW();['customization-items'.$B$1:'customization-items'.$C$1038];COLUMN(['customization-items'.$C$1])-COLUMN(['customization-items'.$B$1])+1;0);&quot;&quot;)" office:value-type="string" office:string-value="Network-11-1" calcext:value-type="string">
            <text:p>Network-11-1</text:p>
          </table:table-cell>
        </table:table-row>
        <table:table-row table:style-name="ro153">
          <table:table-cell table:formula="of:=IFERROR(VLOOKUP(ROW();['customization-items'.$B$1:'customization-items'.$C$1038];COLUMN(['customization-items'.$C$1])-COLUMN(['customization-items'.$B$1])+1;0);&quot;&quot;)" office:value-type="string" office:string-value="Network-11-2" calcext:value-type="string">
            <text:p>Network-11-2</text:p>
          </table:table-cell>
        </table:table-row>
        <table:table-row table:style-name="ro153">
          <table:table-cell table:formula="of:=IFERROR(VLOOKUP(ROW();['customization-items'.$B$1:'customization-items'.$C$1038];COLUMN(['customization-items'.$C$1])-COLUMN(['customization-items'.$B$1])+1;0);&quot;&quot;)" office:value-type="string" office:string-value="Network-12-1" calcext:value-type="string">
            <text:p>Network-12-1</text:p>
          </table:table-cell>
        </table:table-row>
        <table:table-row table:style-name="ro153">
          <table:table-cell table:formula="of:=IFERROR(VLOOKUP(ROW();['customization-items'.$B$1:'customization-items'.$C$1038];COLUMN(['customization-items'.$C$1])-COLUMN(['customization-items'.$B$1])+1;0);&quot;&quot;)" office:value-type="string" office:string-value="Network-12-2" calcext:value-type="string">
            <text:p>Network-12-2</text:p>
          </table:table-cell>
        </table:table-row>
        <table:table-row table:style-name="ro153">
          <table:table-cell table:formula="of:=IFERROR(VLOOKUP(ROW();['customization-items'.$B$1:'customization-items'.$C$1038];COLUMN(['customization-items'.$C$1])-COLUMN(['customization-items'.$B$1])+1;0);&quot;&quot;)" office:value-type="string" office:string-value="Network-13-1" calcext:value-type="string">
            <text:p>Network-13-1</text:p>
          </table:table-cell>
        </table:table-row>
        <table:table-row table:style-name="ro153">
          <table:table-cell table:formula="of:=IFERROR(VLOOKUP(ROW();['customization-items'.$B$1:'customization-items'.$C$1038];COLUMN(['customization-items'.$C$1])-COLUMN(['customization-items'.$B$1])+1;0);&quot;&quot;)" office:value-type="string" office:string-value="Network-13-2" calcext:value-type="string">
            <text:p>Network-13-2</text:p>
          </table:table-cell>
        </table:table-row>
        <table:table-row table:style-name="ro153">
          <table:table-cell table:formula="of:=IFERROR(VLOOKUP(ROW();['customization-items'.$B$1:'customization-items'.$C$1038];COLUMN(['customization-items'.$C$1])-COLUMN(['customization-items'.$B$1])+1;0);&quot;&quot;)" office:value-type="string" office:string-value="Network-14-1" calcext:value-type="string">
            <text:p>Network-14-1</text:p>
          </table:table-cell>
        </table:table-row>
        <table:table-row table:style-name="ro153">
          <table:table-cell table:formula="of:=IFERROR(VLOOKUP(ROW();['customization-items'.$B$1:'customization-items'.$C$1038];COLUMN(['customization-items'.$C$1])-COLUMN(['customization-items'.$B$1])+1;0);&quot;&quot;)" office:value-type="string" office:string-value="Network-14-2" calcext:value-type="string">
            <text:p>Network-14-2</text:p>
          </table:table-cell>
        </table:table-row>
        <table:table-row table:style-name="ro153">
          <table:table-cell table:formula="of:=IFERROR(VLOOKUP(ROW();['customization-items'.$B$1:'customization-items'.$C$1038];COLUMN(['customization-items'.$C$1])-COLUMN(['customization-items'.$B$1])+1;0);&quot;&quot;)" office:value-type="string" office:string-value="Network-14-3" calcext:value-type="string">
            <text:p>Network-14-3</text:p>
          </table:table-cell>
        </table:table-row>
        <table:table-row table:style-name="ro153">
          <table:table-cell table:formula="of:=IFERROR(VLOOKUP(ROW();['customization-items'.$B$1:'customization-items'.$C$1038];COLUMN(['customization-items'.$C$1])-COLUMN(['customization-items'.$B$1])+1;0);&quot;&quot;)" office:value-type="string" office:string-value="Network-14-4" calcext:value-type="string">
            <text:p>Network-14-4</text:p>
          </table:table-cell>
        </table:table-row>
        <table:table-row table:style-name="ro153">
          <table:table-cell table:formula="of:=IFERROR(VLOOKUP(ROW();['customization-items'.$B$1:'customization-items'.$C$1038];COLUMN(['customization-items'.$C$1])-COLUMN(['customization-items'.$B$1])+1;0);&quot;&quot;)" office:value-type="string" office:string-value="Network-14-5" calcext:value-type="string">
            <text:p>Network-14-5</text:p>
          </table:table-cell>
        </table:table-row>
        <table:table-row table:style-name="ro153">
          <table:table-cell table:formula="of:=IFERROR(VLOOKUP(ROW();['customization-items'.$B$1:'customization-items'.$C$1038];COLUMN(['customization-items'.$C$1])-COLUMN(['customization-items'.$B$1])+1;0);&quot;&quot;)" office:value-type="string" office:string-value="Update-1-1" calcext:value-type="string">
            <text:p>Update-1-1</text:p>
          </table:table-cell>
        </table:table-row>
        <table:table-row table:style-name="ro153">
          <table:table-cell table:formula="of:=IFERROR(VLOOKUP(ROW();['customization-items'.$B$1:'customization-items'.$C$1038];COLUMN(['customization-items'.$C$1])-COLUMN(['customization-items'.$B$1])+1;0);&quot;&quot;)" office:value-type="string" office:string-value="Update-1-2" calcext:value-type="string">
            <text:p>Update-1-2</text:p>
          </table:table-cell>
        </table:table-row>
        <table:table-row table:style-name="ro153">
          <table:table-cell table:formula="of:=IFERROR(VLOOKUP(ROW();['customization-items'.$B$1:'customization-items'.$C$1038];COLUMN(['customization-items'.$C$1])-COLUMN(['customization-items'.$B$1])+1;0);&quot;&quot;)" office:value-type="string" office:string-value="Update-1-3" calcext:value-type="string">
            <text:p>Update-1-3</text:p>
          </table:table-cell>
        </table:table-row>
        <table:table-row table:style-name="ro153">
          <table:table-cell table:formula="of:=IFERROR(VLOOKUP(ROW();['customization-items'.$B$1:'customization-items'.$C$1038];COLUMN(['customization-items'.$C$1])-COLUMN(['customization-items'.$B$1])+1;0);&quot;&quot;)" office:value-type="string" office:string-value="Update-1-4" calcext:value-type="string">
            <text:p>Update-1-4</text:p>
          </table:table-cell>
        </table:table-row>
        <table:table-row table:style-name="ro153">
          <table:table-cell table:formula="of:=IFERROR(VLOOKUP(ROW();['customization-items'.$B$1:'customization-items'.$C$1038];COLUMN(['customization-items'.$C$1])-COLUMN(['customization-items'.$B$1])+1;0);&quot;&quot;)" office:value-type="string" office:string-value="Update-2-2" calcext:value-type="string">
            <text:p>Update-2-2</text:p>
          </table:table-cell>
        </table:table-row>
        <table:table-row table:style-name="ro153">
          <table:table-cell table:formula="of:=IFERROR(VLOOKUP(ROW();['customization-items'.$B$1:'customization-items'.$C$1038];COLUMN(['customization-items'.$C$1])-COLUMN(['customization-items'.$B$1])+1;0);&quot;&quot;)" office:value-type="string" office:string-value="Update-3-1" calcext:value-type="string">
            <text:p>Update-3-1</text:p>
          </table:table-cell>
        </table:table-row>
        <table:table-row table:style-name="ro153">
          <table:table-cell table:formula="of:=IFERROR(VLOOKUP(ROW();['customization-items'.$B$1:'customization-items'.$C$1038];COLUMN(['customization-items'.$C$1])-COLUMN(['customization-items'.$B$1])+1;0);&quot;&quot;)" office:value-type="string" office:string-value="Update-3-2" calcext:value-type="string">
            <text:p>Update-3-2</text:p>
          </table:table-cell>
        </table:table-row>
        <table:table-row table:style-name="ro153">
          <table:table-cell table:formula="of:=IFERROR(VLOOKUP(ROW();['customization-items'.$B$1:'customization-items'.$C$1038];COLUMN(['customization-items'.$C$1])-COLUMN(['customization-items'.$B$1])+1;0);&quot;&quot;)" office:value-type="string" office:string-value="Update-4-1" calcext:value-type="string">
            <text:p>Update-4-1</text:p>
          </table:table-cell>
        </table:table-row>
        <table:table-row table:style-name="ro153">
          <table:table-cell table:formula="of:=IFERROR(VLOOKUP(ROW();['customization-items'.$B$1:'customization-items'.$C$1038];COLUMN(['customization-items'.$C$1])-COLUMN(['customization-items'.$B$1])+1;0);&quot;&quot;)" office:value-type="string" office:string-value="Update-4-2" calcext:value-type="string">
            <text:p>Update-4-2</text:p>
          </table:table-cell>
        </table:table-row>
        <table:table-row table:style-name="ro153">
          <table:table-cell table:formula="of:=IFERROR(VLOOKUP(ROW();['customization-items'.$B$1:'customization-items'.$C$1038];COLUMN(['customization-items'.$C$1])-COLUMN(['customization-items'.$B$1])+1;0);&quot;&quot;)" office:value-type="string" office:string-value="Update-5-1" calcext:value-type="string">
            <text:p>Update-5-1</text:p>
          </table:table-cell>
        </table:table-row>
        <table:table-row table:style-name="ro153">
          <table:table-cell table:formula="of:=IFERROR(VLOOKUP(ROW();['customization-items'.$B$1:'customization-items'.$C$1038];COLUMN(['customization-items'.$C$1])-COLUMN(['customization-items'.$B$1])+1;0);&quot;&quot;)" office:value-type="string" office:string-value="Update-5-2" calcext:value-type="string">
            <text:p>Update-5-2</text:p>
          </table:table-cell>
        </table:table-row>
        <table:table-row table:style-name="ro153">
          <table:table-cell table:formula="of:=IFERROR(VLOOKUP(ROW();['customization-items'.$B$1:'customization-items'.$C$1038];COLUMN(['customization-items'.$C$1])-COLUMN(['customization-items'.$B$1])+1;0);&quot;&quot;)" office:value-type="string" office:string-value="Ui-1-1" calcext:value-type="string">
            <text:p>Ui-1-1</text:p>
          </table:table-cell>
        </table:table-row>
        <table:table-row table:style-name="ro153">
          <table:table-cell table:formula="of:=IFERROR(VLOOKUP(ROW();['customization-items'.$B$1:'customization-items'.$C$1038];COLUMN(['customization-items'.$C$1])-COLUMN(['customization-items'.$B$1])+1;0);&quot;&quot;)" office:value-type="string" office:string-value="Ui-1-2" calcext:value-type="string">
            <text:p>Ui-1-2</text:p>
          </table:table-cell>
        </table:table-row>
        <table:table-row table:style-name="ro153">
          <table:table-cell table:formula="of:=IFERROR(VLOOKUP(ROW();['customization-items'.$B$1:'customization-items'.$C$1038];COLUMN(['customization-items'.$C$1])-COLUMN(['customization-items'.$B$1])+1;0);&quot;&quot;)" office:value-type="string" office:string-value="Ui-2-1" calcext:value-type="string">
            <text:p>Ui-2-1</text:p>
          </table:table-cell>
        </table:table-row>
        <table:table-row table:style-name="ro153">
          <table:table-cell table:formula="of:=IFERROR(VLOOKUP(ROW();['customization-items'.$B$1:'customization-items'.$C$1038];COLUMN(['customization-items'.$C$1])-COLUMN(['customization-items'.$B$1])+1;0);&quot;&quot;)" office:value-type="string" office:string-value="Ui-2-2" calcext:value-type="string">
            <text:p>Ui-2-2</text:p>
          </table:table-cell>
        </table:table-row>
        <table:table-row table:style-name="ro153">
          <table:table-cell table:formula="of:=IFERROR(VLOOKUP(ROW();['customization-items'.$B$1:'customization-items'.$C$1038];COLUMN(['customization-items'.$C$1])-COLUMN(['customization-items'.$B$1])+1;0);&quot;&quot;)" office:value-type="string" office:string-value="Ui-3-1" calcext:value-type="string">
            <text:p>Ui-3-1</text:p>
          </table:table-cell>
        </table:table-row>
        <table:table-row table:style-name="ro153">
          <table:table-cell table:formula="of:=IFERROR(VLOOKUP(ROW();['customization-items'.$B$1:'customization-items'.$C$1038];COLUMN(['customization-items'.$C$1])-COLUMN(['customization-items'.$B$1])+1;0);&quot;&quot;)" office:value-type="string" office:string-value="Ui-3-2" calcext:value-type="string">
            <text:p>Ui-3-2</text:p>
          </table:table-cell>
        </table:table-row>
        <table:table-row table:style-name="ro153">
          <table:table-cell table:formula="of:=IFERROR(VLOOKUP(ROW();['customization-items'.$B$1:'customization-items'.$C$1038];COLUMN(['customization-items'.$C$1])-COLUMN(['customization-items'.$B$1])+1;0);&quot;&quot;)" office:value-type="string" office:string-value="Ui-4-2" calcext:value-type="string">
            <text:p>Ui-4-2</text:p>
          </table:table-cell>
        </table:table-row>
        <table:table-row table:style-name="ro153">
          <table:table-cell table:formula="of:=IFERROR(VLOOKUP(ROW();['customization-items'.$B$1:'customization-items'.$C$1038];COLUMN(['customization-items'.$C$1])-COLUMN(['customization-items'.$B$1])+1;0);&quot;&quot;)" office:value-type="string" office:string-value="Ui-5-1" calcext:value-type="string">
            <text:p>Ui-5-1</text:p>
          </table:table-cell>
        </table:table-row>
        <table:table-row table:style-name="ro153">
          <table:table-cell table:formula="of:=IFERROR(VLOOKUP(ROW();['customization-items'.$B$1:'customization-items'.$C$1038];COLUMN(['customization-items'.$C$1])-COLUMN(['customization-items'.$B$1])+1;0);&quot;&quot;)" office:value-type="string" office:string-value="Ui-5-2" calcext:value-type="string">
            <text:p>Ui-5-2</text:p>
          </table:table-cell>
        </table:table-row>
        <table:table-row table:style-name="ro153">
          <table:table-cell table:formula="of:=IFERROR(VLOOKUP(ROW();['customization-items'.$B$1:'customization-items'.$C$1038];COLUMN(['customization-items'.$C$1])-COLUMN(['customization-items'.$B$1])+1;0);&quot;&quot;)" office:value-type="string" office:string-value="Ui-6-1" calcext:value-type="string">
            <text:p>Ui-6-1</text:p>
          </table:table-cell>
        </table:table-row>
        <table:table-row table:style-name="ro153">
          <table:table-cell table:formula="of:=IFERROR(VLOOKUP(ROW();['customization-items'.$B$1:'customization-items'.$C$1038];COLUMN(['customization-items'.$C$1])-COLUMN(['customization-items'.$B$1])+1;0);&quot;&quot;)" office:value-type="string" office:string-value="Ui-6-2" calcext:value-type="string">
            <text:p>Ui-6-2</text:p>
          </table:table-cell>
        </table:table-row>
        <table:table-row table:style-name="ro153">
          <table:table-cell table:formula="of:=IFERROR(VLOOKUP(ROW();['customization-items'.$B$1:'customization-items'.$C$1038];COLUMN(['customization-items'.$C$1])-COLUMN(['customization-items'.$B$1])+1;0);&quot;&quot;)" office:value-type="string" office:string-value="Ui-7-1" calcext:value-type="string">
            <text:p>Ui-7-1</text:p>
          </table:table-cell>
        </table:table-row>
        <table:table-row table:style-name="ro153">
          <table:table-cell table:formula="of:=IFERROR(VLOOKUP(ROW();['customization-items'.$B$1:'customization-items'.$C$1038];COLUMN(['customization-items'.$C$1])-COLUMN(['customization-items'.$B$1])+1;0);&quot;&quot;)" office:value-type="string" office:string-value="Ui-7-2" calcext:value-type="string">
            <text:p>Ui-7-2</text:p>
          </table:table-cell>
        </table:table-row>
        <table:table-row table:style-name="ro153">
          <table:table-cell table:formula="of:=IFERROR(VLOOKUP(ROW();['customization-items'.$B$1:'customization-items'.$C$1038];COLUMN(['customization-items'.$C$1])-COLUMN(['customization-items'.$B$1])+1;0);&quot;&quot;)" office:value-type="string" office:string-value="Ui-8-1" calcext:value-type="string">
            <text:p>Ui-8-1</text:p>
          </table:table-cell>
        </table:table-row>
        <table:table-row table:style-name="ro153">
          <table:table-cell table:formula="of:=IFERROR(VLOOKUP(ROW();['customization-items'.$B$1:'customization-items'.$C$1038];COLUMN(['customization-items'.$C$1])-COLUMN(['customization-items'.$B$1])+1;0);&quot;&quot;)" office:value-type="string" office:string-value="Ui-8-2" calcext:value-type="string">
            <text:p>Ui-8-2</text:p>
          </table:table-cell>
        </table:table-row>
        <table:table-row table:style-name="ro153">
          <table:table-cell table:formula="of:=IFERROR(VLOOKUP(ROW();['customization-items'.$B$1:'customization-items'.$C$1038];COLUMN(['customization-items'.$C$1])-COLUMN(['customization-items'.$B$1])+1;0);&quot;&quot;)" office:value-type="string" office:string-value="Script-1-2" calcext:value-type="string">
            <text:p>Script-1-2</text:p>
          </table:table-cell>
        </table:table-row>
        <table:table-row table:style-name="ro153">
          <table:table-cell table:formula="of:=IFERROR(VLOOKUP(ROW();['customization-items'.$B$1:'customization-items'.$C$1038];COLUMN(['customization-items'.$C$1])-COLUMN(['customization-items'.$B$1])+1;0);&quot;&quot;)" office:value-type="string" office:string-value="Script-2-1" calcext:value-type="string">
            <text:p>Script-2-1</text:p>
          </table:table-cell>
        </table:table-row>
        <table:table-row table:style-name="ro153">
          <table:table-cell table:formula="of:=IFERROR(VLOOKUP(ROW();['customization-items'.$B$1:'customization-items'.$C$1038];COLUMN(['customization-items'.$C$1])-COLUMN(['customization-items'.$B$1])+1;0);&quot;&quot;)" office:value-type="string" office:string-value="Script-2-2" calcext:value-type="string">
            <text:p>Script-2-2</text:p>
          </table:table-cell>
        </table:table-row>
        <table:table-row table:style-name="ro153">
          <table:table-cell table:formula="of:=IFERROR(VLOOKUP(ROW();['customization-items'.$B$1:'customization-items'.$C$1038];COLUMN(['customization-items'.$C$1])-COLUMN(['customization-items'.$B$1])+1;0);&quot;&quot;)" office:value-type="string" office:string-value="Script-2-4" calcext:value-type="string">
            <text:p>Script-2-4</text:p>
          </table:table-cell>
        </table:table-row>
        <table:table-row table:style-name="ro153">
          <table:table-cell table:formula="of:=IFERROR(VLOOKUP(ROW();['customization-items'.$B$1:'customization-items'.$C$1038];COLUMN(['customization-items'.$C$1])-COLUMN(['customization-items'.$B$1])+1;0);&quot;&quot;)" office:value-type="string" office:string-value="Script-2-3" calcext:value-type="string">
            <text:p>Script-2-3</text:p>
          </table:table-cell>
        </table:table-row>
        <table:table-row table:style-name="ro153">
          <table:table-cell table:formula="of:=IFERROR(VLOOKUP(ROW();['customization-items'.$B$1:'customization-items'.$C$1038];COLUMN(['customization-items'.$C$1])-COLUMN(['customization-items'.$B$1])+1;0);&quot;&quot;)" office:value-type="string" office:string-value="Script-3-1" calcext:value-type="string">
            <text:p>Script-3-1</text:p>
          </table:table-cell>
        </table:table-row>
        <table:table-row table:style-name="ro153">
          <table:table-cell table:formula="of:=IFERROR(VLOOKUP(ROW();['customization-items'.$B$1:'customization-items'.$C$1038];COLUMN(['customization-items'.$C$1])-COLUMN(['customization-items'.$B$1])+1;0);&quot;&quot;)" office:value-type="string" office:string-value="Script-3-2" calcext:value-type="string">
            <text:p>Script-3-2</text:p>
          </table:table-cell>
        </table:table-row>
        <table:table-row table:style-name="ro153">
          <table:table-cell table:formula="of:=IFERROR(VLOOKUP(ROW();['customization-items'.$B$1:'customization-items'.$C$1038];COLUMN(['customization-items'.$C$1])-COLUMN(['customization-items'.$B$1])+1;0);&quot;&quot;)" office:value-type="string" office:string-value="Script-4-1" calcext:value-type="string">
            <text:p>Script-4-1</text:p>
          </table:table-cell>
        </table:table-row>
        <table:table-row table:style-name="ro153">
          <table:table-cell table:formula="of:=IFERROR(VLOOKUP(ROW();['customization-items'.$B$1:'customization-items'.$C$1038];COLUMN(['customization-items'.$C$1])-COLUMN(['customization-items'.$B$1])+1;0);&quot;&quot;)" office:value-type="string" office:string-value="Script-4-2" calcext:value-type="string">
            <text:p>Script-4-2</text:p>
          </table:table-cell>
        </table:table-row>
        <table:table-row table:style-name="ro153">
          <table:table-cell table:formula="of:=IFERROR(VLOOKUP(ROW();['customization-items'.$B$1:'customization-items'.$C$1038];COLUMN(['customization-items'.$C$1])-COLUMN(['customization-items'.$B$1])+1;0);&quot;&quot;)" office:value-type="string" office:string-value="Script-5-1" calcext:value-type="string">
            <text:p>Script-5-1</text:p>
          </table:table-cell>
        </table:table-row>
        <table:table-row table:style-name="ro153">
          <table:table-cell table:formula="of:=IFERROR(VLOOKUP(ROW();['customization-items'.$B$1:'customization-items'.$C$1038];COLUMN(['customization-items'.$C$1])-COLUMN(['customization-items'.$B$1])+1;0);&quot;&quot;)" office:value-type="string" office:string-value="Script-5-2" calcext:value-type="string">
            <text:p>Script-5-2</text:p>
          </table:table-cell>
        </table:table-row>
        <table:table-row table:style-name="ro153">
          <table:table-cell table:formula="of:=IFERROR(VLOOKUP(ROW();['customization-items'.$B$1:'customization-items'.$C$1038];COLUMN(['customization-items'.$C$1])-COLUMN(['customization-items'.$B$1])+1;0);&quot;&quot;)" office:value-type="string" office:string-value="Plugin-2-1" calcext:value-type="string">
            <text:p>Plugin-2-1</text:p>
          </table:table-cell>
        </table:table-row>
        <table:table-row table:style-name="ro153">
          <table:table-cell table:formula="of:=IFERROR(VLOOKUP(ROW();['customization-items'.$B$1:'customization-items'.$C$1038];COLUMN(['customization-items'.$C$1])-COLUMN(['customization-items'.$B$1])+1;0);&quot;&quot;)" office:value-type="string" office:string-value="Plugin-2-2" calcext:value-type="string">
            <text:p>Plugin-2-2</text:p>
          </table:table-cell>
        </table:table-row>
        <table:table-row table:style-name="ro153">
          <table:table-cell table:formula="of:=IFERROR(VLOOKUP(ROW();['customization-items'.$B$1:'customization-items'.$C$1038];COLUMN(['customization-items'.$C$1])-COLUMN(['customization-items'.$B$1])+1;0);&quot;&quot;)" office:value-type="string" office:string-value="Plugin-2-3" calcext:value-type="string">
            <text:p>Plugin-2-3</text:p>
          </table:table-cell>
        </table:table-row>
        <table:table-row table:style-name="ro153">
          <table:table-cell table:formula="of:=IFERROR(VLOOKUP(ROW();['customization-items'.$B$1:'customization-items'.$C$1038];COLUMN(['customization-items'.$C$1])-COLUMN(['customization-items'.$B$1])+1;0);&quot;&quot;)" office:value-type="string" office:string-value="Plugin-8-1" calcext:value-type="string">
            <text:p>Plugin-8-1</text:p>
          </table:table-cell>
        </table:table-row>
        <table:table-row table:style-name="ro153">
          <table:table-cell table:formula="of:=IFERROR(VLOOKUP(ROW();['customization-items'.$B$1:'customization-items'.$C$1038];COLUMN(['customization-items'.$C$1])-COLUMN(['customization-items'.$B$1])+1;0);&quot;&quot;)" office:value-type="string" office:string-value="Plugin-8-2" calcext:value-type="string">
            <text:p>Plugin-8-2</text:p>
          </table:table-cell>
        </table:table-row>
        <table:table-row table:style-name="ro153">
          <table:table-cell table:formula="of:=IFERROR(VLOOKUP(ROW();['customization-items'.$B$1:'customization-items'.$C$1038];COLUMN(['customization-items'.$C$1])-COLUMN(['customization-items'.$B$1])+1;0);&quot;&quot;)" office:value-type="string" office:string-value="External-1-1" calcext:value-type="string">
            <text:p>External-1-1</text:p>
          </table:table-cell>
        </table:table-row>
        <table:table-row table:style-name="ro153">
          <table:table-cell table:formula="of:=IFERROR(VLOOKUP(ROW();['customization-items'.$B$1:'customization-items'.$C$1038];COLUMN(['customization-items'.$C$1])-COLUMN(['customization-items'.$B$1])+1;0);&quot;&quot;)" office:value-type="string" office:string-value="External-1-2" calcext:value-type="string">
            <text:p>External-1-2</text:p>
          </table:table-cell>
        </table:table-row>
        <table:table-row table:style-name="ro153">
          <table:table-cell table:formula="of:=IFERROR(VLOOKUP(ROW();['customization-items'.$B$1:'customization-items'.$C$1038];COLUMN(['customization-items'.$C$1])-COLUMN(['customization-items'.$B$1])+1;0);&quot;&quot;)" office:value-type="string" office:string-value="Stability-1-1" calcext:value-type="string">
            <text:p>Stability-1-1</text:p>
          </table:table-cell>
        </table:table-row>
        <table:table-row table:style-name="ro153">
          <table:table-cell table:formula="of:=IFERROR(VLOOKUP(ROW();['customization-items'.$B$1:'customization-items'.$C$1038];COLUMN(['customization-items'.$C$1])-COLUMN(['customization-items'.$B$1])+1;0);&quot;&quot;)" office:value-type="string" office:string-value="Stability-1-2" calcext:value-type="string">
            <text:p>Stability-1-2</text:p>
          </table:table-cell>
        </table:table-row>
        <table:table-row table:style-name="ro153">
          <table:table-cell table:formula="of:=IFERROR(VLOOKUP(ROW();['customization-items'.$B$1:'customization-items'.$C$1038];COLUMN(['customization-items'.$C$1])-COLUMN(['customization-items'.$B$1])+1;0);&quot;&quot;)" office:value-type="string" office:string-value="Stability-2-1" calcext:value-type="string">
            <text:p>Stability-2-1</text:p>
          </table:table-cell>
        </table:table-row>
        <table:table-row table:style-name="ro153">
          <table:table-cell table:formula="of:=IFERROR(VLOOKUP(ROW();['customization-items'.$B$1:'customization-items'.$C$1038];COLUMN(['customization-items'.$C$1])-COLUMN(['customization-items'.$B$1])+1;0);&quot;&quot;)" office:value-type="string" office:string-value="Stability-2-2" calcext:value-type="string">
            <text:p>Stability-2-2</text:p>
          </table:table-cell>
        </table:table-row>
        <table:table-row table:style-name="ro153">
          <table:table-cell table:formula="of:=IFERROR(VLOOKUP(ROW();['customization-items'.$B$1:'customization-items'.$C$1038];COLUMN(['customization-items'.$C$1])-COLUMN(['customization-items'.$B$1])+1;0);&quot;&quot;)" office:value-type="string" office:string-value="Stability-2-3" calcext:value-type="string">
            <text:p>Stability-2-3</text:p>
          </table:table-cell>
        </table:table-row>
        <table:table-row table:style-name="ro153">
          <table:table-cell table:formula="of:=IFERROR(VLOOKUP(ROW();['customization-items'.$B$1:'customization-items'.$C$1038];COLUMN(['customization-items'.$C$1])-COLUMN(['customization-items'.$B$1])+1;0);&quot;&quot;)" office:value-type="string" office:string-value="Appearance-1-1" calcext:value-type="string">
            <text:p>Appearance-1-1</text:p>
          </table:table-cell>
        </table:table-row>
        <table:table-row table:style-name="ro153">
          <table:table-cell table:formula="of:=IFERROR(VLOOKUP(ROW();['customization-items'.$B$1:'customization-items'.$C$1038];COLUMN(['customization-items'.$C$1])-COLUMN(['customization-items'.$B$1])+1;0);&quot;&quot;)" office:value-type="string" office:string-value="Appearance-1-2" calcext:value-type="string">
            <text:p>Appearance-1-2</text:p>
          </table:table-cell>
        </table:table-row>
        <table:table-row table:style-name="ro153">
          <table:table-cell table:formula="of:=IFERROR(VLOOKUP(ROW();['customization-items'.$B$1:'customization-items'.$C$1038];COLUMN(['customization-items'.$C$1])-COLUMN(['customization-items'.$B$1])+1;0);&quot;&quot;)" office:value-type="string" office:string-value="Appearance-2-1" calcext:value-type="string">
            <text:p>Appearance-2-1</text:p>
          </table:table-cell>
        </table:table-row>
        <table:table-row table:style-name="ro153">
          <table:table-cell table:formula="of:=IFERROR(VLOOKUP(ROW();['customization-items'.$B$1:'customization-items'.$C$1038];COLUMN(['customization-items'.$C$1])-COLUMN(['customization-items'.$B$1])+1;0);&quot;&quot;)" office:value-type="string" office:string-value="Appearance-2-2" calcext:value-type="string">
            <text:p>Appearance-2-2</text:p>
          </table:table-cell>
        </table:table-row>
        <table:table-row table:style-name="ro153">
          <table:table-cell table:formula="of:=IFERROR(VLOOKUP(ROW();['customization-items'.$B$1:'customization-items'.$C$1038];COLUMN(['customization-items'.$C$1])-COLUMN(['customization-items'.$B$1])+1;0);&quot;&quot;)" office:value-type="string" office:string-value="Performance-1-1" calcext:value-type="string">
            <text:p>Performance-1-1</text:p>
          </table:table-cell>
        </table:table-row>
        <table:table-row table:style-name="ro153">
          <table:table-cell table:formula="of:=IFERROR(VLOOKUP(ROW();['customization-items'.$B$1:'customization-items'.$C$1038];COLUMN(['customization-items'.$C$1])-COLUMN(['customization-items'.$B$1])+1;0);&quot;&quot;)" office:value-type="string" office:string-value="Performance-1-2" calcext:value-type="string">
            <text:p>Performance-1-2</text:p>
          </table:table-cell>
        </table:table-row>
        <table:table-row table:style-name="ro153">
          <table:table-cell table:formula="of:=IFERROR(VLOOKUP(ROW();['customization-items'.$B$1:'customization-items'.$C$1038];COLUMN(['customization-items'.$C$1])-COLUMN(['customization-items'.$B$1])+1;0);&quot;&quot;)" office:value-type="string" office:string-value="Performance-2-1" calcext:value-type="string">
            <text:p>Performance-2-1</text:p>
          </table:table-cell>
        </table:table-row>
        <table:table-row table:style-name="ro153">
          <table:table-cell table:formula="of:=IFERROR(VLOOKUP(ROW();['customization-items'.$B$1:'customization-items'.$C$1038];COLUMN(['customization-items'.$C$1])-COLUMN(['customization-items'.$B$1])+1;0);&quot;&quot;)" office:value-type="string" office:string-value="Performance-2-2" calcext:value-type="string">
            <text:p>Performance-2-2</text:p>
          </table:table-cell>
        </table:table-row>
        <table:table-row table:style-name="ro153">
          <table:table-cell table:formula="of:=IFERROR(VLOOKUP(ROW();['customization-items'.$B$1:'customization-items'.$C$1038];COLUMN(['customization-items'.$C$1])-COLUMN(['customization-items'.$B$1])+1;0);&quot;&quot;)" office:value-type="string" office:string-value="Addon-IEView-1-1" calcext:value-type="string">
            <text:p>Addon-IEView-1-1</text:p>
          </table:table-cell>
        </table:table-row>
        <table:table-row table:style-name="ro153">
          <table:table-cell table:formula="of:=IFERROR(VLOOKUP(ROW();['customization-items'.$B$1:'customization-items'.$C$1038];COLUMN(['customization-items'.$C$1])-COLUMN(['customization-items'.$B$1])+1;0);&quot;&quot;)" office:value-type="string" office:string-value="Addon-IEView-1-2" calcext:value-type="string">
            <text:p>Addon-IEView-1-2</text:p>
          </table:table-cell>
        </table:table-row>
        <table:table-row table:style-name="ro153">
          <table:table-cell table:formula="of:=IFERROR(VLOOKUP(ROW();['customization-items'.$B$1:'customization-items'.$C$1038];COLUMN(['customization-items'.$C$1])-COLUMN(['customization-items'.$B$1])+1;0);&quot;&quot;)" office:value-type="string" office:string-value="Addon-IEView-2-1" calcext:value-type="string">
            <text:p>Addon-IEView-2-1</text:p>
          </table:table-cell>
        </table:table-row>
        <table:table-row table:style-name="ro153">
          <table:table-cell table:formula="of:=IFERROR(VLOOKUP(ROW();['customization-items'.$B$1:'customization-items'.$C$1038];COLUMN(['customization-items'.$C$1])-COLUMN(['customization-items'.$B$1])+1;0);&quot;&quot;)" office:value-type="string" office:string-value="Addon-IEView-3-1" calcext:value-type="string">
            <text:p>Addon-IEView-3-1</text:p>
          </table:table-cell>
        </table:table-row>
        <table:table-row table:style-name="ro153">
          <table:table-cell table:formula="of:=IFERROR(VLOOKUP(ROW();['customization-items'.$B$1:'customization-items'.$C$1038];COLUMN(['customization-items'.$C$1])-COLUMN(['customization-items'.$B$1])+1;0);&quot;&quot;)" office:value-type="string" office:string-value="Addon-IEView-3-2" calcext:value-type="string">
            <text:p>Addon-IEView-3-2</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number-rows-repeated="1047976">
          <table:table-cell/>
        </table:table-row>
        <table:table-row table:style-name="ro153">
          <table:table-cell/>
        </table:table-row>
      </table:table>
      <table:table table:name="verify-targets-to-chapters" table:style-name="ta1">
        <table:table-column table:style-name="co18" table:default-cell-style-name="Default"/>
        <table:table-row table:style-name="ro17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35.43pt"/>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text>¥</number:text>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text>¥</number:text>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7P0" style:volatile="true">
      <number:text>¥</number:text>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text>¥</number:text>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0P0" style:volatile="true">
      <number:text>$</number:text>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1P0" style:volatile="true">
      <number:text>$</number:text>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number:text>
      <style:map style:condition="value()&gt;=0" style:apply-style-name="N131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number:text>-</number:text>
      <number:number number:decimal-places="2" loext:min-decimal-places="2" number:min-integer-digits="1" number:grouping="true"/>
      <style:map style:condition="value()&gt;=0" style:apply-style-name="N137P0"/>
    </number:number-style>
    <number:number-style style:name="N138P0" style:volatile="true">
      <number:number number:decimal-places="2" loext:min-decimal-places="2" number:min-integer-digits="1" number:grouping="true"/>
    </number:number-style>
    <number:number-style style:name="N138">
      <style:text-properties fo:color="#ff0000"/>
      <number:text>-</number:text>
      <number:number number:decimal-places="2" loext:min-decimal-places="2" number:min-integer-digits="1" number:grouping="true"/>
      <style:map style:condition="value()&gt;=0" style:apply-style-name="N138P0"/>
    </number:number-style>
    <number:number-style style:name="N142P0" style:volatile="true">
      <loext:fill-character> </loext:fill-character>
      <number:number number:decimal-places="0" loext:min-decimal-places="0" number:min-integer-digits="1" number:grouping="true"/>
      <number:text> </number:text>
    </number:number-style>
    <number:number-style style:name="N142P1" style:volatile="true">
      <loext:fill-character> </loext:fill-character>
      <number:text>-</number:text>
      <number:number number:decimal-places="0" loext:min-decimal-places="0" number:min-integer-digits="1" number:grouping="true"/>
      <number:text> </number:text>
    </number:number-style>
    <number:number-style style:name="N142P2" style:volatile="true">
      <loext:fill-character> </loext:fill-character>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fill-character> </loext:fill-character>
      <number:number number:decimal-places="2" loext:min-decimal-places="2" number:min-integer-digits="1" number:grouping="true"/>
      <number:text> </number:text>
    </number:number-style>
    <number:number-style style:name="N146P1" style:volatile="true">
      <loext:fill-character> </loext:fill-character>
      <number:text>-</number:text>
      <number:number number:decimal-places="2" loext:min-decimal-places="2" number:min-integer-digits="1" number:grouping="true"/>
      <number:text> </number:text>
    </number:number-style>
    <number:number-style style:name="N146P2" style:volatile="true">
      <loext:fill-character> </loext:fill-character>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loext:min-decimal-places="1" number:min-integer-digits="1" number:min-exponent-digits="1" loext:exponent-interval="1" loext:forced-exponent-sign="true"/>
    </number:number-style>
    <number:number-style style:name="N151">
      <number:scientific-number number:decimal-places="1" loext:min-decimal-places="1" number:min-integer-digits="3" number:min-exponent-digits="1" loext:exponent-interval="3" loext:forced-exponent-sign="true"/>
    </number:number-style>
    <number:date-style style:name="N152">
      <number:year number:style="long"/>
      <number:text>年</number:text>
      <number:month number:style="long"/>
      <number:text>月</number:text>
    </number:date-style>
    <number:date-style style:name="N153">
      <number:year number:style="long"/>
      <number:text>年</number:text>
      <number:month number:style="long"/>
      <number:text>月</number:text>
      <number:day number:style="long"/>
      <number:text>日</number:text>
    </number:date-style>
    <number:number-style style:name="N154">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2.01pt"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scale-to="100%"/>
      <style:header-style>
        <style:header-footer-properties fo:margin-left="0pt" fo:margin-right="0pt" fo:margin-bottom="7.09pt"/>
      </style:header-style>
      <style:footer-style>
        <style:header-footer-properties fo:margin-left="0pt" fo:margin-right="0pt" fo:margin-top="7.09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6.69pt" fo:margin-bottom="56.69pt" fo:margin-left="56.69pt" fo:margin-right="56.69pt" style:first-page-number="continue" style:writing-mode="lr-tb"/>
      <style:header-style>
        <style:header-footer-properties fo:min-height="21.26pt" fo:margin-left="0pt" fo:margin-right="0pt" fo:margin-bottom="7pt"/>
      </style:header-style>
      <style:footer-style>
        <style:header-footer-properties fo:min-height="21.26pt" fo:margin-left="0pt" fo:margin-right="0pt" fo:margin-top="7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2">00/00/0000</text:date>, <text:time style:data-style-name="N2" text:time-value="11:20:41.864308766">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3-12T11:20:59.257162068</dc:date>
    <meta:editing-duration>P10DT9H58M18S</meta:editing-duration>
    <meta:editing-cycles>986</meta:editing-cycles>
    <meta:document-statistic meta:table-count="5" meta:cell-count="10387" meta:object-count="0"/>
  </office:meta>
</office:document-meta>
</file>